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19" style:family="table-column">
      <style:table-column-properties fo:break-before="auto" style:column-width="2.7083in"/>
    </style:style>
    <style:style style:name="co20" style:family="table-column">
      <style:table-column-properties fo:break-before="auto" style:column-width="2.5417in"/>
    </style:style>
    <style:style style:name="co21" style:family="table-column">
      <style:table-column-properties fo:break-before="auto" style:column-width="1.8957in"/>
    </style:style>
    <style:style style:name="co22" style:family="table-column">
      <style:table-column-properties fo:break-before="auto" style:column-width="2.6457in"/>
    </style:style>
    <style:style style:name="co9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2.0417in"/>
    </style:style>
    <style:style style:name="co15" style:family="table-column">
      <style:table-column-properties fo:break-before="auto" style:column-width="4.5in"/>
    </style:style>
    <style:style style:name="co16" style:family="table-column">
      <style:table-column-properties fo:break-before="auto" style:column-width="5.5937in"/>
    </style:style>
    <style:style style:name="co17" style:family="table-column">
      <style:table-column-properties fo:break-before="auto" style:column-width="4.6252in"/>
    </style:style>
    <style:style style:name="co11" style:family="table-column">
      <style:table-column-properties fo:break-before="auto" style:column-width="1.8543in"/>
    </style:style>
    <style:style style:name="co12" style:family="table-column">
      <style:table-column-properties fo:break-before="auto" style:column-width="2.3437in"/>
    </style:style>
    <style:style style:name="co13" style:family="table-column">
      <style:table-column-properties fo:break-before="auto" style:column-width="1.3126in"/>
    </style:style>
    <style:style style:name="co18" style:family="table-column">
      <style:table-column-properties fo:break-before="auto" style:column-width="2.3646in"/>
    </style:style>
    <style:style style:name="co23" style:family="table-column">
      <style:table-column-properties fo:break-before="auto" style:column-width="1.8854in"/>
    </style:style>
    <style:style style:name="co24" style:family="table-column">
      <style:table-column-properties fo:break-before="auto" style:column-width="1.6874in"/>
    </style:style>
    <style:style style:name="co25" style:family="table-column">
      <style:table-column-properties fo:break-before="auto" style:column-width="1.6665in"/>
    </style:style>
    <style:style style:name="co26" style:family="table-column">
      <style:table-column-properties fo:break-before="auto" style:column-width="2.3126in"/>
    </style:style>
    <style:style style:name="ro5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08in" fo:break-before="auto" style:use-optimal-row-height="true"/>
    </style:style>
    <style:style style:name="ro8" style:family="table-row">
      <style:table-row-properties style:row-height="0.4346in" fo:break-before="auto" style:use-optimal-row-height="true"/>
    </style:style>
    <style:style style:name="ta3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5" style:family="table-cell" style:parent-style-name="Default" style:data-style-name="N129">
      <style:table-cell-properties style:text-align-source="fix" style:repeat-content="false" style:vertical-align="automatic"/>
      <style:paragraph-properties fo:text-align="center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</style:style>
    <style:style style:name="ce36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2.01pt solid #000000" fo:border-top="2.01pt solid #000000" style:vertical-align="automatic"/>
      <style:paragraph-properties fo:text-align="center"/>
    </style:style>
    <style:style style:name="ce38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2.01pt solid #000000" fo:border-top="2.01pt solid #000000" style:vertical-align="top"/>
      <style:paragraph-properties fo:text-align="center"/>
    </style:style>
    <style:style style:name="ce40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/>
    </style:style>
    <style:style style:name="ce41" style:family="table-cell" style:parent-style-name="Default" style:data-style-name="N0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ce10" style:family="table-cell" style:parent-style-name="Default" style:data-style-name="N0">
      <style:table-cell-properties style:text-align-source="fix" style:repeat-content="false" fo:wrap-option="wrap" fo:border="2.01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131">
      <style:table-cell-properties style:text-align-source="fix" style:repeat-content="false" fo:wrap-option="wrap" fo:border="2.01pt solid #000000" style:vertical-align="automatic"/>
      <style:paragraph-properties fo:text-align="center"/>
    </style:style>
    <style:style style:name="ce17" style:family="table-cell" style:parent-style-name="Default" style:data-style-name="N131">
      <style:table-cell-properties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131">
      <style:table-cell-properties fo:border-bottom="2.01pt solid #000000" style:text-align-source="fix" style:repeat-content="false" fo:wrap-option="wrap" fo:border-left="none" fo:border-right="2.01pt solid #000000" fo:border-top="2.01pt solid #000000" style:vertical-align="automatic"/>
      <style:paragraph-properties fo:text-align="center"/>
    </style:style>
    <style:style style:name="ce11" style:family="table-cell" style:parent-style-name="Default" style:data-style-name="N133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2.01pt solid #000000" fo:border-top="2.01pt solid #000000" style:vertical-align="automatic"/>
      <style:paragraph-properties fo:text-align="center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10114"/>
    <style:style style:name="ce29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</style:style>
    <style:style style:name="ce30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2.01pt solid #000000" fo:border-top="2.01pt solid #000000" style:vertical-align="automatic"/>
      <style:paragraph-properties fo:text-align="center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7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2.01pt solid #000000" fo:border-top="2.01pt solid #000000" style:vertical-align="top"/>
      <style:paragraph-properties fo:text-align="center"/>
    </style:style>
    <style:style style:name="ce39" style:family="table-cell" style:parent-style-name="Default" style:data-style-name="N129">
      <style:table-cell-properties style:text-align-source="fix" style:repeat-content="false" style:vertical-align="automatic"/>
      <style:paragraph-properties fo:text-align="center"/>
    </style:style>
    <style:style style:name="ce42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/>
    </style:style>
    <style:style style:name="ce43" style:family="table-cell" style:parent-style-name="Default" style:data-style-name="N0">
      <style:text-properties style:font-name="Times New Roman" fo:font-size="14pt" style:font-name-asian="Times New Roman1" style:font-size-asian="14pt" style:font-name-complex="Times New Roman1" style:font-size-complex="14p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Аренда" table:style-name="ta3">
        <table:table-column table:style-name="co11" table:default-cell-style-name="ce13"/>
        <table:table-column table:style-name="co12" table:default-cell-style-name="ce17"/>
        <table:table-column table:style-name="co13" table:default-cell-style-name="ce17"/>
        <table:table-column table:style-name="co18" table:default-cell-style-name="ce17"/>
        <table:table-column table:style-name="co23" table:default-cell-style-name="ce32"/>
        <table:table-column table:style-name="co24" table:default-cell-style-name="ce13"/>
        <table:table-column table:style-name="co25" table:default-cell-style-name="ce13"/>
        <table:table-column table:style-name="co26" table:default-cell-style-name="ce32"/>
        <table:table-column table:style-name="co9" table:number-columns-repeated="16376" table:default-cell-style-name="ce32"/>
        <table:table-row table:style-name="ro8">
          <table:table-cell table:style-name="ce10" office:value-type="string" calcext:value-type="string">
            <text:p>ID операции</text:p>
          </table:table-cell>
          <table:table-cell table:style-name="ce16" office:value-type="string" calcext:value-type="string">
            <text:p>Дата аренды</text:p>
          </table:table-cell>
          <table:table-cell table:style-name="ce18" office:value-type="string" calcext:value-type="string">
            <text:p>Начало аренды</text:p>
          </table:table-cell>
          <table:table-cell table:style-name="ce18" office:value-type="string" calcext:value-type="string">
            <text:p>Продолжительность аренды, минуты</text:p>
          </table:table-cell>
          <table:table-cell table:style-name="ce21" office:value-type="string" calcext:value-type="string">
            <text:p>ID электросамоката</text:p>
          </table:table-cell>
          <table:table-cell table:style-name="ce21" office:value-type="string" calcext:value-type="string">
            <text:p>ID клиента</text:p>
          </table:table-cell>
          <table:table-cell table:style-name="ce21" office:value-type="string" calcext:value-type="string">
            <text:p>Сумма аренды руб.</text:p>
          </table:table-cell>
          <table:table-cell table:number-columns-repeated="16377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06H11M35S" calcext:value-type="time">
            <text:p>6:11:35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273" calcext:value-type="float">
            <text:p>273</text:p>
          </table:table-cell>
          <table:table-cell table:style-name="ce2"/>
          <table:table-cell table:number-columns-repeated="16376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06H24M48S" calcext:value-type="time">
            <text:p>6:24:48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07H01M22S" calcext:value-type="time">
            <text:p>7:01:22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94" calcext:value-type="float">
            <text:p>39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07H14M24S" calcext:value-type="time">
            <text:p>7:14:24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64" calcext:value-type="float">
            <text:p>264</text:p>
          </table:table-cell>
          <table:table-cell table:number-columns-repeated="16377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07H46M14S" calcext:value-type="time">
            <text:p>7:46:14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table:number-columns-repeated="16377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08H23M58S" calcext:value-type="time">
            <text:p>8:23:58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table:number-columns-repeated="16377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08H28M07S" calcext:value-type="time">
            <text:p>8:28:07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265" calcext:value-type="float">
            <text:p>2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08H41M11S" calcext:value-type="time">
            <text:p>8:41:11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537" calcext:value-type="float">
            <text:p>537</text:p>
          </table:table-cell>
          <table:table-cell table:number-columns-repeated="16377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0H25M06S" calcext:value-type="time">
            <text:p>10:25:06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0H30M06S" calcext:value-type="time">
            <text:p>10:30:06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0H38M05S" calcext:value-type="time">
            <text:p>10:38:05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157" calcext:value-type="float">
            <text:p>1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1H05M32S" calcext:value-type="time">
            <text:p>11:05:32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279" calcext:value-type="float">
            <text:p>27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1H16M10S" calcext:value-type="time">
            <text:p>11:16:10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262" calcext:value-type="float">
            <text:p>26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1H44M29S" calcext:value-type="time">
            <text:p>11:44:29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486" calcext:value-type="float">
            <text:p>486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1H45M19S" calcext:value-type="time">
            <text:p>11:45:19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488" calcext:value-type="float">
            <text:p>48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3H04M41S" calcext:value-type="time">
            <text:p>13:04:41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307" calcext:value-type="float">
            <text:p>30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3H09M54S" calcext:value-type="time">
            <text:p>13:09:54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471" calcext:value-type="float">
            <text:p>471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3H28M11S" calcext:value-type="time">
            <text:p>13:28:11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67" calcext:value-type="float">
            <text:p>36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3H42M23S" calcext:value-type="time">
            <text:p>13:42:23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35" calcext:value-type="float">
            <text:p>3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3H43M00S" calcext:value-type="time">
            <text:p>13:43:00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3H48M44S" calcext:value-type="time">
            <text:p>13:48:44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4H16M57S" calcext:value-type="time">
            <text:p>14:16:57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348" calcext:value-type="float">
            <text:p>34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4H18M36S" calcext:value-type="time">
            <text:p>14:18:36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174" calcext:value-type="float">
            <text:p>17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4H40M25S" calcext:value-type="time">
            <text:p>14:40:25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4H40M52S" calcext:value-type="time">
            <text:p>14:40:52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5H05M46S" calcext:value-type="time">
            <text:p>15:05:46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459" calcext:value-type="float">
            <text:p>459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5H12M15S" calcext:value-type="time">
            <text:p>15:12:15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5H20M16S" calcext:value-type="time">
            <text:p>15:20:16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440" calcext:value-type="float">
            <text:p>4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5H33M37S" calcext:value-type="time">
            <text:p>15:33:37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407" calcext:value-type="float">
            <text:p>40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5H36M25S" calcext:value-type="time">
            <text:p>15:36:25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7H19M55S" calcext:value-type="time">
            <text:p>17:19:55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292" calcext:value-type="float">
            <text:p>29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7H19M57S" calcext:value-type="time">
            <text:p>17:19:57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219" calcext:value-type="float">
            <text:p>21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7H35M04S" calcext:value-type="time">
            <text:p>17:35:04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402" calcext:value-type="float">
            <text:p>40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7H36M14S" calcext:value-type="time">
            <text:p>17:36:14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43" calcext:value-type="float">
            <text:p>243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7H47M54S" calcext:value-type="time">
            <text:p>17:47:54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7H55M55S" calcext:value-type="time">
            <text:p>17:55:55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8H01M06S" calcext:value-type="time">
            <text:p>18:01:06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8H43M17S" calcext:value-type="time">
            <text:p>18:43:17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8H44M09S" calcext:value-type="time">
            <text:p>18:44:09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8H57M43S" calcext:value-type="time">
            <text:p>18:57:43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338" calcext:value-type="float">
            <text:p>3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8H59M19S" calcext:value-type="time">
            <text:p>18:59:19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263" calcext:value-type="float">
            <text:p>263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9H20M42S" calcext:value-type="time">
            <text:p>19:20:42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9H26M29S" calcext:value-type="time">
            <text:p>19:26:29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415" calcext:value-type="float">
            <text:p>4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9H51M04S" calcext:value-type="time">
            <text:p>19:51:04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19H51M21S" calcext:value-type="time">
            <text:p>19:51:21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1H06M00S" calcext:value-type="time">
            <text:p>21:06:00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1H09M19S" calcext:value-type="time">
            <text:p>21:09:19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1H09M35S" calcext:value-type="time">
            <text:p>21:09:35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1H14M06S" calcext:value-type="time">
            <text:p>21:14:06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1H19M44S" calcext:value-type="time">
            <text:p>21:19:44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312" calcext:value-type="float">
            <text:p>312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1H34M14S" calcext:value-type="time">
            <text:p>21:34:14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1H36M58S" calcext:value-type="time">
            <text:p>21:36:58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1H43M30S" calcext:value-type="time">
            <text:p>21:43:30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1H55M03S" calcext:value-type="time">
            <text:p>21:55:03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2H03M30S" calcext:value-type="time">
            <text:p>22:03:30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279" calcext:value-type="float">
            <text:p>27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2H04M56S" calcext:value-type="time">
            <text:p>22:04:56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2H14M36S" calcext:value-type="time">
            <text:p>22:14:36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2H18M45S" calcext:value-type="time">
            <text:p>22:18:45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276" calcext:value-type="float">
            <text:p>276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2H32M15S" calcext:value-type="time">
            <text:p>22:32:15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office:value-type="date" office:date-value="2025-06-01" calcext:value-type="date">
            <text:p>01.06.25</text:p>
          </table:table-cell>
          <table:table-cell table:style-name="ce11" office:value-type="time" office:time-value="PT22H51M42S" calcext:value-type="time">
            <text:p>22:51:42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01" calcext:value-type="float">
            <text:p>301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06H06M36S" calcext:value-type="time">
            <text:p>6:06:36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507" calcext:value-type="float">
            <text:p>50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06H30M09S" calcext:value-type="time">
            <text:p>6:30:09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590" calcext:value-type="float">
            <text:p>5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06H48M47S" calcext:value-type="time">
            <text:p>6:48:47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06H52M09S" calcext:value-type="time">
            <text:p>6:52:09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286" calcext:value-type="float">
            <text:p>286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" calcext:value-type="float">
            <text:p>65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06H58M59S" calcext:value-type="time">
            <text:p>6:58:59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451" calcext:value-type="float">
            <text:p>451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" calcext:value-type="float">
            <text:p>66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08H09M13S" calcext:value-type="time">
            <text:p>8:09:13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" calcext:value-type="float">
            <text:p>67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08H30M32S" calcext:value-type="time">
            <text:p>8:30:32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419" calcext:value-type="float">
            <text:p>419</text:p>
          </table:table-cell>
          <table:table-cell table:number-columns-repeated="1637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09H00M21S" calcext:value-type="time">
            <text:p>9:00:21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" calcext:value-type="float">
            <text:p>69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09H08M06S" calcext:value-type="time">
            <text:p>9:08:06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" calcext:value-type="float">
            <text:p>70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09H59M40S" calcext:value-type="time">
            <text:p>9:59:40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" calcext:value-type="float">
            <text:p>71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0H04M15S" calcext:value-type="time">
            <text:p>10:04:15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" calcext:value-type="float">
            <text:p>72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0H34M56S" calcext:value-type="time">
            <text:p>10:34:56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443" calcext:value-type="float">
            <text:p>443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0H56M55S" calcext:value-type="time">
            <text:p>10:56:55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" calcext:value-type="float">
            <text:p>74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1H01M21S" calcext:value-type="time">
            <text:p>11:01:21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594" calcext:value-type="float">
            <text:p>594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" calcext:value-type="float">
            <text:p>75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1H08M50S" calcext:value-type="time">
            <text:p>11:08:50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71" calcext:value-type="float">
            <text:p>271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" calcext:value-type="float">
            <text:p>76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3H15M04S" calcext:value-type="time">
            <text:p>13:15:04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396" calcext:value-type="float">
            <text:p>396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" calcext:value-type="float">
            <text:p>77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3H35M51S" calcext:value-type="time">
            <text:p>13:35:51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" calcext:value-type="float">
            <text:p>78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3H41M40S" calcext:value-type="time">
            <text:p>13:41:40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" calcext:value-type="float">
            <text:p>79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4H11M09S" calcext:value-type="time">
            <text:p>14:11:09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308" calcext:value-type="float">
            <text:p>30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" calcext:value-type="float">
            <text:p>80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4H13M16S" calcext:value-type="time">
            <text:p>14:13:16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" calcext:value-type="float">
            <text:p>81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4H18M24S" calcext:value-type="time">
            <text:p>14:18:24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99" calcext:value-type="float">
            <text:p>199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" calcext:value-type="float">
            <text:p>82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4H21M19S" calcext:value-type="time">
            <text:p>14:21:19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236" calcext:value-type="float">
            <text:p>236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" calcext:value-type="float">
            <text:p>83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4H37M45S" calcext:value-type="time">
            <text:p>14:37:45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303" calcext:value-type="float">
            <text:p>303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" calcext:value-type="float">
            <text:p>84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4H56M37S" calcext:value-type="time">
            <text:p>14:56:37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" calcext:value-type="float">
            <text:p>85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5H05M30S" calcext:value-type="time">
            <text:p>15:05:30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" calcext:value-type="float">
            <text:p>86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5H16M07S" calcext:value-type="time">
            <text:p>15:16:07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" calcext:value-type="float">
            <text:p>87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5H25M44S" calcext:value-type="time">
            <text:p>15:25:44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193" calcext:value-type="float">
            <text:p>193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" calcext:value-type="float">
            <text:p>88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5H31M27S" calcext:value-type="time">
            <text:p>15:31:27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" calcext:value-type="float">
            <text:p>89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5H44M31S" calcext:value-type="time">
            <text:p>15:44:31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163" calcext:value-type="float">
            <text:p>163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" calcext:value-type="float">
            <text:p>90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5H46M33S" calcext:value-type="time">
            <text:p>15:46:33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" calcext:value-type="float">
            <text:p>91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7H04M24S" calcext:value-type="time">
            <text:p>17:04:24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206" calcext:value-type="float">
            <text:p>206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" calcext:value-type="float">
            <text:p>92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7H31M46S" calcext:value-type="time">
            <text:p>17:31:46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" calcext:value-type="float">
            <text:p>93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7H37M59S" calcext:value-type="time">
            <text:p>17:37:59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389" calcext:value-type="float">
            <text:p>389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" calcext:value-type="float">
            <text:p>94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7H40M38S" calcext:value-type="time">
            <text:p>17:40:38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409" calcext:value-type="float">
            <text:p>409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" calcext:value-type="float">
            <text:p>95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7H47M37S" calcext:value-type="time">
            <text:p>17:47:37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" calcext:value-type="float">
            <text:p>96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7H58M32S" calcext:value-type="time">
            <text:p>17:58:32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522" calcext:value-type="float">
            <text:p>522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" calcext:value-type="float">
            <text:p>97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8H15M41S" calcext:value-type="time">
            <text:p>18:15:41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392" calcext:value-type="float">
            <text:p>392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" calcext:value-type="float">
            <text:p>98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8H20M18S" calcext:value-type="time">
            <text:p>18:20:18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" calcext:value-type="float">
            <text:p>99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8H32M10S" calcext:value-type="time">
            <text:p>18:32:10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499" calcext:value-type="float">
            <text:p>49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" calcext:value-type="float">
            <text:p>100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8H38M35S" calcext:value-type="time">
            <text:p>18:38:35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86" calcext:value-type="float">
            <text:p>386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" calcext:value-type="float">
            <text:p>101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8H56M46S" calcext:value-type="time">
            <text:p>18:56:46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31" calcext:value-type="float">
            <text:p>231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" calcext:value-type="float">
            <text:p>102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9H06M06S" calcext:value-type="time">
            <text:p>19:06:06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94" calcext:value-type="float">
            <text:p>39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" calcext:value-type="float">
            <text:p>103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9H24M13S" calcext:value-type="time">
            <text:p>19:24:13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381" calcext:value-type="float">
            <text:p>381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" calcext:value-type="float">
            <text:p>104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9H25M50S" calcext:value-type="time">
            <text:p>19:25:50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" calcext:value-type="float">
            <text:p>105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19H47M46S" calcext:value-type="time">
            <text:p>19:47:46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" calcext:value-type="float">
            <text:p>106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1H00M24S" calcext:value-type="time">
            <text:p>21:00:24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" calcext:value-type="float">
            <text:p>107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1H22M21S" calcext:value-type="time">
            <text:p>21:22:21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" calcext:value-type="float">
            <text:p>108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1H26M13S" calcext:value-type="time">
            <text:p>21:26:13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" calcext:value-type="float">
            <text:p>109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1H34M41S" calcext:value-type="time">
            <text:p>21:34:41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275" calcext:value-type="float">
            <text:p>2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" calcext:value-type="float">
            <text:p>110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1H41M36S" calcext:value-type="time">
            <text:p>21:41:36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" calcext:value-type="float">
            <text:p>111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1H44M12S" calcext:value-type="time">
            <text:p>21:44:12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567" calcext:value-type="float">
            <text:p>56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" calcext:value-type="float">
            <text:p>112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1H48M25S" calcext:value-type="time">
            <text:p>21:48:25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151" calcext:value-type="float">
            <text:p>151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" calcext:value-type="float">
            <text:p>113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1H53M14S" calcext:value-type="time">
            <text:p>21:53:14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" calcext:value-type="float">
            <text:p>114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1H54M01S" calcext:value-type="time">
            <text:p>21:54:01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" calcext:value-type="float">
            <text:p>115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2H01M41S" calcext:value-type="time">
            <text:p>22:01:41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22" calcext:value-type="float">
            <text:p>32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" calcext:value-type="float">
            <text:p>116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2H15M30S" calcext:value-type="time">
            <text:p>22:15:30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" calcext:value-type="float">
            <text:p>117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2H24M33S" calcext:value-type="time">
            <text:p>22:24:33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515" calcext:value-type="float">
            <text:p>5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" calcext:value-type="float">
            <text:p>118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2H40M59S" calcext:value-type="time">
            <text:p>22:40:59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" calcext:value-type="float">
            <text:p>119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2H41M59S" calcext:value-type="time">
            <text:p>22:41:59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" calcext:value-type="float">
            <text:p>120</text:p>
          </table:table-cell>
          <table:table-cell office:value-type="date" office:date-value="2025-06-02" calcext:value-type="date">
            <text:p>02.06.25</text:p>
          </table:table-cell>
          <table:table-cell table:style-name="ce11" office:value-type="time" office:time-value="PT22H42M38S" calcext:value-type="time">
            <text:p>22:42:38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" calcext:value-type="float">
            <text:p>121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06H13M13S" calcext:value-type="time">
            <text:p>6:13:13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436" calcext:value-type="float">
            <text:p>436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" calcext:value-type="float">
            <text:p>122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06H23M54S" calcext:value-type="time">
            <text:p>6:23:54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292" calcext:value-type="float">
            <text:p>29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" calcext:value-type="float">
            <text:p>123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06H54M31S" calcext:value-type="time">
            <text:p>6:54:31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483" calcext:value-type="float">
            <text:p>483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" calcext:value-type="float">
            <text:p>124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07H43M24S" calcext:value-type="time">
            <text:p>7:43:24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347" calcext:value-type="float">
            <text:p>3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" calcext:value-type="float">
            <text:p>125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07H47M05S" calcext:value-type="time">
            <text:p>7:47:05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" calcext:value-type="float">
            <text:p>126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08H01M23S" calcext:value-type="time">
            <text:p>8:01:23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323" calcext:value-type="float">
            <text:p>323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" calcext:value-type="float">
            <text:p>127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08H20M25S" calcext:value-type="time">
            <text:p>8:20:25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261" calcext:value-type="float">
            <text:p>261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" calcext:value-type="float">
            <text:p>128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08H58M26S" calcext:value-type="time">
            <text:p>8:58:26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" calcext:value-type="float">
            <text:p>129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09H00M24S" calcext:value-type="time">
            <text:p>9:00:24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424" calcext:value-type="float">
            <text:p>42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" calcext:value-type="float">
            <text:p>130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09H15M46S" calcext:value-type="time">
            <text:p>9:15:46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" calcext:value-type="float">
            <text:p>131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0H16M15S" calcext:value-type="time">
            <text:p>10:16:15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" calcext:value-type="float">
            <text:p>132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0H40M39S" calcext:value-type="time">
            <text:p>10:40:39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" calcext:value-type="float">
            <text:p>133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1H35M06S" calcext:value-type="time">
            <text:p>11:35:06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" calcext:value-type="float">
            <text:p>134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1H45M48S" calcext:value-type="time">
            <text:p>11:45:48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132" calcext:value-type="float">
            <text:p>13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" calcext:value-type="float">
            <text:p>135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1H45M50S" calcext:value-type="time">
            <text:p>11:45:50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" calcext:value-type="float">
            <text:p>136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3H47M25S" calcext:value-type="time">
            <text:p>13:47:25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" calcext:value-type="float">
            <text:p>137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3H49M18S" calcext:value-type="time">
            <text:p>13:49:18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437" calcext:value-type="float">
            <text:p>43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" calcext:value-type="float">
            <text:p>138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3H53M26S" calcext:value-type="time">
            <text:p>13:53:26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352" calcext:value-type="float">
            <text:p>3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" calcext:value-type="float">
            <text:p>139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4H07M10S" calcext:value-type="time">
            <text:p>14:07:10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62" calcext:value-type="float">
            <text:p>26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" calcext:value-type="float">
            <text:p>140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4H16M30S" calcext:value-type="time">
            <text:p>14:16:30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93" calcext:value-type="float">
            <text:p>393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" calcext:value-type="float">
            <text:p>141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4H29M35S" calcext:value-type="time">
            <text:p>14:29:35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" calcext:value-type="float">
            <text:p>142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4H33M45S" calcext:value-type="time">
            <text:p>14:33:45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" calcext:value-type="float">
            <text:p>143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4H38M23S" calcext:value-type="time">
            <text:p>14:38:23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308" calcext:value-type="float">
            <text:p>30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" calcext:value-type="float">
            <text:p>144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4H40M45S" calcext:value-type="time">
            <text:p>14:40:45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" calcext:value-type="float">
            <text:p>145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4H55M30S" calcext:value-type="time">
            <text:p>14:55:30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383" calcext:value-type="float">
            <text:p>383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" calcext:value-type="float">
            <text:p>146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5H24M51S" calcext:value-type="time">
            <text:p>15:24:51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" calcext:value-type="float">
            <text:p>147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5H29M13S" calcext:value-type="time">
            <text:p>15:29:13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54" calcext:value-type="float">
            <text:p>25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" calcext:value-type="float">
            <text:p>148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5H33M59S" calcext:value-type="time">
            <text:p>15:33:59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" calcext:value-type="float">
            <text:p>149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5H47M11S" calcext:value-type="time">
            <text:p>15:47:11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482" calcext:value-type="float">
            <text:p>48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" calcext:value-type="float">
            <text:p>150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5H54M42S" calcext:value-type="time">
            <text:p>15:54:42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" calcext:value-type="float">
            <text:p>151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7H03M35S" calcext:value-type="time">
            <text:p>17:03:35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441" calcext:value-type="float">
            <text:p>441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" calcext:value-type="float">
            <text:p>152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7H04M59S" calcext:value-type="time">
            <text:p>17:04:59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" calcext:value-type="float">
            <text:p>153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7H11M49S" calcext:value-type="time">
            <text:p>17:11:49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" calcext:value-type="float">
            <text:p>154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7H35M27S" calcext:value-type="time">
            <text:p>17:35:27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" calcext:value-type="float">
            <text:p>155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7H38M49S" calcext:value-type="time">
            <text:p>17:38:49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" calcext:value-type="float">
            <text:p>156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7H52M44S" calcext:value-type="time">
            <text:p>17:52:44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377" calcext:value-type="float">
            <text:p>37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" calcext:value-type="float">
            <text:p>157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8H09M21S" calcext:value-type="time">
            <text:p>18:09:21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311" calcext:value-type="float">
            <text:p>311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" calcext:value-type="float">
            <text:p>158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8H10M47S" calcext:value-type="time">
            <text:p>18:10:47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410" calcext:value-type="float">
            <text:p>41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" calcext:value-type="float">
            <text:p>159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8H37M00S" calcext:value-type="time">
            <text:p>18:37:00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" calcext:value-type="float">
            <text:p>160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9H12M29S" calcext:value-type="time">
            <text:p>19:12:29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279" calcext:value-type="float">
            <text:p>27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" calcext:value-type="float">
            <text:p>161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9H17M52S" calcext:value-type="time">
            <text:p>19:17:52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" calcext:value-type="float">
            <text:p>162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9H24M32S" calcext:value-type="time">
            <text:p>19:24:32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515" calcext:value-type="float">
            <text:p>5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" calcext:value-type="float">
            <text:p>163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9H27M06S" calcext:value-type="time">
            <text:p>19:27:06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427" calcext:value-type="float">
            <text:p>42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" calcext:value-type="float">
            <text:p>164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9H49M43S" calcext:value-type="time">
            <text:p>19:49:43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334" calcext:value-type="float">
            <text:p>33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" calcext:value-type="float">
            <text:p>165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19H49M47S" calcext:value-type="time">
            <text:p>19:49:47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15" calcext:value-type="float">
            <text:p>2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" calcext:value-type="float">
            <text:p>166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1H00M30S" calcext:value-type="time">
            <text:p>21:00:30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97" calcext:value-type="float">
            <text:p>29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" calcext:value-type="float">
            <text:p>167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1H07M03S" calcext:value-type="time">
            <text:p>21:07:03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" calcext:value-type="float">
            <text:p>168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1H07M29S" calcext:value-type="time">
            <text:p>21:07:29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158" calcext:value-type="float">
            <text:p>15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" calcext:value-type="float">
            <text:p>169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1H18M22S" calcext:value-type="time">
            <text:p>21:18:22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" calcext:value-type="float">
            <text:p>170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1H28M28S" calcext:value-type="time">
            <text:p>21:28:28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" calcext:value-type="float">
            <text:p>171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2H02M50S" calcext:value-type="time">
            <text:p>22:02:50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" calcext:value-type="float">
            <text:p>172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2H03M23S" calcext:value-type="time">
            <text:p>22:03:23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291" calcext:value-type="float">
            <text:p>291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" calcext:value-type="float">
            <text:p>173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2H22M35S" calcext:value-type="time">
            <text:p>22:22:35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571" calcext:value-type="float">
            <text:p>571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" calcext:value-type="float">
            <text:p>174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2H39M49S" calcext:value-type="time">
            <text:p>22:39:49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" calcext:value-type="float">
            <text:p>175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2H47M28S" calcext:value-type="time">
            <text:p>22:47:28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448" calcext:value-type="float">
            <text:p>44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" calcext:value-type="float">
            <text:p>176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2H47M53S" calcext:value-type="time">
            <text:p>22:47:53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454" calcext:value-type="float">
            <text:p>45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" calcext:value-type="float">
            <text:p>177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2H47M55S" calcext:value-type="time">
            <text:p>22:47:55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" calcext:value-type="float">
            <text:p>178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2H48M42S" calcext:value-type="time">
            <text:p>22:48:42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" calcext:value-type="float">
            <text:p>179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2H51M42S" calcext:value-type="time">
            <text:p>22:51:42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438" calcext:value-type="float">
            <text:p>4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" calcext:value-type="float">
            <text:p>180</text:p>
          </table:table-cell>
          <table:table-cell office:value-type="date" office:date-value="2025-06-03" calcext:value-type="date">
            <text:p>03.06.25</text:p>
          </table:table-cell>
          <table:table-cell table:style-name="ce11" office:value-type="time" office:time-value="PT22H55M50S" calcext:value-type="time">
            <text:p>22:55:50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" calcext:value-type="float">
            <text:p>181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6H04M36S" calcext:value-type="time">
            <text:p>6:04:36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" calcext:value-type="float">
            <text:p>182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6H07M16S" calcext:value-type="time">
            <text:p>6:07:16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" calcext:value-type="float">
            <text:p>183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6H11M55S" calcext:value-type="time">
            <text:p>6:11:55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239" calcext:value-type="float">
            <text:p>23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" calcext:value-type="float">
            <text:p>184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6H19M06S" calcext:value-type="time">
            <text:p>6:19:06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" calcext:value-type="float">
            <text:p>185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6H21M00S" calcext:value-type="time">
            <text:p>6:21:00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472" calcext:value-type="float">
            <text:p>47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" calcext:value-type="float">
            <text:p>186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6H21M59S" calcext:value-type="time">
            <text:p>6:21:59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348" calcext:value-type="float">
            <text:p>34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" calcext:value-type="float">
            <text:p>187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6H33M43S" calcext:value-type="time">
            <text:p>6:33:43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" calcext:value-type="float">
            <text:p>188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6H47M44S" calcext:value-type="time">
            <text:p>6:47:44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378" calcext:value-type="float">
            <text:p>37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" calcext:value-type="float">
            <text:p>189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6H56M54S" calcext:value-type="time">
            <text:p>6:56:54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477" calcext:value-type="float">
            <text:p>47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" calcext:value-type="float">
            <text:p>190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7H28M06S" calcext:value-type="time">
            <text:p>7:28:06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" calcext:value-type="float">
            <text:p>191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8H13M35S" calcext:value-type="time">
            <text:p>8:13:35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" calcext:value-type="float">
            <text:p>192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8H44M11S" calcext:value-type="time">
            <text:p>8:44:11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" calcext:value-type="float">
            <text:p>193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9H14M48S" calcext:value-type="time">
            <text:p>9:14:48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378" calcext:value-type="float">
            <text:p>37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" calcext:value-type="float">
            <text:p>194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09H39M37S" calcext:value-type="time">
            <text:p>9:39:37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" calcext:value-type="float">
            <text:p>195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0H02M57S" calcext:value-type="time">
            <text:p>10:02:57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409" calcext:value-type="float">
            <text:p>40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" calcext:value-type="float">
            <text:p>196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3H07M30S" calcext:value-type="time">
            <text:p>13:07:30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" calcext:value-type="float">
            <text:p>197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3H37M07S" calcext:value-type="time">
            <text:p>13:37:07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547" calcext:value-type="float">
            <text:p>5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" calcext:value-type="float">
            <text:p>198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3H52M26S" calcext:value-type="time">
            <text:p>13:52:26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87" calcext:value-type="float">
            <text:p>38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" calcext:value-type="float">
            <text:p>199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3H59M57S" calcext:value-type="time">
            <text:p>13:59:57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309" calcext:value-type="float">
            <text:p>309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" calcext:value-type="float">
            <text:p>200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4H13M27S" calcext:value-type="time">
            <text:p>14:13:27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table:number-columns-repeated="16377"/>
        </table:table-row>
        <table:table-row table:style-name="ro6" table:visibility="filter">
          <table:table-cell office:value-type="float" office:value="201" calcext:value-type="float">
            <text:p>201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4H20M16S" calcext:value-type="time">
            <text:p>14:20:16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table:number-columns-repeated="16377"/>
        </table:table-row>
        <table:table-row table:style-name="ro6" table:visibility="filter">
          <table:table-cell office:value-type="float" office:value="202" calcext:value-type="float">
            <text:p>202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4H21M39S" calcext:value-type="time">
            <text:p>14:21:39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199" calcext:value-type="float">
            <text:p>199</text:p>
          </table:table-cell>
          <table:table-cell table:number-columns-repeated="16377"/>
        </table:table-row>
        <table:table-row table:style-name="ro6" table:visibility="filter">
          <table:table-cell office:value-type="float" office:value="203" calcext:value-type="float">
            <text:p>203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4H22M55S" calcext:value-type="time">
            <text:p>14:22:55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table:number-columns-repeated="16377"/>
        </table:table-row>
        <table:table-row table:style-name="ro6">
          <table:table-cell office:value-type="float" office:value="204" calcext:value-type="float">
            <text:p>204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4H32M35S" calcext:value-type="time">
            <text:p>14:32:35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6" table:visibility="filter">
          <table:table-cell office:value-type="float" office:value="205" calcext:value-type="float">
            <text:p>205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5H04M51S" calcext:value-type="time">
            <text:p>15:04:51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table:number-columns-repeated="16377"/>
        </table:table-row>
        <table:table-row table:style-name="ro6" table:visibility="filter">
          <table:table-cell office:value-type="float" office:value="206" calcext:value-type="float">
            <text:p>206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5H07M58S" calcext:value-type="time">
            <text:p>15:07:58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table:number-columns-repeated="16377"/>
        </table:table-row>
        <table:table-row table:style-name="ro6" table:visibility="filter">
          <table:table-cell office:value-type="float" office:value="207" calcext:value-type="float">
            <text:p>207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5H20M21S" calcext:value-type="time">
            <text:p>15:20:21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table:number-columns-repeated="16377"/>
        </table:table-row>
        <table:table-row table:style-name="ro6" table:visibility="filter">
          <table:table-cell office:value-type="float" office:value="208" calcext:value-type="float">
            <text:p>208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5H20M52S" calcext:value-type="time">
            <text:p>15:20:52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396" calcext:value-type="float">
            <text:p>396</text:p>
          </table:table-cell>
          <table:table-cell table:number-columns-repeated="16377"/>
        </table:table-row>
        <table:table-row table:style-name="ro6" table:visibility="filter">
          <table:table-cell office:value-type="float" office:value="209" calcext:value-type="float">
            <text:p>209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5H23M58S" calcext:value-type="time">
            <text:p>15:23:58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table:number-columns-repeated="16377"/>
        </table:table-row>
        <table:table-row table:style-name="ro6" table:visibility="filter">
          <table:table-cell office:value-type="float" office:value="210" calcext:value-type="float">
            <text:p>210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5H54M09S" calcext:value-type="time">
            <text:p>15:54:09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67" calcext:value-type="float">
            <text:p>267</text:p>
          </table:table-cell>
          <table:table-cell table:number-columns-repeated="16377"/>
        </table:table-row>
        <table:table-row table:style-name="ro6" table:visibility="filter">
          <table:table-cell office:value-type="float" office:value="211" calcext:value-type="float">
            <text:p>211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7H04M31S" calcext:value-type="time">
            <text:p>17:04:31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16377"/>
        </table:table-row>
        <table:table-row table:style-name="ro6" table:visibility="filter">
          <table:table-cell office:value-type="float" office:value="212" calcext:value-type="float">
            <text:p>212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7H08M28S" calcext:value-type="time">
            <text:p>17:08:28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327" calcext:value-type="float">
            <text:p>327</text:p>
          </table:table-cell>
          <table:table-cell table:number-columns-repeated="16377"/>
        </table:table-row>
        <table:table-row table:style-name="ro6" table:visibility="filter">
          <table:table-cell office:value-type="float" office:value="213" calcext:value-type="float">
            <text:p>213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7H18M19S" calcext:value-type="time">
            <text:p>17:18:19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373" calcext:value-type="float">
            <text:p>373</text:p>
          </table:table-cell>
          <table:table-cell table:number-columns-repeated="16377"/>
        </table:table-row>
        <table:table-row table:style-name="ro6" table:visibility="filter">
          <table:table-cell office:value-type="float" office:value="214" calcext:value-type="float">
            <text:p>214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7H22M53S" calcext:value-type="time">
            <text:p>17:22:53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number-columns-repeated="16377"/>
        </table:table-row>
        <table:table-row table:style-name="ro6" table:visibility="filter">
          <table:table-cell office:value-type="float" office:value="215" calcext:value-type="float">
            <text:p>215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7H55M13S" calcext:value-type="time">
            <text:p>17:55:13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405" calcext:value-type="float">
            <text:p>405</text:p>
          </table:table-cell>
          <table:table-cell table:number-columns-repeated="16377"/>
        </table:table-row>
        <table:table-row table:style-name="ro6" table:visibility="filter">
          <table:table-cell office:value-type="float" office:value="216" calcext:value-type="float">
            <text:p>216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8H25M17S" calcext:value-type="time">
            <text:p>18:25:17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473" calcext:value-type="float">
            <text:p>473</text:p>
          </table:table-cell>
          <table:table-cell table:number-columns-repeated="16377"/>
        </table:table-row>
        <table:table-row table:style-name="ro6" table:visibility="filter">
          <table:table-cell office:value-type="float" office:value="217" calcext:value-type="float">
            <text:p>217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8H27M49S" calcext:value-type="time">
            <text:p>18:27:49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228" calcext:value-type="float">
            <text:p>228</text:p>
          </table:table-cell>
          <table:table-cell table:number-columns-repeated="16377"/>
        </table:table-row>
        <table:table-row table:style-name="ro6" table:visibility="filter">
          <table:table-cell office:value-type="float" office:value="218" calcext:value-type="float">
            <text:p>218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9H02M35S" calcext:value-type="time">
            <text:p>19:02:35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603" calcext:value-type="float">
            <text:p>603</text:p>
          </table:table-cell>
          <table:table-cell table:number-columns-repeated="16377"/>
        </table:table-row>
        <table:table-row table:style-name="ro6" table:visibility="filter">
          <table:table-cell office:value-type="float" office:value="219" calcext:value-type="float">
            <text:p>219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9H08M17S" calcext:value-type="time">
            <text:p>19:08:17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97" calcext:value-type="float">
            <text:p>197</text:p>
          </table:table-cell>
          <table:table-cell table:number-columns-repeated="16377"/>
        </table:table-row>
        <table:table-row table:style-name="ro6" table:visibility="filter">
          <table:table-cell office:value-type="float" office:value="220" calcext:value-type="float">
            <text:p>220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9H14M23S" calcext:value-type="time">
            <text:p>19:14:23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302" calcext:value-type="float">
            <text:p>302</text:p>
          </table:table-cell>
          <table:table-cell table:number-columns-repeated="16377"/>
        </table:table-row>
        <table:table-row table:style-name="ro6" table:visibility="filter">
          <table:table-cell office:value-type="float" office:value="221" calcext:value-type="float">
            <text:p>221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9H14M42S" calcext:value-type="time">
            <text:p>19:14:42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73" calcext:value-type="float">
            <text:p>273</text:p>
          </table:table-cell>
          <table:table-cell table:number-columns-repeated="16377"/>
        </table:table-row>
        <table:table-row table:style-name="ro6" table:visibility="filter">
          <table:table-cell office:value-type="float" office:value="222" calcext:value-type="float">
            <text:p>222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9H17M17S" calcext:value-type="time">
            <text:p>19:17:17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table:number-columns-repeated="16377"/>
        </table:table-row>
        <table:table-row table:style-name="ro6" table:visibility="filter">
          <table:table-cell office:value-type="float" office:value="223" calcext:value-type="float">
            <text:p>223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9H21M43S" calcext:value-type="time">
            <text:p>19:21:43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349" calcext:value-type="float">
            <text:p>349</text:p>
          </table:table-cell>
          <table:table-cell table:number-columns-repeated="16377"/>
        </table:table-row>
        <table:table-row table:style-name="ro6" table:visibility="filter">
          <table:table-cell office:value-type="float" office:value="224" calcext:value-type="float">
            <text:p>224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9H21M51S" calcext:value-type="time">
            <text:p>19:21:51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503" calcext:value-type="float">
            <text:p>503</text:p>
          </table:table-cell>
          <table:table-cell table:number-columns-repeated="16377"/>
        </table:table-row>
        <table:table-row table:style-name="ro6" table:visibility="filter">
          <table:table-cell office:value-type="float" office:value="225" calcext:value-type="float">
            <text:p>225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19H29M48S" calcext:value-type="time">
            <text:p>19:29:48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208" calcext:value-type="float">
            <text:p>208</text:p>
          </table:table-cell>
          <table:table-cell table:number-columns-repeated="16377"/>
        </table:table-row>
        <table:table-row table:style-name="ro6" table:visibility="filter">
          <table:table-cell office:value-type="float" office:value="226" calcext:value-type="float">
            <text:p>226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1H00M28S" calcext:value-type="time">
            <text:p>21:00:28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number-columns-repeated="16377"/>
        </table:table-row>
        <table:table-row table:style-name="ro6" table:visibility="filter">
          <table:table-cell office:value-type="float" office:value="227" calcext:value-type="float">
            <text:p>227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1H05M39S" calcext:value-type="time">
            <text:p>21:05:39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33" calcext:value-type="float">
            <text:p>333</text:p>
          </table:table-cell>
          <table:table-cell table:number-columns-repeated="16377"/>
        </table:table-row>
        <table:table-row table:style-name="ro6" table:visibility="filter">
          <table:table-cell office:value-type="float" office:value="228" calcext:value-type="float">
            <text:p>228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1H15M57S" calcext:value-type="time">
            <text:p>21:15:57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table:number-columns-repeated="16377"/>
        </table:table-row>
        <table:table-row table:style-name="ro6" table:visibility="filter">
          <table:table-cell office:value-type="float" office:value="229" calcext:value-type="float">
            <text:p>229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1H25M56S" calcext:value-type="time">
            <text:p>21:25:56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272" calcext:value-type="float">
            <text:p>272</text:p>
          </table:table-cell>
          <table:table-cell table:number-columns-repeated="16377"/>
        </table:table-row>
        <table:table-row table:style-name="ro6" table:visibility="filter">
          <table:table-cell office:value-type="float" office:value="230" calcext:value-type="float">
            <text:p>230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1H31M09S" calcext:value-type="time">
            <text:p>21:31:09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198" calcext:value-type="float">
            <text:p>1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231" calcext:value-type="float">
            <text:p>231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1H33M11S" calcext:value-type="time">
            <text:p>21:33:11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263" calcext:value-type="float">
            <text:p>263</text:p>
          </table:table-cell>
          <table:table-cell table:number-columns-repeated="16377"/>
        </table:table-row>
        <table:table-row table:style-name="ro6" table:visibility="filter">
          <table:table-cell office:value-type="float" office:value="232" calcext:value-type="float">
            <text:p>232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1H48M34S" calcext:value-type="time">
            <text:p>21:48:34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number-columns-repeated="16377"/>
        </table:table-row>
        <table:table-row table:style-name="ro6" table:visibility="filter">
          <table:table-cell office:value-type="float" office:value="233" calcext:value-type="float">
            <text:p>233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1H49M35S" calcext:value-type="time">
            <text:p>21:49:35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481" calcext:value-type="float">
            <text:p>481</text:p>
          </table:table-cell>
          <table:table-cell table:number-columns-repeated="16377"/>
        </table:table-row>
        <table:table-row table:style-name="ro6" table:visibility="filter">
          <table:table-cell office:value-type="float" office:value="234" calcext:value-type="float">
            <text:p>234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1H56M19S" calcext:value-type="time">
            <text:p>21:56:19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427" calcext:value-type="float">
            <text:p>427</text:p>
          </table:table-cell>
          <table:table-cell table:number-columns-repeated="16377"/>
        </table:table-row>
        <table:table-row table:style-name="ro6" table:visibility="filter">
          <table:table-cell office:value-type="float" office:value="235" calcext:value-type="float">
            <text:p>235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2H08M37S" calcext:value-type="time">
            <text:p>22:08:37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table:number-columns-repeated="16377"/>
        </table:table-row>
        <table:table-row table:style-name="ro6" table:visibility="filter">
          <table:table-cell office:value-type="float" office:value="236" calcext:value-type="float">
            <text:p>236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2H19M05S" calcext:value-type="time">
            <text:p>22:19:05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table:number-columns-repeated="16377"/>
        </table:table-row>
        <table:table-row table:style-name="ro6" table:visibility="filter">
          <table:table-cell office:value-type="float" office:value="237" calcext:value-type="float">
            <text:p>237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2H23M38S" calcext:value-type="time">
            <text:p>22:23:38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table:number-columns-repeated="16377"/>
        </table:table-row>
        <table:table-row table:style-name="ro6" table:visibility="filter">
          <table:table-cell office:value-type="float" office:value="238" calcext:value-type="float">
            <text:p>238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2H35M23S" calcext:value-type="time">
            <text:p>22:35:23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table:number-columns-repeated="16377"/>
        </table:table-row>
        <table:table-row table:style-name="ro6" table:visibility="filter">
          <table:table-cell office:value-type="float" office:value="239" calcext:value-type="float">
            <text:p>239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2H39M26S" calcext:value-type="time">
            <text:p>22:39:26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table:number-columns-repeated="16377"/>
        </table:table-row>
        <table:table-row table:style-name="ro6" table:visibility="filter">
          <table:table-cell office:value-type="float" office:value="240" calcext:value-type="float">
            <text:p>240</text:p>
          </table:table-cell>
          <table:table-cell office:value-type="date" office:date-value="2025-06-04" calcext:value-type="date">
            <text:p>04.06.25</text:p>
          </table:table-cell>
          <table:table-cell table:style-name="ce11" office:value-type="time" office:time-value="PT22H59M01S" calcext:value-type="time">
            <text:p>22:59:01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432" calcext:value-type="float">
            <text:p>432</text:p>
          </table:table-cell>
          <table:table-cell table:number-columns-repeated="16377"/>
        </table:table-row>
        <table:table-row table:style-name="ro6" table:visibility="filter">
          <table:table-cell office:value-type="float" office:value="241" calcext:value-type="float">
            <text:p>241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06H22M10S" calcext:value-type="time">
            <text:p>6:22:10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table:number-columns-repeated="16377"/>
        </table:table-row>
        <table:table-row table:style-name="ro6" table:visibility="filter">
          <table:table-cell office:value-type="float" office:value="242" calcext:value-type="float">
            <text:p>242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06H29M37S" calcext:value-type="time">
            <text:p>6:29:37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468" calcext:value-type="float">
            <text:p>468</text:p>
          </table:table-cell>
          <table:table-cell table:number-columns-repeated="16377"/>
        </table:table-row>
        <table:table-row table:style-name="ro6" table:visibility="filter">
          <table:table-cell office:value-type="float" office:value="243" calcext:value-type="float">
            <text:p>243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06H54M57S" calcext:value-type="time">
            <text:p>6:54:57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248" calcext:value-type="float">
            <text:p>248</text:p>
          </table:table-cell>
          <table:table-cell table:number-columns-repeated="16377"/>
        </table:table-row>
        <table:table-row table:style-name="ro6" table:visibility="filter">
          <table:table-cell office:value-type="float" office:value="244" calcext:value-type="float">
            <text:p>244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07H38M52S" calcext:value-type="time">
            <text:p>7:38:52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6" table:visibility="filter">
          <table:table-cell office:value-type="float" office:value="245" calcext:value-type="float">
            <text:p>245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08H03M48S" calcext:value-type="time">
            <text:p>8:03:48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83" calcext:value-type="float">
            <text:p>383</text:p>
          </table:table-cell>
          <table:table-cell table:number-columns-repeated="16377"/>
        </table:table-row>
        <table:table-row table:style-name="ro6" table:visibility="filter">
          <table:table-cell office:value-type="float" office:value="246" calcext:value-type="float">
            <text:p>246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08H17M21S" calcext:value-type="time">
            <text:p>8:17:21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295" calcext:value-type="float">
            <text:p>295</text:p>
          </table:table-cell>
          <table:table-cell table:number-columns-repeated="16377"/>
        </table:table-row>
        <table:table-row table:style-name="ro6" table:visibility="filter">
          <table:table-cell office:value-type="float" office:value="247" calcext:value-type="float">
            <text:p>247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08H47M54S" calcext:value-type="time">
            <text:p>8:47:54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427" calcext:value-type="float">
            <text:p>427</text:p>
          </table:table-cell>
          <table:table-cell table:number-columns-repeated="16377"/>
        </table:table-row>
        <table:table-row table:style-name="ro6" table:visibility="filter">
          <table:table-cell office:value-type="float" office:value="248" calcext:value-type="float">
            <text:p>248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08H52M20S" calcext:value-type="time">
            <text:p>8:52:20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table:number-columns-repeated="16377"/>
        </table:table-row>
        <table:table-row table:style-name="ro6" table:visibility="filter">
          <table:table-cell office:value-type="float" office:value="249" calcext:value-type="float">
            <text:p>249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09H01M50S" calcext:value-type="time">
            <text:p>9:01:50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6" table:visibility="filter">
          <table:table-cell office:value-type="float" office:value="250" calcext:value-type="float">
            <text:p>250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09H05M11S" calcext:value-type="time">
            <text:p>9:05:11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414" calcext:value-type="float">
            <text:p>414</text:p>
          </table:table-cell>
          <table:table-cell table:number-columns-repeated="16377"/>
        </table:table-row>
        <table:table-row table:style-name="ro6" table:visibility="filter">
          <table:table-cell office:value-type="float" office:value="251" calcext:value-type="float">
            <text:p>251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09H11M46S" calcext:value-type="time">
            <text:p>9:11:46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table:number-columns-repeated="16377"/>
        </table:table-row>
        <table:table-row table:style-name="ro6" table:visibility="filter">
          <table:table-cell office:value-type="float" office:value="252" calcext:value-type="float">
            <text:p>252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09H40M33S" calcext:value-type="time">
            <text:p>9:40:33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table:number-columns-repeated="16377"/>
        </table:table-row>
        <table:table-row table:style-name="ro6" table:visibility="filter">
          <table:table-cell office:value-type="float" office:value="253" calcext:value-type="float">
            <text:p>253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09H44M06S" calcext:value-type="time">
            <text:p>9:44:06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366" calcext:value-type="float">
            <text:p>366</text:p>
          </table:table-cell>
          <table:table-cell table:number-columns-repeated="16377"/>
        </table:table-row>
        <table:table-row table:style-name="ro6" table:visibility="filter">
          <table:table-cell office:value-type="float" office:value="254" calcext:value-type="float">
            <text:p>254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0H14M07S" calcext:value-type="time">
            <text:p>10:14:07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 table:number-columns-repeated="16377"/>
        </table:table-row>
        <table:table-row table:style-name="ro6" table:visibility="filter">
          <table:table-cell office:value-type="float" office:value="255" calcext:value-type="float">
            <text:p>255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0H50M49S" calcext:value-type="time">
            <text:p>10:50:49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16377"/>
        </table:table-row>
        <table:table-row table:style-name="ro6" table:visibility="filter">
          <table:table-cell office:value-type="float" office:value="256" calcext:value-type="float">
            <text:p>256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3H22M29S" calcext:value-type="time">
            <text:p>13:22:29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table:number-columns-repeated="16377"/>
        </table:table-row>
        <table:table-row table:style-name="ro6" table:visibility="filter">
          <table:table-cell office:value-type="float" office:value="257" calcext:value-type="float">
            <text:p>257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3H24M11S" calcext:value-type="time">
            <text:p>13:24:11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97" calcext:value-type="float">
            <text:p>397</text:p>
          </table:table-cell>
          <table:table-cell table:number-columns-repeated="16377"/>
        </table:table-row>
        <table:table-row table:style-name="ro6" table:visibility="filter">
          <table:table-cell office:value-type="float" office:value="258" calcext:value-type="float">
            <text:p>258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3H27M29S" calcext:value-type="time">
            <text:p>13:27:29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table:number-columns-repeated="16377"/>
        </table:table-row>
        <table:table-row table:style-name="ro6" table:visibility="filter">
          <table:table-cell office:value-type="float" office:value="259" calcext:value-type="float">
            <text:p>259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3H37M14S" calcext:value-type="time">
            <text:p>13:37:14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462" calcext:value-type="float">
            <text:p>462</text:p>
          </table:table-cell>
          <table:table-cell table:number-columns-repeated="16377"/>
        </table:table-row>
        <table:table-row table:style-name="ro6" table:visibility="filter">
          <table:table-cell office:value-type="float" office:value="260" calcext:value-type="float">
            <text:p>260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3H46M41S" calcext:value-type="time">
            <text:p>13:46:41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6" table:visibility="filter">
          <table:table-cell office:value-type="float" office:value="261" calcext:value-type="float">
            <text:p>261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3H52M02S" calcext:value-type="time">
            <text:p>13:52:02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317" calcext:value-type="float">
            <text:p>317</text:p>
          </table:table-cell>
          <table:table-cell table:number-columns-repeated="16377"/>
        </table:table-row>
        <table:table-row table:style-name="ro6" table:visibility="filter">
          <table:table-cell office:value-type="float" office:value="262" calcext:value-type="float">
            <text:p>262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4H14M21S" calcext:value-type="time">
            <text:p>14:14:21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6" table:visibility="filter">
          <table:table-cell office:value-type="float" office:value="263" calcext:value-type="float">
            <text:p>263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4H15M25S" calcext:value-type="time">
            <text:p>14:15:25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267" calcext:value-type="float">
            <text:p>267</text:p>
          </table:table-cell>
          <table:table-cell table:number-columns-repeated="16377"/>
        </table:table-row>
        <table:table-row table:style-name="ro6" table:visibility="filter">
          <table:table-cell office:value-type="float" office:value="264" calcext:value-type="float">
            <text:p>264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4H16M56S" calcext:value-type="time">
            <text:p>14:16:56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table:number-columns-repeated="16377"/>
        </table:table-row>
        <table:table-row table:style-name="ro6" table:visibility="filter">
          <table:table-cell office:value-type="float" office:value="265" calcext:value-type="float">
            <text:p>265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4H33M45S" calcext:value-type="time">
            <text:p>14:33:45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6" table:visibility="filter">
          <table:table-cell office:value-type="float" office:value="266" calcext:value-type="float">
            <text:p>266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5H16M34S" calcext:value-type="time">
            <text:p>15:16:34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6" table:visibility="filter">
          <table:table-cell office:value-type="float" office:value="267" calcext:value-type="float">
            <text:p>267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5H19M54S" calcext:value-type="time">
            <text:p>15:19:54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434" calcext:value-type="float">
            <text:p>434</text:p>
          </table:table-cell>
          <table:table-cell table:number-columns-repeated="16377"/>
        </table:table-row>
        <table:table-row table:style-name="ro6" table:visibility="filter">
          <table:table-cell office:value-type="float" office:value="268" calcext:value-type="float">
            <text:p>268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5H40M43S" calcext:value-type="time">
            <text:p>15:40:43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18" calcext:value-type="float">
            <text:p>218</text:p>
          </table:table-cell>
          <table:table-cell table:number-columns-repeated="16377"/>
        </table:table-row>
        <table:table-row table:style-name="ro6" table:visibility="filter">
          <table:table-cell office:value-type="float" office:value="269" calcext:value-type="float">
            <text:p>269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5H45M24S" calcext:value-type="time">
            <text:p>15:45:24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202" calcext:value-type="float">
            <text:p>202</text:p>
          </table:table-cell>
          <table:table-cell table:number-columns-repeated="16377"/>
        </table:table-row>
        <table:table-row table:style-name="ro6" table:visibility="filter">
          <table:table-cell office:value-type="float" office:value="270" calcext:value-type="float">
            <text:p>270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5H55M28S" calcext:value-type="time">
            <text:p>15:55:28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484" calcext:value-type="float">
            <text:p>484</text:p>
          </table:table-cell>
          <table:table-cell table:number-columns-repeated="16377"/>
        </table:table-row>
        <table:table-row table:style-name="ro6" table:visibility="filter">
          <table:table-cell office:value-type="float" office:value="271" calcext:value-type="float">
            <text:p>271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7H19M08S" calcext:value-type="time">
            <text:p>17:19:08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244" calcext:value-type="float">
            <text:p>244</text:p>
          </table:table-cell>
          <table:table-cell table:number-columns-repeated="16377"/>
        </table:table-row>
        <table:table-row table:style-name="ro6" table:visibility="filter">
          <table:table-cell office:value-type="float" office:value="272" calcext:value-type="float">
            <text:p>272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7H26M10S" calcext:value-type="time">
            <text:p>17:26:10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table:number-columns-repeated="16377"/>
        </table:table-row>
        <table:table-row table:style-name="ro6" table:visibility="filter">
          <table:table-cell office:value-type="float" office:value="273" calcext:value-type="float">
            <text:p>273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7H28M49S" calcext:value-type="time">
            <text:p>17:28:49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16377"/>
        </table:table-row>
        <table:table-row table:style-name="ro6" table:visibility="filter">
          <table:table-cell office:value-type="float" office:value="274" calcext:value-type="float">
            <text:p>274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7H51M08S" calcext:value-type="time">
            <text:p>17:51:08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table:number-columns-repeated="16377"/>
        </table:table-row>
        <table:table-row table:style-name="ro6" table:visibility="filter">
          <table:table-cell office:value-type="float" office:value="275" calcext:value-type="float">
            <text:p>275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7H53M24S" calcext:value-type="time">
            <text:p>17:53:24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16377"/>
        </table:table-row>
        <table:table-row table:style-name="ro6" table:visibility="filter">
          <table:table-cell office:value-type="float" office:value="276" calcext:value-type="float">
            <text:p>276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8H09M37S" calcext:value-type="time">
            <text:p>18:09:37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294" calcext:value-type="float">
            <text:p>294</text:p>
          </table:table-cell>
          <table:table-cell table:number-columns-repeated="16377"/>
        </table:table-row>
        <table:table-row table:style-name="ro6" table:visibility="filter">
          <table:table-cell office:value-type="float" office:value="277" calcext:value-type="float">
            <text:p>277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8H16M59S" calcext:value-type="time">
            <text:p>18:16:59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364" calcext:value-type="float">
            <text:p>364</text:p>
          </table:table-cell>
          <table:table-cell table:number-columns-repeated="16377"/>
        </table:table-row>
        <table:table-row table:style-name="ro6" table:visibility="filter">
          <table:table-cell office:value-type="float" office:value="278" calcext:value-type="float">
            <text:p>278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8H19M34S" calcext:value-type="time">
            <text:p>18:19:34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516" calcext:value-type="float">
            <text:p>516</text:p>
          </table:table-cell>
          <table:table-cell table:number-columns-repeated="16377"/>
        </table:table-row>
        <table:table-row table:style-name="ro6" table:visibility="filter">
          <table:table-cell office:value-type="float" office:value="279" calcext:value-type="float">
            <text:p>279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8H39M12S" calcext:value-type="time">
            <text:p>18:39:12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308" calcext:value-type="float">
            <text:p>308</text:p>
          </table:table-cell>
          <table:table-cell table:number-columns-repeated="16377"/>
        </table:table-row>
        <table:table-row table:style-name="ro6" table:visibility="filter">
          <table:table-cell office:value-type="float" office:value="280" calcext:value-type="float">
            <text:p>280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9H14M14S" calcext:value-type="time">
            <text:p>19:14:14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number-columns-repeated="16377"/>
        </table:table-row>
        <table:table-row table:style-name="ro6" table:visibility="filter">
          <table:table-cell office:value-type="float" office:value="281" calcext:value-type="float">
            <text:p>281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9H26M52S" calcext:value-type="time">
            <text:p>19:26:52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341" calcext:value-type="float">
            <text:p>341</text:p>
          </table:table-cell>
          <table:table-cell table:number-columns-repeated="16377"/>
        </table:table-row>
        <table:table-row table:style-name="ro6" table:visibility="filter">
          <table:table-cell office:value-type="float" office:value="282" calcext:value-type="float">
            <text:p>282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9H31M45S" calcext:value-type="time">
            <text:p>19:31:45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number-columns-repeated="16377"/>
        </table:table-row>
        <table:table-row table:style-name="ro6" table:visibility="filter">
          <table:table-cell office:value-type="float" office:value="283" calcext:value-type="float">
            <text:p>283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9H47M56S" calcext:value-type="time">
            <text:p>19:47:56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199" calcext:value-type="float">
            <text:p>199</text:p>
          </table:table-cell>
          <table:table-cell table:number-columns-repeated="16377"/>
        </table:table-row>
        <table:table-row table:style-name="ro6" table:visibility="filter">
          <table:table-cell office:value-type="float" office:value="284" calcext:value-type="float">
            <text:p>284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9H53M39S" calcext:value-type="time">
            <text:p>19:53:39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table:number-columns-repeated="16377"/>
        </table:table-row>
        <table:table-row table:style-name="ro6" table:visibility="filter">
          <table:table-cell office:value-type="float" office:value="285" calcext:value-type="float">
            <text:p>285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19H59M40S" calcext:value-type="time">
            <text:p>19:59:40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table:number-columns-repeated="16377"/>
        </table:table-row>
        <table:table-row table:style-name="ro6" table:visibility="filter">
          <table:table-cell office:value-type="float" office:value="286" calcext:value-type="float">
            <text:p>286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1H04M38S" calcext:value-type="time">
            <text:p>21:04:38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287" calcext:value-type="float">
            <text:p>287</text:p>
          </table:table-cell>
          <table:table-cell table:number-columns-repeated="16377"/>
        </table:table-row>
        <table:table-row table:style-name="ro6" table:visibility="filter">
          <table:table-cell office:value-type="float" office:value="287" calcext:value-type="float">
            <text:p>287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1H07M27S" calcext:value-type="time">
            <text:p>21:07:27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table:number-columns-repeated="16377"/>
        </table:table-row>
        <table:table-row table:style-name="ro6" table:visibility="filter">
          <table:table-cell office:value-type="float" office:value="288" calcext:value-type="float">
            <text:p>288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1H09M34S" calcext:value-type="time">
            <text:p>21:09:34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391" calcext:value-type="float">
            <text:p>391</text:p>
          </table:table-cell>
          <table:table-cell table:number-columns-repeated="16377"/>
        </table:table-row>
        <table:table-row table:style-name="ro6" table:visibility="filter">
          <table:table-cell office:value-type="float" office:value="289" calcext:value-type="float">
            <text:p>289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1H13M00S" calcext:value-type="time">
            <text:p>21:13:00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number-columns-repeated="16377"/>
        </table:table-row>
        <table:table-row table:style-name="ro6" table:visibility="filter">
          <table:table-cell office:value-type="float" office:value="290" calcext:value-type="float">
            <text:p>290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1H51M11S" calcext:value-type="time">
            <text:p>21:51:11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table:number-columns-repeated="16377"/>
        </table:table-row>
        <table:table-row table:style-name="ro6" table:visibility="filter">
          <table:table-cell office:value-type="float" office:value="291" calcext:value-type="float">
            <text:p>291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1H53M55S" calcext:value-type="time">
            <text:p>21:53:55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number-columns-repeated="16377"/>
        </table:table-row>
        <table:table-row table:style-name="ro6" table:visibility="filter">
          <table:table-cell office:value-type="float" office:value="292" calcext:value-type="float">
            <text:p>292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1H56M52S" calcext:value-type="time">
            <text:p>21:56:52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table:number-columns-repeated="16377"/>
        </table:table-row>
        <table:table-row table:style-name="ro6" table:visibility="filter">
          <table:table-cell office:value-type="float" office:value="293" calcext:value-type="float">
            <text:p>293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2H10M53S" calcext:value-type="time">
            <text:p>22:10:53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33" calcext:value-type="float">
            <text:p>333</text:p>
          </table:table-cell>
          <table:table-cell table:number-columns-repeated="16377"/>
        </table:table-row>
        <table:table-row table:style-name="ro6" table:visibility="filter">
          <table:table-cell office:value-type="float" office:value="294" calcext:value-type="float">
            <text:p>294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2H20M31S" calcext:value-type="time">
            <text:p>22:20:31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364" calcext:value-type="float">
            <text:p>364</text:p>
          </table:table-cell>
          <table:table-cell table:number-columns-repeated="16377"/>
        </table:table-row>
        <table:table-row table:style-name="ro6" table:visibility="filter">
          <table:table-cell office:value-type="float" office:value="295" calcext:value-type="float">
            <text:p>295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2H21M41S" calcext:value-type="time">
            <text:p>22:21:41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table:number-columns-repeated="16377"/>
        </table:table-row>
        <table:table-row table:style-name="ro6" table:visibility="filter">
          <table:table-cell office:value-type="float" office:value="296" calcext:value-type="float">
            <text:p>296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2H23M41S" calcext:value-type="time">
            <text:p>22:23:41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  <table:table-cell table:number-columns-repeated="16377"/>
        </table:table-row>
        <table:table-row table:style-name="ro6" table:visibility="filter">
          <table:table-cell office:value-type="float" office:value="297" calcext:value-type="float">
            <text:p>297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2H25M20S" calcext:value-type="time">
            <text:p>22:25:20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263" calcext:value-type="float">
            <text:p>263</text:p>
          </table:table-cell>
          <table:table-cell table:number-columns-repeated="16377"/>
        </table:table-row>
        <table:table-row table:style-name="ro6" table:visibility="filter">
          <table:table-cell office:value-type="float" office:value="298" calcext:value-type="float">
            <text:p>298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2H28M26S" calcext:value-type="time">
            <text:p>22:28:26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358" calcext:value-type="float">
            <text:p>358</text:p>
          </table:table-cell>
          <table:table-cell table:number-columns-repeated="16377"/>
        </table:table-row>
        <table:table-row table:style-name="ro6" table:visibility="filter">
          <table:table-cell office:value-type="float" office:value="299" calcext:value-type="float">
            <text:p>299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2H51M31S" calcext:value-type="time">
            <text:p>22:51:31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253" calcext:value-type="float">
            <text:p>253</text:p>
          </table:table-cell>
          <table:table-cell table:number-columns-repeated="16377"/>
        </table:table-row>
        <table:table-row table:style-name="ro6" table:visibility="filter">
          <table:table-cell office:value-type="float" office:value="300" calcext:value-type="float">
            <text:p>300</text:p>
          </table:table-cell>
          <table:table-cell office:value-type="date" office:date-value="2025-06-05" calcext:value-type="date">
            <text:p>05.06.25</text:p>
          </table:table-cell>
          <table:table-cell table:style-name="ce11" office:value-type="time" office:time-value="PT22H56M51S" calcext:value-type="time">
            <text:p>22:56:51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229" calcext:value-type="float">
            <text:p>229</text:p>
          </table:table-cell>
          <table:table-cell table:number-columns-repeated="16377"/>
        </table:table-row>
        <table:table-row table:style-name="ro6" table:visibility="filter">
          <table:table-cell office:value-type="float" office:value="301" calcext:value-type="float">
            <text:p>301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06H23M19S" calcext:value-type="time">
            <text:p>6:23:19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254" calcext:value-type="float">
            <text:p>254</text:p>
          </table:table-cell>
          <table:table-cell table:number-columns-repeated="16377"/>
        </table:table-row>
        <table:table-row table:style-name="ro6" table:visibility="filter">
          <table:table-cell office:value-type="float" office:value="302" calcext:value-type="float">
            <text:p>302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06H25M31S" calcext:value-type="time">
            <text:p>6:25:31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table:number-columns-repeated="16377"/>
        </table:table-row>
        <table:table-row table:style-name="ro6" table:visibility="filter">
          <table:table-cell office:value-type="float" office:value="303" calcext:value-type="float">
            <text:p>303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06H39M26S" calcext:value-type="time">
            <text:p>6:39:26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391" calcext:value-type="float">
            <text:p>391</text:p>
          </table:table-cell>
          <table:table-cell table:number-columns-repeated="16377"/>
        </table:table-row>
        <table:table-row table:style-name="ro6" table:visibility="filter">
          <table:table-cell office:value-type="float" office:value="304" calcext:value-type="float">
            <text:p>304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06H46M45S" calcext:value-type="time">
            <text:p>6:46:45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  <table:table-cell table:number-columns-repeated="16377"/>
        </table:table-row>
        <table:table-row table:style-name="ro6" table:visibility="filter">
          <table:table-cell office:value-type="float" office:value="305" calcext:value-type="float">
            <text:p>305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07H46M34S" calcext:value-type="time">
            <text:p>7:46:34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6" table:visibility="filter">
          <table:table-cell office:value-type="float" office:value="306" calcext:value-type="float">
            <text:p>306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08H09M36S" calcext:value-type="time">
            <text:p>8:09:36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table:number-columns-repeated="16377"/>
        </table:table-row>
        <table:table-row table:style-name="ro6" table:visibility="filter">
          <table:table-cell office:value-type="float" office:value="307" calcext:value-type="float">
            <text:p>307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08H18M39S" calcext:value-type="time">
            <text:p>8:18:39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249" calcext:value-type="float">
            <text:p>249</text:p>
          </table:table-cell>
          <table:table-cell table:number-columns-repeated="16377"/>
        </table:table-row>
        <table:table-row table:style-name="ro6" table:visibility="filter">
          <table:table-cell office:value-type="float" office:value="308" calcext:value-type="float">
            <text:p>308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08H49M33S" calcext:value-type="time">
            <text:p>8:49:33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292" calcext:value-type="float">
            <text:p>292</text:p>
          </table:table-cell>
          <table:table-cell table:number-columns-repeated="16377"/>
        </table:table-row>
        <table:table-row table:style-name="ro6" table:visibility="filter">
          <table:table-cell office:value-type="float" office:value="309" calcext:value-type="float">
            <text:p>309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08H52M15S" calcext:value-type="time">
            <text:p>8:52:15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table:number-columns-repeated="16377"/>
        </table:table-row>
        <table:table-row table:style-name="ro6" table:visibility="filter">
          <table:table-cell office:value-type="float" office:value="310" calcext:value-type="float">
            <text:p>310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08H53M05S" calcext:value-type="time">
            <text:p>8:53:05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16377"/>
        </table:table-row>
        <table:table-row table:style-name="ro6" table:visibility="filter">
          <table:table-cell office:value-type="float" office:value="311" calcext:value-type="float">
            <text:p>311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09H47M42S" calcext:value-type="time">
            <text:p>9:47:42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454" calcext:value-type="float">
            <text:p>454</text:p>
          </table:table-cell>
          <table:table-cell table:number-columns-repeated="16377"/>
        </table:table-row>
        <table:table-row table:style-name="ro6" table:visibility="filter">
          <table:table-cell office:value-type="float" office:value="312" calcext:value-type="float">
            <text:p>312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09H53M49S" calcext:value-type="time">
            <text:p>9:53:49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313" calcext:value-type="float">
            <text:p>313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0H04M23S" calcext:value-type="time">
            <text:p>10:04:23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393" calcext:value-type="float">
            <text:p>393</text:p>
          </table:table-cell>
          <table:table-cell table:number-columns-repeated="16377"/>
        </table:table-row>
        <table:table-row table:style-name="ro6" table:visibility="filter">
          <table:table-cell office:value-type="float" office:value="314" calcext:value-type="float">
            <text:p>314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0H29M24S" calcext:value-type="time">
            <text:p>10:29:24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table:number-columns-repeated="16377"/>
        </table:table-row>
        <table:table-row table:style-name="ro6" table:visibility="filter">
          <table:table-cell office:value-type="float" office:value="315" calcext:value-type="float">
            <text:p>315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1H13M20S" calcext:value-type="time">
            <text:p>11:13:20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579" calcext:value-type="float">
            <text:p>579</text:p>
          </table:table-cell>
          <table:table-cell table:number-columns-repeated="16377"/>
        </table:table-row>
        <table:table-row table:style-name="ro6" table:visibility="filter">
          <table:table-cell office:value-type="float" office:value="316" calcext:value-type="float">
            <text:p>316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3H04M56S" calcext:value-type="time">
            <text:p>13:04:56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337" calcext:value-type="float">
            <text:p>337</text:p>
          </table:table-cell>
          <table:table-cell table:number-columns-repeated="16377"/>
        </table:table-row>
        <table:table-row table:style-name="ro6" table:visibility="filter">
          <table:table-cell office:value-type="float" office:value="317" calcext:value-type="float">
            <text:p>317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3H24M51S" calcext:value-type="time">
            <text:p>13:24:51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215" calcext:value-type="float">
            <text:p>215</text:p>
          </table:table-cell>
          <table:table-cell table:number-columns-repeated="16377"/>
        </table:table-row>
        <table:table-row table:style-name="ro6" table:visibility="filter">
          <table:table-cell office:value-type="float" office:value="318" calcext:value-type="float">
            <text:p>318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3H24M55S" calcext:value-type="time">
            <text:p>13:24:55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table:number-columns-repeated="16377"/>
        </table:table-row>
        <table:table-row table:style-name="ro6" table:visibility="filter">
          <table:table-cell office:value-type="float" office:value="319" calcext:value-type="float">
            <text:p>319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4H00M32S" calcext:value-type="time">
            <text:p>14:00:32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6" table:visibility="filter">
          <table:table-cell office:value-type="float" office:value="320" calcext:value-type="float">
            <text:p>320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4H28M09S" calcext:value-type="time">
            <text:p>14:28:09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table:number-columns-repeated="16377"/>
        </table:table-row>
        <table:table-row table:style-name="ro6" table:visibility="filter">
          <table:table-cell office:value-type="float" office:value="321" calcext:value-type="float">
            <text:p>321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4H37M08S" calcext:value-type="time">
            <text:p>14:37:08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167" calcext:value-type="float">
            <text:p>167</text:p>
          </table:table-cell>
          <table:table-cell table:number-columns-repeated="16377"/>
        </table:table-row>
        <table:table-row table:style-name="ro6" table:visibility="filter">
          <table:table-cell office:value-type="float" office:value="322" calcext:value-type="float">
            <text:p>322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4H37M43S" calcext:value-type="time">
            <text:p>14:37:43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table:number-columns-repeated="16377"/>
        </table:table-row>
        <table:table-row table:style-name="ro6" table:visibility="filter">
          <table:table-cell office:value-type="float" office:value="323" calcext:value-type="float">
            <text:p>323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4H39M32S" calcext:value-type="time">
            <text:p>14:39:32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table:number-columns-repeated="16377"/>
        </table:table-row>
        <table:table-row table:style-name="ro6" table:visibility="filter">
          <table:table-cell office:value-type="float" office:value="324" calcext:value-type="float">
            <text:p>324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4H53M56S" calcext:value-type="time">
            <text:p>14:53:56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table:number-columns-repeated="16377"/>
        </table:table-row>
        <table:table-row table:style-name="ro6" table:visibility="filter">
          <table:table-cell office:value-type="float" office:value="325" calcext:value-type="float">
            <text:p>325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5H22M39S" calcext:value-type="time">
            <text:p>15:22:39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447" calcext:value-type="float">
            <text:p>447</text:p>
          </table:table-cell>
          <table:table-cell table:number-columns-repeated="16377"/>
        </table:table-row>
        <table:table-row table:style-name="ro6" table:visibility="filter">
          <table:table-cell office:value-type="float" office:value="326" calcext:value-type="float">
            <text:p>326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5H27M08S" calcext:value-type="time">
            <text:p>15:27:08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table:number-columns-repeated="16377"/>
        </table:table-row>
        <table:table-row table:style-name="ro6" table:visibility="filter">
          <table:table-cell office:value-type="float" office:value="327" calcext:value-type="float">
            <text:p>327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5H49M49S" calcext:value-type="time">
            <text:p>15:49:49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table:number-columns-repeated="16377"/>
        </table:table-row>
        <table:table-row table:style-name="ro6" table:visibility="filter">
          <table:table-cell office:value-type="float" office:value="328" calcext:value-type="float">
            <text:p>328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5H50M29S" calcext:value-type="time">
            <text:p>15:50:29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16377"/>
        </table:table-row>
        <table:table-row table:style-name="ro6" table:visibility="filter">
          <table:table-cell office:value-type="float" office:value="329" calcext:value-type="float">
            <text:p>329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5H54M40S" calcext:value-type="time">
            <text:p>15:54:40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428" calcext:value-type="float">
            <text:p>428</text:p>
          </table:table-cell>
          <table:table-cell table:number-columns-repeated="16377"/>
        </table:table-row>
        <table:table-row table:style-name="ro6" table:visibility="filter">
          <table:table-cell office:value-type="float" office:value="330" calcext:value-type="float">
            <text:p>330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5H58M14S" calcext:value-type="time">
            <text:p>15:58:14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226" calcext:value-type="float">
            <text:p>226</text:p>
          </table:table-cell>
          <table:table-cell table:number-columns-repeated="16377"/>
        </table:table-row>
        <table:table-row table:style-name="ro6" table:visibility="filter">
          <table:table-cell office:value-type="float" office:value="331" calcext:value-type="float">
            <text:p>331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7H02M30S" calcext:value-type="time">
            <text:p>17:02:30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table:number-columns-repeated="16377"/>
        </table:table-row>
        <table:table-row table:style-name="ro6" table:visibility="filter">
          <table:table-cell office:value-type="float" office:value="332" calcext:value-type="float">
            <text:p>332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7H04M56S" calcext:value-type="time">
            <text:p>17:04:56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71" calcext:value-type="float">
            <text:p>371</text:p>
          </table:table-cell>
          <table:table-cell table:number-columns-repeated="16377"/>
        </table:table-row>
        <table:table-row table:style-name="ro6" table:visibility="filter">
          <table:table-cell office:value-type="float" office:value="333" calcext:value-type="float">
            <text:p>333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7H06M05S" calcext:value-type="time">
            <text:p>17:06:05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6" table:visibility="filter">
          <table:table-cell office:value-type="float" office:value="334" calcext:value-type="float">
            <text:p>334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7H16M22S" calcext:value-type="time">
            <text:p>17:16:22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404" calcext:value-type="float">
            <text:p>404</text:p>
          </table:table-cell>
          <table:table-cell table:number-columns-repeated="16377"/>
        </table:table-row>
        <table:table-row table:style-name="ro6" table:visibility="filter">
          <table:table-cell office:value-type="float" office:value="335" calcext:value-type="float">
            <text:p>335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7H27M59S" calcext:value-type="time">
            <text:p>17:27:59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number-columns-repeated="16377"/>
        </table:table-row>
        <table:table-row table:style-name="ro6" table:visibility="filter">
          <table:table-cell office:value-type="float" office:value="336" calcext:value-type="float">
            <text:p>336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7H29M33S" calcext:value-type="time">
            <text:p>17:29:33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table:number-columns-repeated="16377"/>
        </table:table-row>
        <table:table-row table:style-name="ro6" table:visibility="filter">
          <table:table-cell office:value-type="float" office:value="337" calcext:value-type="float">
            <text:p>337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7H37M09S" calcext:value-type="time">
            <text:p>17:37:09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16377"/>
        </table:table-row>
        <table:table-row table:style-name="ro6" table:visibility="filter">
          <table:table-cell office:value-type="float" office:value="338" calcext:value-type="float">
            <text:p>338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8H11M33S" calcext:value-type="time">
            <text:p>18:11:33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411" calcext:value-type="float">
            <text:p>411</text:p>
          </table:table-cell>
          <table:table-cell table:number-columns-repeated="16377"/>
        </table:table-row>
        <table:table-row table:style-name="ro6" table:visibility="filter">
          <table:table-cell office:value-type="float" office:value="339" calcext:value-type="float">
            <text:p>339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8H14M25S" calcext:value-type="time">
            <text:p>18:14:25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number-columns-repeated="16377"/>
        </table:table-row>
        <table:table-row table:style-name="ro6" table:visibility="filter">
          <table:table-cell office:value-type="float" office:value="340" calcext:value-type="float">
            <text:p>340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8H36M49S" calcext:value-type="time">
            <text:p>18:36:49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table:number-columns-repeated="16377"/>
        </table:table-row>
        <table:table-row table:style-name="ro6" table:visibility="filter">
          <table:table-cell office:value-type="float" office:value="341" calcext:value-type="float">
            <text:p>341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8H51M52S" calcext:value-type="time">
            <text:p>18:51:52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479" calcext:value-type="float">
            <text:p>479</text:p>
          </table:table-cell>
          <table:table-cell table:number-columns-repeated="16377"/>
        </table:table-row>
        <table:table-row table:style-name="ro6" table:visibility="filter">
          <table:table-cell office:value-type="float" office:value="342" calcext:value-type="float">
            <text:p>342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9H20M34S" calcext:value-type="time">
            <text:p>19:20:34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6" table:visibility="filter">
          <table:table-cell office:value-type="float" office:value="343" calcext:value-type="float">
            <text:p>343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9H27M35S" calcext:value-type="time">
            <text:p>19:27:35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379" calcext:value-type="float">
            <text:p>379</text:p>
          </table:table-cell>
          <table:table-cell table:number-columns-repeated="16377"/>
        </table:table-row>
        <table:table-row table:style-name="ro6" table:visibility="filter">
          <table:table-cell office:value-type="float" office:value="344" calcext:value-type="float">
            <text:p>344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9H43M53S" calcext:value-type="time">
            <text:p>19:43:53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207" calcext:value-type="float">
            <text:p>207</text:p>
          </table:table-cell>
          <table:table-cell table:number-columns-repeated="16377"/>
        </table:table-row>
        <table:table-row table:style-name="ro6" table:visibility="filter">
          <table:table-cell office:value-type="float" office:value="345" calcext:value-type="float">
            <text:p>345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19H46M31S" calcext:value-type="time">
            <text:p>19:46:31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table:number-columns-repeated="16377"/>
        </table:table-row>
        <table:table-row table:style-name="ro6" table:visibility="filter">
          <table:table-cell office:value-type="float" office:value="346" calcext:value-type="float">
            <text:p>346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1H10M45S" calcext:value-type="time">
            <text:p>21:10:45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number-columns-repeated="16377"/>
        </table:table-row>
        <table:table-row table:style-name="ro6" table:visibility="filter">
          <table:table-cell office:value-type="float" office:value="347" calcext:value-type="float">
            <text:p>347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1H16M27S" calcext:value-type="time">
            <text:p>21:16:27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299" calcext:value-type="float">
            <text:p>299</text:p>
          </table:table-cell>
          <table:table-cell table:number-columns-repeated="16377"/>
        </table:table-row>
        <table:table-row table:style-name="ro6" table:visibility="filter">
          <table:table-cell office:value-type="float" office:value="348" calcext:value-type="float">
            <text:p>348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1H25M29S" calcext:value-type="time">
            <text:p>21:25:29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table:number-columns-repeated="16377"/>
        </table:table-row>
        <table:table-row table:style-name="ro6" table:visibility="filter">
          <table:table-cell office:value-type="float" office:value="349" calcext:value-type="float">
            <text:p>349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1H38M10S" calcext:value-type="time">
            <text:p>21:38:10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350" calcext:value-type="float">
            <text:p>350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1H58M03S" calcext:value-type="time">
            <text:p>21:58:03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305" calcext:value-type="float">
            <text:p>305</text:p>
          </table:table-cell>
          <table:table-cell table:number-columns-repeated="16377"/>
        </table:table-row>
        <table:table-row table:style-name="ro6" table:visibility="filter">
          <table:table-cell office:value-type="float" office:value="351" calcext:value-type="float">
            <text:p>351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2H01M38S" calcext:value-type="time">
            <text:p>22:01:38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table:number-columns-repeated="16377"/>
        </table:table-row>
        <table:table-row table:style-name="ro6" table:visibility="filter">
          <table:table-cell office:value-type="float" office:value="352" calcext:value-type="float">
            <text:p>352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2H09M00S" calcext:value-type="time">
            <text:p>22:09:00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table:number-columns-repeated="16377"/>
        </table:table-row>
        <table:table-row table:style-name="ro6" table:visibility="filter">
          <table:table-cell office:value-type="float" office:value="353" calcext:value-type="float">
            <text:p>353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2H10M33S" calcext:value-type="time">
            <text:p>22:10:33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table:number-columns-repeated="16377"/>
        </table:table-row>
        <table:table-row table:style-name="ro6" table:visibility="filter">
          <table:table-cell office:value-type="float" office:value="354" calcext:value-type="float">
            <text:p>354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2H17M29S" calcext:value-type="time">
            <text:p>22:17:29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445" calcext:value-type="float">
            <text:p>445</text:p>
          </table:table-cell>
          <table:table-cell table:number-columns-repeated="16377"/>
        </table:table-row>
        <table:table-row table:style-name="ro6" table:visibility="filter">
          <table:table-cell office:value-type="float" office:value="355" calcext:value-type="float">
            <text:p>355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2H18M00S" calcext:value-type="time">
            <text:p>22:18:00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476" calcext:value-type="float">
            <text:p>476</text:p>
          </table:table-cell>
          <table:table-cell table:number-columns-repeated="16377"/>
        </table:table-row>
        <table:table-row table:style-name="ro6" table:visibility="filter">
          <table:table-cell office:value-type="float" office:value="356" calcext:value-type="float">
            <text:p>356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2H18M23S" calcext:value-type="time">
            <text:p>22:18:23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table:number-columns-repeated="16377"/>
        </table:table-row>
        <table:table-row table:style-name="ro6" table:visibility="filter">
          <table:table-cell office:value-type="float" office:value="357" calcext:value-type="float">
            <text:p>357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2H19M18S" calcext:value-type="time">
            <text:p>22:19:18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481" calcext:value-type="float">
            <text:p>481</text:p>
          </table:table-cell>
          <table:table-cell table:number-columns-repeated="16377"/>
        </table:table-row>
        <table:table-row table:style-name="ro6" table:visibility="filter">
          <table:table-cell office:value-type="float" office:value="358" calcext:value-type="float">
            <text:p>358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2H35M53S" calcext:value-type="time">
            <text:p>22:35:53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359" calcext:value-type="float">
            <text:p>359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2H41M31S" calcext:value-type="time">
            <text:p>22:41:31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382" calcext:value-type="float">
            <text:p>382</text:p>
          </table:table-cell>
          <table:table-cell table:number-columns-repeated="16377"/>
        </table:table-row>
        <table:table-row table:style-name="ro6" table:visibility="filter">
          <table:table-cell office:value-type="float" office:value="360" calcext:value-type="float">
            <text:p>360</text:p>
          </table:table-cell>
          <table:table-cell office:value-type="date" office:date-value="2025-06-06" calcext:value-type="date">
            <text:p>06.06.25</text:p>
          </table:table-cell>
          <table:table-cell table:style-name="ce11" office:value-type="time" office:time-value="PT22H52M40S" calcext:value-type="time">
            <text:p>22:52:40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table:number-columns-repeated="16377"/>
        </table:table-row>
        <table:table-row table:style-name="ro6" table:visibility="filter">
          <table:table-cell office:value-type="float" office:value="361" calcext:value-type="float">
            <text:p>361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6H17M14S" calcext:value-type="time">
            <text:p>6:17:14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16377"/>
        </table:table-row>
        <table:table-row table:style-name="ro6" table:visibility="filter">
          <table:table-cell office:value-type="float" office:value="362" calcext:value-type="float">
            <text:p>362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7H27M06S" calcext:value-type="time">
            <text:p>7:27:06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table:number-columns-repeated="16377"/>
        </table:table-row>
        <table:table-row table:style-name="ro6" table:visibility="filter">
          <table:table-cell office:value-type="float" office:value="363" calcext:value-type="float">
            <text:p>363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7H30M53S" calcext:value-type="time">
            <text:p>7:30:53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211" calcext:value-type="float">
            <text:p>211</text:p>
          </table:table-cell>
          <table:table-cell table:number-columns-repeated="16377"/>
        </table:table-row>
        <table:table-row table:style-name="ro6" table:visibility="filter">
          <table:table-cell office:value-type="float" office:value="364" calcext:value-type="float">
            <text:p>364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7H35M25S" calcext:value-type="time">
            <text:p>7:35:25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139" calcext:value-type="float">
            <text:p>139</text:p>
          </table:table-cell>
          <table:table-cell table:number-columns-repeated="16377"/>
        </table:table-row>
        <table:table-row table:style-name="ro6" table:visibility="filter">
          <table:table-cell office:value-type="float" office:value="365" calcext:value-type="float">
            <text:p>365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7H43M22S" calcext:value-type="time">
            <text:p>7:43:22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table:number-columns-repeated="16377"/>
        </table:table-row>
        <table:table-row table:style-name="ro6" table:visibility="filter">
          <table:table-cell office:value-type="float" office:value="366" calcext:value-type="float">
            <text:p>366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7H47M43S" calcext:value-type="time">
            <text:p>7:47:43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table:number-columns-repeated="16377"/>
        </table:table-row>
        <table:table-row table:style-name="ro6" table:visibility="filter">
          <table:table-cell office:value-type="float" office:value="367" calcext:value-type="float">
            <text:p>367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8H08M32S" calcext:value-type="time">
            <text:p>8:08:32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445" calcext:value-type="float">
            <text:p>445</text:p>
          </table:table-cell>
          <table:table-cell table:number-columns-repeated="16377"/>
        </table:table-row>
        <table:table-row table:style-name="ro6" table:visibility="filter">
          <table:table-cell office:value-type="float" office:value="368" calcext:value-type="float">
            <text:p>368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8H10M31S" calcext:value-type="time">
            <text:p>8:10:31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table:number-columns-repeated="16377"/>
        </table:table-row>
        <table:table-row table:style-name="ro6" table:visibility="filter">
          <table:table-cell office:value-type="float" office:value="369" calcext:value-type="float">
            <text:p>369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8H14M18S" calcext:value-type="time">
            <text:p>8:14:18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428" calcext:value-type="float">
            <text:p>428</text:p>
          </table:table-cell>
          <table:table-cell table:number-columns-repeated="16377"/>
        </table:table-row>
        <table:table-row table:style-name="ro6" table:visibility="filter">
          <table:table-cell office:value-type="float" office:value="370" calcext:value-type="float">
            <text:p>370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8H28M09S" calcext:value-type="time">
            <text:p>8:28:09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table:number-columns-repeated="16377"/>
        </table:table-row>
        <table:table-row table:style-name="ro6" table:visibility="filter">
          <table:table-cell office:value-type="float" office:value="371" calcext:value-type="float">
            <text:p>371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8H30M26S" calcext:value-type="time">
            <text:p>8:30:26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table:number-columns-repeated="16377"/>
        </table:table-row>
        <table:table-row table:style-name="ro6" table:visibility="filter">
          <table:table-cell office:value-type="float" office:value="372" calcext:value-type="float">
            <text:p>372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8H54M28S" calcext:value-type="time">
            <text:p>8:54:28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313" calcext:value-type="float">
            <text:p>313</text:p>
          </table:table-cell>
          <table:table-cell table:number-columns-repeated="16377"/>
        </table:table-row>
        <table:table-row table:style-name="ro6" table:visibility="filter">
          <table:table-cell office:value-type="float" office:value="373" calcext:value-type="float">
            <text:p>373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9H02M36S" calcext:value-type="time">
            <text:p>9:02:36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77" calcext:value-type="float">
            <text:p>377</text:p>
          </table:table-cell>
          <table:table-cell table:number-columns-repeated="16377"/>
        </table:table-row>
        <table:table-row table:style-name="ro6" table:visibility="filter">
          <table:table-cell office:value-type="float" office:value="374" calcext:value-type="float">
            <text:p>374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09H57M55S" calcext:value-type="time">
            <text:p>9:57:55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229" calcext:value-type="float">
            <text:p>229</text:p>
          </table:table-cell>
          <table:table-cell table:number-columns-repeated="16377"/>
        </table:table-row>
        <table:table-row table:style-name="ro6" table:visibility="filter">
          <table:table-cell office:value-type="float" office:value="375" calcext:value-type="float">
            <text:p>375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1H13M17S" calcext:value-type="time">
            <text:p>11:13:17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587" calcext:value-type="float">
            <text:p>587</text:p>
          </table:table-cell>
          <table:table-cell table:number-columns-repeated="16377"/>
        </table:table-row>
        <table:table-row table:style-name="ro6" table:visibility="filter">
          <table:table-cell office:value-type="float" office:value="376" calcext:value-type="float">
            <text:p>376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3H12M00S" calcext:value-type="time">
            <text:p>13:12:00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592" calcext:value-type="float">
            <text:p>592</text:p>
          </table:table-cell>
          <table:table-cell table:number-columns-repeated="16377"/>
        </table:table-row>
        <table:table-row table:style-name="ro6" table:visibility="filter">
          <table:table-cell office:value-type="float" office:value="377" calcext:value-type="float">
            <text:p>377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4H12M48S" calcext:value-type="time">
            <text:p>14:12:48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413" calcext:value-type="float">
            <text:p>413</text:p>
          </table:table-cell>
          <table:table-cell table:number-columns-repeated="16377"/>
        </table:table-row>
        <table:table-row table:style-name="ro6" table:visibility="filter">
          <table:table-cell office:value-type="float" office:value="378" calcext:value-type="float">
            <text:p>378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4H13M16S" calcext:value-type="time">
            <text:p>14:13:16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table:number-columns-repeated="16377"/>
        </table:table-row>
        <table:table-row table:style-name="ro6" table:visibility="filter">
          <table:table-cell office:value-type="float" office:value="379" calcext:value-type="float">
            <text:p>379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4H16M40S" calcext:value-type="time">
            <text:p>14:16:40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520" calcext:value-type="float">
            <text:p>520</text:p>
          </table:table-cell>
          <table:table-cell table:number-columns-repeated="16377"/>
        </table:table-row>
        <table:table-row table:style-name="ro6" table:visibility="filter">
          <table:table-cell office:value-type="float" office:value="380" calcext:value-type="float">
            <text:p>380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4H34M41S" calcext:value-type="time">
            <text:p>14:34:41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410" calcext:value-type="float">
            <text:p>410</text:p>
          </table:table-cell>
          <table:table-cell table:number-columns-repeated="16377"/>
        </table:table-row>
        <table:table-row table:style-name="ro6" table:visibility="filter">
          <table:table-cell office:value-type="float" office:value="381" calcext:value-type="float">
            <text:p>381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4H37M18S" calcext:value-type="time">
            <text:p>14:37:18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number-columns-repeated="16377"/>
        </table:table-row>
        <table:table-row table:style-name="ro6" table:visibility="filter">
          <table:table-cell office:value-type="float" office:value="382" calcext:value-type="float">
            <text:p>382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4H37M38S" calcext:value-type="time">
            <text:p>14:37:38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table:number-columns-repeated="16377"/>
        </table:table-row>
        <table:table-row table:style-name="ro6" table:visibility="filter">
          <table:table-cell office:value-type="float" office:value="383" calcext:value-type="float">
            <text:p>383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4H44M23S" calcext:value-type="time">
            <text:p>14:44:23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table:number-columns-repeated="16377"/>
        </table:table-row>
        <table:table-row table:style-name="ro6" table:visibility="filter">
          <table:table-cell office:value-type="float" office:value="384" calcext:value-type="float">
            <text:p>384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4H54M14S" calcext:value-type="time">
            <text:p>14:54:14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 table:number-columns-repeated="16377"/>
        </table:table-row>
        <table:table-row table:style-name="ro6" table:visibility="filter">
          <table:table-cell office:value-type="float" office:value="385" calcext:value-type="float">
            <text:p>385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4H57M58S" calcext:value-type="time">
            <text:p>14:57:58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267" calcext:value-type="float">
            <text:p>267</text:p>
          </table:table-cell>
          <table:table-cell table:number-columns-repeated="16377"/>
        </table:table-row>
        <table:table-row table:style-name="ro6" table:visibility="filter">
          <table:table-cell office:value-type="float" office:value="386" calcext:value-type="float">
            <text:p>386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5H01M02S" calcext:value-type="time">
            <text:p>15:01:02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376" calcext:value-type="float">
            <text:p>376</text:p>
          </table:table-cell>
          <table:table-cell table:number-columns-repeated="16377"/>
        </table:table-row>
        <table:table-row table:style-name="ro6" table:visibility="filter">
          <table:table-cell office:value-type="float" office:value="387" calcext:value-type="float">
            <text:p>387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5H17M00S" calcext:value-type="time">
            <text:p>15:17:00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311" calcext:value-type="float">
            <text:p>311</text:p>
          </table:table-cell>
          <table:table-cell table:number-columns-repeated="16377"/>
        </table:table-row>
        <table:table-row table:style-name="ro6" table:visibility="filter">
          <table:table-cell office:value-type="float" office:value="388" calcext:value-type="float">
            <text:p>388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5H17M10S" calcext:value-type="time">
            <text:p>15:17:10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number-columns-repeated="16377"/>
        </table:table-row>
        <table:table-row table:style-name="ro6" table:visibility="filter">
          <table:table-cell office:value-type="float" office:value="389" calcext:value-type="float">
            <text:p>389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5H23M24S" calcext:value-type="time">
            <text:p>15:23:24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58" calcext:value-type="float">
            <text:p>258</text:p>
          </table:table-cell>
          <table:table-cell table:number-columns-repeated="16377"/>
        </table:table-row>
        <table:table-row table:style-name="ro6" table:visibility="filter">
          <table:table-cell office:value-type="float" office:value="390" calcext:value-type="float">
            <text:p>390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5H55M59S" calcext:value-type="time">
            <text:p>15:55:59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55" calcext:value-type="float">
            <text:p>355</text:p>
          </table:table-cell>
          <table:table-cell table:number-columns-repeated="16377"/>
        </table:table-row>
        <table:table-row table:style-name="ro6" table:visibility="filter">
          <table:table-cell office:value-type="float" office:value="391" calcext:value-type="float">
            <text:p>391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7H06M07S" calcext:value-type="time">
            <text:p>17:06:07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6" table:visibility="filter">
          <table:table-cell office:value-type="float" office:value="392" calcext:value-type="float">
            <text:p>392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7H15M52S" calcext:value-type="time">
            <text:p>17:15:52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6" table:visibility="filter">
          <table:table-cell office:value-type="float" office:value="393" calcext:value-type="float">
            <text:p>393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7H20M05S" calcext:value-type="time">
            <text:p>17:20:05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table:number-columns-repeated="16377"/>
        </table:table-row>
        <table:table-row table:style-name="ro6" table:visibility="filter">
          <table:table-cell office:value-type="float" office:value="394" calcext:value-type="float">
            <text:p>394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7H25M27S" calcext:value-type="time">
            <text:p>17:25:27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table:number-columns-repeated="16377"/>
        </table:table-row>
        <table:table-row table:style-name="ro6" table:visibility="filter">
          <table:table-cell office:value-type="float" office:value="395" calcext:value-type="float">
            <text:p>395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7H29M24S" calcext:value-type="time">
            <text:p>17:29:24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table:number-columns-repeated="16377"/>
        </table:table-row>
        <table:table-row table:style-name="ro6" table:visibility="filter">
          <table:table-cell office:value-type="float" office:value="396" calcext:value-type="float">
            <text:p>396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7H35M23S" calcext:value-type="time">
            <text:p>17:35:23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324" calcext:value-type="float">
            <text:p>324</text:p>
          </table:table-cell>
          <table:table-cell table:number-columns-repeated="16377"/>
        </table:table-row>
        <table:table-row table:style-name="ro6" table:visibility="filter">
          <table:table-cell office:value-type="float" office:value="397" calcext:value-type="float">
            <text:p>397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7H59M55S" calcext:value-type="time">
            <text:p>17:59:55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table:number-columns-repeated="16377"/>
        </table:table-row>
        <table:table-row table:style-name="ro6" table:visibility="filter">
          <table:table-cell office:value-type="float" office:value="398" calcext:value-type="float">
            <text:p>398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8H14M20S" calcext:value-type="time">
            <text:p>18:14:20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table:number-columns-repeated="16377"/>
        </table:table-row>
        <table:table-row table:style-name="ro6" table:visibility="filter">
          <table:table-cell office:value-type="float" office:value="399" calcext:value-type="float">
            <text:p>399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8H30M03S" calcext:value-type="time">
            <text:p>18:30:03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511" calcext:value-type="float">
            <text:p>511</text:p>
          </table:table-cell>
          <table:table-cell table:number-columns-repeated="16377"/>
        </table:table-row>
        <table:table-row table:style-name="ro6" table:visibility="filter">
          <table:table-cell office:value-type="float" office:value="400" calcext:value-type="float">
            <text:p>400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8H30M42S" calcext:value-type="time">
            <text:p>18:30:42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table:number-columns-repeated="16377"/>
        </table:table-row>
        <table:table-row table:style-name="ro6" table:visibility="filter">
          <table:table-cell office:value-type="float" office:value="401" calcext:value-type="float">
            <text:p>401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8H36M46S" calcext:value-type="time">
            <text:p>18:36:46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394" calcext:value-type="float">
            <text:p>394</text:p>
          </table:table-cell>
          <table:table-cell table:number-columns-repeated="16377"/>
        </table:table-row>
        <table:table-row table:style-name="ro6" table:visibility="filter">
          <table:table-cell office:value-type="float" office:value="402" calcext:value-type="float">
            <text:p>402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8H48M33S" calcext:value-type="time">
            <text:p>18:48:33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288" calcext:value-type="float">
            <text:p>2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403" calcext:value-type="float">
            <text:p>403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8H58M12S" calcext:value-type="time">
            <text:p>18:58:12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number-columns-repeated="16377"/>
        </table:table-row>
        <table:table-row table:style-name="ro6" table:visibility="filter">
          <table:table-cell office:value-type="float" office:value="404" calcext:value-type="float">
            <text:p>404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9H43M01S" calcext:value-type="time">
            <text:p>19:43:01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 table:number-columns-repeated="16377"/>
        </table:table-row>
        <table:table-row table:style-name="ro6" table:visibility="filter">
          <table:table-cell office:value-type="float" office:value="405" calcext:value-type="float">
            <text:p>405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19H45M31S" calcext:value-type="time">
            <text:p>19:45:31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table:number-columns-repeated="16377"/>
        </table:table-row>
        <table:table-row table:style-name="ro6" table:visibility="filter">
          <table:table-cell office:value-type="float" office:value="406" calcext:value-type="float">
            <text:p>406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1H10M16S" calcext:value-type="time">
            <text:p>21:10:16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196" calcext:value-type="float">
            <text:p>196</text:p>
          </table:table-cell>
          <table:table-cell table:number-columns-repeated="16377"/>
        </table:table-row>
        <table:table-row table:style-name="ro6" table:visibility="filter">
          <table:table-cell office:value-type="float" office:value="407" calcext:value-type="float">
            <text:p>407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1H13M38S" calcext:value-type="time">
            <text:p>21:13:38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number-columns-repeated="16377"/>
        </table:table-row>
        <table:table-row table:style-name="ro6" table:visibility="filter">
          <table:table-cell office:value-type="float" office:value="408" calcext:value-type="float">
            <text:p>408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1H23M54S" calcext:value-type="time">
            <text:p>21:23:54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497" calcext:value-type="float">
            <text:p>497</text:p>
          </table:table-cell>
          <table:table-cell table:number-columns-repeated="16377"/>
        </table:table-row>
        <table:table-row table:style-name="ro6" table:visibility="filter">
          <table:table-cell office:value-type="float" office:value="409" calcext:value-type="float">
            <text:p>409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1H30M06S" calcext:value-type="time">
            <text:p>21:30:06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397" calcext:value-type="float">
            <text:p>397</text:p>
          </table:table-cell>
          <table:table-cell table:number-columns-repeated="16377"/>
        </table:table-row>
        <table:table-row table:style-name="ro6" table:visibility="filter">
          <table:table-cell office:value-type="float" office:value="410" calcext:value-type="float">
            <text:p>410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1H44M06S" calcext:value-type="time">
            <text:p>21:44:06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table:number-columns-repeated="16377"/>
        </table:table-row>
        <table:table-row table:style-name="ro6" table:visibility="filter">
          <table:table-cell office:value-type="float" office:value="411" calcext:value-type="float">
            <text:p>411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1H49M39S" calcext:value-type="time">
            <text:p>21:49:39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286" calcext:value-type="float">
            <text:p>286</text:p>
          </table:table-cell>
          <table:table-cell table:number-columns-repeated="16377"/>
        </table:table-row>
        <table:table-row table:style-name="ro6" table:visibility="filter">
          <table:table-cell office:value-type="float" office:value="412" calcext:value-type="float">
            <text:p>412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2H00M12S" calcext:value-type="time">
            <text:p>22:00:12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57" calcext:value-type="float">
            <text:p>157</text:p>
          </table:table-cell>
          <table:table-cell table:number-columns-repeated="16377"/>
        </table:table-row>
        <table:table-row table:style-name="ro6" table:visibility="filter">
          <table:table-cell office:value-type="float" office:value="413" calcext:value-type="float">
            <text:p>413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2H05M12S" calcext:value-type="time">
            <text:p>22:05:12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211" calcext:value-type="float">
            <text:p>211</text:p>
          </table:table-cell>
          <table:table-cell table:number-columns-repeated="16377"/>
        </table:table-row>
        <table:table-row table:style-name="ro6" table:visibility="filter">
          <table:table-cell office:value-type="float" office:value="414" calcext:value-type="float">
            <text:p>414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2H08M31S" calcext:value-type="time">
            <text:p>22:08:31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table:number-columns-repeated="16377"/>
        </table:table-row>
        <table:table-row table:style-name="ro6" table:visibility="filter">
          <table:table-cell office:value-type="float" office:value="415" calcext:value-type="float">
            <text:p>415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2H09M51S" calcext:value-type="time">
            <text:p>22:09:51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table:number-columns-repeated="16377"/>
        </table:table-row>
        <table:table-row table:style-name="ro6" table:visibility="filter">
          <table:table-cell office:value-type="float" office:value="416" calcext:value-type="float">
            <text:p>416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2H13M36S" calcext:value-type="time">
            <text:p>22:13:36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558" calcext:value-type="float">
            <text:p>558</text:p>
          </table:table-cell>
          <table:table-cell table:number-columns-repeated="16377"/>
        </table:table-row>
        <table:table-row table:style-name="ro6" table:visibility="filter">
          <table:table-cell office:value-type="float" office:value="417" calcext:value-type="float">
            <text:p>417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2H16M15S" calcext:value-type="time">
            <text:p>22:16:15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476" calcext:value-type="float">
            <text:p>476</text:p>
          </table:table-cell>
          <table:table-cell table:number-columns-repeated="16377"/>
        </table:table-row>
        <table:table-row table:style-name="ro6" table:visibility="filter">
          <table:table-cell office:value-type="float" office:value="418" calcext:value-type="float">
            <text:p>418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2H20M03S" calcext:value-type="time">
            <text:p>22:20:03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314" calcext:value-type="float">
            <text:p>314</text:p>
          </table:table-cell>
          <table:table-cell table:number-columns-repeated="16377"/>
        </table:table-row>
        <table:table-row table:style-name="ro6" table:visibility="filter">
          <table:table-cell office:value-type="float" office:value="419" calcext:value-type="float">
            <text:p>419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2H47M40S" calcext:value-type="time">
            <text:p>22:47:40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number-columns-repeated="16377"/>
        </table:table-row>
        <table:table-row table:style-name="ro6" table:visibility="filter">
          <table:table-cell office:value-type="float" office:value="420" calcext:value-type="float">
            <text:p>420</text:p>
          </table:table-cell>
          <table:table-cell office:value-type="date" office:date-value="2025-06-07" calcext:value-type="date">
            <text:p>07.06.25</text:p>
          </table:table-cell>
          <table:table-cell table:style-name="ce11" office:value-type="time" office:time-value="PT22H56M47S" calcext:value-type="time">
            <text:p>22:56:47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table:number-columns-repeated="16377"/>
        </table:table-row>
        <table:table-row table:style-name="ro6" table:visibility="filter">
          <table:table-cell office:value-type="float" office:value="421" calcext:value-type="float">
            <text:p>421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06H37M33S" calcext:value-type="time">
            <text:p>6:37:33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table:number-columns-repeated="16377"/>
        </table:table-row>
        <table:table-row table:style-name="ro6" table:visibility="filter">
          <table:table-cell office:value-type="float" office:value="422" calcext:value-type="float">
            <text:p>422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06H54M01S" calcext:value-type="time">
            <text:p>6:54:01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table:number-columns-repeated="16377"/>
        </table:table-row>
        <table:table-row table:style-name="ro6" table:visibility="filter">
          <table:table-cell office:value-type="float" office:value="423" calcext:value-type="float">
            <text:p>423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07H23M29S" calcext:value-type="time">
            <text:p>7:23:29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235" calcext:value-type="float">
            <text:p>235</text:p>
          </table:table-cell>
          <table:table-cell table:number-columns-repeated="16377"/>
        </table:table-row>
        <table:table-row table:style-name="ro6" table:visibility="filter">
          <table:table-cell office:value-type="float" office:value="424" calcext:value-type="float">
            <text:p>424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07H32M49S" calcext:value-type="time">
            <text:p>7:32:49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table:number-columns-repeated="16377"/>
        </table:table-row>
        <table:table-row table:style-name="ro6" table:visibility="filter">
          <table:table-cell office:value-type="float" office:value="425" calcext:value-type="float">
            <text:p>425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08H08M34S" calcext:value-type="time">
            <text:p>8:08:34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32" calcext:value-type="float">
            <text:p>332</text:p>
          </table:table-cell>
          <table:table-cell table:number-columns-repeated="16377"/>
        </table:table-row>
        <table:table-row table:style-name="ro6" table:visibility="filter">
          <table:table-cell office:value-type="float" office:value="426" calcext:value-type="float">
            <text:p>426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08H43M16S" calcext:value-type="time">
            <text:p>8:43:16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table:number-columns-repeated="16377"/>
        </table:table-row>
        <table:table-row table:style-name="ro6" table:visibility="filter">
          <table:table-cell office:value-type="float" office:value="427" calcext:value-type="float">
            <text:p>427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08H46M09S" calcext:value-type="time">
            <text:p>8:46:09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454" calcext:value-type="float">
            <text:p>454</text:p>
          </table:table-cell>
          <table:table-cell table:number-columns-repeated="16377"/>
        </table:table-row>
        <table:table-row table:style-name="ro6" table:visibility="filter">
          <table:table-cell office:value-type="float" office:value="428" calcext:value-type="float">
            <text:p>428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08H52M43S" calcext:value-type="time">
            <text:p>8:52:43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6" table:visibility="filter">
          <table:table-cell office:value-type="float" office:value="429" calcext:value-type="float">
            <text:p>429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09H01M55S" calcext:value-type="time">
            <text:p>9:01:55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292" calcext:value-type="float">
            <text:p>292</text:p>
          </table:table-cell>
          <table:table-cell table:number-columns-repeated="16377"/>
        </table:table-row>
        <table:table-row table:style-name="ro6" table:visibility="filter">
          <table:table-cell office:value-type="float" office:value="430" calcext:value-type="float">
            <text:p>430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09H10M42S" calcext:value-type="time">
            <text:p>9:10:42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table:number-columns-repeated="16377"/>
        </table:table-row>
        <table:table-row table:style-name="ro6" table:visibility="filter">
          <table:table-cell office:value-type="float" office:value="431" calcext:value-type="float">
            <text:p>431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0H12M05S" calcext:value-type="time">
            <text:p>10:12:05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table:number-columns-repeated="16377"/>
        </table:table-row>
        <table:table-row table:style-name="ro6" table:visibility="filter">
          <table:table-cell office:value-type="float" office:value="432" calcext:value-type="float">
            <text:p>432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0H47M10S" calcext:value-type="time">
            <text:p>10:47:10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430" calcext:value-type="float">
            <text:p>430</text:p>
          </table:table-cell>
          <table:table-cell table:number-columns-repeated="16377"/>
        </table:table-row>
        <table:table-row table:style-name="ro6" table:visibility="filter">
          <table:table-cell office:value-type="float" office:value="433" calcext:value-type="float">
            <text:p>433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1H46M35S" calcext:value-type="time">
            <text:p>11:46:35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394" calcext:value-type="float">
            <text:p>394</text:p>
          </table:table-cell>
          <table:table-cell table:number-columns-repeated="16377"/>
        </table:table-row>
        <table:table-row table:style-name="ro6" table:visibility="filter">
          <table:table-cell office:value-type="float" office:value="434" calcext:value-type="float">
            <text:p>434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1H58M30S" calcext:value-type="time">
            <text:p>11:58:30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table:number-columns-repeated="16377"/>
        </table:table-row>
        <table:table-row table:style-name="ro6" table:visibility="filter">
          <table:table-cell office:value-type="float" office:value="435" calcext:value-type="float">
            <text:p>435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1H59M20S" calcext:value-type="time">
            <text:p>11:59:20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349" calcext:value-type="float">
            <text:p>349</text:p>
          </table:table-cell>
          <table:table-cell table:number-columns-repeated="16377"/>
        </table:table-row>
        <table:table-row table:style-name="ro6" table:visibility="filter">
          <table:table-cell office:value-type="float" office:value="436" calcext:value-type="float">
            <text:p>436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3H03M19S" calcext:value-type="time">
            <text:p>13:03:19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438" calcext:value-type="float">
            <text:p>438</text:p>
          </table:table-cell>
          <table:table-cell table:number-columns-repeated="16377"/>
        </table:table-row>
        <table:table-row table:style-name="ro6" table:visibility="filter">
          <table:table-cell office:value-type="float" office:value="437" calcext:value-type="float">
            <text:p>437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3H18M02S" calcext:value-type="time">
            <text:p>13:18:02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36" calcext:value-type="float">
            <text:p>236</text:p>
          </table:table-cell>
          <table:table-cell table:number-columns-repeated="16377"/>
        </table:table-row>
        <table:table-row table:style-name="ro6" table:visibility="filter">
          <table:table-cell office:value-type="float" office:value="438" calcext:value-type="float">
            <text:p>438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3H29M02S" calcext:value-type="time">
            <text:p>13:29:02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table:number-columns-repeated="16377"/>
        </table:table-row>
        <table:table-row table:style-name="ro6" table:visibility="filter">
          <table:table-cell office:value-type="float" office:value="439" calcext:value-type="float">
            <text:p>439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3H33M33S" calcext:value-type="time">
            <text:p>13:33:33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table:number-columns-repeated="16377"/>
        </table:table-row>
        <table:table-row table:style-name="ro6" table:visibility="filter">
          <table:table-cell office:value-type="float" office:value="440" calcext:value-type="float">
            <text:p>440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3H36M46S" calcext:value-type="time">
            <text:p>13:36:46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445" calcext:value-type="float">
            <text:p>445</text:p>
          </table:table-cell>
          <table:table-cell table:number-columns-repeated="16377"/>
        </table:table-row>
        <table:table-row table:style-name="ro6" table:visibility="filter">
          <table:table-cell office:value-type="float" office:value="441" calcext:value-type="float">
            <text:p>441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3H50M03S" calcext:value-type="time">
            <text:p>13:50:03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54" calcext:value-type="float">
            <text:p>354</text:p>
          </table:table-cell>
          <table:table-cell table:number-columns-repeated="16377"/>
        </table:table-row>
        <table:table-row table:style-name="ro6" table:visibility="filter">
          <table:table-cell office:value-type="float" office:value="442" calcext:value-type="float">
            <text:p>442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3H51M13S" calcext:value-type="time">
            <text:p>13:51:13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table:number-columns-repeated="16377"/>
        </table:table-row>
        <table:table-row table:style-name="ro6" table:visibility="filter">
          <table:table-cell office:value-type="float" office:value="443" calcext:value-type="float">
            <text:p>443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4H02M23S" calcext:value-type="time">
            <text:p>14:02:23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420" calcext:value-type="float">
            <text:p>420</text:p>
          </table:table-cell>
          <table:table-cell table:number-columns-repeated="16377"/>
        </table:table-row>
        <table:table-row table:style-name="ro6" table:visibility="filter">
          <table:table-cell office:value-type="float" office:value="444" calcext:value-type="float">
            <text:p>444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5H06M32S" calcext:value-type="time">
            <text:p>15:06:32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table:number-columns-repeated="16377"/>
        </table:table-row>
        <table:table-row table:style-name="ro6" table:visibility="filter">
          <table:table-cell office:value-type="float" office:value="445" calcext:value-type="float">
            <text:p>445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5H38M03S" calcext:value-type="time">
            <text:p>15:38:03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table:number-columns-repeated="16377"/>
        </table:table-row>
        <table:table-row table:style-name="ro6" table:visibility="filter">
          <table:table-cell office:value-type="float" office:value="446" calcext:value-type="float">
            <text:p>446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5H40M56S" calcext:value-type="time">
            <text:p>15:40:56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455" calcext:value-type="float">
            <text:p>455</text:p>
          </table:table-cell>
          <table:table-cell table:number-columns-repeated="16377"/>
        </table:table-row>
        <table:table-row table:style-name="ro6" table:visibility="filter">
          <table:table-cell office:value-type="float" office:value="447" calcext:value-type="float">
            <text:p>447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5H42M45S" calcext:value-type="time">
            <text:p>15:42:45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16377"/>
        </table:table-row>
        <table:table-row table:style-name="ro6" table:visibility="filter">
          <table:table-cell office:value-type="float" office:value="448" calcext:value-type="float">
            <text:p>448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5H43M58S" calcext:value-type="time">
            <text:p>15:43:58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178" calcext:value-type="float">
            <text:p>178</text:p>
          </table:table-cell>
          <table:table-cell table:number-columns-repeated="16377"/>
        </table:table-row>
        <table:table-row table:style-name="ro6" table:visibility="filter">
          <table:table-cell office:value-type="float" office:value="449" calcext:value-type="float">
            <text:p>449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5H45M44S" calcext:value-type="time">
            <text:p>15:45:44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331" calcext:value-type="float">
            <text:p>331</text:p>
          </table:table-cell>
          <table:table-cell table:number-columns-repeated="16377"/>
        </table:table-row>
        <table:table-row table:style-name="ro6" table:visibility="filter">
          <table:table-cell office:value-type="float" office:value="450" calcext:value-type="float">
            <text:p>450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5H58M11S" calcext:value-type="time">
            <text:p>15:58:11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table:number-columns-repeated="16377"/>
        </table:table-row>
        <table:table-row table:style-name="ro6" table:visibility="filter">
          <table:table-cell office:value-type="float" office:value="451" calcext:value-type="float">
            <text:p>451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7H05M07S" calcext:value-type="time">
            <text:p>17:05:07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182" calcext:value-type="float">
            <text:p>182</text:p>
          </table:table-cell>
          <table:table-cell table:number-columns-repeated="16377"/>
        </table:table-row>
        <table:table-row table:style-name="ro6" table:visibility="filter">
          <table:table-cell office:value-type="float" office:value="452" calcext:value-type="float">
            <text:p>452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7H12M31S" calcext:value-type="time">
            <text:p>17:12:31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57" calcext:value-type="float">
            <text:p>157</text:p>
          </table:table-cell>
          <table:table-cell table:number-columns-repeated="16377"/>
        </table:table-row>
        <table:table-row table:style-name="ro6" table:visibility="filter">
          <table:table-cell office:value-type="float" office:value="453" calcext:value-type="float">
            <text:p>453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7H18M50S" calcext:value-type="time">
            <text:p>17:18:50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  <table:table-cell table:number-columns-repeated="16377"/>
        </table:table-row>
        <table:table-row table:style-name="ro6" table:visibility="filter">
          <table:table-cell office:value-type="float" office:value="454" calcext:value-type="float">
            <text:p>454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7H32M07S" calcext:value-type="time">
            <text:p>17:32:07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258" calcext:value-type="float">
            <text:p>258</text:p>
          </table:table-cell>
          <table:table-cell table:number-columns-repeated="16377"/>
        </table:table-row>
        <table:table-row table:style-name="ro6" table:visibility="filter">
          <table:table-cell office:value-type="float" office:value="455" calcext:value-type="float">
            <text:p>455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7H44M23S" calcext:value-type="time">
            <text:p>17:44:23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381" calcext:value-type="float">
            <text:p>381</text:p>
          </table:table-cell>
          <table:table-cell table:number-columns-repeated="16377"/>
        </table:table-row>
        <table:table-row table:style-name="ro6" table:visibility="filter">
          <table:table-cell office:value-type="float" office:value="456" calcext:value-type="float">
            <text:p>456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8H07M28S" calcext:value-type="time">
            <text:p>18:07:28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table:number-columns-repeated="16377"/>
        </table:table-row>
        <table:table-row table:style-name="ro6" table:visibility="filter">
          <table:table-cell office:value-type="float" office:value="457" calcext:value-type="float">
            <text:p>457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8H08M32S" calcext:value-type="time">
            <text:p>18:08:32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85" calcext:value-type="float">
            <text:p>385</text:p>
          </table:table-cell>
          <table:table-cell table:number-columns-repeated="16377"/>
        </table:table-row>
        <table:table-row table:style-name="ro6" table:visibility="filter">
          <table:table-cell office:value-type="float" office:value="458" calcext:value-type="float">
            <text:p>458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8H12M16S" calcext:value-type="time">
            <text:p>18:12:16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table:number-columns-repeated="16377"/>
        </table:table-row>
        <table:table-row table:style-name="ro6" table:visibility="filter">
          <table:table-cell office:value-type="float" office:value="459" calcext:value-type="float">
            <text:p>459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8H13M42S" calcext:value-type="time">
            <text:p>18:13:42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table:number-columns-repeated="16377"/>
        </table:table-row>
        <table:table-row table:style-name="ro6" table:visibility="filter">
          <table:table-cell office:value-type="float" office:value="460" calcext:value-type="float">
            <text:p>460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8H31M21S" calcext:value-type="time">
            <text:p>18:31:21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219" calcext:value-type="float">
            <text:p>219</text:p>
          </table:table-cell>
          <table:table-cell table:number-columns-repeated="16377"/>
        </table:table-row>
        <table:table-row table:style-name="ro6" table:visibility="filter">
          <table:table-cell office:value-type="float" office:value="461" calcext:value-type="float">
            <text:p>461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8H53M29S" calcext:value-type="time">
            <text:p>18:53:29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table:number-columns-repeated="16377"/>
        </table:table-row>
        <table:table-row table:style-name="ro6" table:visibility="filter">
          <table:table-cell office:value-type="float" office:value="462" calcext:value-type="float">
            <text:p>462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8H58M31S" calcext:value-type="time">
            <text:p>18:58:31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number-columns-repeated="16377"/>
        </table:table-row>
        <table:table-row table:style-name="ro6" table:visibility="filter">
          <table:table-cell office:value-type="float" office:value="463" calcext:value-type="float">
            <text:p>463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9H20M42S" calcext:value-type="time">
            <text:p>19:20:42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541" calcext:value-type="float">
            <text:p>541</text:p>
          </table:table-cell>
          <table:table-cell table:number-columns-repeated="16377"/>
        </table:table-row>
        <table:table-row table:style-name="ro6" table:visibility="filter">
          <table:table-cell office:value-type="float" office:value="464" calcext:value-type="float">
            <text:p>464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9H40M53S" calcext:value-type="time">
            <text:p>19:40:53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19" calcext:value-type="float">
            <text:p>319</text:p>
          </table:table-cell>
          <table:table-cell table:number-columns-repeated="16377"/>
        </table:table-row>
        <table:table-row table:style-name="ro6" table:visibility="filter">
          <table:table-cell office:value-type="float" office:value="465" calcext:value-type="float">
            <text:p>465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19H58M08S" calcext:value-type="time">
            <text:p>19:58:08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6" table:visibility="filter">
          <table:table-cell office:value-type="float" office:value="466" calcext:value-type="float">
            <text:p>466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1H02M50S" calcext:value-type="time">
            <text:p>21:02:50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table:number-columns-repeated="16377"/>
        </table:table-row>
        <table:table-row table:style-name="ro6" table:visibility="filter">
          <table:table-cell office:value-type="float" office:value="467" calcext:value-type="float">
            <text:p>467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1H05M46S" calcext:value-type="time">
            <text:p>21:05:46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6" table:visibility="filter">
          <table:table-cell office:value-type="float" office:value="468" calcext:value-type="float">
            <text:p>468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1H12M47S" calcext:value-type="time">
            <text:p>21:12:47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53" calcext:value-type="float">
            <text:p>253</text:p>
          </table:table-cell>
          <table:table-cell table:number-columns-repeated="16377"/>
        </table:table-row>
        <table:table-row table:style-name="ro6" table:visibility="filter">
          <table:table-cell office:value-type="float" office:value="469" calcext:value-type="float">
            <text:p>469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1H18M36S" calcext:value-type="time">
            <text:p>21:18:36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table:number-columns-repeated="16377"/>
        </table:table-row>
        <table:table-row table:style-name="ro6" table:visibility="filter">
          <table:table-cell office:value-type="float" office:value="470" calcext:value-type="float">
            <text:p>470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1H43M51S" calcext:value-type="time">
            <text:p>21:43:51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6" table:visibility="filter">
          <table:table-cell office:value-type="float" office:value="471" calcext:value-type="float">
            <text:p>471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1H46M12S" calcext:value-type="time">
            <text:p>21:46:12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table:number-columns-repeated="16377"/>
        </table:table-row>
        <table:table-row table:style-name="ro6" table:visibility="filter">
          <table:table-cell office:value-type="float" office:value="472" calcext:value-type="float">
            <text:p>472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2H07M08S" calcext:value-type="time">
            <text:p>22:07:08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345" calcext:value-type="float">
            <text:p>345</text:p>
          </table:table-cell>
          <table:table-cell table:number-columns-repeated="16377"/>
        </table:table-row>
        <table:table-row table:style-name="ro6" table:visibility="filter">
          <table:table-cell office:value-type="float" office:value="473" calcext:value-type="float">
            <text:p>473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2H08M29S" calcext:value-type="time">
            <text:p>22:08:29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405" calcext:value-type="float">
            <text:p>405</text:p>
          </table:table-cell>
          <table:table-cell table:number-columns-repeated="16377"/>
        </table:table-row>
        <table:table-row table:style-name="ro6" table:visibility="filter">
          <table:table-cell office:value-type="float" office:value="474" calcext:value-type="float">
            <text:p>474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2H29M25S" calcext:value-type="time">
            <text:p>22:29:25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360" calcext:value-type="float">
            <text:p>360</text:p>
          </table:table-cell>
          <table:table-cell table:number-columns-repeated="16377"/>
        </table:table-row>
        <table:table-row table:style-name="ro6" table:visibility="filter">
          <table:table-cell office:value-type="float" office:value="475" calcext:value-type="float">
            <text:p>475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2H35M07S" calcext:value-type="time">
            <text:p>22:35:07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247" calcext:value-type="float">
            <text:p>247</text:p>
          </table:table-cell>
          <table:table-cell table:number-columns-repeated="16377"/>
        </table:table-row>
        <table:table-row table:style-name="ro6" table:visibility="filter">
          <table:table-cell office:value-type="float" office:value="476" calcext:value-type="float">
            <text:p>476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2H36M19S" calcext:value-type="time">
            <text:p>22:36:19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table:number-columns-repeated="16377"/>
        </table:table-row>
        <table:table-row table:style-name="ro6" table:visibility="filter">
          <table:table-cell office:value-type="float" office:value="477" calcext:value-type="float">
            <text:p>477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2H42M27S" calcext:value-type="time">
            <text:p>22:42:27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391" calcext:value-type="float">
            <text:p>391</text:p>
          </table:table-cell>
          <table:table-cell table:number-columns-repeated="16377"/>
        </table:table-row>
        <table:table-row table:style-name="ro6" table:visibility="filter">
          <table:table-cell office:value-type="float" office:value="478" calcext:value-type="float">
            <text:p>478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2H49M00S" calcext:value-type="time">
            <text:p>22:49:00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313" calcext:value-type="float">
            <text:p>313</text:p>
          </table:table-cell>
          <table:table-cell table:number-columns-repeated="16377"/>
        </table:table-row>
        <table:table-row table:style-name="ro6" table:visibility="filter">
          <table:table-cell office:value-type="float" office:value="479" calcext:value-type="float">
            <text:p>479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2H54M46S" calcext:value-type="time">
            <text:p>22:54:46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16377"/>
        </table:table-row>
        <table:table-row table:style-name="ro6" table:visibility="filter">
          <table:table-cell office:value-type="float" office:value="480" calcext:value-type="float">
            <text:p>480</text:p>
          </table:table-cell>
          <table:table-cell office:value-type="date" office:date-value="2025-06-08" calcext:value-type="date">
            <text:p>08.06.25</text:p>
          </table:table-cell>
          <table:table-cell table:style-name="ce11" office:value-type="time" office:time-value="PT22H58M11S" calcext:value-type="time">
            <text:p>22:58:11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table:number-columns-repeated="16377"/>
        </table:table-row>
        <table:table-row table:style-name="ro6" table:visibility="filter">
          <table:table-cell office:value-type="float" office:value="481" calcext:value-type="float">
            <text:p>481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06H07M39S" calcext:value-type="time">
            <text:p>6:07:39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506" calcext:value-type="float">
            <text:p>506</text:p>
          </table:table-cell>
          <table:table-cell table:number-columns-repeated="16377"/>
        </table:table-row>
        <table:table-row table:style-name="ro6" table:visibility="filter">
          <table:table-cell office:value-type="float" office:value="482" calcext:value-type="float">
            <text:p>482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06H08M56S" calcext:value-type="time">
            <text:p>6:08:56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table:number-columns-repeated="16377"/>
        </table:table-row>
        <table:table-row table:style-name="ro6" table:visibility="filter">
          <table:table-cell office:value-type="float" office:value="483" calcext:value-type="float">
            <text:p>483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06H10M16S" calcext:value-type="time">
            <text:p>6:10:16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65" calcext:value-type="float">
            <text:p>365</text:p>
          </table:table-cell>
          <table:table-cell table:number-columns-repeated="16377"/>
        </table:table-row>
        <table:table-row table:style-name="ro6" table:visibility="filter">
          <table:table-cell office:value-type="float" office:value="484" calcext:value-type="float">
            <text:p>484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06H22M05S" calcext:value-type="time">
            <text:p>6:22:05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table:number-columns-repeated="16377"/>
        </table:table-row>
        <table:table-row table:style-name="ro6" table:visibility="filter">
          <table:table-cell office:value-type="float" office:value="485" calcext:value-type="float">
            <text:p>485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06H25M32S" calcext:value-type="time">
            <text:p>6:25:32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207" calcext:value-type="float">
            <text:p>207</text:p>
          </table:table-cell>
          <table:table-cell table:number-columns-repeated="16377"/>
        </table:table-row>
        <table:table-row table:style-name="ro6" table:visibility="filter">
          <table:table-cell office:value-type="float" office:value="486" calcext:value-type="float">
            <text:p>486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07H07M22S" calcext:value-type="time">
            <text:p>7:07:22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table:number-columns-repeated="16377"/>
        </table:table-row>
        <table:table-row table:style-name="ro6" table:visibility="filter">
          <table:table-cell office:value-type="float" office:value="487" calcext:value-type="float">
            <text:p>487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07H25M13S" calcext:value-type="time">
            <text:p>7:25:13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table:number-columns-repeated="16377"/>
        </table:table-row>
        <table:table-row table:style-name="ro6" table:visibility="filter">
          <table:table-cell office:value-type="float" office:value="488" calcext:value-type="float">
            <text:p>488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07H25M16S" calcext:value-type="time">
            <text:p>7:25:16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328" calcext:value-type="float">
            <text:p>328</text:p>
          </table:table-cell>
          <table:table-cell table:number-columns-repeated="16377"/>
        </table:table-row>
        <table:table-row table:style-name="ro6" table:visibility="filter">
          <table:table-cell office:value-type="float" office:value="489" calcext:value-type="float">
            <text:p>489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08H49M14S" calcext:value-type="time">
            <text:p>8:49:14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257" calcext:value-type="float">
            <text:p>257</text:p>
          </table:table-cell>
          <table:table-cell table:number-columns-repeated="16377"/>
        </table:table-row>
        <table:table-row table:style-name="ro6" table:visibility="filter">
          <table:table-cell office:value-type="float" office:value="490" calcext:value-type="float">
            <text:p>490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08H56M21S" calcext:value-type="time">
            <text:p>8:56:21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table:number-columns-repeated="16377"/>
        </table:table-row>
        <table:table-row table:style-name="ro6" table:visibility="filter">
          <table:table-cell office:value-type="float" office:value="491" calcext:value-type="float">
            <text:p>491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09H12M14S" calcext:value-type="time">
            <text:p>9:12:14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table:number-columns-repeated="16377"/>
        </table:table-row>
        <table:table-row table:style-name="ro6" table:visibility="filter">
          <table:table-cell office:value-type="float" office:value="492" calcext:value-type="float">
            <text:p>492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09H12M32S" calcext:value-type="time">
            <text:p>9:12:32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131" calcext:value-type="float">
            <text:p>131</text:p>
          </table:table-cell>
          <table:table-cell table:number-columns-repeated="16377"/>
        </table:table-row>
        <table:table-row table:style-name="ro6" table:visibility="filter">
          <table:table-cell office:value-type="float" office:value="493" calcext:value-type="float">
            <text:p>493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0H32M22S" calcext:value-type="time">
            <text:p>10:32:22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table:number-columns-repeated="16377"/>
        </table:table-row>
        <table:table-row table:style-name="ro6" table:visibility="filter">
          <table:table-cell office:value-type="float" office:value="494" calcext:value-type="float">
            <text:p>494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0H38M05S" calcext:value-type="time">
            <text:p>10:38:05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  <table:table-cell table:number-columns-repeated="16377"/>
        </table:table-row>
        <table:table-row table:style-name="ro6" table:visibility="filter">
          <table:table-cell office:value-type="float" office:value="495" calcext:value-type="float">
            <text:p>495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0H47M34S" calcext:value-type="time">
            <text:p>10:47:34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581" calcext:value-type="float">
            <text:p>581</text:p>
          </table:table-cell>
          <table:table-cell table:number-columns-repeated="16377"/>
        </table:table-row>
        <table:table-row table:style-name="ro6" table:visibility="filter">
          <table:table-cell office:value-type="float" office:value="496" calcext:value-type="float">
            <text:p>496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3H04M23S" calcext:value-type="time">
            <text:p>13:04:23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65" calcext:value-type="float">
            <text:p>265</text:p>
          </table:table-cell>
          <table:table-cell table:number-columns-repeated="16377"/>
        </table:table-row>
        <table:table-row table:style-name="ro6" table:visibility="filter">
          <table:table-cell office:value-type="float" office:value="497" calcext:value-type="float">
            <text:p>497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3H27M31S" calcext:value-type="time">
            <text:p>13:27:31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table:number-columns-repeated="16377"/>
        </table:table-row>
        <table:table-row table:style-name="ro6" table:visibility="filter">
          <table:table-cell office:value-type="float" office:value="498" calcext:value-type="float">
            <text:p>498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3H59M01S" calcext:value-type="time">
            <text:p>13:59:01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number-columns-repeated="16377"/>
        </table:table-row>
        <table:table-row table:style-name="ro6" table:visibility="filter">
          <table:table-cell office:value-type="float" office:value="499" calcext:value-type="float">
            <text:p>499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4H03M40S" calcext:value-type="time">
            <text:p>14:03:40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table:number-columns-repeated="16377"/>
        </table:table-row>
        <table:table-row table:style-name="ro6" table:visibility="filter">
          <table:table-cell office:value-type="float" office:value="500" calcext:value-type="float">
            <text:p>500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4H12M13S" calcext:value-type="time">
            <text:p>14:12:13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286" calcext:value-type="float">
            <text:p>286</text:p>
          </table:table-cell>
          <table:table-cell table:number-columns-repeated="16377"/>
        </table:table-row>
        <table:table-row table:style-name="ro6" table:visibility="filter">
          <table:table-cell office:value-type="float" office:value="501" calcext:value-type="float">
            <text:p>501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4H19M11S" calcext:value-type="time">
            <text:p>14:19:11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67" calcext:value-type="float">
            <text:p>367</text:p>
          </table:table-cell>
          <table:table-cell table:number-columns-repeated="16377"/>
        </table:table-row>
        <table:table-row table:style-name="ro6" table:visibility="filter">
          <table:table-cell office:value-type="float" office:value="502" calcext:value-type="float">
            <text:p>502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4H36M52S" calcext:value-type="time">
            <text:p>14:36:52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276" calcext:value-type="float">
            <text:p>276</text:p>
          </table:table-cell>
          <table:table-cell table:number-columns-repeated="16377"/>
        </table:table-row>
        <table:table-row table:style-name="ro6" table:visibility="filter">
          <table:table-cell office:value-type="float" office:value="503" calcext:value-type="float">
            <text:p>503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4H48M46S" calcext:value-type="time">
            <text:p>14:48:46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63" calcext:value-type="float">
            <text:p>163</text:p>
          </table:table-cell>
          <table:table-cell table:number-columns-repeated="16377"/>
        </table:table-row>
        <table:table-row table:style-name="ro6" table:visibility="filter">
          <table:table-cell office:value-type="float" office:value="504" calcext:value-type="float">
            <text:p>504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4H58M16S" calcext:value-type="time">
            <text:p>14:58:16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table:number-columns-repeated="16377"/>
        </table:table-row>
        <table:table-row table:style-name="ro6" table:visibility="filter">
          <table:table-cell office:value-type="float" office:value="505" calcext:value-type="float">
            <text:p>505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5H03M57S" calcext:value-type="time">
            <text:p>15:03:57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378" calcext:value-type="float">
            <text:p>378</text:p>
          </table:table-cell>
          <table:table-cell table:number-columns-repeated="16377"/>
        </table:table-row>
        <table:table-row table:style-name="ro6" table:visibility="filter">
          <table:table-cell office:value-type="float" office:value="506" calcext:value-type="float">
            <text:p>506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5H09M05S" calcext:value-type="time">
            <text:p>15:09:05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54" calcext:value-type="float">
            <text:p>354</text:p>
          </table:table-cell>
          <table:table-cell table:number-columns-repeated="16377"/>
        </table:table-row>
        <table:table-row table:style-name="ro6" table:visibility="filter">
          <table:table-cell office:value-type="float" office:value="507" calcext:value-type="float">
            <text:p>507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5H20M47S" calcext:value-type="time">
            <text:p>15:20:47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table:number-columns-repeated="16377"/>
        </table:table-row>
        <table:table-row table:style-name="ro6" table:visibility="filter">
          <table:table-cell office:value-type="float" office:value="508" calcext:value-type="float">
            <text:p>508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5H41M22S" calcext:value-type="time">
            <text:p>15:41:22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number-columns-repeated="16377"/>
        </table:table-row>
        <table:table-row table:style-name="ro6" table:visibility="filter">
          <table:table-cell office:value-type="float" office:value="509" calcext:value-type="float">
            <text:p>509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5H53M41S" calcext:value-type="time">
            <text:p>15:53:41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table:number-columns-repeated="16377"/>
        </table:table-row>
        <table:table-row table:style-name="ro6" table:visibility="filter">
          <table:table-cell office:value-type="float" office:value="510" calcext:value-type="float">
            <text:p>510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5H59M06S" calcext:value-type="time">
            <text:p>15:59:06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59" calcext:value-type="float">
            <text:p>359</text:p>
          </table:table-cell>
          <table:table-cell table:number-columns-repeated="16377"/>
        </table:table-row>
        <table:table-row table:style-name="ro6" table:visibility="filter">
          <table:table-cell office:value-type="float" office:value="511" calcext:value-type="float">
            <text:p>511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7H10M22S" calcext:value-type="time">
            <text:p>17:10:22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table:number-columns-repeated="16377"/>
        </table:table-row>
        <table:table-row table:style-name="ro6" table:visibility="filter">
          <table:table-cell office:value-type="float" office:value="512" calcext:value-type="float">
            <text:p>512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7H14M22S" calcext:value-type="time">
            <text:p>17:14:22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154" calcext:value-type="float">
            <text:p>154</text:p>
          </table:table-cell>
          <table:table-cell table:number-columns-repeated="16377"/>
        </table:table-row>
        <table:table-row table:style-name="ro6" table:visibility="filter">
          <table:table-cell office:value-type="float" office:value="513" calcext:value-type="float">
            <text:p>513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7H40M34S" calcext:value-type="time">
            <text:p>17:40:34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6" table:visibility="filter">
          <table:table-cell office:value-type="float" office:value="514" calcext:value-type="float">
            <text:p>514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7H50M38S" calcext:value-type="time">
            <text:p>17:50:38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390" calcext:value-type="float">
            <text:p>390</text:p>
          </table:table-cell>
          <table:table-cell table:number-columns-repeated="16377"/>
        </table:table-row>
        <table:table-row table:style-name="ro6" table:visibility="filter">
          <table:table-cell office:value-type="float" office:value="515" calcext:value-type="float">
            <text:p>515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7H57M00S" calcext:value-type="time">
            <text:p>17:57:00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6" table:visibility="filter">
          <table:table-cell office:value-type="float" office:value="516" calcext:value-type="float">
            <text:p>516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8H26M00S" calcext:value-type="time">
            <text:p>18:26:00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476" calcext:value-type="float">
            <text:p>476</text:p>
          </table:table-cell>
          <table:table-cell table:number-columns-repeated="16377"/>
        </table:table-row>
        <table:table-row table:style-name="ro6" table:visibility="filter">
          <table:table-cell office:value-type="float" office:value="517" calcext:value-type="float">
            <text:p>517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8H28M16S" calcext:value-type="time">
            <text:p>18:28:16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390" calcext:value-type="float">
            <text:p>390</text:p>
          </table:table-cell>
          <table:table-cell table:number-columns-repeated="16377"/>
        </table:table-row>
        <table:table-row table:style-name="ro6" table:visibility="filter">
          <table:table-cell office:value-type="float" office:value="518" calcext:value-type="float">
            <text:p>518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8H44M33S" calcext:value-type="time">
            <text:p>18:44:33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388" calcext:value-type="float">
            <text:p>3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519" calcext:value-type="float">
            <text:p>519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8H53M16S" calcext:value-type="time">
            <text:p>18:53:16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table:number-columns-repeated="16377"/>
        </table:table-row>
        <table:table-row table:style-name="ro6" table:visibility="filter">
          <table:table-cell office:value-type="float" office:value="520" calcext:value-type="float">
            <text:p>520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8H58M45S" calcext:value-type="time">
            <text:p>18:58:45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468" calcext:value-type="float">
            <text:p>468</text:p>
          </table:table-cell>
          <table:table-cell table:number-columns-repeated="16377"/>
        </table:table-row>
        <table:table-row table:style-name="ro6" table:visibility="filter">
          <table:table-cell office:value-type="float" office:value="521" calcext:value-type="float">
            <text:p>521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8H59M44S" calcext:value-type="time">
            <text:p>18:59:44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522" calcext:value-type="float">
            <text:p>522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9H03M50S" calcext:value-type="time">
            <text:p>19:03:50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218" calcext:value-type="float">
            <text:p>218</text:p>
          </table:table-cell>
          <table:table-cell table:number-columns-repeated="16377"/>
        </table:table-row>
        <table:table-row table:style-name="ro6" table:visibility="filter">
          <table:table-cell office:value-type="float" office:value="523" calcext:value-type="float">
            <text:p>523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9H10M59S" calcext:value-type="time">
            <text:p>19:10:59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table:number-columns-repeated="16377"/>
        </table:table-row>
        <table:table-row table:style-name="ro6" table:visibility="filter">
          <table:table-cell office:value-type="float" office:value="524" calcext:value-type="float">
            <text:p>524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9H28M22S" calcext:value-type="time">
            <text:p>19:28:22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table:number-columns-repeated="16377"/>
        </table:table-row>
        <table:table-row table:style-name="ro6" table:visibility="filter">
          <table:table-cell office:value-type="float" office:value="525" calcext:value-type="float">
            <text:p>525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19H39M01S" calcext:value-type="time">
            <text:p>19:39:01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table:number-columns-repeated="16377"/>
        </table:table-row>
        <table:table-row table:style-name="ro6" table:visibility="filter">
          <table:table-cell office:value-type="float" office:value="526" calcext:value-type="float">
            <text:p>526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1H00M46S" calcext:value-type="time">
            <text:p>21:00:46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number-columns-repeated="16377"/>
        </table:table-row>
        <table:table-row table:style-name="ro6" table:visibility="filter">
          <table:table-cell office:value-type="float" office:value="527" calcext:value-type="float">
            <text:p>527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1H07M06S" calcext:value-type="time">
            <text:p>21:07:06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table:number-columns-repeated="16377"/>
        </table:table-row>
        <table:table-row table:style-name="ro6" table:visibility="filter">
          <table:table-cell office:value-type="float" office:value="528" calcext:value-type="float">
            <text:p>528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1H13M21S" calcext:value-type="time">
            <text:p>21:13:21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 table:number-columns-repeated="16377"/>
        </table:table-row>
        <table:table-row table:style-name="ro6" table:visibility="filter">
          <table:table-cell office:value-type="float" office:value="529" calcext:value-type="float">
            <text:p>529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1H33M29S" calcext:value-type="time">
            <text:p>21:33:29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table:number-columns-repeated="16377"/>
        </table:table-row>
        <table:table-row table:style-name="ro6" table:visibility="filter">
          <table:table-cell office:value-type="float" office:value="530" calcext:value-type="float">
            <text:p>530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1H38M15S" calcext:value-type="time">
            <text:p>21:38:15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588" calcext:value-type="float">
            <text:p>5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531" calcext:value-type="float">
            <text:p>531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1H39M56S" calcext:value-type="time">
            <text:p>21:39:56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16377"/>
        </table:table-row>
        <table:table-row table:style-name="ro6" table:visibility="filter">
          <table:table-cell office:value-type="float" office:value="532" calcext:value-type="float">
            <text:p>532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1H54M25S" calcext:value-type="time">
            <text:p>21:54:25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489" calcext:value-type="float">
            <text:p>489</text:p>
          </table:table-cell>
          <table:table-cell table:number-columns-repeated="16377"/>
        </table:table-row>
        <table:table-row table:style-name="ro6" table:visibility="filter">
          <table:table-cell office:value-type="float" office:value="533" calcext:value-type="float">
            <text:p>533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1H55M07S" calcext:value-type="time">
            <text:p>21:55:07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363" calcext:value-type="float">
            <text:p>363</text:p>
          </table:table-cell>
          <table:table-cell table:number-columns-repeated="16377"/>
        </table:table-row>
        <table:table-row table:style-name="ro6" table:visibility="filter">
          <table:table-cell office:value-type="float" office:value="534" calcext:value-type="float">
            <text:p>534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1H56M35S" calcext:value-type="time">
            <text:p>21:56:35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table:number-columns-repeated="16377"/>
        </table:table-row>
        <table:table-row table:style-name="ro6" table:visibility="filter">
          <table:table-cell office:value-type="float" office:value="535" calcext:value-type="float">
            <text:p>535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2H03M03S" calcext:value-type="time">
            <text:p>22:03:03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 table:number-columns-repeated="16377"/>
        </table:table-row>
        <table:table-row table:style-name="ro6" table:visibility="filter">
          <table:table-cell office:value-type="float" office:value="536" calcext:value-type="float">
            <text:p>536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2H03M52S" calcext:value-type="time">
            <text:p>22:03:52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211" calcext:value-type="float">
            <text:p>211</text:p>
          </table:table-cell>
          <table:table-cell table:number-columns-repeated="16377"/>
        </table:table-row>
        <table:table-row table:style-name="ro6" table:visibility="filter">
          <table:table-cell office:value-type="float" office:value="537" calcext:value-type="float">
            <text:p>537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2H14M51S" calcext:value-type="time">
            <text:p>22:14:51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44" calcext:value-type="float">
            <text:p>244</text:p>
          </table:table-cell>
          <table:table-cell table:number-columns-repeated="16377"/>
        </table:table-row>
        <table:table-row table:style-name="ro6" table:visibility="filter">
          <table:table-cell office:value-type="float" office:value="538" calcext:value-type="float">
            <text:p>538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2H15M13S" calcext:value-type="time">
            <text:p>22:15:13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73" calcext:value-type="float">
            <text:p>273</text:p>
          </table:table-cell>
          <table:table-cell table:number-columns-repeated="16377"/>
        </table:table-row>
        <table:table-row table:style-name="ro6" table:visibility="filter">
          <table:table-cell office:value-type="float" office:value="539" calcext:value-type="float">
            <text:p>539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2H29M06S" calcext:value-type="time">
            <text:p>22:29:06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326" calcext:value-type="float">
            <text:p>326</text:p>
          </table:table-cell>
          <table:table-cell table:number-columns-repeated="16377"/>
        </table:table-row>
        <table:table-row table:style-name="ro6" table:visibility="filter">
          <table:table-cell office:value-type="float" office:value="540" calcext:value-type="float">
            <text:p>540</text:p>
          </table:table-cell>
          <table:table-cell office:value-type="date" office:date-value="2025-06-09" calcext:value-type="date">
            <text:p>09.06.25</text:p>
          </table:table-cell>
          <table:table-cell table:style-name="ce11" office:value-type="time" office:time-value="PT22H54M17S" calcext:value-type="time">
            <text:p>22:54:17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table:number-columns-repeated="16377"/>
        </table:table-row>
        <table:table-row table:style-name="ro6" table:visibility="filter">
          <table:table-cell office:value-type="float" office:value="541" calcext:value-type="float">
            <text:p>541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07H16M33S" calcext:value-type="time">
            <text:p>7:16:33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558" calcext:value-type="float">
            <text:p>558</text:p>
          </table:table-cell>
          <table:table-cell table:number-columns-repeated="16377"/>
        </table:table-row>
        <table:table-row table:style-name="ro6" table:visibility="filter">
          <table:table-cell office:value-type="float" office:value="542" calcext:value-type="float">
            <text:p>542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07H25M41S" calcext:value-type="time">
            <text:p>7:25:41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453" calcext:value-type="float">
            <text:p>453</text:p>
          </table:table-cell>
          <table:table-cell table:number-columns-repeated="16377"/>
        </table:table-row>
        <table:table-row table:style-name="ro6" table:visibility="filter">
          <table:table-cell office:value-type="float" office:value="543" calcext:value-type="float">
            <text:p>543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07H29M23S" calcext:value-type="time">
            <text:p>7:29:23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93" calcext:value-type="float">
            <text:p>393</text:p>
          </table:table-cell>
          <table:table-cell table:number-columns-repeated="16377"/>
        </table:table-row>
        <table:table-row table:style-name="ro6" table:visibility="filter">
          <table:table-cell office:value-type="float" office:value="544" calcext:value-type="float">
            <text:p>544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07H32M31S" calcext:value-type="time">
            <text:p>7:32:31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number-columns-repeated="16377"/>
        </table:table-row>
        <table:table-row table:style-name="ro6" table:visibility="filter">
          <table:table-cell office:value-type="float" office:value="545" calcext:value-type="float">
            <text:p>545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07H47M16S" calcext:value-type="time">
            <text:p>7:47:16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table:number-columns-repeated="16377"/>
        </table:table-row>
        <table:table-row table:style-name="ro6" table:visibility="filter">
          <table:table-cell office:value-type="float" office:value="546" calcext:value-type="float">
            <text:p>546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07H52M57S" calcext:value-type="time">
            <text:p>7:52:57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487" calcext:value-type="float">
            <text:p>487</text:p>
          </table:table-cell>
          <table:table-cell table:number-columns-repeated="16377"/>
        </table:table-row>
        <table:table-row table:style-name="ro6" table:visibility="filter">
          <table:table-cell office:value-type="float" office:value="547" calcext:value-type="float">
            <text:p>547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08H43M44S" calcext:value-type="time">
            <text:p>8:43:44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329" calcext:value-type="float">
            <text:p>329</text:p>
          </table:table-cell>
          <table:table-cell table:number-columns-repeated="16377"/>
        </table:table-row>
        <table:table-row table:style-name="ro6" table:visibility="filter">
          <table:table-cell office:value-type="float" office:value="548" calcext:value-type="float">
            <text:p>548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09H56M13S" calcext:value-type="time">
            <text:p>9:56:13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table:number-columns-repeated="16377"/>
        </table:table-row>
        <table:table-row table:style-name="ro6" table:visibility="filter">
          <table:table-cell office:value-type="float" office:value="549" calcext:value-type="float">
            <text:p>549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0H21M36S" calcext:value-type="time">
            <text:p>10:21:36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06" calcext:value-type="float">
            <text:p>306</text:p>
          </table:table-cell>
          <table:table-cell table:number-columns-repeated="16377"/>
        </table:table-row>
        <table:table-row table:style-name="ro6" table:visibility="filter">
          <table:table-cell office:value-type="float" office:value="550" calcext:value-type="float">
            <text:p>550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0H27M43S" calcext:value-type="time">
            <text:p>10:27:43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253" calcext:value-type="float">
            <text:p>253</text:p>
          </table:table-cell>
          <table:table-cell table:number-columns-repeated="16377"/>
        </table:table-row>
        <table:table-row table:style-name="ro6" table:visibility="filter">
          <table:table-cell office:value-type="float" office:value="551" calcext:value-type="float">
            <text:p>551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0H44M11S" calcext:value-type="time">
            <text:p>10:44:11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36" calcext:value-type="float">
            <text:p>236</text:p>
          </table:table-cell>
          <table:table-cell table:number-columns-repeated="16377"/>
        </table:table-row>
        <table:table-row table:style-name="ro6" table:visibility="filter">
          <table:table-cell office:value-type="float" office:value="552" calcext:value-type="float">
            <text:p>552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0H49M16S" calcext:value-type="time">
            <text:p>10:49:16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218" calcext:value-type="float">
            <text:p>218</text:p>
          </table:table-cell>
          <table:table-cell table:number-columns-repeated="16377"/>
        </table:table-row>
        <table:table-row table:style-name="ro6" table:visibility="filter">
          <table:table-cell office:value-type="float" office:value="553" calcext:value-type="float">
            <text:p>553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1H00M34S" calcext:value-type="time">
            <text:p>11:00:34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149" calcext:value-type="float">
            <text:p>149</text:p>
          </table:table-cell>
          <table:table-cell table:number-columns-repeated="16377"/>
        </table:table-row>
        <table:table-row table:style-name="ro6" table:visibility="filter">
          <table:table-cell office:value-type="float" office:value="554" calcext:value-type="float">
            <text:p>554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1H01M32S" calcext:value-type="time">
            <text:p>11:01:32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354" calcext:value-type="float">
            <text:p>354</text:p>
          </table:table-cell>
          <table:table-cell table:number-columns-repeated="16377"/>
        </table:table-row>
        <table:table-row table:style-name="ro6" table:visibility="filter">
          <table:table-cell office:value-type="float" office:value="555" calcext:value-type="float">
            <text:p>555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1H51M10S" calcext:value-type="time">
            <text:p>11:51:10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table:number-columns-repeated="16377"/>
        </table:table-row>
        <table:table-row table:style-name="ro6" table:visibility="filter">
          <table:table-cell office:value-type="float" office:value="556" calcext:value-type="float">
            <text:p>556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3H04M52S" calcext:value-type="time">
            <text:p>13:04:52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table:number-columns-repeated="16377"/>
        </table:table-row>
        <table:table-row table:style-name="ro6" table:visibility="filter">
          <table:table-cell office:value-type="float" office:value="557" calcext:value-type="float">
            <text:p>557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3H12M01S" calcext:value-type="time">
            <text:p>13:12:01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77" calcext:value-type="float">
            <text:p>277</text:p>
          </table:table-cell>
          <table:table-cell table:number-columns-repeated="16377"/>
        </table:table-row>
        <table:table-row table:style-name="ro6" table:visibility="filter">
          <table:table-cell office:value-type="float" office:value="558" calcext:value-type="float">
            <text:p>558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3H19M37S" calcext:value-type="time">
            <text:p>13:19:37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16" calcext:value-type="float">
            <text:p>316</text:p>
          </table:table-cell>
          <table:table-cell table:number-columns-repeated="16377"/>
        </table:table-row>
        <table:table-row table:style-name="ro6" table:visibility="filter">
          <table:table-cell office:value-type="float" office:value="559" calcext:value-type="float">
            <text:p>559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3H53M38S" calcext:value-type="time">
            <text:p>13:53:38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table:number-columns-repeated="16377"/>
        </table:table-row>
        <table:table-row table:style-name="ro6" table:visibility="filter">
          <table:table-cell office:value-type="float" office:value="560" calcext:value-type="float">
            <text:p>560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4H32M37S" calcext:value-type="time">
            <text:p>14:32:37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number-columns-repeated="16377"/>
        </table:table-row>
        <table:table-row table:style-name="ro6" table:visibility="filter">
          <table:table-cell office:value-type="float" office:value="561" calcext:value-type="float">
            <text:p>561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4H33M39S" calcext:value-type="time">
            <text:p>14:33:39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326" calcext:value-type="float">
            <text:p>326</text:p>
          </table:table-cell>
          <table:table-cell table:number-columns-repeated="16377"/>
        </table:table-row>
        <table:table-row table:style-name="ro6" table:visibility="filter">
          <table:table-cell office:value-type="float" office:value="562" calcext:value-type="float">
            <text:p>562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4H40M33S" calcext:value-type="time">
            <text:p>14:40:33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table:number-columns-repeated="16377"/>
        </table:table-row>
        <table:table-row table:style-name="ro6" table:visibility="filter">
          <table:table-cell office:value-type="float" office:value="563" calcext:value-type="float">
            <text:p>563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4H49M04S" calcext:value-type="time">
            <text:p>14:49:04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558" calcext:value-type="float">
            <text:p>558</text:p>
          </table:table-cell>
          <table:table-cell table:number-columns-repeated="16377"/>
        </table:table-row>
        <table:table-row table:style-name="ro6" table:visibility="filter">
          <table:table-cell office:value-type="float" office:value="564" calcext:value-type="float">
            <text:p>564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5H25M51S" calcext:value-type="time">
            <text:p>15:25:51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491" calcext:value-type="float">
            <text:p>491</text:p>
          </table:table-cell>
          <table:table-cell table:number-columns-repeated="16377"/>
        </table:table-row>
        <table:table-row table:style-name="ro6" table:visibility="filter">
          <table:table-cell office:value-type="float" office:value="565" calcext:value-type="float">
            <text:p>565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5H30M28S" calcext:value-type="time">
            <text:p>15:30:28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16377"/>
        </table:table-row>
        <table:table-row table:style-name="ro6" table:visibility="filter">
          <table:table-cell office:value-type="float" office:value="566" calcext:value-type="float">
            <text:p>566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5H35M43S" calcext:value-type="time">
            <text:p>15:35:43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table:number-columns-repeated="16377"/>
        </table:table-row>
        <table:table-row table:style-name="ro6" table:visibility="filter">
          <table:table-cell office:value-type="float" office:value="567" calcext:value-type="float">
            <text:p>567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5H44M42S" calcext:value-type="time">
            <text:p>15:44:42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table:number-columns-repeated="16377"/>
        </table:table-row>
        <table:table-row table:style-name="ro6" table:visibility="filter">
          <table:table-cell office:value-type="float" office:value="568" calcext:value-type="float">
            <text:p>568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5H47M18S" calcext:value-type="time">
            <text:p>15:47:18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6" table:visibility="filter">
          <table:table-cell office:value-type="float" office:value="569" calcext:value-type="float">
            <text:p>569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5H49M12S" calcext:value-type="time">
            <text:p>15:49:12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291" calcext:value-type="float">
            <text:p>291</text:p>
          </table:table-cell>
          <table:table-cell table:number-columns-repeated="16377"/>
        </table:table-row>
        <table:table-row table:style-name="ro6" table:visibility="filter">
          <table:table-cell office:value-type="float" office:value="570" calcext:value-type="float">
            <text:p>570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5H50M38S" calcext:value-type="time">
            <text:p>15:50:38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43" calcext:value-type="float">
            <text:p>343</text:p>
          </table:table-cell>
          <table:table-cell table:number-columns-repeated="16377"/>
        </table:table-row>
        <table:table-row table:style-name="ro6" table:visibility="filter">
          <table:table-cell office:value-type="float" office:value="571" calcext:value-type="float">
            <text:p>571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7H04M39S" calcext:value-type="time">
            <text:p>17:04:39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16377"/>
        </table:table-row>
        <table:table-row table:style-name="ro6" table:visibility="filter">
          <table:table-cell office:value-type="float" office:value="572" calcext:value-type="float">
            <text:p>572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7H17M55S" calcext:value-type="time">
            <text:p>17:17:55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288" calcext:value-type="float">
            <text:p>2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573" calcext:value-type="float">
            <text:p>573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7H26M55S" calcext:value-type="time">
            <text:p>17:26:55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table:number-columns-repeated="16377"/>
        </table:table-row>
        <table:table-row table:style-name="ro6" table:visibility="filter">
          <table:table-cell office:value-type="float" office:value="574" calcext:value-type="float">
            <text:p>574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7H42M16S" calcext:value-type="time">
            <text:p>17:42:16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table:number-columns-repeated="16377"/>
        </table:table-row>
        <table:table-row table:style-name="ro6" table:visibility="filter">
          <table:table-cell office:value-type="float" office:value="575" calcext:value-type="float">
            <text:p>575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7H50M44S" calcext:value-type="time">
            <text:p>17:50:44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6" table:visibility="filter">
          <table:table-cell office:value-type="float" office:value="576" calcext:value-type="float">
            <text:p>576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8H05M47S" calcext:value-type="time">
            <text:p>18:05:47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table:number-columns-repeated="16377"/>
        </table:table-row>
        <table:table-row table:style-name="ro6" table:visibility="filter">
          <table:table-cell office:value-type="float" office:value="577" calcext:value-type="float">
            <text:p>577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8H28M06S" calcext:value-type="time">
            <text:p>18:28:06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261" calcext:value-type="float">
            <text:p>261</text:p>
          </table:table-cell>
          <table:table-cell table:number-columns-repeated="16377"/>
        </table:table-row>
        <table:table-row table:style-name="ro6" table:visibility="filter">
          <table:table-cell office:value-type="float" office:value="578" calcext:value-type="float">
            <text:p>578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9H12M35S" calcext:value-type="time">
            <text:p>19:12:35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304" calcext:value-type="float">
            <text:p>304</text:p>
          </table:table-cell>
          <table:table-cell table:number-columns-repeated="16377"/>
        </table:table-row>
        <table:table-row table:style-name="ro6" table:visibility="filter">
          <table:table-cell office:value-type="float" office:value="579" calcext:value-type="float">
            <text:p>579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9H14M20S" calcext:value-type="time">
            <text:p>19:14:20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417" calcext:value-type="float">
            <text:p>417</text:p>
          </table:table-cell>
          <table:table-cell table:number-columns-repeated="16377"/>
        </table:table-row>
        <table:table-row table:style-name="ro6" table:visibility="filter">
          <table:table-cell office:value-type="float" office:value="580" calcext:value-type="float">
            <text:p>580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9H19M18S" calcext:value-type="time">
            <text:p>19:19:18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586" calcext:value-type="float">
            <text:p>586</text:p>
          </table:table-cell>
          <table:table-cell table:number-columns-repeated="16377"/>
        </table:table-row>
        <table:table-row table:style-name="ro6" table:visibility="filter">
          <table:table-cell office:value-type="float" office:value="581" calcext:value-type="float">
            <text:p>581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9H25M51S" calcext:value-type="time">
            <text:p>19:25:51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table:number-columns-repeated="16377"/>
        </table:table-row>
        <table:table-row table:style-name="ro6" table:visibility="filter">
          <table:table-cell office:value-type="float" office:value="582" calcext:value-type="float">
            <text:p>582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9H27M21S" calcext:value-type="time">
            <text:p>19:27:21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table:number-columns-repeated="16377"/>
        </table:table-row>
        <table:table-row table:style-name="ro6" table:visibility="filter">
          <table:table-cell office:value-type="float" office:value="583" calcext:value-type="float">
            <text:p>583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9H31M34S" calcext:value-type="time">
            <text:p>19:31:34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  <table:table-cell table:number-columns-repeated="16377"/>
        </table:table-row>
        <table:table-row table:style-name="ro6" table:visibility="filter">
          <table:table-cell office:value-type="float" office:value="584" calcext:value-type="float">
            <text:p>584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9H51M23S" calcext:value-type="time">
            <text:p>19:51:23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 table:number-columns-repeated="16377"/>
        </table:table-row>
        <table:table-row table:style-name="ro6" table:visibility="filter">
          <table:table-cell office:value-type="float" office:value="585" calcext:value-type="float">
            <text:p>585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19H59M52S" calcext:value-type="time">
            <text:p>19:59:52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table:number-columns-repeated="16377"/>
        </table:table-row>
        <table:table-row table:style-name="ro6" table:visibility="filter">
          <table:table-cell office:value-type="float" office:value="586" calcext:value-type="float">
            <text:p>586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1H16M37S" calcext:value-type="time">
            <text:p>21:16:37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 table:number-columns-repeated="16377"/>
        </table:table-row>
        <table:table-row table:style-name="ro6" table:visibility="filter">
          <table:table-cell office:value-type="float" office:value="587" calcext:value-type="float">
            <text:p>587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1H26M03S" calcext:value-type="time">
            <text:p>21:26:03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359" calcext:value-type="float">
            <text:p>359</text:p>
          </table:table-cell>
          <table:table-cell table:number-columns-repeated="16377"/>
        </table:table-row>
        <table:table-row table:style-name="ro6" table:visibility="filter">
          <table:table-cell office:value-type="float" office:value="588" calcext:value-type="float">
            <text:p>588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1H35M51S" calcext:value-type="time">
            <text:p>21:35:51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16377"/>
        </table:table-row>
        <table:table-row table:style-name="ro6" table:visibility="filter">
          <table:table-cell office:value-type="float" office:value="589" calcext:value-type="float">
            <text:p>589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1H40M55S" calcext:value-type="time">
            <text:p>21:40:55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table:number-columns-repeated="16377"/>
        </table:table-row>
        <table:table-row table:style-name="ro6" table:visibility="filter">
          <table:table-cell office:value-type="float" office:value="590" calcext:value-type="float">
            <text:p>590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1H46M22S" calcext:value-type="time">
            <text:p>21:46:22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364" calcext:value-type="float">
            <text:p>364</text:p>
          </table:table-cell>
          <table:table-cell table:number-columns-repeated="16377"/>
        </table:table-row>
        <table:table-row table:style-name="ro6" table:visibility="filter">
          <table:table-cell office:value-type="float" office:value="591" calcext:value-type="float">
            <text:p>591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1H48M28S" calcext:value-type="time">
            <text:p>21:48:28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368" calcext:value-type="float">
            <text:p>368</text:p>
          </table:table-cell>
          <table:table-cell table:number-columns-repeated="16377"/>
        </table:table-row>
        <table:table-row table:style-name="ro6" table:visibility="filter">
          <table:table-cell office:value-type="float" office:value="592" calcext:value-type="float">
            <text:p>592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1H54M08S" calcext:value-type="time">
            <text:p>21:54:08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table:number-columns-repeated="16377"/>
        </table:table-row>
        <table:table-row table:style-name="ro6" table:visibility="filter">
          <table:table-cell office:value-type="float" office:value="593" calcext:value-type="float">
            <text:p>593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1H56M35S" calcext:value-type="time">
            <text:p>21:56:35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16377"/>
        </table:table-row>
        <table:table-row table:style-name="ro6" table:visibility="filter">
          <table:table-cell office:value-type="float" office:value="594" calcext:value-type="float">
            <text:p>594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2H00M59S" calcext:value-type="time">
            <text:p>22:00:59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64" calcext:value-type="float">
            <text:p>364</text:p>
          </table:table-cell>
          <table:table-cell table:number-columns-repeated="16377"/>
        </table:table-row>
        <table:table-row table:style-name="ro6" table:visibility="filter">
          <table:table-cell office:value-type="float" office:value="595" calcext:value-type="float">
            <text:p>595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2H21M04S" calcext:value-type="time">
            <text:p>22:21:04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392" calcext:value-type="float">
            <text:p>392</text:p>
          </table:table-cell>
          <table:table-cell table:number-columns-repeated="16377"/>
        </table:table-row>
        <table:table-row table:style-name="ro6" table:visibility="filter">
          <table:table-cell office:value-type="float" office:value="596" calcext:value-type="float">
            <text:p>596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2H25M31S" calcext:value-type="time">
            <text:p>22:25:31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table:number-columns-repeated="16377"/>
        </table:table-row>
        <table:table-row table:style-name="ro6" table:visibility="filter">
          <table:table-cell office:value-type="float" office:value="597" calcext:value-type="float">
            <text:p>597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2H37M54S" calcext:value-type="time">
            <text:p>22:37:54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312" calcext:value-type="float">
            <text:p>312</text:p>
          </table:table-cell>
          <table:table-cell table:number-columns-repeated="16377"/>
        </table:table-row>
        <table:table-row table:style-name="ro6" table:visibility="filter">
          <table:table-cell office:value-type="float" office:value="598" calcext:value-type="float">
            <text:p>598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2H40M54S" calcext:value-type="time">
            <text:p>22:40:54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207" calcext:value-type="float">
            <text:p>207</text:p>
          </table:table-cell>
          <table:table-cell table:number-columns-repeated="16377"/>
        </table:table-row>
        <table:table-row table:style-name="ro6" table:visibility="filter">
          <table:table-cell office:value-type="float" office:value="599" calcext:value-type="float">
            <text:p>599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2H52M57S" calcext:value-type="time">
            <text:p>22:52:57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55" calcext:value-type="float">
            <text:p>355</text:p>
          </table:table-cell>
          <table:table-cell table:number-columns-repeated="16377"/>
        </table:table-row>
        <table:table-row table:style-name="ro6" table:visibility="filter">
          <table:table-cell office:value-type="float" office:value="600" calcext:value-type="float">
            <text:p>600</text:p>
          </table:table-cell>
          <table:table-cell office:value-type="date" office:date-value="2025-06-10" calcext:value-type="date">
            <text:p>10.06.25</text:p>
          </table:table-cell>
          <table:table-cell table:style-name="ce11" office:value-type="time" office:time-value="PT22H54M10S" calcext:value-type="time">
            <text:p>22:54:10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265" calcext:value-type="float">
            <text:p>265</text:p>
          </table:table-cell>
          <table:table-cell table:number-columns-repeated="16377"/>
        </table:table-row>
        <table:table-row table:style-name="ro6" table:visibility="filter">
          <table:table-cell office:value-type="float" office:value="601" calcext:value-type="float">
            <text:p>601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06H10M53S" calcext:value-type="time">
            <text:p>6:10:53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164" calcext:value-type="float">
            <text:p>164</text:p>
          </table:table-cell>
          <table:table-cell table:number-columns-repeated="16377"/>
        </table:table-row>
        <table:table-row table:style-name="ro6" table:visibility="filter">
          <table:table-cell office:value-type="float" office:value="602" calcext:value-type="float">
            <text:p>602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06H53M50S" calcext:value-type="time">
            <text:p>6:53:50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406" calcext:value-type="float">
            <text:p>406</text:p>
          </table:table-cell>
          <table:table-cell table:number-columns-repeated="16377"/>
        </table:table-row>
        <table:table-row table:style-name="ro6" table:visibility="filter">
          <table:table-cell office:value-type="float" office:value="603" calcext:value-type="float">
            <text:p>603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07H06M19S" calcext:value-type="time">
            <text:p>7:06:19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6" table:visibility="filter">
          <table:table-cell office:value-type="float" office:value="604" calcext:value-type="float">
            <text:p>604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07H22M29S" calcext:value-type="time">
            <text:p>7:22:29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596" calcext:value-type="float">
            <text:p>596</text:p>
          </table:table-cell>
          <table:table-cell table:number-columns-repeated="16377"/>
        </table:table-row>
        <table:table-row table:style-name="ro6" table:visibility="filter">
          <table:table-cell office:value-type="float" office:value="605" calcext:value-type="float">
            <text:p>605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07H46M33S" calcext:value-type="time">
            <text:p>7:46:33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18" calcext:value-type="float">
            <text:p>218</text:p>
          </table:table-cell>
          <table:table-cell table:number-columns-repeated="16377"/>
        </table:table-row>
        <table:table-row table:style-name="ro6" table:visibility="filter">
          <table:table-cell office:value-type="float" office:value="606" calcext:value-type="float">
            <text:p>606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08H02M35S" calcext:value-type="time">
            <text:p>8:02:35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192" calcext:value-type="float">
            <text:p>192</text:p>
          </table:table-cell>
          <table:table-cell table:number-columns-repeated="16377"/>
        </table:table-row>
        <table:table-row table:style-name="ro6" table:visibility="filter">
          <table:table-cell office:value-type="float" office:value="607" calcext:value-type="float">
            <text:p>607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08H05M53S" calcext:value-type="time">
            <text:p>8:05:53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539" calcext:value-type="float">
            <text:p>539</text:p>
          </table:table-cell>
          <table:table-cell table:number-columns-repeated="16377"/>
        </table:table-row>
        <table:table-row table:style-name="ro6" table:visibility="filter">
          <table:table-cell office:value-type="float" office:value="608" calcext:value-type="float">
            <text:p>608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08H35M11S" calcext:value-type="time">
            <text:p>8:35:11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339" calcext:value-type="float">
            <text:p>339</text:p>
          </table:table-cell>
          <table:table-cell table:number-columns-repeated="16377"/>
        </table:table-row>
        <table:table-row table:style-name="ro6" table:visibility="filter">
          <table:table-cell office:value-type="float" office:value="609" calcext:value-type="float">
            <text:p>609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09H23M08S" calcext:value-type="time">
            <text:p>9:23:08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610" calcext:value-type="float">
            <text:p>610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09H24M26S" calcext:value-type="time">
            <text:p>9:24:26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280" calcext:value-type="float">
            <text:p>280</text:p>
          </table:table-cell>
          <table:table-cell table:number-columns-repeated="16377"/>
        </table:table-row>
        <table:table-row table:style-name="ro6" table:visibility="filter">
          <table:table-cell office:value-type="float" office:value="611" calcext:value-type="float">
            <text:p>611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09H58M14S" calcext:value-type="time">
            <text:p>9:58:14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92" calcext:value-type="float">
            <text:p>392</text:p>
          </table:table-cell>
          <table:table-cell table:number-columns-repeated="16377"/>
        </table:table-row>
        <table:table-row table:style-name="ro6" table:visibility="filter">
          <table:table-cell office:value-type="float" office:value="612" calcext:value-type="float">
            <text:p>612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0H13M30S" calcext:value-type="time">
            <text:p>10:13:30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430" calcext:value-type="float">
            <text:p>430</text:p>
          </table:table-cell>
          <table:table-cell table:number-columns-repeated="16377"/>
        </table:table-row>
        <table:table-row table:style-name="ro6" table:visibility="filter">
          <table:table-cell office:value-type="float" office:value="613" calcext:value-type="float">
            <text:p>613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0H25M56S" calcext:value-type="time">
            <text:p>10:25:56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table:number-columns-repeated="16377"/>
        </table:table-row>
        <table:table-row table:style-name="ro6" table:visibility="filter">
          <table:table-cell office:value-type="float" office:value="614" calcext:value-type="float">
            <text:p>614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0H42M19S" calcext:value-type="time">
            <text:p>10:42:19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16377"/>
        </table:table-row>
        <table:table-row table:style-name="ro6" table:visibility="filter">
          <table:table-cell office:value-type="float" office:value="615" calcext:value-type="float">
            <text:p>615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0H55M37S" calcext:value-type="time">
            <text:p>10:55:37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table:number-columns-repeated="16377"/>
        </table:table-row>
        <table:table-row table:style-name="ro6" table:visibility="filter">
          <table:table-cell office:value-type="float" office:value="616" calcext:value-type="float">
            <text:p>616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3H01M20S" calcext:value-type="time">
            <text:p>13:01:20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16377"/>
        </table:table-row>
        <table:table-row table:style-name="ro6" table:visibility="filter">
          <table:table-cell office:value-type="float" office:value="617" calcext:value-type="float">
            <text:p>617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3H18M53S" calcext:value-type="time">
            <text:p>13:18:53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445" calcext:value-type="float">
            <text:p>445</text:p>
          </table:table-cell>
          <table:table-cell table:number-columns-repeated="16377"/>
        </table:table-row>
        <table:table-row table:style-name="ro6" table:visibility="filter">
          <table:table-cell office:value-type="float" office:value="618" calcext:value-type="float">
            <text:p>618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3H25M08S" calcext:value-type="time">
            <text:p>13:25:08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545" calcext:value-type="float">
            <text:p>545</text:p>
          </table:table-cell>
          <table:table-cell table:number-columns-repeated="16377"/>
        </table:table-row>
        <table:table-row table:style-name="ro6" table:visibility="filter">
          <table:table-cell office:value-type="float" office:value="619" calcext:value-type="float">
            <text:p>619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3H37M36S" calcext:value-type="time">
            <text:p>13:37:36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551" calcext:value-type="float">
            <text:p>551</text:p>
          </table:table-cell>
          <table:table-cell table:number-columns-repeated="16377"/>
        </table:table-row>
        <table:table-row table:style-name="ro6" table:visibility="filter">
          <table:table-cell office:value-type="float" office:value="620" calcext:value-type="float">
            <text:p>620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3H52M31S" calcext:value-type="time">
            <text:p>13:52:31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238" calcext:value-type="float">
            <text:p>238</text:p>
          </table:table-cell>
          <table:table-cell table:number-columns-repeated="16377"/>
        </table:table-row>
        <table:table-row table:style-name="ro6" table:visibility="filter">
          <table:table-cell office:value-type="float" office:value="621" calcext:value-type="float">
            <text:p>621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3H53M02S" calcext:value-type="time">
            <text:p>13:53:02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386" calcext:value-type="float">
            <text:p>386</text:p>
          </table:table-cell>
          <table:table-cell table:number-columns-repeated="16377"/>
        </table:table-row>
        <table:table-row table:style-name="ro6" table:visibility="filter">
          <table:table-cell office:value-type="float" office:value="622" calcext:value-type="float">
            <text:p>622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3H56M40S" calcext:value-type="time">
            <text:p>13:56:40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number-columns-repeated="16377"/>
        </table:table-row>
        <table:table-row table:style-name="ro6" table:visibility="filter">
          <table:table-cell office:value-type="float" office:value="623" calcext:value-type="float">
            <text:p>623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3H59M55S" calcext:value-type="time">
            <text:p>13:59:55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459" calcext:value-type="float">
            <text:p>459</text:p>
          </table:table-cell>
          <table:table-cell table:number-columns-repeated="16377"/>
        </table:table-row>
        <table:table-row table:style-name="ro6" table:visibility="filter">
          <table:table-cell office:value-type="float" office:value="624" calcext:value-type="float">
            <text:p>624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4H12M28S" calcext:value-type="time">
            <text:p>14:12:28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15" calcext:value-type="float">
            <text:p>315</text:p>
          </table:table-cell>
          <table:table-cell table:number-columns-repeated="16377"/>
        </table:table-row>
        <table:table-row table:style-name="ro6" table:visibility="filter">
          <table:table-cell office:value-type="float" office:value="625" calcext:value-type="float">
            <text:p>625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4H15M30S" calcext:value-type="time">
            <text:p>14:15:30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table:number-columns-repeated="16377"/>
        </table:table-row>
        <table:table-row table:style-name="ro6" table:visibility="filter">
          <table:table-cell office:value-type="float" office:value="626" calcext:value-type="float">
            <text:p>626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4H24M26S" calcext:value-type="time">
            <text:p>14:24:26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table:number-columns-repeated="16377"/>
        </table:table-row>
        <table:table-row table:style-name="ro6" table:visibility="filter">
          <table:table-cell office:value-type="float" office:value="627" calcext:value-type="float">
            <text:p>627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4H26M34S" calcext:value-type="time">
            <text:p>14:26:34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6" table:visibility="filter">
          <table:table-cell office:value-type="float" office:value="628" calcext:value-type="float">
            <text:p>628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4H58M52S" calcext:value-type="time">
            <text:p>14:58:52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388" calcext:value-type="float">
            <text:p>3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629" calcext:value-type="float">
            <text:p>629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5H28M09S" calcext:value-type="time">
            <text:p>15:28:09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99" calcext:value-type="float">
            <text:p>399</text:p>
          </table:table-cell>
          <table:table-cell table:number-columns-repeated="16377"/>
        </table:table-row>
        <table:table-row table:style-name="ro6" table:visibility="filter">
          <table:table-cell office:value-type="float" office:value="630" calcext:value-type="float">
            <text:p>630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5H45M05S" calcext:value-type="time">
            <text:p>15:45:05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table:number-columns-repeated="16377"/>
        </table:table-row>
        <table:table-row table:style-name="ro6" table:visibility="filter">
          <table:table-cell office:value-type="float" office:value="631" calcext:value-type="float">
            <text:p>631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7H18M00S" calcext:value-type="time">
            <text:p>17:18:00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04" calcext:value-type="float">
            <text:p>304</text:p>
          </table:table-cell>
          <table:table-cell table:number-columns-repeated="16377"/>
        </table:table-row>
        <table:table-row table:style-name="ro6" table:visibility="filter">
          <table:table-cell office:value-type="float" office:value="632" calcext:value-type="float">
            <text:p>632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7H21M29S" calcext:value-type="time">
            <text:p>17:21:29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table:number-columns-repeated="16377"/>
        </table:table-row>
        <table:table-row table:style-name="ro6" table:visibility="filter">
          <table:table-cell office:value-type="float" office:value="633" calcext:value-type="float">
            <text:p>633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7H26M43S" calcext:value-type="time">
            <text:p>17:26:43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522" calcext:value-type="float">
            <text:p>522</text:p>
          </table:table-cell>
          <table:table-cell table:number-columns-repeated="16377"/>
        </table:table-row>
        <table:table-row table:style-name="ro6" table:visibility="filter">
          <table:table-cell office:value-type="float" office:value="634" calcext:value-type="float">
            <text:p>634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7H29M09S" calcext:value-type="time">
            <text:p>17:29:09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table:number-columns-repeated="16377"/>
        </table:table-row>
        <table:table-row table:style-name="ro6" table:visibility="filter">
          <table:table-cell office:value-type="float" office:value="635" calcext:value-type="float">
            <text:p>635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7H35M27S" calcext:value-type="time">
            <text:p>17:35:27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table:number-columns-repeated="16377"/>
        </table:table-row>
        <table:table-row table:style-name="ro6" table:visibility="filter">
          <table:table-cell office:value-type="float" office:value="636" calcext:value-type="float">
            <text:p>636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7H59M40S" calcext:value-type="time">
            <text:p>17:59:40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table:number-columns-repeated="16377"/>
        </table:table-row>
        <table:table-row table:style-name="ro6" table:visibility="filter">
          <table:table-cell office:value-type="float" office:value="637" calcext:value-type="float">
            <text:p>637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8H02M23S" calcext:value-type="time">
            <text:p>18:02:23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59" calcext:value-type="float">
            <text:p>359</text:p>
          </table:table-cell>
          <table:table-cell table:number-columns-repeated="16377"/>
        </table:table-row>
        <table:table-row table:style-name="ro6" table:visibility="filter">
          <table:table-cell office:value-type="float" office:value="638" calcext:value-type="float">
            <text:p>638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8H40M19S" calcext:value-type="time">
            <text:p>18:40:19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16377"/>
        </table:table-row>
        <table:table-row table:style-name="ro6" table:visibility="filter">
          <table:table-cell office:value-type="float" office:value="639" calcext:value-type="float">
            <text:p>639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8H52M11S" calcext:value-type="time">
            <text:p>18:52:11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521" calcext:value-type="float">
            <text:p>521</text:p>
          </table:table-cell>
          <table:table-cell table:number-columns-repeated="16377"/>
        </table:table-row>
        <table:table-row table:style-name="ro6" table:visibility="filter">
          <table:table-cell office:value-type="float" office:value="640" calcext:value-type="float">
            <text:p>640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8H54M51S" calcext:value-type="time">
            <text:p>18:54:51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462" calcext:value-type="float">
            <text:p>462</text:p>
          </table:table-cell>
          <table:table-cell table:number-columns-repeated="16377"/>
        </table:table-row>
        <table:table-row table:style-name="ro6" table:visibility="filter">
          <table:table-cell office:value-type="float" office:value="641" calcext:value-type="float">
            <text:p>641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9H11M30S" calcext:value-type="time">
            <text:p>19:11:30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293" calcext:value-type="float">
            <text:p>293</text:p>
          </table:table-cell>
          <table:table-cell table:number-columns-repeated="16377"/>
        </table:table-row>
        <table:table-row table:style-name="ro6" table:visibility="filter">
          <table:table-cell office:value-type="float" office:value="642" calcext:value-type="float">
            <text:p>642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9H13M53S" calcext:value-type="time">
            <text:p>19:13:53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301" calcext:value-type="float">
            <text:p>301</text:p>
          </table:table-cell>
          <table:table-cell table:number-columns-repeated="16377"/>
        </table:table-row>
        <table:table-row table:style-name="ro6" table:visibility="filter">
          <table:table-cell office:value-type="float" office:value="643" calcext:value-type="float">
            <text:p>643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9H27M23S" calcext:value-type="time">
            <text:p>19:27:23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468" calcext:value-type="float">
            <text:p>468</text:p>
          </table:table-cell>
          <table:table-cell table:number-columns-repeated="16377"/>
        </table:table-row>
        <table:table-row table:style-name="ro6" table:visibility="filter">
          <table:table-cell office:value-type="float" office:value="644" calcext:value-type="float">
            <text:p>644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9H40M19S" calcext:value-type="time">
            <text:p>19:40:19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296" calcext:value-type="float">
            <text:p>296</text:p>
          </table:table-cell>
          <table:table-cell table:number-columns-repeated="16377"/>
        </table:table-row>
        <table:table-row table:style-name="ro6" table:visibility="filter">
          <table:table-cell office:value-type="float" office:value="645" calcext:value-type="float">
            <text:p>645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19H42M38S" calcext:value-type="time">
            <text:p>19:42:38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530" calcext:value-type="float">
            <text:p>530</text:p>
          </table:table-cell>
          <table:table-cell table:number-columns-repeated="16377"/>
        </table:table-row>
        <table:table-row table:style-name="ro6" table:visibility="filter">
          <table:table-cell office:value-type="float" office:value="646" calcext:value-type="float">
            <text:p>646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1H01M48S" calcext:value-type="time">
            <text:p>21:01:48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table:number-columns-repeated="16377"/>
        </table:table-row>
        <table:table-row table:style-name="ro6" table:visibility="filter">
          <table:table-cell office:value-type="float" office:value="647" calcext:value-type="float">
            <text:p>647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1H36M32S" calcext:value-type="time">
            <text:p>21:36:32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433" calcext:value-type="float">
            <text:p>433</text:p>
          </table:table-cell>
          <table:table-cell table:number-columns-repeated="16377"/>
        </table:table-row>
        <table:table-row table:style-name="ro6" table:visibility="filter">
          <table:table-cell office:value-type="float" office:value="648" calcext:value-type="float">
            <text:p>648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1H40M39S" calcext:value-type="time">
            <text:p>21:40:39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number-columns-repeated="16377"/>
        </table:table-row>
        <table:table-row table:style-name="ro6" table:visibility="filter">
          <table:table-cell office:value-type="float" office:value="649" calcext:value-type="float">
            <text:p>649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1H43M15S" calcext:value-type="time">
            <text:p>21:43:15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349" calcext:value-type="float">
            <text:p>349</text:p>
          </table:table-cell>
          <table:table-cell table:number-columns-repeated="16377"/>
        </table:table-row>
        <table:table-row table:style-name="ro6" table:visibility="filter">
          <table:table-cell office:value-type="float" office:value="650" calcext:value-type="float">
            <text:p>650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1H53M01S" calcext:value-type="time">
            <text:p>21:53:01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203" calcext:value-type="float">
            <text:p>203</text:p>
          </table:table-cell>
          <table:table-cell table:number-columns-repeated="16377"/>
        </table:table-row>
        <table:table-row table:style-name="ro6" table:visibility="filter">
          <table:table-cell office:value-type="float" office:value="651" calcext:value-type="float">
            <text:p>651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1H58M12S" calcext:value-type="time">
            <text:p>21:58:12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317" calcext:value-type="float">
            <text:p>317</text:p>
          </table:table-cell>
          <table:table-cell table:number-columns-repeated="16377"/>
        </table:table-row>
        <table:table-row table:style-name="ro6" table:visibility="filter">
          <table:table-cell office:value-type="float" office:value="652" calcext:value-type="float">
            <text:p>652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2H00M06S" calcext:value-type="time">
            <text:p>22:00:06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219" calcext:value-type="float">
            <text:p>219</text:p>
          </table:table-cell>
          <table:table-cell table:number-columns-repeated="16377"/>
        </table:table-row>
        <table:table-row table:style-name="ro6" table:visibility="filter">
          <table:table-cell office:value-type="float" office:value="653" calcext:value-type="float">
            <text:p>653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2H01M51S" calcext:value-type="time">
            <text:p>22:01:51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table:number-columns-repeated="16377"/>
        </table:table-row>
        <table:table-row table:style-name="ro6" table:visibility="filter">
          <table:table-cell office:value-type="float" office:value="654" calcext:value-type="float">
            <text:p>654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2H08M24S" calcext:value-type="time">
            <text:p>22:08:24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table:number-columns-repeated="16377"/>
        </table:table-row>
        <table:table-row table:style-name="ro6" table:visibility="filter">
          <table:table-cell office:value-type="float" office:value="655" calcext:value-type="float">
            <text:p>655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2H09M48S" calcext:value-type="time">
            <text:p>22:09:48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393" calcext:value-type="float">
            <text:p>393</text:p>
          </table:table-cell>
          <table:table-cell table:number-columns-repeated="16377"/>
        </table:table-row>
        <table:table-row table:style-name="ro6" table:visibility="filter">
          <table:table-cell office:value-type="float" office:value="656" calcext:value-type="float">
            <text:p>656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2H16M13S" calcext:value-type="time">
            <text:p>22:16:13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507" calcext:value-type="float">
            <text:p>507</text:p>
          </table:table-cell>
          <table:table-cell table:number-columns-repeated="16377"/>
        </table:table-row>
        <table:table-row table:style-name="ro6" table:visibility="filter">
          <table:table-cell office:value-type="float" office:value="657" calcext:value-type="float">
            <text:p>657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2H34M03S" calcext:value-type="time">
            <text:p>22:34:03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441" calcext:value-type="float">
            <text:p>441</text:p>
          </table:table-cell>
          <table:table-cell table:number-columns-repeated="16377"/>
        </table:table-row>
        <table:table-row table:style-name="ro6" table:visibility="filter">
          <table:table-cell office:value-type="float" office:value="658" calcext:value-type="float">
            <text:p>658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2H54M33S" calcext:value-type="time">
            <text:p>22:54:33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309" calcext:value-type="float">
            <text:p>309</text:p>
          </table:table-cell>
          <table:table-cell table:number-columns-repeated="16377"/>
        </table:table-row>
        <table:table-row table:style-name="ro6" table:visibility="filter">
          <table:table-cell office:value-type="float" office:value="659" calcext:value-type="float">
            <text:p>659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2H56M24S" calcext:value-type="time">
            <text:p>22:56:24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44" calcext:value-type="float">
            <text:p>344</text:p>
          </table:table-cell>
          <table:table-cell table:number-columns-repeated="16377"/>
        </table:table-row>
        <table:table-row table:style-name="ro6" table:visibility="filter">
          <table:table-cell office:value-type="float" office:value="660" calcext:value-type="float">
            <text:p>660</text:p>
          </table:table-cell>
          <table:table-cell office:value-type="date" office:date-value="2025-06-11" calcext:value-type="date">
            <text:p>11.06.25</text:p>
          </table:table-cell>
          <table:table-cell table:style-name="ce11" office:value-type="time" office:time-value="PT22H59M57S" calcext:value-type="time">
            <text:p>22:59:57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22" calcext:value-type="float">
            <text:p>322</text:p>
          </table:table-cell>
          <table:table-cell table:number-columns-repeated="16377"/>
        </table:table-row>
        <table:table-row table:style-name="ro6" table:visibility="filter">
          <table:table-cell office:value-type="float" office:value="661" calcext:value-type="float">
            <text:p>661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06H01M17S" calcext:value-type="time">
            <text:p>6:01:17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402" calcext:value-type="float">
            <text:p>402</text:p>
          </table:table-cell>
          <table:table-cell table:number-columns-repeated="16377"/>
        </table:table-row>
        <table:table-row table:style-name="ro6" table:visibility="filter">
          <table:table-cell office:value-type="float" office:value="662" calcext:value-type="float">
            <text:p>662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06H05M03S" calcext:value-type="time">
            <text:p>6:05:03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6" table:visibility="filter">
          <table:table-cell office:value-type="float" office:value="663" calcext:value-type="float">
            <text:p>663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06H06M28S" calcext:value-type="time">
            <text:p>6:06:28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498" calcext:value-type="float">
            <text:p>4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664" calcext:value-type="float">
            <text:p>664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06H14M11S" calcext:value-type="time">
            <text:p>6:14:11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414" calcext:value-type="float">
            <text:p>414</text:p>
          </table:table-cell>
          <table:table-cell table:number-columns-repeated="16377"/>
        </table:table-row>
        <table:table-row table:style-name="ro6" table:visibility="filter">
          <table:table-cell office:value-type="float" office:value="665" calcext:value-type="float">
            <text:p>665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06H49M30S" calcext:value-type="time">
            <text:p>6:49:30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473" calcext:value-type="float">
            <text:p>473</text:p>
          </table:table-cell>
          <table:table-cell table:number-columns-repeated="16377"/>
        </table:table-row>
        <table:table-row table:style-name="ro6" table:visibility="filter">
          <table:table-cell office:value-type="float" office:value="666" calcext:value-type="float">
            <text:p>666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07H41M14S" calcext:value-type="time">
            <text:p>7:41:14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table:number-columns-repeated="16377"/>
        </table:table-row>
        <table:table-row table:style-name="ro6" table:visibility="filter">
          <table:table-cell office:value-type="float" office:value="667" calcext:value-type="float">
            <text:p>667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07H43M15S" calcext:value-type="time">
            <text:p>7:43:15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413" calcext:value-type="float">
            <text:p>413</text:p>
          </table:table-cell>
          <table:table-cell table:number-columns-repeated="16377"/>
        </table:table-row>
        <table:table-row table:style-name="ro6" table:visibility="filter">
          <table:table-cell office:value-type="float" office:value="668" calcext:value-type="float">
            <text:p>668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07H46M11S" calcext:value-type="time">
            <text:p>7:46:11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table:number-columns-repeated="16377"/>
        </table:table-row>
        <table:table-row table:style-name="ro6" table:visibility="filter">
          <table:table-cell office:value-type="float" office:value="669" calcext:value-type="float">
            <text:p>669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08H47M35S" calcext:value-type="time">
            <text:p>8:47:35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table:number-columns-repeated="16377"/>
        </table:table-row>
        <table:table-row table:style-name="ro6" table:visibility="filter">
          <table:table-cell office:value-type="float" office:value="670" calcext:value-type="float">
            <text:p>670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09H43M24S" calcext:value-type="time">
            <text:p>9:43:24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table:number-columns-repeated="16377"/>
        </table:table-row>
        <table:table-row table:style-name="ro6" table:visibility="filter">
          <table:table-cell office:value-type="float" office:value="671" calcext:value-type="float">
            <text:p>671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0H02M25S" calcext:value-type="time">
            <text:p>10:02:25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6" table:visibility="filter">
          <table:table-cell office:value-type="float" office:value="672" calcext:value-type="float">
            <text:p>672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0H13M56S" calcext:value-type="time">
            <text:p>10:13:56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435" calcext:value-type="float">
            <text:p>435</text:p>
          </table:table-cell>
          <table:table-cell table:number-columns-repeated="16377"/>
        </table:table-row>
        <table:table-row table:style-name="ro6" table:visibility="filter">
          <table:table-cell office:value-type="float" office:value="673" calcext:value-type="float">
            <text:p>673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0H54M45S" calcext:value-type="time">
            <text:p>10:54:45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table:number-columns-repeated="16377"/>
        </table:table-row>
        <table:table-row table:style-name="ro6" table:visibility="filter">
          <table:table-cell office:value-type="float" office:value="674" calcext:value-type="float">
            <text:p>674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1H14M04S" calcext:value-type="time">
            <text:p>11:14:04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6" table:visibility="filter">
          <table:table-cell office:value-type="float" office:value="675" calcext:value-type="float">
            <text:p>675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1H27M39S" calcext:value-type="time">
            <text:p>11:27:39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number-columns-repeated="16377"/>
        </table:table-row>
        <table:table-row table:style-name="ro6" table:visibility="filter">
          <table:table-cell office:value-type="float" office:value="676" calcext:value-type="float">
            <text:p>676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3H06M40S" calcext:value-type="time">
            <text:p>13:06:40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table:number-columns-repeated="16377"/>
        </table:table-row>
        <table:table-row table:style-name="ro6" table:visibility="filter">
          <table:table-cell office:value-type="float" office:value="677" calcext:value-type="float">
            <text:p>677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3H56M10S" calcext:value-type="time">
            <text:p>13:56:10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table:number-columns-repeated="16377"/>
        </table:table-row>
        <table:table-row table:style-name="ro6" table:visibility="filter">
          <table:table-cell office:value-type="float" office:value="678" calcext:value-type="float">
            <text:p>678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4H08M52S" calcext:value-type="time">
            <text:p>14:08:52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table:number-columns-repeated="16377"/>
        </table:table-row>
        <table:table-row table:style-name="ro6" table:visibility="filter">
          <table:table-cell office:value-type="float" office:value="679" calcext:value-type="float">
            <text:p>679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4H17M16S" calcext:value-type="time">
            <text:p>14:17:16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table:number-columns-repeated="16377"/>
        </table:table-row>
        <table:table-row table:style-name="ro6" table:visibility="filter">
          <table:table-cell office:value-type="float" office:value="680" calcext:value-type="float">
            <text:p>680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4H27M52S" calcext:value-type="time">
            <text:p>14:27:52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table:number-columns-repeated="16377"/>
        </table:table-row>
        <table:table-row table:style-name="ro6" table:visibility="filter">
          <table:table-cell office:value-type="float" office:value="681" calcext:value-type="float">
            <text:p>681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4H36M32S" calcext:value-type="time">
            <text:p>14:36:32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table:number-columns-repeated="16377"/>
        </table:table-row>
        <table:table-row table:style-name="ro6" table:visibility="filter">
          <table:table-cell office:value-type="float" office:value="682" calcext:value-type="float">
            <text:p>682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4H52M48S" calcext:value-type="time">
            <text:p>14:52:48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table:number-columns-repeated="16377"/>
        </table:table-row>
        <table:table-row table:style-name="ro6" table:visibility="filter">
          <table:table-cell office:value-type="float" office:value="683" calcext:value-type="float">
            <text:p>683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4H54M51S" calcext:value-type="time">
            <text:p>14:54:51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table:number-columns-repeated="16377"/>
        </table:table-row>
        <table:table-row table:style-name="ro6" table:visibility="filter">
          <table:table-cell office:value-type="float" office:value="684" calcext:value-type="float">
            <text:p>684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4H59M39S" calcext:value-type="time">
            <text:p>14:59:39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410" calcext:value-type="float">
            <text:p>410</text:p>
          </table:table-cell>
          <table:table-cell table:number-columns-repeated="16377"/>
        </table:table-row>
        <table:table-row table:style-name="ro6" table:visibility="filter">
          <table:table-cell office:value-type="float" office:value="685" calcext:value-type="float">
            <text:p>685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5H06M34S" calcext:value-type="time">
            <text:p>15:06:34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12" calcext:value-type="float">
            <text:p>312</text:p>
          </table:table-cell>
          <table:table-cell table:number-columns-repeated="16377"/>
        </table:table-row>
        <table:table-row table:style-name="ro6" table:visibility="filter">
          <table:table-cell office:value-type="float" office:value="686" calcext:value-type="float">
            <text:p>686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5H19M11S" calcext:value-type="time">
            <text:p>15:19:11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410" calcext:value-type="float">
            <text:p>410</text:p>
          </table:table-cell>
          <table:table-cell table:number-columns-repeated="16377"/>
        </table:table-row>
        <table:table-row table:style-name="ro6" table:visibility="filter">
          <table:table-cell office:value-type="float" office:value="687" calcext:value-type="float">
            <text:p>687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5H23M17S" calcext:value-type="time">
            <text:p>15:23:17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number-columns-repeated="16377"/>
        </table:table-row>
        <table:table-row table:style-name="ro6" table:visibility="filter">
          <table:table-cell office:value-type="float" office:value="688" calcext:value-type="float">
            <text:p>688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5H28M27S" calcext:value-type="time">
            <text:p>15:28:27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table:number-columns-repeated="16377"/>
        </table:table-row>
        <table:table-row table:style-name="ro6" table:visibility="filter">
          <table:table-cell office:value-type="float" office:value="689" calcext:value-type="float">
            <text:p>689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5H37M30S" calcext:value-type="time">
            <text:p>15:37:30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15" calcext:value-type="float">
            <text:p>315</text:p>
          </table:table-cell>
          <table:table-cell table:number-columns-repeated="16377"/>
        </table:table-row>
        <table:table-row table:style-name="ro6" table:visibility="filter">
          <table:table-cell office:value-type="float" office:value="690" calcext:value-type="float">
            <text:p>690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5H57M21S" calcext:value-type="time">
            <text:p>15:57:21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table:number-columns-repeated="16377"/>
        </table:table-row>
        <table:table-row table:style-name="ro6" table:visibility="filter">
          <table:table-cell office:value-type="float" office:value="691" calcext:value-type="float">
            <text:p>691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7H09M28S" calcext:value-type="time">
            <text:p>17:09:28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table:number-columns-repeated="16377"/>
        </table:table-row>
        <table:table-row table:style-name="ro6" table:visibility="filter">
          <table:table-cell office:value-type="float" office:value="692" calcext:value-type="float">
            <text:p>692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7H16M22S" calcext:value-type="time">
            <text:p>17:16:22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table:number-columns-repeated="16377"/>
        </table:table-row>
        <table:table-row table:style-name="ro6" table:visibility="filter">
          <table:table-cell office:value-type="float" office:value="693" calcext:value-type="float">
            <text:p>693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7H19M11S" calcext:value-type="time">
            <text:p>17:19:11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table:number-columns-repeated="16377"/>
        </table:table-row>
        <table:table-row table:style-name="ro6" table:visibility="filter">
          <table:table-cell office:value-type="float" office:value="694" calcext:value-type="float">
            <text:p>694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7H24M21S" calcext:value-type="time">
            <text:p>17:24:21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695" calcext:value-type="float">
            <text:p>695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7H40M27S" calcext:value-type="time">
            <text:p>17:40:27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16377"/>
        </table:table-row>
        <table:table-row table:style-name="ro6" table:visibility="filter">
          <table:table-cell office:value-type="float" office:value="696" calcext:value-type="float">
            <text:p>696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7H42M42S" calcext:value-type="time">
            <text:p>17:42:42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16377"/>
        </table:table-row>
        <table:table-row table:style-name="ro6" table:visibility="filter">
          <table:table-cell office:value-type="float" office:value="697" calcext:value-type="float">
            <text:p>697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8H19M58S" calcext:value-type="time">
            <text:p>18:19:58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table:number-columns-repeated="16377"/>
        </table:table-row>
        <table:table-row table:style-name="ro6" table:visibility="filter">
          <table:table-cell office:value-type="float" office:value="698" calcext:value-type="float">
            <text:p>698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8H35M20S" calcext:value-type="time">
            <text:p>18:35:20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351" calcext:value-type="float">
            <text:p>351</text:p>
          </table:table-cell>
          <table:table-cell table:number-columns-repeated="16377"/>
        </table:table-row>
        <table:table-row table:style-name="ro6" table:visibility="filter">
          <table:table-cell office:value-type="float" office:value="699" calcext:value-type="float">
            <text:p>699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9H32M03S" calcext:value-type="time">
            <text:p>19:32:03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6" table:visibility="filter">
          <table:table-cell office:value-type="float" office:value="700" calcext:value-type="float">
            <text:p>700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9H33M27S" calcext:value-type="time">
            <text:p>19:33:27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701" calcext:value-type="float">
            <text:p>701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9H41M35S" calcext:value-type="time">
            <text:p>19:41:35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366" calcext:value-type="float">
            <text:p>366</text:p>
          </table:table-cell>
          <table:table-cell table:number-columns-repeated="16377"/>
        </table:table-row>
        <table:table-row table:style-name="ro6" table:visibility="filter">
          <table:table-cell office:value-type="float" office:value="702" calcext:value-type="float">
            <text:p>702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9H44M17S" calcext:value-type="time">
            <text:p>19:44:17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table:number-columns-repeated="16377"/>
        </table:table-row>
        <table:table-row table:style-name="ro6" table:visibility="filter">
          <table:table-cell office:value-type="float" office:value="703" calcext:value-type="float">
            <text:p>703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9H44M36S" calcext:value-type="time">
            <text:p>19:44:36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 table:number-columns-repeated="16377"/>
        </table:table-row>
        <table:table-row table:style-name="ro6" table:visibility="filter">
          <table:table-cell office:value-type="float" office:value="704" calcext:value-type="float">
            <text:p>704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9H49M21S" calcext:value-type="time">
            <text:p>19:49:21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table:number-columns-repeated="16377"/>
        </table:table-row>
        <table:table-row table:style-name="ro6" table:visibility="filter">
          <table:table-cell office:value-type="float" office:value="705" calcext:value-type="float">
            <text:p>705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19H58M51S" calcext:value-type="time">
            <text:p>19:58:51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427" calcext:value-type="float">
            <text:p>427</text:p>
          </table:table-cell>
          <table:table-cell table:number-columns-repeated="16377"/>
        </table:table-row>
        <table:table-row table:style-name="ro6" table:visibility="filter">
          <table:table-cell office:value-type="float" office:value="706" calcext:value-type="float">
            <text:p>706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1H03M38S" calcext:value-type="time">
            <text:p>21:03:38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6" table:visibility="filter">
          <table:table-cell office:value-type="float" office:value="707" calcext:value-type="float">
            <text:p>707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1H05M10S" calcext:value-type="time">
            <text:p>21:05:10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table:number-columns-repeated="16377"/>
        </table:table-row>
        <table:table-row table:style-name="ro6" table:visibility="filter">
          <table:table-cell office:value-type="float" office:value="708" calcext:value-type="float">
            <text:p>708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1H07M35S" calcext:value-type="time">
            <text:p>21:07:35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table:number-columns-repeated="16377"/>
        </table:table-row>
        <table:table-row table:style-name="ro6" table:visibility="filter">
          <table:table-cell office:value-type="float" office:value="709" calcext:value-type="float">
            <text:p>709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1H09M54S" calcext:value-type="time">
            <text:p>21:09:54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295" calcext:value-type="float">
            <text:p>295</text:p>
          </table:table-cell>
          <table:table-cell table:number-columns-repeated="16377"/>
        </table:table-row>
        <table:table-row table:style-name="ro6" table:visibility="filter">
          <table:table-cell office:value-type="float" office:value="710" calcext:value-type="float">
            <text:p>710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1H10M41S" calcext:value-type="time">
            <text:p>21:10:41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481" calcext:value-type="float">
            <text:p>481</text:p>
          </table:table-cell>
          <table:table-cell table:number-columns-repeated="16377"/>
        </table:table-row>
        <table:table-row table:style-name="ro6" table:visibility="filter">
          <table:table-cell office:value-type="float" office:value="711" calcext:value-type="float">
            <text:p>711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1H22M36S" calcext:value-type="time">
            <text:p>21:22:36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277" calcext:value-type="float">
            <text:p>277</text:p>
          </table:table-cell>
          <table:table-cell table:number-columns-repeated="16377"/>
        </table:table-row>
        <table:table-row table:style-name="ro6" table:visibility="filter">
          <table:table-cell office:value-type="float" office:value="712" calcext:value-type="float">
            <text:p>712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1H39M52S" calcext:value-type="time">
            <text:p>21:39:52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table:number-columns-repeated="16377"/>
        </table:table-row>
        <table:table-row table:style-name="ro6" table:visibility="filter">
          <table:table-cell office:value-type="float" office:value="713" calcext:value-type="float">
            <text:p>713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1H43M33S" calcext:value-type="time">
            <text:p>21:43:33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714" calcext:value-type="float">
            <text:p>714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1H45M27S" calcext:value-type="time">
            <text:p>21:45:27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6" table:visibility="filter">
          <table:table-cell office:value-type="float" office:value="715" calcext:value-type="float">
            <text:p>715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1H54M25S" calcext:value-type="time">
            <text:p>21:54:25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table:number-columns-repeated="16377"/>
        </table:table-row>
        <table:table-row table:style-name="ro6" table:visibility="filter">
          <table:table-cell office:value-type="float" office:value="716" calcext:value-type="float">
            <text:p>716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1H57M09S" calcext:value-type="time">
            <text:p>21:57:09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table:number-columns-repeated="16377"/>
        </table:table-row>
        <table:table-row table:style-name="ro6" table:visibility="filter">
          <table:table-cell office:value-type="float" office:value="717" calcext:value-type="float">
            <text:p>717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1H57M10S" calcext:value-type="time">
            <text:p>21:57:10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259" calcext:value-type="float">
            <text:p>259</text:p>
          </table:table-cell>
          <table:table-cell table:number-columns-repeated="16377"/>
        </table:table-row>
        <table:table-row table:style-name="ro6" table:visibility="filter">
          <table:table-cell office:value-type="float" office:value="718" calcext:value-type="float">
            <text:p>718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2H22M27S" calcext:value-type="time">
            <text:p>22:22:27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6" table:visibility="filter">
          <table:table-cell office:value-type="float" office:value="719" calcext:value-type="float">
            <text:p>719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2H32M54S" calcext:value-type="time">
            <text:p>22:32:54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720" calcext:value-type="float">
            <text:p>720</text:p>
          </table:table-cell>
          <table:table-cell office:value-type="date" office:date-value="2025-06-12" calcext:value-type="date">
            <text:p>12.06.25</text:p>
          </table:table-cell>
          <table:table-cell table:style-name="ce11" office:value-type="time" office:time-value="PT22H50M55S" calcext:value-type="time">
            <text:p>22:50:55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table:number-columns-repeated="16377"/>
        </table:table-row>
        <table:table-row table:style-name="ro6" table:visibility="filter">
          <table:table-cell office:value-type="float" office:value="721" calcext:value-type="float">
            <text:p>721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06H59M52S" calcext:value-type="time">
            <text:p>6:59:52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table:number-columns-repeated="16377"/>
        </table:table-row>
        <table:table-row table:style-name="ro6" table:visibility="filter">
          <table:table-cell office:value-type="float" office:value="722" calcext:value-type="float">
            <text:p>722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07H04M00S" calcext:value-type="time">
            <text:p>7:04:00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412" calcext:value-type="float">
            <text:p>412</text:p>
          </table:table-cell>
          <table:table-cell table:number-columns-repeated="16377"/>
        </table:table-row>
        <table:table-row table:style-name="ro6" table:visibility="filter">
          <table:table-cell office:value-type="float" office:value="723" calcext:value-type="float">
            <text:p>723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07H10M55S" calcext:value-type="time">
            <text:p>7:10:55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16377"/>
        </table:table-row>
        <table:table-row table:style-name="ro6" table:visibility="filter">
          <table:table-cell office:value-type="float" office:value="724" calcext:value-type="float">
            <text:p>724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08H42M50S" calcext:value-type="time">
            <text:p>8:42:50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table:number-columns-repeated="16377"/>
        </table:table-row>
        <table:table-row table:style-name="ro6" table:visibility="filter">
          <table:table-cell office:value-type="float" office:value="725" calcext:value-type="float">
            <text:p>725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08H49M54S" calcext:value-type="time">
            <text:p>8:49:54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450" calcext:value-type="float">
            <text:p>450</text:p>
          </table:table-cell>
          <table:table-cell table:number-columns-repeated="16377"/>
        </table:table-row>
        <table:table-row table:style-name="ro6" table:visibility="filter">
          <table:table-cell office:value-type="float" office:value="726" calcext:value-type="float">
            <text:p>726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09H30M03S" calcext:value-type="time">
            <text:p>9:30:03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457" calcext:value-type="float">
            <text:p>457</text:p>
          </table:table-cell>
          <table:table-cell table:number-columns-repeated="16377"/>
        </table:table-row>
        <table:table-row table:style-name="ro6" table:visibility="filter">
          <table:table-cell office:value-type="float" office:value="727" calcext:value-type="float">
            <text:p>727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09H59M32S" calcext:value-type="time">
            <text:p>9:59:32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table:number-columns-repeated="16377"/>
        </table:table-row>
        <table:table-row table:style-name="ro6" table:visibility="filter">
          <table:table-cell office:value-type="float" office:value="728" calcext:value-type="float">
            <text:p>728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0H08M42S" calcext:value-type="time">
            <text:p>10:08:42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229" calcext:value-type="float">
            <text:p>229</text:p>
          </table:table-cell>
          <table:table-cell table:number-columns-repeated="16377"/>
        </table:table-row>
        <table:table-row table:style-name="ro6" table:visibility="filter">
          <table:table-cell office:value-type="float" office:value="729" calcext:value-type="float">
            <text:p>729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0H19M02S" calcext:value-type="time">
            <text:p>10:19:02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576" calcext:value-type="float">
            <text:p>576</text:p>
          </table:table-cell>
          <table:table-cell table:number-columns-repeated="16377"/>
        </table:table-row>
        <table:table-row table:style-name="ro6" table:visibility="filter">
          <table:table-cell office:value-type="float" office:value="730" calcext:value-type="float">
            <text:p>730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0H30M14S" calcext:value-type="time">
            <text:p>10:30:14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538" calcext:value-type="float">
            <text:p>538</text:p>
          </table:table-cell>
          <table:table-cell table:number-columns-repeated="16377"/>
        </table:table-row>
        <table:table-row table:style-name="ro6" table:visibility="filter">
          <table:table-cell office:value-type="float" office:value="731" calcext:value-type="float">
            <text:p>731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0H38M03S" calcext:value-type="time">
            <text:p>10:38:03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16377"/>
        </table:table-row>
        <table:table-row table:style-name="ro6" table:visibility="filter">
          <table:table-cell office:value-type="float" office:value="732" calcext:value-type="float">
            <text:p>732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0H39M33S" calcext:value-type="time">
            <text:p>10:39:33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348" calcext:value-type="float">
            <text:p>348</text:p>
          </table:table-cell>
          <table:table-cell table:number-columns-repeated="16377"/>
        </table:table-row>
        <table:table-row table:style-name="ro6" table:visibility="filter">
          <table:table-cell office:value-type="float" office:value="733" calcext:value-type="float">
            <text:p>733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0H50M35S" calcext:value-type="time">
            <text:p>10:50:35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402" calcext:value-type="float">
            <text:p>402</text:p>
          </table:table-cell>
          <table:table-cell table:number-columns-repeated="16377"/>
        </table:table-row>
        <table:table-row table:style-name="ro6" table:visibility="filter">
          <table:table-cell office:value-type="float" office:value="734" calcext:value-type="float">
            <text:p>734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0H59M36S" calcext:value-type="time">
            <text:p>10:59:36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table:number-columns-repeated="16377"/>
        </table:table-row>
        <table:table-row table:style-name="ro6" table:visibility="filter">
          <table:table-cell office:value-type="float" office:value="735" calcext:value-type="float">
            <text:p>735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1H09M21S" calcext:value-type="time">
            <text:p>11:09:21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373" calcext:value-type="float">
            <text:p>373</text:p>
          </table:table-cell>
          <table:table-cell table:number-columns-repeated="16377"/>
        </table:table-row>
        <table:table-row table:style-name="ro6" table:visibility="filter">
          <table:table-cell office:value-type="float" office:value="736" calcext:value-type="float">
            <text:p>736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3H06M28S" calcext:value-type="time">
            <text:p>13:06:28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table:number-columns-repeated="16377"/>
        </table:table-row>
        <table:table-row table:style-name="ro6" table:visibility="filter">
          <table:table-cell office:value-type="float" office:value="737" calcext:value-type="float">
            <text:p>737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3H30M50S" calcext:value-type="time">
            <text:p>13:30:50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table:number-columns-repeated="16377"/>
        </table:table-row>
        <table:table-row table:style-name="ro6" table:visibility="filter">
          <table:table-cell office:value-type="float" office:value="738" calcext:value-type="float">
            <text:p>738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3H35M55S" calcext:value-type="time">
            <text:p>13:35:55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table:number-columns-repeated="16377"/>
        </table:table-row>
        <table:table-row table:style-name="ro6" table:visibility="filter">
          <table:table-cell office:value-type="float" office:value="739" calcext:value-type="float">
            <text:p>739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3H44M44S" calcext:value-type="time">
            <text:p>13:44:44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433" calcext:value-type="float">
            <text:p>433</text:p>
          </table:table-cell>
          <table:table-cell table:number-columns-repeated="16377"/>
        </table:table-row>
        <table:table-row table:style-name="ro6" table:visibility="filter">
          <table:table-cell office:value-type="float" office:value="740" calcext:value-type="float">
            <text:p>740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4H00M29S" calcext:value-type="time">
            <text:p>14:00:29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number-columns-repeated="16377"/>
        </table:table-row>
        <table:table-row table:style-name="ro6" table:visibility="filter">
          <table:table-cell office:value-type="float" office:value="741" calcext:value-type="float">
            <text:p>741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4H17M33S" calcext:value-type="time">
            <text:p>14:17:33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table:number-columns-repeated="16377"/>
        </table:table-row>
        <table:table-row table:style-name="ro6" table:visibility="filter">
          <table:table-cell office:value-type="float" office:value="742" calcext:value-type="float">
            <text:p>742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4H19M04S" calcext:value-type="time">
            <text:p>14:19:04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6" table:visibility="filter">
          <table:table-cell office:value-type="float" office:value="743" calcext:value-type="float">
            <text:p>743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4H57M21S" calcext:value-type="time">
            <text:p>14:57:21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  <table:table-cell table:number-columns-repeated="16377"/>
        </table:table-row>
        <table:table-row table:style-name="ro6" table:visibility="filter">
          <table:table-cell office:value-type="float" office:value="744" calcext:value-type="float">
            <text:p>744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5H17M31S" calcext:value-type="time">
            <text:p>15:17:31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table:number-columns-repeated="16377"/>
        </table:table-row>
        <table:table-row table:style-name="ro6" table:visibility="filter">
          <table:table-cell office:value-type="float" office:value="745" calcext:value-type="float">
            <text:p>745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5H19M29S" calcext:value-type="time">
            <text:p>15:19:29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495" calcext:value-type="float">
            <text:p>495</text:p>
          </table:table-cell>
          <table:table-cell table:number-columns-repeated="16377"/>
        </table:table-row>
        <table:table-row table:style-name="ro6" table:visibility="filter">
          <table:table-cell office:value-type="float" office:value="746" calcext:value-type="float">
            <text:p>746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5H21M10S" calcext:value-type="time">
            <text:p>15:21:10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76" calcext:value-type="float">
            <text:p>176</text:p>
          </table:table-cell>
          <table:table-cell table:number-columns-repeated="16377"/>
        </table:table-row>
        <table:table-row table:style-name="ro6" table:visibility="filter">
          <table:table-cell office:value-type="float" office:value="747" calcext:value-type="float">
            <text:p>747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5H21M48S" calcext:value-type="time">
            <text:p>15:21:48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number-columns-repeated="16377"/>
        </table:table-row>
        <table:table-row table:style-name="ro6" table:visibility="filter">
          <table:table-cell office:value-type="float" office:value="748" calcext:value-type="float">
            <text:p>748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5H41M24S" calcext:value-type="time">
            <text:p>15:41:24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6" table:visibility="filter">
          <table:table-cell office:value-type="float" office:value="749" calcext:value-type="float">
            <text:p>749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5H47M25S" calcext:value-type="time">
            <text:p>15:47:25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table:number-columns-repeated="16377"/>
        </table:table-row>
        <table:table-row table:style-name="ro6" table:visibility="filter">
          <table:table-cell office:value-type="float" office:value="750" calcext:value-type="float">
            <text:p>750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5H59M07S" calcext:value-type="time">
            <text:p>15:59:07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table:number-columns-repeated="16377"/>
        </table:table-row>
        <table:table-row table:style-name="ro6" table:visibility="filter">
          <table:table-cell office:value-type="float" office:value="751" calcext:value-type="float">
            <text:p>751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7H31M03S" calcext:value-type="time">
            <text:p>17:31:03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table:number-columns-repeated="16377"/>
        </table:table-row>
        <table:table-row table:style-name="ro6" table:visibility="filter">
          <table:table-cell office:value-type="float" office:value="752" calcext:value-type="float">
            <text:p>752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7H45M48S" calcext:value-type="time">
            <text:p>17:45:48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6" table:visibility="filter">
          <table:table-cell office:value-type="float" office:value="753" calcext:value-type="float">
            <text:p>753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7H57M49S" calcext:value-type="time">
            <text:p>17:57:49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526" calcext:value-type="float">
            <text:p>526</text:p>
          </table:table-cell>
          <table:table-cell table:number-columns-repeated="16377"/>
        </table:table-row>
        <table:table-row table:style-name="ro6" table:visibility="filter">
          <table:table-cell office:value-type="float" office:value="754" calcext:value-type="float">
            <text:p>754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8H11M44S" calcext:value-type="time">
            <text:p>18:11:44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395" calcext:value-type="float">
            <text:p>395</text:p>
          </table:table-cell>
          <table:table-cell table:number-columns-repeated="16377"/>
        </table:table-row>
        <table:table-row table:style-name="ro6" table:visibility="filter">
          <table:table-cell office:value-type="float" office:value="755" calcext:value-type="float">
            <text:p>755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8H13M23S" calcext:value-type="time">
            <text:p>18:13:23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411" calcext:value-type="float">
            <text:p>411</text:p>
          </table:table-cell>
          <table:table-cell table:number-columns-repeated="16377"/>
        </table:table-row>
        <table:table-row table:style-name="ro6" table:visibility="filter">
          <table:table-cell office:value-type="float" office:value="756" calcext:value-type="float">
            <text:p>756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8H13M44S" calcext:value-type="time">
            <text:p>18:13:44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279" calcext:value-type="float">
            <text:p>279</text:p>
          </table:table-cell>
          <table:table-cell table:number-columns-repeated="16377"/>
        </table:table-row>
        <table:table-row table:style-name="ro6" table:visibility="filter">
          <table:table-cell office:value-type="float" office:value="757" calcext:value-type="float">
            <text:p>757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8H25M16S" calcext:value-type="time">
            <text:p>18:25:16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383" calcext:value-type="float">
            <text:p>383</text:p>
          </table:table-cell>
          <table:table-cell table:number-columns-repeated="16377"/>
        </table:table-row>
        <table:table-row table:style-name="ro6" table:visibility="filter">
          <table:table-cell office:value-type="float" office:value="758" calcext:value-type="float">
            <text:p>758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8H33M26S" calcext:value-type="time">
            <text:p>18:33:26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590" calcext:value-type="float">
            <text:p>590</text:p>
          </table:table-cell>
          <table:table-cell table:number-columns-repeated="16377"/>
        </table:table-row>
        <table:table-row table:style-name="ro6" table:visibility="filter">
          <table:table-cell office:value-type="float" office:value="759" calcext:value-type="float">
            <text:p>759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8H37M24S" calcext:value-type="time">
            <text:p>18:37:24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524" calcext:value-type="float">
            <text:p>524</text:p>
          </table:table-cell>
          <table:table-cell table:number-columns-repeated="16377"/>
        </table:table-row>
        <table:table-row table:style-name="ro6" table:visibility="filter">
          <table:table-cell office:value-type="float" office:value="760" calcext:value-type="float">
            <text:p>760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8H38M48S" calcext:value-type="time">
            <text:p>18:38:48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316" calcext:value-type="float">
            <text:p>316</text:p>
          </table:table-cell>
          <table:table-cell table:number-columns-repeated="16377"/>
        </table:table-row>
        <table:table-row table:style-name="ro6" table:visibility="filter">
          <table:table-cell office:value-type="float" office:value="761" calcext:value-type="float">
            <text:p>761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8H42M56S" calcext:value-type="time">
            <text:p>18:42:56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335" calcext:value-type="float">
            <text:p>335</text:p>
          </table:table-cell>
          <table:table-cell table:number-columns-repeated="16377"/>
        </table:table-row>
        <table:table-row table:style-name="ro6" table:visibility="filter">
          <table:table-cell office:value-type="float" office:value="762" calcext:value-type="float">
            <text:p>762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8H52M13S" calcext:value-type="time">
            <text:p>18:52:13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515" calcext:value-type="float">
            <text:p>515</text:p>
          </table:table-cell>
          <table:table-cell table:number-columns-repeated="16377"/>
        </table:table-row>
        <table:table-row table:style-name="ro6" table:visibility="filter">
          <table:table-cell office:value-type="float" office:value="763" calcext:value-type="float">
            <text:p>763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8H58M58S" calcext:value-type="time">
            <text:p>18:58:58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92" calcext:value-type="float">
            <text:p>392</text:p>
          </table:table-cell>
          <table:table-cell table:number-columns-repeated="16377"/>
        </table:table-row>
        <table:table-row table:style-name="ro6" table:visibility="filter">
          <table:table-cell office:value-type="float" office:value="764" calcext:value-type="float">
            <text:p>764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9H01M55S" calcext:value-type="time">
            <text:p>19:01:55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06" calcext:value-type="float">
            <text:p>206</text:p>
          </table:table-cell>
          <table:table-cell table:number-columns-repeated="16377"/>
        </table:table-row>
        <table:table-row table:style-name="ro6" table:visibility="filter">
          <table:table-cell office:value-type="float" office:value="765" calcext:value-type="float">
            <text:p>765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19H52M37S" calcext:value-type="time">
            <text:p>19:52:37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table:number-columns-repeated="16377"/>
        </table:table-row>
        <table:table-row table:style-name="ro6" table:visibility="filter">
          <table:table-cell office:value-type="float" office:value="766" calcext:value-type="float">
            <text:p>766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1H03M03S" calcext:value-type="time">
            <text:p>21:03:03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table:number-columns-repeated="16377"/>
        </table:table-row>
        <table:table-row table:style-name="ro6" table:visibility="filter">
          <table:table-cell office:value-type="float" office:value="767" calcext:value-type="float">
            <text:p>767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1H03M10S" calcext:value-type="time">
            <text:p>21:03:10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768" calcext:value-type="float">
            <text:p>768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1H18M36S" calcext:value-type="time">
            <text:p>21:18:36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292" calcext:value-type="float">
            <text:p>292</text:p>
          </table:table-cell>
          <table:table-cell table:number-columns-repeated="16377"/>
        </table:table-row>
        <table:table-row table:style-name="ro6" table:visibility="filter">
          <table:table-cell office:value-type="float" office:value="769" calcext:value-type="float">
            <text:p>769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1H18M44S" calcext:value-type="time">
            <text:p>21:18:44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number-columns-repeated="16377"/>
        </table:table-row>
        <table:table-row table:style-name="ro6" table:visibility="filter">
          <table:table-cell office:value-type="float" office:value="770" calcext:value-type="float">
            <text:p>770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1H31M43S" calcext:value-type="time">
            <text:p>21:31:43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table:number-columns-repeated="16377"/>
        </table:table-row>
        <table:table-row table:style-name="ro6" table:visibility="filter">
          <table:table-cell office:value-type="float" office:value="771" calcext:value-type="float">
            <text:p>771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1H38M06S" calcext:value-type="time">
            <text:p>21:38:06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406" calcext:value-type="float">
            <text:p>406</text:p>
          </table:table-cell>
          <table:table-cell table:number-columns-repeated="16377"/>
        </table:table-row>
        <table:table-row table:style-name="ro6" table:visibility="filter">
          <table:table-cell office:value-type="float" office:value="772" calcext:value-type="float">
            <text:p>772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1H41M44S" calcext:value-type="time">
            <text:p>21:41:44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table:number-columns-repeated="16377"/>
        </table:table-row>
        <table:table-row table:style-name="ro6" table:visibility="filter">
          <table:table-cell office:value-type="float" office:value="773" calcext:value-type="float">
            <text:p>773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1H51M32S" calcext:value-type="time">
            <text:p>21:51:32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table:number-columns-repeated="16377"/>
        </table:table-row>
        <table:table-row table:style-name="ro6" table:visibility="filter">
          <table:table-cell office:value-type="float" office:value="774" calcext:value-type="float">
            <text:p>774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2H15M02S" calcext:value-type="time">
            <text:p>22:15:02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561" calcext:value-type="float">
            <text:p>561</text:p>
          </table:table-cell>
          <table:table-cell table:number-columns-repeated="16377"/>
        </table:table-row>
        <table:table-row table:style-name="ro6" table:visibility="filter">
          <table:table-cell office:value-type="float" office:value="775" calcext:value-type="float">
            <text:p>775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2H16M41S" calcext:value-type="time">
            <text:p>22:16:41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number-columns-repeated="16377"/>
        </table:table-row>
        <table:table-row table:style-name="ro6" table:visibility="filter">
          <table:table-cell office:value-type="float" office:value="776" calcext:value-type="float">
            <text:p>776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2H37M31S" calcext:value-type="time">
            <text:p>22:37:31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table:number-columns-repeated="16377"/>
        </table:table-row>
        <table:table-row table:style-name="ro6" table:visibility="filter">
          <table:table-cell office:value-type="float" office:value="777" calcext:value-type="float">
            <text:p>777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2H41M11S" calcext:value-type="time">
            <text:p>22:41:11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36" calcext:value-type="float">
            <text:p>336</text:p>
          </table:table-cell>
          <table:table-cell table:number-columns-repeated="16377"/>
        </table:table-row>
        <table:table-row table:style-name="ro6" table:visibility="filter">
          <table:table-cell office:value-type="float" office:value="778" calcext:value-type="float">
            <text:p>778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2H48M53S" calcext:value-type="time">
            <text:p>22:48:53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227" calcext:value-type="float">
            <text:p>227</text:p>
          </table:table-cell>
          <table:table-cell table:number-columns-repeated="16377"/>
        </table:table-row>
        <table:table-row table:style-name="ro6" table:visibility="filter">
          <table:table-cell office:value-type="float" office:value="779" calcext:value-type="float">
            <text:p>779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2H55M54S" calcext:value-type="time">
            <text:p>22:55:54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table:number-columns-repeated="16377"/>
        </table:table-row>
        <table:table-row table:style-name="ro6" table:visibility="filter">
          <table:table-cell office:value-type="float" office:value="780" calcext:value-type="float">
            <text:p>780</text:p>
          </table:table-cell>
          <table:table-cell office:value-type="date" office:date-value="2025-06-13" calcext:value-type="date">
            <text:p>13.06.25</text:p>
          </table:table-cell>
          <table:table-cell table:style-name="ce11" office:value-type="time" office:time-value="PT22H58M48S" calcext:value-type="time">
            <text:p>22:58:48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781" calcext:value-type="float">
            <text:p>781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06H35M04S" calcext:value-type="time">
            <text:p>6:35:04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410" calcext:value-type="float">
            <text:p>410</text:p>
          </table:table-cell>
          <table:table-cell table:number-columns-repeated="16377"/>
        </table:table-row>
        <table:table-row table:style-name="ro6" table:visibility="filter">
          <table:table-cell office:value-type="float" office:value="782" calcext:value-type="float">
            <text:p>782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07H11M28S" calcext:value-type="time">
            <text:p>7:11:28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427" calcext:value-type="float">
            <text:p>427</text:p>
          </table:table-cell>
          <table:table-cell table:number-columns-repeated="16377"/>
        </table:table-row>
        <table:table-row table:style-name="ro6" table:visibility="filter">
          <table:table-cell office:value-type="float" office:value="783" calcext:value-type="float">
            <text:p>783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07H14M06S" calcext:value-type="time">
            <text:p>7:14:06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205" calcext:value-type="float">
            <text:p>205</text:p>
          </table:table-cell>
          <table:table-cell table:number-columns-repeated="16377"/>
        </table:table-row>
        <table:table-row table:style-name="ro6" table:visibility="filter">
          <table:table-cell office:value-type="float" office:value="784" calcext:value-type="float">
            <text:p>784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08H24M54S" calcext:value-type="time">
            <text:p>8:24:54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429" calcext:value-type="float">
            <text:p>429</text:p>
          </table:table-cell>
          <table:table-cell table:number-columns-repeated="16377"/>
        </table:table-row>
        <table:table-row table:style-name="ro6" table:visibility="filter">
          <table:table-cell office:value-type="float" office:value="785" calcext:value-type="float">
            <text:p>785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08H33M24S" calcext:value-type="time">
            <text:p>8:33:24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table:number-columns-repeated="16377"/>
        </table:table-row>
        <table:table-row table:style-name="ro6" table:visibility="filter">
          <table:table-cell office:value-type="float" office:value="786" calcext:value-type="float">
            <text:p>786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08H43M39S" calcext:value-type="time">
            <text:p>8:43:39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table:number-columns-repeated="16377"/>
        </table:table-row>
        <table:table-row table:style-name="ro6" table:visibility="filter">
          <table:table-cell office:value-type="float" office:value="787" calcext:value-type="float">
            <text:p>787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09H22M01S" calcext:value-type="time">
            <text:p>9:22:01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253" calcext:value-type="float">
            <text:p>253</text:p>
          </table:table-cell>
          <table:table-cell table:number-columns-repeated="16377"/>
        </table:table-row>
        <table:table-row table:style-name="ro6" table:visibility="filter">
          <table:table-cell office:value-type="float" office:value="788" calcext:value-type="float">
            <text:p>788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09H22M53S" calcext:value-type="time">
            <text:p>9:22:53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number-columns-repeated="16377"/>
        </table:table-row>
        <table:table-row table:style-name="ro6" table:visibility="filter">
          <table:table-cell office:value-type="float" office:value="789" calcext:value-type="float">
            <text:p>789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09H52M22S" calcext:value-type="time">
            <text:p>9:52:22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163" calcext:value-type="float">
            <text:p>163</text:p>
          </table:table-cell>
          <table:table-cell table:number-columns-repeated="16377"/>
        </table:table-row>
        <table:table-row table:style-name="ro6" table:visibility="filter">
          <table:table-cell office:value-type="float" office:value="790" calcext:value-type="float">
            <text:p>790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0H15M42S" calcext:value-type="time">
            <text:p>10:15:42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table:number-columns-repeated="16377"/>
        </table:table-row>
        <table:table-row table:style-name="ro6" table:visibility="filter">
          <table:table-cell office:value-type="float" office:value="791" calcext:value-type="float">
            <text:p>791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0H20M52S" calcext:value-type="time">
            <text:p>10:20:52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table:number-columns-repeated="16377"/>
        </table:table-row>
        <table:table-row table:style-name="ro6" table:visibility="filter">
          <table:table-cell office:value-type="float" office:value="792" calcext:value-type="float">
            <text:p>792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0H27M42S" calcext:value-type="time">
            <text:p>10:27:42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46" calcext:value-type="float">
            <text:p>346</text:p>
          </table:table-cell>
          <table:table-cell table:number-columns-repeated="16377"/>
        </table:table-row>
        <table:table-row table:style-name="ro6" table:visibility="filter">
          <table:table-cell office:value-type="float" office:value="793" calcext:value-type="float">
            <text:p>793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0H58M09S" calcext:value-type="time">
            <text:p>10:58:09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table:number-columns-repeated="16377"/>
        </table:table-row>
        <table:table-row table:style-name="ro6" table:visibility="filter">
          <table:table-cell office:value-type="float" office:value="794" calcext:value-type="float">
            <text:p>794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1H01M59S" calcext:value-type="time">
            <text:p>11:01:59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316" calcext:value-type="float">
            <text:p>316</text:p>
          </table:table-cell>
          <table:table-cell table:number-columns-repeated="16377"/>
        </table:table-row>
        <table:table-row table:style-name="ro6" table:visibility="filter">
          <table:table-cell office:value-type="float" office:value="795" calcext:value-type="float">
            <text:p>795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1H25M18S" calcext:value-type="time">
            <text:p>11:25:18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444" calcext:value-type="float">
            <text:p>444</text:p>
          </table:table-cell>
          <table:table-cell table:number-columns-repeated="16377"/>
        </table:table-row>
        <table:table-row table:style-name="ro6" table:visibility="filter">
          <table:table-cell office:value-type="float" office:value="796" calcext:value-type="float">
            <text:p>796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3H25M33S" calcext:value-type="time">
            <text:p>13:25:33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797" calcext:value-type="float">
            <text:p>797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3H37M15S" calcext:value-type="time">
            <text:p>13:37:15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table:number-columns-repeated="16377"/>
        </table:table-row>
        <table:table-row table:style-name="ro6" table:visibility="filter">
          <table:table-cell office:value-type="float" office:value="798" calcext:value-type="float">
            <text:p>798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3H39M32S" calcext:value-type="time">
            <text:p>13:39:32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table:number-columns-repeated="16377"/>
        </table:table-row>
        <table:table-row table:style-name="ro6" table:visibility="filter">
          <table:table-cell office:value-type="float" office:value="799" calcext:value-type="float">
            <text:p>799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3H39M38S" calcext:value-type="time">
            <text:p>13:39:38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table:number-columns-repeated="16377"/>
        </table:table-row>
        <table:table-row table:style-name="ro6" table:visibility="filter">
          <table:table-cell office:value-type="float" office:value="800" calcext:value-type="float">
            <text:p>800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4H07M57S" calcext:value-type="time">
            <text:p>14:07:57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6" table:visibility="filter">
          <table:table-cell office:value-type="float" office:value="801" calcext:value-type="float">
            <text:p>801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4H14M06S" calcext:value-type="time">
            <text:p>14:14:06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186" calcext:value-type="float">
            <text:p>186</text:p>
          </table:table-cell>
          <table:table-cell table:number-columns-repeated="16377"/>
        </table:table-row>
        <table:table-row table:style-name="ro6" table:visibility="filter">
          <table:table-cell office:value-type="float" office:value="802" calcext:value-type="float">
            <text:p>802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4H24M25S" calcext:value-type="time">
            <text:p>14:24:25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number-columns-repeated="16377"/>
        </table:table-row>
        <table:table-row table:style-name="ro6" table:visibility="filter">
          <table:table-cell office:value-type="float" office:value="803" calcext:value-type="float">
            <text:p>803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4H29M15S" calcext:value-type="time">
            <text:p>14:29:15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number-columns-repeated="16377"/>
        </table:table-row>
        <table:table-row table:style-name="ro6" table:visibility="filter">
          <table:table-cell office:value-type="float" office:value="804" calcext:value-type="float">
            <text:p>804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4H46M11S" calcext:value-type="time">
            <text:p>14:46:11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16377"/>
        </table:table-row>
        <table:table-row table:style-name="ro6" table:visibility="filter">
          <table:table-cell office:value-type="float" office:value="805" calcext:value-type="float">
            <text:p>805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4H48M29S" calcext:value-type="time">
            <text:p>14:48:29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table:number-columns-repeated="16377"/>
        </table:table-row>
        <table:table-row table:style-name="ro6" table:visibility="filter">
          <table:table-cell office:value-type="float" office:value="806" calcext:value-type="float">
            <text:p>806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4H58M07S" calcext:value-type="time">
            <text:p>14:58:07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93" calcext:value-type="float">
            <text:p>393</text:p>
          </table:table-cell>
          <table:table-cell table:number-columns-repeated="16377"/>
        </table:table-row>
        <table:table-row table:style-name="ro6" table:visibility="filter">
          <table:table-cell office:value-type="float" office:value="807" calcext:value-type="float">
            <text:p>807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5H09M13S" calcext:value-type="time">
            <text:p>15:09:13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table:number-columns-repeated="16377"/>
        </table:table-row>
        <table:table-row table:style-name="ro6" table:visibility="filter">
          <table:table-cell office:value-type="float" office:value="808" calcext:value-type="float">
            <text:p>808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5H54M18S" calcext:value-type="time">
            <text:p>15:54:18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245" calcext:value-type="float">
            <text:p>245</text:p>
          </table:table-cell>
          <table:table-cell table:number-columns-repeated="16377"/>
        </table:table-row>
        <table:table-row table:style-name="ro6" table:visibility="filter">
          <table:table-cell office:value-type="float" office:value="809" calcext:value-type="float">
            <text:p>809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5H55M43S" calcext:value-type="time">
            <text:p>15:55:43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table:number-columns-repeated="16377"/>
        </table:table-row>
        <table:table-row table:style-name="ro6" table:visibility="filter">
          <table:table-cell office:value-type="float" office:value="810" calcext:value-type="float">
            <text:p>810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5H59M06S" calcext:value-type="time">
            <text:p>15:59:06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404" calcext:value-type="float">
            <text:p>404</text:p>
          </table:table-cell>
          <table:table-cell table:number-columns-repeated="16377"/>
        </table:table-row>
        <table:table-row table:style-name="ro6" table:visibility="filter">
          <table:table-cell office:value-type="float" office:value="811" calcext:value-type="float">
            <text:p>811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7H34M11S" calcext:value-type="time">
            <text:p>17:34:11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6" table:visibility="filter">
          <table:table-cell office:value-type="float" office:value="812" calcext:value-type="float">
            <text:p>812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7H37M23S" calcext:value-type="time">
            <text:p>17:37:23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137" calcext:value-type="float">
            <text:p>137</text:p>
          </table:table-cell>
          <table:table-cell table:number-columns-repeated="16377"/>
        </table:table-row>
        <table:table-row table:style-name="ro6" table:visibility="filter">
          <table:table-cell office:value-type="float" office:value="813" calcext:value-type="float">
            <text:p>813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7H45M58S" calcext:value-type="time">
            <text:p>17:45:58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table:number-columns-repeated="16377"/>
        </table:table-row>
        <table:table-row table:style-name="ro6" table:visibility="filter">
          <table:table-cell office:value-type="float" office:value="814" calcext:value-type="float">
            <text:p>814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7H46M08S" calcext:value-type="time">
            <text:p>17:46:08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442" calcext:value-type="float">
            <text:p>442</text:p>
          </table:table-cell>
          <table:table-cell table:number-columns-repeated="16377"/>
        </table:table-row>
        <table:table-row table:style-name="ro6" table:visibility="filter">
          <table:table-cell office:value-type="float" office:value="815" calcext:value-type="float">
            <text:p>815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7H49M50S" calcext:value-type="time">
            <text:p>17:49:50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table:number-columns-repeated="16377"/>
        </table:table-row>
        <table:table-row table:style-name="ro6" table:visibility="filter">
          <table:table-cell office:value-type="float" office:value="816" calcext:value-type="float">
            <text:p>816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7H52M06S" calcext:value-type="time">
            <text:p>17:52:06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number-columns-repeated="16377"/>
        </table:table-row>
        <table:table-row table:style-name="ro6" table:visibility="filter">
          <table:table-cell office:value-type="float" office:value="817" calcext:value-type="float">
            <text:p>817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7H55M54S" calcext:value-type="time">
            <text:p>17:55:54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6" table:visibility="filter">
          <table:table-cell office:value-type="float" office:value="818" calcext:value-type="float">
            <text:p>818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8H07M37S" calcext:value-type="time">
            <text:p>18:07:37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table:number-columns-repeated="16377"/>
        </table:table-row>
        <table:table-row table:style-name="ro6" table:visibility="filter">
          <table:table-cell office:value-type="float" office:value="819" calcext:value-type="float">
            <text:p>819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8H11M40S" calcext:value-type="time">
            <text:p>18:11:40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32" calcext:value-type="float">
            <text:p>332</text:p>
          </table:table-cell>
          <table:table-cell table:number-columns-repeated="16377"/>
        </table:table-row>
        <table:table-row table:style-name="ro6" table:visibility="filter">
          <table:table-cell office:value-type="float" office:value="820" calcext:value-type="float">
            <text:p>820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8H29M28S" calcext:value-type="time">
            <text:p>18:29:28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  <table:table-cell table:number-columns-repeated="16377"/>
        </table:table-row>
        <table:table-row table:style-name="ro6" table:visibility="filter">
          <table:table-cell office:value-type="float" office:value="821" calcext:value-type="float">
            <text:p>821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8H40M20S" calcext:value-type="time">
            <text:p>18:40:20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 table:number-columns-repeated="16377"/>
        </table:table-row>
        <table:table-row table:style-name="ro6" table:visibility="filter">
          <table:table-cell office:value-type="float" office:value="822" calcext:value-type="float">
            <text:p>822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9H00M24S" calcext:value-type="time">
            <text:p>19:00:24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number-columns-repeated="16377"/>
        </table:table-row>
        <table:table-row table:style-name="ro6" table:visibility="filter">
          <table:table-cell office:value-type="float" office:value="823" calcext:value-type="float">
            <text:p>823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9H33M40S" calcext:value-type="time">
            <text:p>19:33:40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table:number-columns-repeated="16377"/>
        </table:table-row>
        <table:table-row table:style-name="ro6" table:visibility="filter">
          <table:table-cell office:value-type="float" office:value="824" calcext:value-type="float">
            <text:p>824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9H50M46S" calcext:value-type="time">
            <text:p>19:50:46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table:number-columns-repeated="16377"/>
        </table:table-row>
        <table:table-row table:style-name="ro6" table:visibility="filter">
          <table:table-cell office:value-type="float" office:value="825" calcext:value-type="float">
            <text:p>825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19H57M35S" calcext:value-type="time">
            <text:p>19:57:35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451" calcext:value-type="float">
            <text:p>451</text:p>
          </table:table-cell>
          <table:table-cell table:number-columns-repeated="16377"/>
        </table:table-row>
        <table:table-row table:style-name="ro6" table:visibility="filter">
          <table:table-cell office:value-type="float" office:value="826" calcext:value-type="float">
            <text:p>826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1H00M26S" calcext:value-type="time">
            <text:p>21:00:26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6" table:visibility="filter">
          <table:table-cell office:value-type="float" office:value="827" calcext:value-type="float">
            <text:p>827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1H10M03S" calcext:value-type="time">
            <text:p>21:10:03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6" table:visibility="filter">
          <table:table-cell office:value-type="float" office:value="828" calcext:value-type="float">
            <text:p>828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1H16M15S" calcext:value-type="time">
            <text:p>21:16:15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table:number-columns-repeated="16377"/>
        </table:table-row>
        <table:table-row table:style-name="ro6" table:visibility="filter">
          <table:table-cell office:value-type="float" office:value="829" calcext:value-type="float">
            <text:p>829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1H19M23S" calcext:value-type="time">
            <text:p>21:19:23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number-columns-repeated="16377"/>
        </table:table-row>
        <table:table-row table:style-name="ro6" table:visibility="filter">
          <table:table-cell office:value-type="float" office:value="830" calcext:value-type="float">
            <text:p>830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1H37M38S" calcext:value-type="time">
            <text:p>21:37:38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table:number-columns-repeated="16377"/>
        </table:table-row>
        <table:table-row table:style-name="ro6" table:visibility="filter">
          <table:table-cell office:value-type="float" office:value="831" calcext:value-type="float">
            <text:p>831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1H42M15S" calcext:value-type="time">
            <text:p>21:42:15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table:number-columns-repeated="16377"/>
        </table:table-row>
        <table:table-row table:style-name="ro6" table:visibility="filter">
          <table:table-cell office:value-type="float" office:value="832" calcext:value-type="float">
            <text:p>832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1H54M40S" calcext:value-type="time">
            <text:p>21:54:40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table:number-columns-repeated="16377"/>
        </table:table-row>
        <table:table-row table:style-name="ro6" table:visibility="filter">
          <table:table-cell office:value-type="float" office:value="833" calcext:value-type="float">
            <text:p>833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2H09M32S" calcext:value-type="time">
            <text:p>22:09:32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199" calcext:value-type="float">
            <text:p>199</text:p>
          </table:table-cell>
          <table:table-cell table:number-columns-repeated="16377"/>
        </table:table-row>
        <table:table-row table:style-name="ro6" table:visibility="filter">
          <table:table-cell office:value-type="float" office:value="834" calcext:value-type="float">
            <text:p>834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2H11M37S" calcext:value-type="time">
            <text:p>22:11:37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table:number-columns-repeated="16377"/>
        </table:table-row>
        <table:table-row table:style-name="ro6" table:visibility="filter">
          <table:table-cell office:value-type="float" office:value="835" calcext:value-type="float">
            <text:p>835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2H17M21S" calcext:value-type="time">
            <text:p>22:17:21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409" calcext:value-type="float">
            <text:p>409</text:p>
          </table:table-cell>
          <table:table-cell table:number-columns-repeated="16377"/>
        </table:table-row>
        <table:table-row table:style-name="ro6" table:visibility="filter">
          <table:table-cell office:value-type="float" office:value="836" calcext:value-type="float">
            <text:p>836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2H26M26S" calcext:value-type="time">
            <text:p>22:26:26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table:number-columns-repeated="16377"/>
        </table:table-row>
        <table:table-row table:style-name="ro6" table:visibility="filter">
          <table:table-cell office:value-type="float" office:value="837" calcext:value-type="float">
            <text:p>837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2H27M15S" calcext:value-type="time">
            <text:p>22:27:15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table:number-columns-repeated="16377"/>
        </table:table-row>
        <table:table-row table:style-name="ro6" table:visibility="filter">
          <table:table-cell office:value-type="float" office:value="838" calcext:value-type="float">
            <text:p>838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2H51M06S" calcext:value-type="time">
            <text:p>22:51:06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  <table:table-cell table:number-columns-repeated="16377"/>
        </table:table-row>
        <table:table-row table:style-name="ro6" table:visibility="filter">
          <table:table-cell office:value-type="float" office:value="839" calcext:value-type="float">
            <text:p>839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2H55M14S" calcext:value-type="time">
            <text:p>22:55:14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503" calcext:value-type="float">
            <text:p>503</text:p>
          </table:table-cell>
          <table:table-cell table:number-columns-repeated="16377"/>
        </table:table-row>
        <table:table-row table:style-name="ro6" table:visibility="filter">
          <table:table-cell office:value-type="float" office:value="840" calcext:value-type="float">
            <text:p>840</text:p>
          </table:table-cell>
          <table:table-cell office:value-type="date" office:date-value="2025-06-14" calcext:value-type="date">
            <text:p>14.06.25</text:p>
          </table:table-cell>
          <table:table-cell table:style-name="ce11" office:value-type="time" office:time-value="PT22H57M02S" calcext:value-type="time">
            <text:p>22:57:02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6" table:visibility="filter">
          <table:table-cell office:value-type="float" office:value="841" calcext:value-type="float">
            <text:p>841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06H21M35S" calcext:value-type="time">
            <text:p>6:21:35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462" calcext:value-type="float">
            <text:p>462</text:p>
          </table:table-cell>
          <table:table-cell table:number-columns-repeated="16377"/>
        </table:table-row>
        <table:table-row table:style-name="ro6" table:visibility="filter">
          <table:table-cell office:value-type="float" office:value="842" calcext:value-type="float">
            <text:p>842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06H22M10S" calcext:value-type="time">
            <text:p>6:22:10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table:number-columns-repeated="16377"/>
        </table:table-row>
        <table:table-row table:style-name="ro6" table:visibility="filter">
          <table:table-cell office:value-type="float" office:value="843" calcext:value-type="float">
            <text:p>843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06H31M16S" calcext:value-type="time">
            <text:p>6:31:16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295" calcext:value-type="float">
            <text:p>295</text:p>
          </table:table-cell>
          <table:table-cell table:number-columns-repeated="16377"/>
        </table:table-row>
        <table:table-row table:style-name="ro6" table:visibility="filter">
          <table:table-cell office:value-type="float" office:value="844" calcext:value-type="float">
            <text:p>844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06H31M57S" calcext:value-type="time">
            <text:p>6:31:57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444" calcext:value-type="float">
            <text:p>444</text:p>
          </table:table-cell>
          <table:table-cell table:number-columns-repeated="16377"/>
        </table:table-row>
        <table:table-row table:style-name="ro6" table:visibility="filter">
          <table:table-cell office:value-type="float" office:value="845" calcext:value-type="float">
            <text:p>845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06H46M56S" calcext:value-type="time">
            <text:p>6:46:56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396" calcext:value-type="float">
            <text:p>396</text:p>
          </table:table-cell>
          <table:table-cell table:number-columns-repeated="16377"/>
        </table:table-row>
        <table:table-row table:style-name="ro6" table:visibility="filter">
          <table:table-cell office:value-type="float" office:value="846" calcext:value-type="float">
            <text:p>846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07H23M34S" calcext:value-type="time">
            <text:p>7:23:34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29" calcext:value-type="float">
            <text:p>329</text:p>
          </table:table-cell>
          <table:table-cell table:number-columns-repeated="16377"/>
        </table:table-row>
        <table:table-row table:style-name="ro6" table:visibility="filter">
          <table:table-cell office:value-type="float" office:value="847" calcext:value-type="float">
            <text:p>847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07H41M04S" calcext:value-type="time">
            <text:p>7:41:04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221" calcext:value-type="float">
            <text:p>221</text:p>
          </table:table-cell>
          <table:table-cell table:number-columns-repeated="16377"/>
        </table:table-row>
        <table:table-row table:style-name="ro6" table:visibility="filter">
          <table:table-cell office:value-type="float" office:value="848" calcext:value-type="float">
            <text:p>848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07H43M29S" calcext:value-type="time">
            <text:p>7:43:29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table:number-columns-repeated="16377"/>
        </table:table-row>
        <table:table-row table:style-name="ro6" table:visibility="filter">
          <table:table-cell office:value-type="float" office:value="849" calcext:value-type="float">
            <text:p>849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08H17M49S" calcext:value-type="time">
            <text:p>8:17:49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306" calcext:value-type="float">
            <text:p>306</text:p>
          </table:table-cell>
          <table:table-cell table:number-columns-repeated="16377"/>
        </table:table-row>
        <table:table-row table:style-name="ro6" table:visibility="filter">
          <table:table-cell office:value-type="float" office:value="850" calcext:value-type="float">
            <text:p>850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08H47M28S" calcext:value-type="time">
            <text:p>8:47:28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459" calcext:value-type="float">
            <text:p>459</text:p>
          </table:table-cell>
          <table:table-cell table:number-columns-repeated="16377"/>
        </table:table-row>
        <table:table-row table:style-name="ro6" table:visibility="filter">
          <table:table-cell office:value-type="float" office:value="851" calcext:value-type="float">
            <text:p>851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09H51M02S" calcext:value-type="time">
            <text:p>9:51:02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361" calcext:value-type="float">
            <text:p>361</text:p>
          </table:table-cell>
          <table:table-cell table:number-columns-repeated="16377"/>
        </table:table-row>
        <table:table-row table:style-name="ro6" table:visibility="filter">
          <table:table-cell office:value-type="float" office:value="852" calcext:value-type="float">
            <text:p>852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0H12M50S" calcext:value-type="time">
            <text:p>10:12:50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379" calcext:value-type="float">
            <text:p>379</text:p>
          </table:table-cell>
          <table:table-cell table:number-columns-repeated="16377"/>
        </table:table-row>
        <table:table-row table:style-name="ro6" table:visibility="filter">
          <table:table-cell office:value-type="float" office:value="853" calcext:value-type="float">
            <text:p>853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1H04M21S" calcext:value-type="time">
            <text:p>11:04:21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number-columns-repeated="16377"/>
        </table:table-row>
        <table:table-row table:style-name="ro6" table:visibility="filter">
          <table:table-cell office:value-type="float" office:value="854" calcext:value-type="float">
            <text:p>854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1H09M15S" calcext:value-type="time">
            <text:p>11:09:15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number-columns-repeated="16377"/>
        </table:table-row>
        <table:table-row table:style-name="ro6" table:visibility="filter">
          <table:table-cell office:value-type="float" office:value="855" calcext:value-type="float">
            <text:p>855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1H53M05S" calcext:value-type="time">
            <text:p>11:53:05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434" calcext:value-type="float">
            <text:p>434</text:p>
          </table:table-cell>
          <table:table-cell table:number-columns-repeated="16377"/>
        </table:table-row>
        <table:table-row table:style-name="ro6" table:visibility="filter">
          <table:table-cell office:value-type="float" office:value="856" calcext:value-type="float">
            <text:p>856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3H12M22S" calcext:value-type="time">
            <text:p>13:12:22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6" table:visibility="filter">
          <table:table-cell office:value-type="float" office:value="857" calcext:value-type="float">
            <text:p>857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3H40M39S" calcext:value-type="time">
            <text:p>13:40:39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595" calcext:value-type="float">
            <text:p>595</text:p>
          </table:table-cell>
          <table:table-cell table:number-columns-repeated="16377"/>
        </table:table-row>
        <table:table-row table:style-name="ro6" table:visibility="filter">
          <table:table-cell office:value-type="float" office:value="858" calcext:value-type="float">
            <text:p>858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3H52M30S" calcext:value-type="time">
            <text:p>13:52:30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601" calcext:value-type="float">
            <text:p>601</text:p>
          </table:table-cell>
          <table:table-cell table:number-columns-repeated="16377"/>
        </table:table-row>
        <table:table-row table:style-name="ro6" table:visibility="filter">
          <table:table-cell office:value-type="float" office:value="859" calcext:value-type="float">
            <text:p>859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4H25M30S" calcext:value-type="time">
            <text:p>14:25:30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37" calcext:value-type="float">
            <text:p>337</text:p>
          </table:table-cell>
          <table:table-cell table:number-columns-repeated="16377"/>
        </table:table-row>
        <table:table-row table:style-name="ro6" table:visibility="filter">
          <table:table-cell office:value-type="float" office:value="860" calcext:value-type="float">
            <text:p>860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4H37M43S" calcext:value-type="time">
            <text:p>14:37:43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532" calcext:value-type="float">
            <text:p>532</text:p>
          </table:table-cell>
          <table:table-cell table:number-columns-repeated="16377"/>
        </table:table-row>
        <table:table-row table:style-name="ro6" table:visibility="filter">
          <table:table-cell office:value-type="float" office:value="861" calcext:value-type="float">
            <text:p>861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4H44M48S" calcext:value-type="time">
            <text:p>14:44:48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table:number-columns-repeated="16377"/>
        </table:table-row>
        <table:table-row table:style-name="ro6" table:visibility="filter">
          <table:table-cell office:value-type="float" office:value="862" calcext:value-type="float">
            <text:p>862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4H56M37S" calcext:value-type="time">
            <text:p>14:56:37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551" calcext:value-type="float">
            <text:p>551</text:p>
          </table:table-cell>
          <table:table-cell table:number-columns-repeated="16377"/>
        </table:table-row>
        <table:table-row table:style-name="ro6" table:visibility="filter">
          <table:table-cell office:value-type="float" office:value="863" calcext:value-type="float">
            <text:p>863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5H14M50S" calcext:value-type="time">
            <text:p>15:14:50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table:number-columns-repeated="16377"/>
        </table:table-row>
        <table:table-row table:style-name="ro6" table:visibility="filter">
          <table:table-cell office:value-type="float" office:value="864" calcext:value-type="float">
            <text:p>864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5H23M12S" calcext:value-type="time">
            <text:p>15:23:12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table:number-columns-repeated="16377"/>
        </table:table-row>
        <table:table-row table:style-name="ro6" table:visibility="filter">
          <table:table-cell office:value-type="float" office:value="865" calcext:value-type="float">
            <text:p>865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5H27M36S" calcext:value-type="time">
            <text:p>15:27:36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16377"/>
        </table:table-row>
        <table:table-row table:style-name="ro6" table:visibility="filter">
          <table:table-cell office:value-type="float" office:value="866" calcext:value-type="float">
            <text:p>866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5H27M57S" calcext:value-type="time">
            <text:p>15:27:57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table:number-columns-repeated="16377"/>
        </table:table-row>
        <table:table-row table:style-name="ro6" table:visibility="filter">
          <table:table-cell office:value-type="float" office:value="867" calcext:value-type="float">
            <text:p>867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5H32M56S" calcext:value-type="time">
            <text:p>15:32:56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number-columns-repeated="16377"/>
        </table:table-row>
        <table:table-row table:style-name="ro6" table:visibility="filter">
          <table:table-cell office:value-type="float" office:value="868" calcext:value-type="float">
            <text:p>868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5H41M52S" calcext:value-type="time">
            <text:p>15:41:52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498" calcext:value-type="float">
            <text:p>4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869" calcext:value-type="float">
            <text:p>869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5H45M13S" calcext:value-type="time">
            <text:p>15:45:13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16377"/>
        </table:table-row>
        <table:table-row table:style-name="ro6" table:visibility="filter">
          <table:table-cell office:value-type="float" office:value="870" calcext:value-type="float">
            <text:p>870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5H55M56S" calcext:value-type="time">
            <text:p>15:55:56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6" table:visibility="filter">
          <table:table-cell office:value-type="float" office:value="871" calcext:value-type="float">
            <text:p>871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7H52M09S" calcext:value-type="time">
            <text:p>17:52:09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343" calcext:value-type="float">
            <text:p>343</text:p>
          </table:table-cell>
          <table:table-cell table:number-columns-repeated="16377"/>
        </table:table-row>
        <table:table-row table:style-name="ro6" table:visibility="filter">
          <table:table-cell office:value-type="float" office:value="872" calcext:value-type="float">
            <text:p>872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8H05M52S" calcext:value-type="time">
            <text:p>18:05:52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28" calcext:value-type="float">
            <text:p>328</text:p>
          </table:table-cell>
          <table:table-cell table:number-columns-repeated="16377"/>
        </table:table-row>
        <table:table-row table:style-name="ro6" table:visibility="filter">
          <table:table-cell office:value-type="float" office:value="873" calcext:value-type="float">
            <text:p>873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8H08M01S" calcext:value-type="time">
            <text:p>18:08:01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348" calcext:value-type="float">
            <text:p>348</text:p>
          </table:table-cell>
          <table:table-cell table:number-columns-repeated="16377"/>
        </table:table-row>
        <table:table-row table:style-name="ro6" table:visibility="filter">
          <table:table-cell office:value-type="float" office:value="874" calcext:value-type="float">
            <text:p>874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8H20M20S" calcext:value-type="time">
            <text:p>18:20:20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178" calcext:value-type="float">
            <text:p>178</text:p>
          </table:table-cell>
          <table:table-cell table:number-columns-repeated="16377"/>
        </table:table-row>
        <table:table-row table:style-name="ro6" table:visibility="filter">
          <table:table-cell office:value-type="float" office:value="875" calcext:value-type="float">
            <text:p>875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8H20M25S" calcext:value-type="time">
            <text:p>18:20:25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table:number-columns-repeated="16377"/>
        </table:table-row>
        <table:table-row table:style-name="ro6" table:visibility="filter">
          <table:table-cell office:value-type="float" office:value="876" calcext:value-type="float">
            <text:p>876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8H20M46S" calcext:value-type="time">
            <text:p>18:20:46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360" calcext:value-type="float">
            <text:p>360</text:p>
          </table:table-cell>
          <table:table-cell table:number-columns-repeated="16377"/>
        </table:table-row>
        <table:table-row table:style-name="ro6" table:visibility="filter">
          <table:table-cell office:value-type="float" office:value="877" calcext:value-type="float">
            <text:p>877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8H25M14S" calcext:value-type="time">
            <text:p>18:25:14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229" calcext:value-type="float">
            <text:p>229</text:p>
          </table:table-cell>
          <table:table-cell table:number-columns-repeated="16377"/>
        </table:table-row>
        <table:table-row table:style-name="ro6" table:visibility="filter">
          <table:table-cell office:value-type="float" office:value="878" calcext:value-type="float">
            <text:p>878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8H44M27S" calcext:value-type="time">
            <text:p>18:44:27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363" calcext:value-type="float">
            <text:p>363</text:p>
          </table:table-cell>
          <table:table-cell table:number-columns-repeated="16377"/>
        </table:table-row>
        <table:table-row table:style-name="ro6" table:visibility="filter">
          <table:table-cell office:value-type="float" office:value="879" calcext:value-type="float">
            <text:p>879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8H52M47S" calcext:value-type="time">
            <text:p>18:52:47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table:number-columns-repeated="16377"/>
        </table:table-row>
        <table:table-row table:style-name="ro6" table:visibility="filter">
          <table:table-cell office:value-type="float" office:value="880" calcext:value-type="float">
            <text:p>880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8H58M18S" calcext:value-type="time">
            <text:p>18:58:18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</text:p>
          </table:table-cell>
          <table:table-cell table:number-columns-repeated="16377"/>
        </table:table-row>
        <table:table-row table:style-name="ro6" table:visibility="filter">
          <table:table-cell office:value-type="float" office:value="881" calcext:value-type="float">
            <text:p>881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9H01M13S" calcext:value-type="time">
            <text:p>19:01:13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table:number-columns-repeated="16377"/>
        </table:table-row>
        <table:table-row table:style-name="ro6" table:visibility="filter">
          <table:table-cell office:value-type="float" office:value="882" calcext:value-type="float">
            <text:p>882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9H02M07S" calcext:value-type="time">
            <text:p>19:02:07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505" calcext:value-type="float">
            <text:p>505</text:p>
          </table:table-cell>
          <table:table-cell table:number-columns-repeated="16377"/>
        </table:table-row>
        <table:table-row table:style-name="ro6" table:visibility="filter">
          <table:table-cell office:value-type="float" office:value="883" calcext:value-type="float">
            <text:p>883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9H04M25S" calcext:value-type="time">
            <text:p>19:04:25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table:number-columns-repeated="16377"/>
        </table:table-row>
        <table:table-row table:style-name="ro6" table:visibility="filter">
          <table:table-cell office:value-type="float" office:value="884" calcext:value-type="float">
            <text:p>884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9H13M44S" calcext:value-type="time">
            <text:p>19:13:44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table:number-columns-repeated="16377"/>
        </table:table-row>
        <table:table-row table:style-name="ro6" table:visibility="filter">
          <table:table-cell office:value-type="float" office:value="885" calcext:value-type="float">
            <text:p>885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19H18M48S" calcext:value-type="time">
            <text:p>19:18:48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561" calcext:value-type="float">
            <text:p>561</text:p>
          </table:table-cell>
          <table:table-cell table:number-columns-repeated="16377"/>
        </table:table-row>
        <table:table-row table:style-name="ro6" table:visibility="filter">
          <table:table-cell office:value-type="float" office:value="886" calcext:value-type="float">
            <text:p>886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1H02M30S" calcext:value-type="time">
            <text:p>21:02:30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table:number-columns-repeated="16377"/>
        </table:table-row>
        <table:table-row table:style-name="ro6" table:visibility="filter">
          <table:table-cell office:value-type="float" office:value="887" calcext:value-type="float">
            <text:p>887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1H06M09S" calcext:value-type="time">
            <text:p>21:06:09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346" calcext:value-type="float">
            <text:p>346</text:p>
          </table:table-cell>
          <table:table-cell table:number-columns-repeated="16377"/>
        </table:table-row>
        <table:table-row table:style-name="ro6" table:visibility="filter">
          <table:table-cell office:value-type="float" office:value="888" calcext:value-type="float">
            <text:p>888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1H12M17S" calcext:value-type="time">
            <text:p>21:12:17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489" calcext:value-type="float">
            <text:p>489</text:p>
          </table:table-cell>
          <table:table-cell table:number-columns-repeated="16377"/>
        </table:table-row>
        <table:table-row table:style-name="ro6" table:visibility="filter">
          <table:table-cell office:value-type="float" office:value="889" calcext:value-type="float">
            <text:p>889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1H21M31S" calcext:value-type="time">
            <text:p>21:21:31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305" calcext:value-type="float">
            <text:p>305</text:p>
          </table:table-cell>
          <table:table-cell table:number-columns-repeated="16377"/>
        </table:table-row>
        <table:table-row table:style-name="ro6" table:visibility="filter">
          <table:table-cell office:value-type="float" office:value="890" calcext:value-type="float">
            <text:p>890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1H39M13S" calcext:value-type="time">
            <text:p>21:39:13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275" calcext:value-type="float">
            <text:p>275</text:p>
          </table:table-cell>
          <table:table-cell table:number-columns-repeated="16377"/>
        </table:table-row>
        <table:table-row table:style-name="ro6" table:visibility="filter">
          <table:table-cell office:value-type="float" office:value="891" calcext:value-type="float">
            <text:p>891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1H47M26S" calcext:value-type="time">
            <text:p>21:47:26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46" calcext:value-type="float">
            <text:p>346</text:p>
          </table:table-cell>
          <table:table-cell table:number-columns-repeated="16377"/>
        </table:table-row>
        <table:table-row table:style-name="ro6" table:visibility="filter">
          <table:table-cell office:value-type="float" office:value="892" calcext:value-type="float">
            <text:p>892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1H58M17S" calcext:value-type="time">
            <text:p>21:58:17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table:number-columns-repeated="16377"/>
        </table:table-row>
        <table:table-row table:style-name="ro6" table:visibility="filter">
          <table:table-cell office:value-type="float" office:value="893" calcext:value-type="float">
            <text:p>893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1H59M49S" calcext:value-type="time">
            <text:p>21:59:49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table:number-columns-repeated="16377"/>
        </table:table-row>
        <table:table-row table:style-name="ro6" table:visibility="filter">
          <table:table-cell office:value-type="float" office:value="894" calcext:value-type="float">
            <text:p>894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2H07M32S" calcext:value-type="time">
            <text:p>22:07:32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6" table:visibility="filter">
          <table:table-cell office:value-type="float" office:value="895" calcext:value-type="float">
            <text:p>895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2H14M30S" calcext:value-type="time">
            <text:p>22:14:30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395" calcext:value-type="float">
            <text:p>395</text:p>
          </table:table-cell>
          <table:table-cell table:number-columns-repeated="16377"/>
        </table:table-row>
        <table:table-row table:style-name="ro6" table:visibility="filter">
          <table:table-cell office:value-type="float" office:value="896" calcext:value-type="float">
            <text:p>896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2H26M32S" calcext:value-type="time">
            <text:p>22:26:32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554" calcext:value-type="float">
            <text:p>554</text:p>
          </table:table-cell>
          <table:table-cell table:number-columns-repeated="16377"/>
        </table:table-row>
        <table:table-row table:style-name="ro6" table:visibility="filter">
          <table:table-cell office:value-type="float" office:value="897" calcext:value-type="float">
            <text:p>897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2H35M00S" calcext:value-type="time">
            <text:p>22:35:00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table:number-columns-repeated="16377"/>
        </table:table-row>
        <table:table-row table:style-name="ro6" table:visibility="filter">
          <table:table-cell office:value-type="float" office:value="898" calcext:value-type="float">
            <text:p>898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2H46M26S" calcext:value-type="time">
            <text:p>22:46:26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271" calcext:value-type="float">
            <text:p>271</text:p>
          </table:table-cell>
          <table:table-cell table:number-columns-repeated="16377"/>
        </table:table-row>
        <table:table-row table:style-name="ro6" table:visibility="filter">
          <table:table-cell office:value-type="float" office:value="899" calcext:value-type="float">
            <text:p>899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2H50M01S" calcext:value-type="time">
            <text:p>22:50:01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61" calcext:value-type="float">
            <text:p>261</text:p>
          </table:table-cell>
          <table:table-cell table:number-columns-repeated="16377"/>
        </table:table-row>
        <table:table-row table:style-name="ro6" table:visibility="filter">
          <table:table-cell office:value-type="float" office:value="900" calcext:value-type="float">
            <text:p>900</text:p>
          </table:table-cell>
          <table:table-cell office:value-type="date" office:date-value="2025-06-15" calcext:value-type="date">
            <text:p>15.06.25</text:p>
          </table:table-cell>
          <table:table-cell table:style-name="ce11" office:value-type="time" office:time-value="PT22H52M51S" calcext:value-type="time">
            <text:p>22:52:51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table:number-columns-repeated="16377"/>
        </table:table-row>
        <table:table-row table:style-name="ro6" table:visibility="filter">
          <table:table-cell office:value-type="float" office:value="901" calcext:value-type="float">
            <text:p>901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06H06M56S" calcext:value-type="time">
            <text:p>6:06:56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494" calcext:value-type="float">
            <text:p>494</text:p>
          </table:table-cell>
          <table:table-cell table:number-columns-repeated="16377"/>
        </table:table-row>
        <table:table-row table:style-name="ro6" table:visibility="filter">
          <table:table-cell office:value-type="float" office:value="902" calcext:value-type="float">
            <text:p>902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06H26M39S" calcext:value-type="time">
            <text:p>6:26:39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6" table:visibility="filter">
          <table:table-cell office:value-type="float" office:value="903" calcext:value-type="float">
            <text:p>903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06H52M41S" calcext:value-type="time">
            <text:p>6:52:41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236" calcext:value-type="float">
            <text:p>236</text:p>
          </table:table-cell>
          <table:table-cell table:number-columns-repeated="16377"/>
        </table:table-row>
        <table:table-row table:style-name="ro6" table:visibility="filter">
          <table:table-cell office:value-type="float" office:value="904" calcext:value-type="float">
            <text:p>904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07H03M15S" calcext:value-type="time">
            <text:p>7:03:15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525" calcext:value-type="float">
            <text:p>525</text:p>
          </table:table-cell>
          <table:table-cell table:number-columns-repeated="16377"/>
        </table:table-row>
        <table:table-row table:style-name="ro6" table:visibility="filter">
          <table:table-cell office:value-type="float" office:value="905" calcext:value-type="float">
            <text:p>905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07H18M23S" calcext:value-type="time">
            <text:p>7:18:23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table:number-columns-repeated="16377"/>
        </table:table-row>
        <table:table-row table:style-name="ro6" table:visibility="filter">
          <table:table-cell office:value-type="float" office:value="906" calcext:value-type="float">
            <text:p>906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07H30M25S" calcext:value-type="time">
            <text:p>7:30:25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table:number-columns-repeated="16377"/>
        </table:table-row>
        <table:table-row table:style-name="ro6" table:visibility="filter">
          <table:table-cell office:value-type="float" office:value="907" calcext:value-type="float">
            <text:p>907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07H51M01S" calcext:value-type="time">
            <text:p>7:51:01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6" table:visibility="filter">
          <table:table-cell office:value-type="float" office:value="908" calcext:value-type="float">
            <text:p>908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08H56M33S" calcext:value-type="time">
            <text:p>8:56:33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table:number-columns-repeated="16377"/>
        </table:table-row>
        <table:table-row table:style-name="ro6" table:visibility="filter">
          <table:table-cell office:value-type="float" office:value="909" calcext:value-type="float">
            <text:p>909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09H15M35S" calcext:value-type="time">
            <text:p>9:15:35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540" calcext:value-type="float">
            <text:p>540</text:p>
          </table:table-cell>
          <table:table-cell table:number-columns-repeated="16377"/>
        </table:table-row>
        <table:table-row table:style-name="ro6" table:visibility="filter">
          <table:table-cell office:value-type="float" office:value="910" calcext:value-type="float">
            <text:p>910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09H22M47S" calcext:value-type="time">
            <text:p>9:22:47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514" calcext:value-type="float">
            <text:p>514</text:p>
          </table:table-cell>
          <table:table-cell table:number-columns-repeated="16377"/>
        </table:table-row>
        <table:table-row table:style-name="ro6" table:visibility="filter">
          <table:table-cell office:value-type="float" office:value="911" calcext:value-type="float">
            <text:p>911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0H26M28S" calcext:value-type="time">
            <text:p>10:26:28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table:number-columns-repeated="16377"/>
        </table:table-row>
        <table:table-row table:style-name="ro6" table:visibility="filter">
          <table:table-cell office:value-type="float" office:value="912" calcext:value-type="float">
            <text:p>912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0H40M53S" calcext:value-type="time">
            <text:p>10:40:53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464" calcext:value-type="float">
            <text:p>464</text:p>
          </table:table-cell>
          <table:table-cell table:number-columns-repeated="16377"/>
        </table:table-row>
        <table:table-row table:style-name="ro6" table:visibility="filter">
          <table:table-cell office:value-type="float" office:value="913" calcext:value-type="float">
            <text:p>913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0H48M02S" calcext:value-type="time">
            <text:p>10:48:02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383" calcext:value-type="float">
            <text:p>383</text:p>
          </table:table-cell>
          <table:table-cell table:number-columns-repeated="16377"/>
        </table:table-row>
        <table:table-row table:style-name="ro6" table:visibility="filter">
          <table:table-cell office:value-type="float" office:value="914" calcext:value-type="float">
            <text:p>914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0H56M29S" calcext:value-type="time">
            <text:p>10:56:29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table:number-columns-repeated="16377"/>
        </table:table-row>
        <table:table-row table:style-name="ro6" table:visibility="filter">
          <table:table-cell office:value-type="float" office:value="915" calcext:value-type="float">
            <text:p>915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1H26M36S" calcext:value-type="time">
            <text:p>11:26:36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number-columns-repeated="16377"/>
        </table:table-row>
        <table:table-row table:style-name="ro6" table:visibility="filter">
          <table:table-cell office:value-type="float" office:value="916" calcext:value-type="float">
            <text:p>916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3H54M30S" calcext:value-type="time">
            <text:p>13:54:30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table:number-columns-repeated="16377"/>
        </table:table-row>
        <table:table-row table:style-name="ro6" table:visibility="filter">
          <table:table-cell office:value-type="float" office:value="917" calcext:value-type="float">
            <text:p>917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4H00M06S" calcext:value-type="time">
            <text:p>14:00:06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6" table:visibility="filter">
          <table:table-cell office:value-type="float" office:value="918" calcext:value-type="float">
            <text:p>918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4H06M05S" calcext:value-type="time">
            <text:p>14:06:05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476" calcext:value-type="float">
            <text:p>476</text:p>
          </table:table-cell>
          <table:table-cell table:number-columns-repeated="16377"/>
        </table:table-row>
        <table:table-row table:style-name="ro6" table:visibility="filter">
          <table:table-cell office:value-type="float" office:value="919" calcext:value-type="float">
            <text:p>919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4H12M22S" calcext:value-type="time">
            <text:p>14:12:22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table:number-columns-repeated="16377"/>
        </table:table-row>
        <table:table-row table:style-name="ro6" table:visibility="filter">
          <table:table-cell office:value-type="float" office:value="920" calcext:value-type="float">
            <text:p>920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4H20M47S" calcext:value-type="time">
            <text:p>14:20:47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396" calcext:value-type="float">
            <text:p>396</text:p>
          </table:table-cell>
          <table:table-cell table:number-columns-repeated="16377"/>
        </table:table-row>
        <table:table-row table:style-name="ro6" table:visibility="filter">
          <table:table-cell office:value-type="float" office:value="921" calcext:value-type="float">
            <text:p>921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4H23M19S" calcext:value-type="time">
            <text:p>14:23:19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table:number-columns-repeated="16377"/>
        </table:table-row>
        <table:table-row table:style-name="ro6" table:visibility="filter">
          <table:table-cell office:value-type="float" office:value="922" calcext:value-type="float">
            <text:p>922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4H59M05S" calcext:value-type="time">
            <text:p>14:59:05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table:number-columns-repeated="16377"/>
        </table:table-row>
        <table:table-row table:style-name="ro6" table:visibility="filter">
          <table:table-cell office:value-type="float" office:value="923" calcext:value-type="float">
            <text:p>923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5H07M39S" calcext:value-type="time">
            <text:p>15:07:39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471" calcext:value-type="float">
            <text:p>471</text:p>
          </table:table-cell>
          <table:table-cell table:number-columns-repeated="16377"/>
        </table:table-row>
        <table:table-row table:style-name="ro6" table:visibility="filter">
          <table:table-cell office:value-type="float" office:value="924" calcext:value-type="float">
            <text:p>924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5H14M26S" calcext:value-type="time">
            <text:p>15:14:26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6" table:visibility="filter">
          <table:table-cell office:value-type="float" office:value="925" calcext:value-type="float">
            <text:p>925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5H14M52S" calcext:value-type="time">
            <text:p>15:14:52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423" calcext:value-type="float">
            <text:p>423</text:p>
          </table:table-cell>
          <table:table-cell table:number-columns-repeated="16377"/>
        </table:table-row>
        <table:table-row table:style-name="ro6" table:visibility="filter">
          <table:table-cell office:value-type="float" office:value="926" calcext:value-type="float">
            <text:p>926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5H20M14S" calcext:value-type="time">
            <text:p>15:20:14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table:number-columns-repeated="16377"/>
        </table:table-row>
        <table:table-row table:style-name="ro6" table:visibility="filter">
          <table:table-cell office:value-type="float" office:value="927" calcext:value-type="float">
            <text:p>927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5H33M18S" calcext:value-type="time">
            <text:p>15:33:18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table:number-columns-repeated="16377"/>
        </table:table-row>
        <table:table-row table:style-name="ro6" table:visibility="filter">
          <table:table-cell office:value-type="float" office:value="928" calcext:value-type="float">
            <text:p>928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5H34M41S" calcext:value-type="time">
            <text:p>15:34:41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403" calcext:value-type="float">
            <text:p>403</text:p>
          </table:table-cell>
          <table:table-cell table:number-columns-repeated="16377"/>
        </table:table-row>
        <table:table-row table:style-name="ro6" table:visibility="filter">
          <table:table-cell office:value-type="float" office:value="929" calcext:value-type="float">
            <text:p>929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5H36M11S" calcext:value-type="time">
            <text:p>15:36:11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311" calcext:value-type="float">
            <text:p>311</text:p>
          </table:table-cell>
          <table:table-cell table:number-columns-repeated="16377"/>
        </table:table-row>
        <table:table-row table:style-name="ro6" table:visibility="filter">
          <table:table-cell office:value-type="float" office:value="930" calcext:value-type="float">
            <text:p>930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5H54M35S" calcext:value-type="time">
            <text:p>15:54:35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118" calcext:value-type="float">
            <text:p>118</text:p>
          </table:table-cell>
          <table:table-cell table:number-columns-repeated="16377"/>
        </table:table-row>
        <table:table-row table:style-name="ro6" table:visibility="filter">
          <table:table-cell office:value-type="float" office:value="931" calcext:value-type="float">
            <text:p>931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7H12M54S" calcext:value-type="time">
            <text:p>17:12:54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97" calcext:value-type="float">
            <text:p>297</text:p>
          </table:table-cell>
          <table:table-cell table:number-columns-repeated="16377"/>
        </table:table-row>
        <table:table-row table:style-name="ro6" table:visibility="filter">
          <table:table-cell office:value-type="float" office:value="932" calcext:value-type="float">
            <text:p>932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7H15M13S" calcext:value-type="time">
            <text:p>17:15:13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191" calcext:value-type="float">
            <text:p>191</text:p>
          </table:table-cell>
          <table:table-cell table:number-columns-repeated="16377"/>
        </table:table-row>
        <table:table-row table:style-name="ro6" table:visibility="filter">
          <table:table-cell office:value-type="float" office:value="933" calcext:value-type="float">
            <text:p>933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7H40M55S" calcext:value-type="time">
            <text:p>17:40:55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16377"/>
        </table:table-row>
        <table:table-row table:style-name="ro6" table:visibility="filter">
          <table:table-cell office:value-type="float" office:value="934" calcext:value-type="float">
            <text:p>934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8H03M20S" calcext:value-type="time">
            <text:p>18:03:20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table:number-columns-repeated="16377"/>
        </table:table-row>
        <table:table-row table:style-name="ro6" table:visibility="filter">
          <table:table-cell office:value-type="float" office:value="935" calcext:value-type="float">
            <text:p>935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8H04M05S" calcext:value-type="time">
            <text:p>18:04:05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table:number-columns-repeated="16377"/>
        </table:table-row>
        <table:table-row table:style-name="ro6" table:visibility="filter">
          <table:table-cell office:value-type="float" office:value="936" calcext:value-type="float">
            <text:p>936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8H22M45S" calcext:value-type="time">
            <text:p>18:22:45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table:number-columns-repeated="16377"/>
        </table:table-row>
        <table:table-row table:style-name="ro6" table:visibility="filter">
          <table:table-cell office:value-type="float" office:value="937" calcext:value-type="float">
            <text:p>937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8H27M12S" calcext:value-type="time">
            <text:p>18:27:12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16377"/>
        </table:table-row>
        <table:table-row table:style-name="ro6" table:visibility="filter">
          <table:table-cell office:value-type="float" office:value="938" calcext:value-type="float">
            <text:p>938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9H08M26S" calcext:value-type="time">
            <text:p>19:08:26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306" calcext:value-type="float">
            <text:p>306</text:p>
          </table:table-cell>
          <table:table-cell table:number-columns-repeated="16377"/>
        </table:table-row>
        <table:table-row table:style-name="ro6" table:visibility="filter">
          <table:table-cell office:value-type="float" office:value="939" calcext:value-type="float">
            <text:p>939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9H16M02S" calcext:value-type="time">
            <text:p>19:16:02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6" table:visibility="filter">
          <table:table-cell office:value-type="float" office:value="940" calcext:value-type="float">
            <text:p>940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9H17M02S" calcext:value-type="time">
            <text:p>19:17:02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261" calcext:value-type="float">
            <text:p>261</text:p>
          </table:table-cell>
          <table:table-cell table:number-columns-repeated="16377"/>
        </table:table-row>
        <table:table-row table:style-name="ro6" table:visibility="filter">
          <table:table-cell office:value-type="float" office:value="941" calcext:value-type="float">
            <text:p>941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9H25M51S" calcext:value-type="time">
            <text:p>19:25:51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594" calcext:value-type="float">
            <text:p>594</text:p>
          </table:table-cell>
          <table:table-cell table:number-columns-repeated="16377"/>
        </table:table-row>
        <table:table-row table:style-name="ro6" table:visibility="filter">
          <table:table-cell office:value-type="float" office:value="942" calcext:value-type="float">
            <text:p>942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9H30M07S" calcext:value-type="time">
            <text:p>19:30:07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table:number-columns-repeated="16377"/>
        </table:table-row>
        <table:table-row table:style-name="ro6" table:visibility="filter">
          <table:table-cell office:value-type="float" office:value="943" calcext:value-type="float">
            <text:p>943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9H37M38S" calcext:value-type="time">
            <text:p>19:37:38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276" calcext:value-type="float">
            <text:p>276</text:p>
          </table:table-cell>
          <table:table-cell table:number-columns-repeated="16377"/>
        </table:table-row>
        <table:table-row table:style-name="ro6" table:visibility="filter">
          <table:table-cell office:value-type="float" office:value="944" calcext:value-type="float">
            <text:p>944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9H41M59S" calcext:value-type="time">
            <text:p>19:41:59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table:number-columns-repeated="16377"/>
        </table:table-row>
        <table:table-row table:style-name="ro6" table:visibility="filter">
          <table:table-cell office:value-type="float" office:value="945" calcext:value-type="float">
            <text:p>945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19H57M09S" calcext:value-type="time">
            <text:p>19:57:09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table:number-columns-repeated="16377"/>
        </table:table-row>
        <table:table-row table:style-name="ro6" table:visibility="filter">
          <table:table-cell office:value-type="float" office:value="946" calcext:value-type="float">
            <text:p>946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1H10M21S" calcext:value-type="time">
            <text:p>21:10:21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445" calcext:value-type="float">
            <text:p>445</text:p>
          </table:table-cell>
          <table:table-cell table:number-columns-repeated="16377"/>
        </table:table-row>
        <table:table-row table:style-name="ro6" table:visibility="filter">
          <table:table-cell office:value-type="float" office:value="947" calcext:value-type="float">
            <text:p>947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1H25M29S" calcext:value-type="time">
            <text:p>21:25:29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16377"/>
        </table:table-row>
        <table:table-row table:style-name="ro6" table:visibility="filter">
          <table:table-cell office:value-type="float" office:value="948" calcext:value-type="float">
            <text:p>948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1H28M42S" calcext:value-type="time">
            <text:p>21:28:42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404" calcext:value-type="float">
            <text:p>404</text:p>
          </table:table-cell>
          <table:table-cell table:number-columns-repeated="16377"/>
        </table:table-row>
        <table:table-row table:style-name="ro6" table:visibility="filter">
          <table:table-cell office:value-type="float" office:value="949" calcext:value-type="float">
            <text:p>949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1H41M37S" calcext:value-type="time">
            <text:p>21:41:37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950" calcext:value-type="float">
            <text:p>950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1H44M49S" calcext:value-type="time">
            <text:p>21:44:49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333" calcext:value-type="float">
            <text:p>333</text:p>
          </table:table-cell>
          <table:table-cell table:number-columns-repeated="16377"/>
        </table:table-row>
        <table:table-row table:style-name="ro6" table:visibility="filter">
          <table:table-cell office:value-type="float" office:value="951" calcext:value-type="float">
            <text:p>951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1H46M50S" calcext:value-type="time">
            <text:p>21:46:50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61" calcext:value-type="float">
            <text:p>361</text:p>
          </table:table-cell>
          <table:table-cell table:number-columns-repeated="16377"/>
        </table:table-row>
        <table:table-row table:style-name="ro6" table:visibility="filter">
          <table:table-cell office:value-type="float" office:value="952" calcext:value-type="float">
            <text:p>952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1H56M48S" calcext:value-type="time">
            <text:p>21:56:48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430" calcext:value-type="float">
            <text:p>430</text:p>
          </table:table-cell>
          <table:table-cell table:number-columns-repeated="16377"/>
        </table:table-row>
        <table:table-row table:style-name="ro6" table:visibility="filter">
          <table:table-cell office:value-type="float" office:value="953" calcext:value-type="float">
            <text:p>953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2H04M14S" calcext:value-type="time">
            <text:p>22:04:14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table:number-columns-repeated="16377"/>
        </table:table-row>
        <table:table-row table:style-name="ro6" table:visibility="filter">
          <table:table-cell office:value-type="float" office:value="954" calcext:value-type="float">
            <text:p>954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2H05M40S" calcext:value-type="time">
            <text:p>22:05:40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16377"/>
        </table:table-row>
        <table:table-row table:style-name="ro6" table:visibility="filter">
          <table:table-cell office:value-type="float" office:value="955" calcext:value-type="float">
            <text:p>955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2H20M57S" calcext:value-type="time">
            <text:p>22:20:57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table:number-columns-repeated="16377"/>
        </table:table-row>
        <table:table-row table:style-name="ro6" table:visibility="filter">
          <table:table-cell office:value-type="float" office:value="956" calcext:value-type="float">
            <text:p>956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2H23M02S" calcext:value-type="time">
            <text:p>22:23:02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957" calcext:value-type="float">
            <text:p>957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2H29M07S" calcext:value-type="time">
            <text:p>22:29:07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444" calcext:value-type="float">
            <text:p>444</text:p>
          </table:table-cell>
          <table:table-cell table:number-columns-repeated="16377"/>
        </table:table-row>
        <table:table-row table:style-name="ro6" table:visibility="filter">
          <table:table-cell office:value-type="float" office:value="958" calcext:value-type="float">
            <text:p>958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2H31M08S" calcext:value-type="time">
            <text:p>22:31:08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16377"/>
        </table:table-row>
        <table:table-row table:style-name="ro6" table:visibility="filter">
          <table:table-cell office:value-type="float" office:value="959" calcext:value-type="float">
            <text:p>959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2H48M43S" calcext:value-type="time">
            <text:p>22:48:43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table:number-columns-repeated="16377"/>
        </table:table-row>
        <table:table-row table:style-name="ro6" table:visibility="filter">
          <table:table-cell office:value-type="float" office:value="960" calcext:value-type="float">
            <text:p>960</text:p>
          </table:table-cell>
          <table:table-cell office:value-type="date" office:date-value="2025-06-16" calcext:value-type="date">
            <text:p>16.06.25</text:p>
          </table:table-cell>
          <table:table-cell table:style-name="ce11" office:value-type="time" office:time-value="PT22H51M26S" calcext:value-type="time">
            <text:p>22:51:26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table:number-columns-repeated="16377"/>
        </table:table-row>
        <table:table-row table:style-name="ro6" table:visibility="filter">
          <table:table-cell office:value-type="float" office:value="961" calcext:value-type="float">
            <text:p>961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06H18M40S" calcext:value-type="time">
            <text:p>6:18:40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number-columns-repeated="16377"/>
        </table:table-row>
        <table:table-row table:style-name="ro6" table:visibility="filter">
          <table:table-cell office:value-type="float" office:value="962" calcext:value-type="float">
            <text:p>962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06H19M27S" calcext:value-type="time">
            <text:p>6:19:27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373" calcext:value-type="float">
            <text:p>373</text:p>
          </table:table-cell>
          <table:table-cell table:number-columns-repeated="16377"/>
        </table:table-row>
        <table:table-row table:style-name="ro6" table:visibility="filter">
          <table:table-cell office:value-type="float" office:value="963" calcext:value-type="float">
            <text:p>963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06H32M34S" calcext:value-type="time">
            <text:p>6:32:34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376" calcext:value-type="float">
            <text:p>376</text:p>
          </table:table-cell>
          <table:table-cell table:number-columns-repeated="16377"/>
        </table:table-row>
        <table:table-row table:style-name="ro6" table:visibility="filter">
          <table:table-cell office:value-type="float" office:value="964" calcext:value-type="float">
            <text:p>964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06H37M19S" calcext:value-type="time">
            <text:p>6:37:19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  <table:table-cell table:number-columns-repeated="16377"/>
        </table:table-row>
        <table:table-row table:style-name="ro6" table:visibility="filter">
          <table:table-cell office:value-type="float" office:value="965" calcext:value-type="float">
            <text:p>965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06H59M42S" calcext:value-type="time">
            <text:p>6:59:42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table:number-columns-repeated="16377"/>
        </table:table-row>
        <table:table-row table:style-name="ro6" table:visibility="filter">
          <table:table-cell office:value-type="float" office:value="966" calcext:value-type="float">
            <text:p>966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07H42M34S" calcext:value-type="time">
            <text:p>7:42:34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6" table:visibility="filter">
          <table:table-cell office:value-type="float" office:value="967" calcext:value-type="float">
            <text:p>967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08H04M02S" calcext:value-type="time">
            <text:p>8:04:02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423" calcext:value-type="float">
            <text:p>423</text:p>
          </table:table-cell>
          <table:table-cell table:number-columns-repeated="16377"/>
        </table:table-row>
        <table:table-row table:style-name="ro6" table:visibility="filter">
          <table:table-cell office:value-type="float" office:value="968" calcext:value-type="float">
            <text:p>968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09H16M03S" calcext:value-type="time">
            <text:p>9:16:03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table:number-columns-repeated="16377"/>
        </table:table-row>
        <table:table-row table:style-name="ro6" table:visibility="filter">
          <table:table-cell office:value-type="float" office:value="969" calcext:value-type="float">
            <text:p>969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09H26M38S" calcext:value-type="time">
            <text:p>9:26:38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  <table:table-cell table:number-columns-repeated="16377"/>
        </table:table-row>
        <table:table-row table:style-name="ro6" table:visibility="filter">
          <table:table-cell office:value-type="float" office:value="970" calcext:value-type="float">
            <text:p>970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09H35M58S" calcext:value-type="time">
            <text:p>9:35:58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416" calcext:value-type="float">
            <text:p>416</text:p>
          </table:table-cell>
          <table:table-cell table:number-columns-repeated="16377"/>
        </table:table-row>
        <table:table-row table:style-name="ro6" table:visibility="filter">
          <table:table-cell office:value-type="float" office:value="971" calcext:value-type="float">
            <text:p>971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09H39M32S" calcext:value-type="time">
            <text:p>9:39:32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972" calcext:value-type="float">
            <text:p>972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0H15M23S" calcext:value-type="time">
            <text:p>10:15:23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265" calcext:value-type="float">
            <text:p>265</text:p>
          </table:table-cell>
          <table:table-cell table:number-columns-repeated="16377"/>
        </table:table-row>
        <table:table-row table:style-name="ro6" table:visibility="filter">
          <table:table-cell office:value-type="float" office:value="973" calcext:value-type="float">
            <text:p>973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0H40M27S" calcext:value-type="time">
            <text:p>10:40:27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6" table:visibility="filter">
          <table:table-cell office:value-type="float" office:value="974" calcext:value-type="float">
            <text:p>974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1H25M20S" calcext:value-type="time">
            <text:p>11:25:20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388" calcext:value-type="float">
            <text:p>3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975" calcext:value-type="float">
            <text:p>975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1H48M32S" calcext:value-type="time">
            <text:p>11:48:32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428" calcext:value-type="float">
            <text:p>428</text:p>
          </table:table-cell>
          <table:table-cell table:number-columns-repeated="16377"/>
        </table:table-row>
        <table:table-row table:style-name="ro6" table:visibility="filter">
          <table:table-cell office:value-type="float" office:value="976" calcext:value-type="float">
            <text:p>976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3H18M00S" calcext:value-type="time">
            <text:p>13:18:00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table:number-columns-repeated="16377"/>
        </table:table-row>
        <table:table-row table:style-name="ro6" table:visibility="filter">
          <table:table-cell office:value-type="float" office:value="977" calcext:value-type="float">
            <text:p>977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3H56M37S" calcext:value-type="time">
            <text:p>13:56:37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table:number-columns-repeated="16377"/>
        </table:table-row>
        <table:table-row table:style-name="ro6" table:visibility="filter">
          <table:table-cell office:value-type="float" office:value="978" calcext:value-type="float">
            <text:p>978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4H01M47S" calcext:value-type="time">
            <text:p>14:01:47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6" table:visibility="filter">
          <table:table-cell office:value-type="float" office:value="979" calcext:value-type="float">
            <text:p>979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4H02M50S" calcext:value-type="time">
            <text:p>14:02:50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table:number-columns-repeated="16377"/>
        </table:table-row>
        <table:table-row table:style-name="ro6" table:visibility="filter">
          <table:table-cell office:value-type="float" office:value="980" calcext:value-type="float">
            <text:p>980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4H07M15S" calcext:value-type="time">
            <text:p>14:07:15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16377"/>
        </table:table-row>
        <table:table-row table:style-name="ro6" table:visibility="filter">
          <table:table-cell office:value-type="float" office:value="981" calcext:value-type="float">
            <text:p>981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4H17M05S" calcext:value-type="time">
            <text:p>14:17:05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592" calcext:value-type="float">
            <text:p>592</text:p>
          </table:table-cell>
          <table:table-cell table:number-columns-repeated="16377"/>
        </table:table-row>
        <table:table-row table:style-name="ro6" table:visibility="filter">
          <table:table-cell office:value-type="float" office:value="982" calcext:value-type="float">
            <text:p>982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4H36M46S" calcext:value-type="time">
            <text:p>14:36:46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table:number-columns-repeated="16377"/>
        </table:table-row>
        <table:table-row table:style-name="ro6" table:visibility="filter">
          <table:table-cell office:value-type="float" office:value="983" calcext:value-type="float">
            <text:p>983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4H37M16S" calcext:value-type="time">
            <text:p>14:37:16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211" calcext:value-type="float">
            <text:p>211</text:p>
          </table:table-cell>
          <table:table-cell table:number-columns-repeated="16377"/>
        </table:table-row>
        <table:table-row table:style-name="ro6" table:visibility="filter">
          <table:table-cell office:value-type="float" office:value="984" calcext:value-type="float">
            <text:p>984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4H41M54S" calcext:value-type="time">
            <text:p>14:41:54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583" calcext:value-type="float">
            <text:p>583</text:p>
          </table:table-cell>
          <table:table-cell table:number-columns-repeated="16377"/>
        </table:table-row>
        <table:table-row table:style-name="ro6" table:visibility="filter">
          <table:table-cell office:value-type="float" office:value="985" calcext:value-type="float">
            <text:p>985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4H46M49S" calcext:value-type="time">
            <text:p>14:46:49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6" table:visibility="filter">
          <table:table-cell office:value-type="float" office:value="986" calcext:value-type="float">
            <text:p>986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5H05M20S" calcext:value-type="time">
            <text:p>15:05:20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number-columns-repeated="16377"/>
        </table:table-row>
        <table:table-row table:style-name="ro6" table:visibility="filter">
          <table:table-cell office:value-type="float" office:value="987" calcext:value-type="float">
            <text:p>987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5H29M31S" calcext:value-type="time">
            <text:p>15:29:31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table:number-columns-repeated="16377"/>
        </table:table-row>
        <table:table-row table:style-name="ro6" table:visibility="filter">
          <table:table-cell office:value-type="float" office:value="988" calcext:value-type="float">
            <text:p>988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5H46M49S" calcext:value-type="time">
            <text:p>15:46:49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477" calcext:value-type="float">
            <text:p>477</text:p>
          </table:table-cell>
          <table:table-cell table:number-columns-repeated="16377"/>
        </table:table-row>
        <table:table-row table:style-name="ro6" table:visibility="filter">
          <table:table-cell office:value-type="float" office:value="989" calcext:value-type="float">
            <text:p>989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5H51M26S" calcext:value-type="time">
            <text:p>15:51:26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98" calcext:value-type="float">
            <text:p>3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990" calcext:value-type="float">
            <text:p>990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5H59M13S" calcext:value-type="time">
            <text:p>15:59:13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6" table:visibility="filter">
          <table:table-cell office:value-type="float" office:value="991" calcext:value-type="float">
            <text:p>991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7H11M44S" calcext:value-type="time">
            <text:p>17:11:44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number-columns-repeated="16377"/>
        </table:table-row>
        <table:table-row table:style-name="ro6" table:visibility="filter">
          <table:table-cell office:value-type="float" office:value="992" calcext:value-type="float">
            <text:p>992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7H12M05S" calcext:value-type="time">
            <text:p>17:12:05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table:number-columns-repeated="16377"/>
        </table:table-row>
        <table:table-row table:style-name="ro6" table:visibility="filter">
          <table:table-cell office:value-type="float" office:value="993" calcext:value-type="float">
            <text:p>993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7H29M44S" calcext:value-type="time">
            <text:p>17:29:44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number-columns-repeated="16377"/>
        </table:table-row>
        <table:table-row table:style-name="ro6" table:visibility="filter">
          <table:table-cell office:value-type="float" office:value="994" calcext:value-type="float">
            <text:p>994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7H49M14S" calcext:value-type="time">
            <text:p>17:49:14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table:number-columns-repeated="16377"/>
        </table:table-row>
        <table:table-row table:style-name="ro6" table:visibility="filter">
          <table:table-cell office:value-type="float" office:value="995" calcext:value-type="float">
            <text:p>995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7H58M52S" calcext:value-type="time">
            <text:p>17:58:52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  <table:table-cell table:number-columns-repeated="16377"/>
        </table:table-row>
        <table:table-row table:style-name="ro6" table:visibility="filter">
          <table:table-cell office:value-type="float" office:value="996" calcext:value-type="float">
            <text:p>996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8H27M10S" calcext:value-type="time">
            <text:p>18:27:10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6" table:visibility="filter">
          <table:table-cell office:value-type="float" office:value="997" calcext:value-type="float">
            <text:p>997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8H53M06S" calcext:value-type="time">
            <text:p>18:53:06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323" calcext:value-type="float">
            <text:p>323</text:p>
          </table:table-cell>
          <table:table-cell table:number-columns-repeated="16377"/>
        </table:table-row>
        <table:table-row table:style-name="ro6" table:visibility="filter">
          <table:table-cell office:value-type="float" office:value="998" calcext:value-type="float">
            <text:p>998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8H57M03S" calcext:value-type="time">
            <text:p>18:57:03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table:number-columns-repeated="16377"/>
        </table:table-row>
        <table:table-row table:style-name="ro6" table:visibility="filter">
          <table:table-cell office:value-type="float" office:value="999" calcext:value-type="float">
            <text:p>999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9H14M37S" calcext:value-type="time">
            <text:p>19:14:37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00" calcext:value-type="float">
            <text:p>1000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9H22M55S" calcext:value-type="time">
            <text:p>19:22:55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446" calcext:value-type="float">
            <text:p>44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01" calcext:value-type="float">
            <text:p>1001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9H32M30S" calcext:value-type="time">
            <text:p>19:32:30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15" calcext:value-type="float">
            <text:p>21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02" calcext:value-type="float">
            <text:p>1002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9H33M10S" calcext:value-type="time">
            <text:p>19:33:10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03" calcext:value-type="float">
            <text:p>1003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9H33M23S" calcext:value-type="time">
            <text:p>19:33:23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04" calcext:value-type="float">
            <text:p>1004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9H49M48S" calcext:value-type="time">
            <text:p>19:49:48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38" calcext:value-type="float">
            <text:p>23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05" calcext:value-type="float">
            <text:p>1005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19H59M53S" calcext:value-type="time">
            <text:p>19:59:53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465" calcext:value-type="float">
            <text:p>46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06" calcext:value-type="float">
            <text:p>1006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1H09M01S" calcext:value-type="time">
            <text:p>21:09:01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07" calcext:value-type="float">
            <text:p>1007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1H24M13S" calcext:value-type="time">
            <text:p>21:24:13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317" calcext:value-type="float">
            <text:p>31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08" calcext:value-type="float">
            <text:p>1008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1H32M02S" calcext:value-type="time">
            <text:p>21:32:02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09" calcext:value-type="float">
            <text:p>1009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1H37M51S" calcext:value-type="time">
            <text:p>21:37:51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439" calcext:value-type="float">
            <text:p>43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10" calcext:value-type="float">
            <text:p>1010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1H38M54S" calcext:value-type="time">
            <text:p>21:38:54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01" calcext:value-type="float">
            <text:p>30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11" calcext:value-type="float">
            <text:p>1011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1H42M31S" calcext:value-type="time">
            <text:p>21:42:31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12" calcext:value-type="float">
            <text:p>1012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1H44M26S" calcext:value-type="time">
            <text:p>21:44:26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340" calcext:value-type="float">
            <text:p>34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13" calcext:value-type="float">
            <text:p>1013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2H06M15S" calcext:value-type="time">
            <text:p>22:06:15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205" calcext:value-type="float">
            <text:p>20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14" calcext:value-type="float">
            <text:p>1014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2H10M11S" calcext:value-type="time">
            <text:p>22:10:11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552" calcext:value-type="float">
            <text:p>55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15" calcext:value-type="float">
            <text:p>1015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2H29M04S" calcext:value-type="time">
            <text:p>22:29:04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16" calcext:value-type="float">
            <text:p>1016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2H36M11S" calcext:value-type="time">
            <text:p>22:36:11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434" calcext:value-type="float">
            <text:p>43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17" calcext:value-type="float">
            <text:p>1017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2H36M52S" calcext:value-type="time">
            <text:p>22:36:52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575" calcext:value-type="float">
            <text:p>57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18" calcext:value-type="float">
            <text:p>1018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2H43M54S" calcext:value-type="time">
            <text:p>22:43:54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19" calcext:value-type="float">
            <text:p>1019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2H49M41S" calcext:value-type="time">
            <text:p>22:49:41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264" calcext:value-type="float">
            <text:p>26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20" calcext:value-type="float">
            <text:p>1020</text:p>
          </table:table-cell>
          <table:table-cell office:value-type="date" office:date-value="2025-06-17" calcext:value-type="date">
            <text:p>17.06.25</text:p>
          </table:table-cell>
          <table:table-cell table:style-name="ce11" office:value-type="time" office:time-value="PT22H53M49S" calcext:value-type="time">
            <text:p>22:53:49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21" calcext:value-type="float">
            <text:p>1021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06H03M32S" calcext:value-type="time">
            <text:p>6:03:32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22" calcext:value-type="float">
            <text:p>1022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06H19M21S" calcext:value-type="time">
            <text:p>6:19:21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23" calcext:value-type="float">
            <text:p>1023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06H33M40S" calcext:value-type="time">
            <text:p>6:33:40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441" calcext:value-type="float">
            <text:p>44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24" calcext:value-type="float">
            <text:p>1024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06H40M35S" calcext:value-type="time">
            <text:p>6:40:35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93" calcext:value-type="float">
            <text:p>29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25" calcext:value-type="float">
            <text:p>1025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06H44M13S" calcext:value-type="time">
            <text:p>6:44:13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118" calcext:value-type="float">
            <text:p>11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26" calcext:value-type="float">
            <text:p>1026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07H15M28S" calcext:value-type="time">
            <text:p>7:15:28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27" calcext:value-type="float">
            <text:p>1027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08H03M55S" calcext:value-type="time">
            <text:p>8:03:55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28" calcext:value-type="float">
            <text:p>1028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08H15M47S" calcext:value-type="time">
            <text:p>8:15:47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465" calcext:value-type="float">
            <text:p>46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29" calcext:value-type="float">
            <text:p>1029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08H45M52S" calcext:value-type="time">
            <text:p>8:45:52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30" calcext:value-type="float">
            <text:p>1030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09H20M33S" calcext:value-type="time">
            <text:p>9:20:33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329" calcext:value-type="float">
            <text:p>32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31" calcext:value-type="float">
            <text:p>1031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0H28M47S" calcext:value-type="time">
            <text:p>10:28:47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32" calcext:value-type="float">
            <text:p>1032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0H48M46S" calcext:value-type="time">
            <text:p>10:48:46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299" calcext:value-type="float">
            <text:p>29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33" calcext:value-type="float">
            <text:p>1033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1H03M48S" calcext:value-type="time">
            <text:p>11:03:48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34" calcext:value-type="float">
            <text:p>1034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1H23M08S" calcext:value-type="time">
            <text:p>11:23:08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213" calcext:value-type="float">
            <text:p>21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35" calcext:value-type="float">
            <text:p>1035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1H43M01S" calcext:value-type="time">
            <text:p>11:43:01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36" calcext:value-type="float">
            <text:p>1036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3H05M26S" calcext:value-type="time">
            <text:p>13:05:26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443" calcext:value-type="float">
            <text:p>44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37" calcext:value-type="float">
            <text:p>1037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3H10M31S" calcext:value-type="time">
            <text:p>13:10:31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38" calcext:value-type="float">
            <text:p>1038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3H13M20S" calcext:value-type="time">
            <text:p>13:13:20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443" calcext:value-type="float">
            <text:p>44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39" calcext:value-type="float">
            <text:p>1039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3H22M34S" calcext:value-type="time">
            <text:p>13:22:34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168" calcext:value-type="float">
            <text:p>16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40" calcext:value-type="float">
            <text:p>1040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3H32M37S" calcext:value-type="time">
            <text:p>13:32:37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543" calcext:value-type="float">
            <text:p>54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41" calcext:value-type="float">
            <text:p>1041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3H49M32S" calcext:value-type="time">
            <text:p>13:49:32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440" calcext:value-type="float">
            <text:p>44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42" calcext:value-type="float">
            <text:p>1042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3H50M25S" calcext:value-type="time">
            <text:p>13:50:25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311" calcext:value-type="float">
            <text:p>31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43" calcext:value-type="float">
            <text:p>1043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4H10M14S" calcext:value-type="time">
            <text:p>14:10:14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44" calcext:value-type="float">
            <text:p>1044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4H19M08S" calcext:value-type="time">
            <text:p>14:19:08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45" calcext:value-type="float">
            <text:p>1045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4H24M19S" calcext:value-type="time">
            <text:p>14:24:19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46" calcext:value-type="float">
            <text:p>1046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5H03M00S" calcext:value-type="time">
            <text:p>15:03:00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249" calcext:value-type="float">
            <text:p>24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47" calcext:value-type="float">
            <text:p>1047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5H03M12S" calcext:value-type="time">
            <text:p>15:03:12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518" calcext:value-type="float">
            <text:p>51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48" calcext:value-type="float">
            <text:p>1048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5H19M02S" calcext:value-type="time">
            <text:p>15:19:02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49" calcext:value-type="float">
            <text:p>1049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5H30M26S" calcext:value-type="time">
            <text:p>15:30:26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26" calcext:value-type="float">
            <text:p>32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50" calcext:value-type="float">
            <text:p>1050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5H34M57S" calcext:value-type="time">
            <text:p>15:34:57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308" calcext:value-type="float">
            <text:p>30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51" calcext:value-type="float">
            <text:p>1051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7H00M34S" calcext:value-type="time">
            <text:p>17:00:34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404" calcext:value-type="float">
            <text:p>40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52" calcext:value-type="float">
            <text:p>1052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7H07M04S" calcext:value-type="time">
            <text:p>17:07:04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53" calcext:value-type="float">
            <text:p>1053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7H22M24S" calcext:value-type="time">
            <text:p>17:22:24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44" calcext:value-type="float">
            <text:p>34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54" calcext:value-type="float">
            <text:p>1054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7H22M49S" calcext:value-type="time">
            <text:p>17:22:49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55" calcext:value-type="float">
            <text:p>1055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7H23M11S" calcext:value-type="time">
            <text:p>17:23:11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453" calcext:value-type="float">
            <text:p>45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56" calcext:value-type="float">
            <text:p>1056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7H28M15S" calcext:value-type="time">
            <text:p>17:28:15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57" calcext:value-type="float">
            <text:p>1057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7H29M02S" calcext:value-type="time">
            <text:p>17:29:02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253" calcext:value-type="float">
            <text:p>25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58" calcext:value-type="float">
            <text:p>1058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7H43M24S" calcext:value-type="time">
            <text:p>17:43:24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31" calcext:value-type="float">
            <text:p>13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59" calcext:value-type="float">
            <text:p>1059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8H03M34S" calcext:value-type="time">
            <text:p>18:03:34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60" calcext:value-type="float">
            <text:p>1060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8H06M32S" calcext:value-type="time">
            <text:p>18:06:32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61" calcext:value-type="float">
            <text:p>1061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8H22M54S" calcext:value-type="time">
            <text:p>18:22:54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206" calcext:value-type="float">
            <text:p>20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62" calcext:value-type="float">
            <text:p>1062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8H48M27S" calcext:value-type="time">
            <text:p>18:48:27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156" calcext:value-type="float">
            <text:p>15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63" calcext:value-type="float">
            <text:p>1063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9H13M07S" calcext:value-type="time">
            <text:p>19:13:07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64" calcext:value-type="float">
            <text:p>1064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9H24M06S" calcext:value-type="time">
            <text:p>19:24:06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445" calcext:value-type="float">
            <text:p>44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65" calcext:value-type="float">
            <text:p>1065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19H30M57S" calcext:value-type="time">
            <text:p>19:30:57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444" calcext:value-type="float">
            <text:p>44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66" calcext:value-type="float">
            <text:p>1066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1H04M06S" calcext:value-type="time">
            <text:p>21:04:06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67" calcext:value-type="float">
            <text:p>1067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1H14M59S" calcext:value-type="time">
            <text:p>21:14:59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227" calcext:value-type="float">
            <text:p>22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68" calcext:value-type="float">
            <text:p>1068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1H23M13S" calcext:value-type="time">
            <text:p>21:23:13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68" calcext:value-type="float">
            <text:p>36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69" calcext:value-type="float">
            <text:p>1069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1H37M51S" calcext:value-type="time">
            <text:p>21:37:51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70" calcext:value-type="float">
            <text:p>1070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1H39M05S" calcext:value-type="time">
            <text:p>21:39:05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71" calcext:value-type="float">
            <text:p>1071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1H39M53S" calcext:value-type="time">
            <text:p>21:39:53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07" calcext:value-type="float">
            <text:p>20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72" calcext:value-type="float">
            <text:p>1072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1H40M41S" calcext:value-type="time">
            <text:p>21:40:41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397" calcext:value-type="float">
            <text:p>39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73" calcext:value-type="float">
            <text:p>1073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1H50M10S" calcext:value-type="time">
            <text:p>21:50:10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74" calcext:value-type="float">
            <text:p>1074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1H50M15S" calcext:value-type="time">
            <text:p>21:50:15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75" calcext:value-type="float">
            <text:p>1075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2H10M32S" calcext:value-type="time">
            <text:p>22:10:32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76" calcext:value-type="float">
            <text:p>1076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2H19M03S" calcext:value-type="time">
            <text:p>22:19:03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77" calcext:value-type="float">
            <text:p>1077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2H45M46S" calcext:value-type="time">
            <text:p>22:45:46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78" calcext:value-type="float">
            <text:p>1078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2H46M09S" calcext:value-type="time">
            <text:p>22:46:09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242" calcext:value-type="float">
            <text:p>24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79" calcext:value-type="float">
            <text:p>1079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2H57M14S" calcext:value-type="time">
            <text:p>22:57:14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80" calcext:value-type="float">
            <text:p>1080</text:p>
          </table:table-cell>
          <table:table-cell office:value-type="date" office:date-value="2025-06-18" calcext:value-type="date">
            <text:p>18.06.25</text:p>
          </table:table-cell>
          <table:table-cell table:style-name="ce11" office:value-type="time" office:time-value="PT22H58M01S" calcext:value-type="time">
            <text:p>22:58:01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26" calcext:value-type="float">
            <text:p>22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81" calcext:value-type="float">
            <text:p>1081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06H01M57S" calcext:value-type="time">
            <text:p>6:01:57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82" calcext:value-type="float">
            <text:p>1082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06H02M02S" calcext:value-type="time">
            <text:p>6:02:02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83" calcext:value-type="float">
            <text:p>1083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06H47M56S" calcext:value-type="time">
            <text:p>6:47:56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477" calcext:value-type="float">
            <text:p>47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84" calcext:value-type="float">
            <text:p>1084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06H57M59S" calcext:value-type="time">
            <text:p>6:57:59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533" calcext:value-type="float">
            <text:p>53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85" calcext:value-type="float">
            <text:p>1085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07H03M21S" calcext:value-type="time">
            <text:p>7:03:21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86" calcext:value-type="float">
            <text:p>1086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07H26M53S" calcext:value-type="time">
            <text:p>7:26:53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41" calcext:value-type="float">
            <text:p>34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87" calcext:value-type="float">
            <text:p>1087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07H48M59S" calcext:value-type="time">
            <text:p>7:48:59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88" calcext:value-type="float">
            <text:p>1088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08H41M02S" calcext:value-type="time">
            <text:p>8:41:02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281" calcext:value-type="float">
            <text:p>28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89" calcext:value-type="float">
            <text:p>1089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08H42M04S" calcext:value-type="time">
            <text:p>8:42:04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90" calcext:value-type="float">
            <text:p>1090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09H58M46S" calcext:value-type="time">
            <text:p>9:58:46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91" calcext:value-type="float">
            <text:p>1091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0H22M16S" calcext:value-type="time">
            <text:p>10:22:16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92" calcext:value-type="float">
            <text:p>1092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0H56M10S" calcext:value-type="time">
            <text:p>10:56:10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93" calcext:value-type="float">
            <text:p>1093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1H01M45S" calcext:value-type="time">
            <text:p>11:01:45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434" calcext:value-type="float">
            <text:p>43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94" calcext:value-type="float">
            <text:p>1094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1H13M40S" calcext:value-type="time">
            <text:p>11:13:40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394" calcext:value-type="float">
            <text:p>39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95" calcext:value-type="float">
            <text:p>1095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1H45M11S" calcext:value-type="time">
            <text:p>11:45:11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565" calcext:value-type="float">
            <text:p>56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96" calcext:value-type="float">
            <text:p>1096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3H23M39S" calcext:value-type="time">
            <text:p>13:23:39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206" calcext:value-type="float">
            <text:p>20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97" calcext:value-type="float">
            <text:p>1097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3H41M40S" calcext:value-type="time">
            <text:p>13:41:40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98" calcext:value-type="float">
            <text:p>1098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3H50M18S" calcext:value-type="time">
            <text:p>13:50:18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77" calcext:value-type="float">
            <text:p>37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099" calcext:value-type="float">
            <text:p>1099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4H01M36S" calcext:value-type="time">
            <text:p>14:01:36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00" calcext:value-type="float">
            <text:p>1100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4H09M07S" calcext:value-type="time">
            <text:p>14:09:07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01" calcext:value-type="float">
            <text:p>1101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4H09M26S" calcext:value-type="time">
            <text:p>14:09:26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212" calcext:value-type="float">
            <text:p>21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02" calcext:value-type="float">
            <text:p>1102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4H26M30S" calcext:value-type="time">
            <text:p>14:26:30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384" calcext:value-type="float">
            <text:p>38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03" calcext:value-type="float">
            <text:p>1103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4H35M53S" calcext:value-type="time">
            <text:p>14:35:53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04" calcext:value-type="float">
            <text:p>1104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4H53M38S" calcext:value-type="time">
            <text:p>14:53:38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320" calcext:value-type="float">
            <text:p>32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05" calcext:value-type="float">
            <text:p>1105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5H00M57S" calcext:value-type="time">
            <text:p>15:00:57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06" calcext:value-type="float">
            <text:p>1106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5H04M30S" calcext:value-type="time">
            <text:p>15:04:30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07" calcext:value-type="float">
            <text:p>1107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5H42M36S" calcext:value-type="time">
            <text:p>15:42:36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08" calcext:value-type="float">
            <text:p>1108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5H50M34S" calcext:value-type="time">
            <text:p>15:50:34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88" calcext:value-type="float">
            <text:p>2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09" calcext:value-type="float">
            <text:p>1109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5H54M37S" calcext:value-type="time">
            <text:p>15:54:37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576" calcext:value-type="float">
            <text:p>57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10" calcext:value-type="float">
            <text:p>1110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5H56M25S" calcext:value-type="time">
            <text:p>15:56:25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11" calcext:value-type="float">
            <text:p>1111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7H03M38S" calcext:value-type="time">
            <text:p>17:03:38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309" calcext:value-type="float">
            <text:p>30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12" calcext:value-type="float">
            <text:p>1112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7H06M53S" calcext:value-type="time">
            <text:p>17:06:53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542" calcext:value-type="float">
            <text:p>54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13" calcext:value-type="float">
            <text:p>1113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7H23M51S" calcext:value-type="time">
            <text:p>17:23:51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570" calcext:value-type="float">
            <text:p>57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14" calcext:value-type="float">
            <text:p>1114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7H28M10S" calcext:value-type="time">
            <text:p>17:28:10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389" calcext:value-type="float">
            <text:p>38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15" calcext:value-type="float">
            <text:p>1115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7H31M09S" calcext:value-type="time">
            <text:p>17:31:09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517" calcext:value-type="float">
            <text:p>51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16" calcext:value-type="float">
            <text:p>1116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7H44M26S" calcext:value-type="time">
            <text:p>17:44:26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17" calcext:value-type="float">
            <text:p>1117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7H46M10S" calcext:value-type="time">
            <text:p>17:46:10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18" calcext:value-type="float">
            <text:p>1118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8H12M25S" calcext:value-type="time">
            <text:p>18:12:25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19" calcext:value-type="float">
            <text:p>1119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8H31M36S" calcext:value-type="time">
            <text:p>18:31:36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20" calcext:value-type="float">
            <text:p>1120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8H36M16S" calcext:value-type="time">
            <text:p>18:36:16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21" calcext:value-type="float">
            <text:p>1121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8H40M02S" calcext:value-type="time">
            <text:p>18:40:02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45" calcext:value-type="float">
            <text:p>24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22" calcext:value-type="float">
            <text:p>1122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9H11M37S" calcext:value-type="time">
            <text:p>19:11:37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415" calcext:value-type="float">
            <text:p>41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23" calcext:value-type="float">
            <text:p>1123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9H22M31S" calcext:value-type="time">
            <text:p>19:22:31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24" calcext:value-type="float">
            <text:p>1124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9H58M27S" calcext:value-type="time">
            <text:p>19:58:27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232" calcext:value-type="float">
            <text:p>23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25" calcext:value-type="float">
            <text:p>1125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19H59M08S" calcext:value-type="time">
            <text:p>19:59:08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26" calcext:value-type="float">
            <text:p>1126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1H12M26S" calcext:value-type="time">
            <text:p>21:12:26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27" calcext:value-type="float">
            <text:p>1127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1H24M25S" calcext:value-type="time">
            <text:p>21:24:25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28" calcext:value-type="float">
            <text:p>1128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1H38M17S" calcext:value-type="time">
            <text:p>21:38:17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293" calcext:value-type="float">
            <text:p>29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29" calcext:value-type="float">
            <text:p>1129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1H39M12S" calcext:value-type="time">
            <text:p>21:39:12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366" calcext:value-type="float">
            <text:p>36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30" calcext:value-type="float">
            <text:p>1130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1H41M27S" calcext:value-type="time">
            <text:p>21:41:27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31" calcext:value-type="float">
            <text:p>1131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1H48M59S" calcext:value-type="time">
            <text:p>21:48:59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283" calcext:value-type="float">
            <text:p>28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32" calcext:value-type="float">
            <text:p>1132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2H06M01S" calcext:value-type="time">
            <text:p>22:06:01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259" calcext:value-type="float">
            <text:p>25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33" calcext:value-type="float">
            <text:p>1133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2H10M22S" calcext:value-type="time">
            <text:p>22:10:22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384" calcext:value-type="float">
            <text:p>38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34" calcext:value-type="float">
            <text:p>1134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2H16M20S" calcext:value-type="time">
            <text:p>22:16:20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35" calcext:value-type="float">
            <text:p>1135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2H16M28S" calcext:value-type="time">
            <text:p>22:16:28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36" calcext:value-type="float">
            <text:p>1136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2H36M54S" calcext:value-type="time">
            <text:p>22:36:54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407" calcext:value-type="float">
            <text:p>40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37" calcext:value-type="float">
            <text:p>1137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2H38M37S" calcext:value-type="time">
            <text:p>22:38:37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434" calcext:value-type="float">
            <text:p>43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38" calcext:value-type="float">
            <text:p>1138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2H45M31S" calcext:value-type="time">
            <text:p>22:45:31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39" calcext:value-type="float">
            <text:p>1139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2H49M56S" calcext:value-type="time">
            <text:p>22:49:56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53" calcext:value-type="float">
            <text:p>35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40" calcext:value-type="float">
            <text:p>1140</text:p>
          </table:table-cell>
          <table:table-cell office:value-type="date" office:date-value="2025-06-19" calcext:value-type="date">
            <text:p>19.06.25</text:p>
          </table:table-cell>
          <table:table-cell table:style-name="ce11" office:value-type="time" office:time-value="PT22H59M44S" calcext:value-type="time">
            <text:p>22:59:44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443" calcext:value-type="float">
            <text:p>44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41" calcext:value-type="float">
            <text:p>1141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07H23M15S" calcext:value-type="time">
            <text:p>7:23:15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42" calcext:value-type="float">
            <text:p>1142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08H18M37S" calcext:value-type="time">
            <text:p>8:18:37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43" calcext:value-type="float">
            <text:p>1143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08H31M48S" calcext:value-type="time">
            <text:p>8:31:48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44" calcext:value-type="float">
            <text:p>1144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08H35M15S" calcext:value-type="time">
            <text:p>8:35:15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45" calcext:value-type="float">
            <text:p>1145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09H01M51S" calcext:value-type="time">
            <text:p>9:01:51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572" calcext:value-type="float">
            <text:p>57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46" calcext:value-type="float">
            <text:p>1146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09H02M35S" calcext:value-type="time">
            <text:p>9:02:35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367" calcext:value-type="float">
            <text:p>36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47" calcext:value-type="float">
            <text:p>1147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09H09M17S" calcext:value-type="time">
            <text:p>9:09:17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319" calcext:value-type="float">
            <text:p>31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48" calcext:value-type="float">
            <text:p>1148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09H39M15S" calcext:value-type="time">
            <text:p>9:39:15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287" calcext:value-type="float">
            <text:p>28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49" calcext:value-type="float">
            <text:p>1149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09H48M10S" calcext:value-type="time">
            <text:p>9:48:10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262" calcext:value-type="float">
            <text:p>26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50" calcext:value-type="float">
            <text:p>1150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09H50M14S" calcext:value-type="time">
            <text:p>9:50:14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51" calcext:value-type="float">
            <text:p>1151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0H15M23S" calcext:value-type="time">
            <text:p>10:15:23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154" calcext:value-type="float">
            <text:p>15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52" calcext:value-type="float">
            <text:p>1152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0H48M50S" calcext:value-type="time">
            <text:p>10:48:50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53" calcext:value-type="float">
            <text:p>1153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0H59M16S" calcext:value-type="time">
            <text:p>10:59:16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54" calcext:value-type="float">
            <text:p>1154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1H18M22S" calcext:value-type="time">
            <text:p>11:18:22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55" calcext:value-type="float">
            <text:p>1155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1H23M34S" calcext:value-type="time">
            <text:p>11:23:34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452" calcext:value-type="float">
            <text:p>45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56" calcext:value-type="float">
            <text:p>1156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3H18M34S" calcext:value-type="time">
            <text:p>13:18:34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57" calcext:value-type="float">
            <text:p>1157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3H27M07S" calcext:value-type="time">
            <text:p>13:27:07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58" calcext:value-type="float">
            <text:p>1158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3H39M14S" calcext:value-type="time">
            <text:p>13:39:14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37" calcext:value-type="float">
            <text:p>33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59" calcext:value-type="float">
            <text:p>1159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3H41M04S" calcext:value-type="time">
            <text:p>13:41:04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381" calcext:value-type="float">
            <text:p>38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60" calcext:value-type="float">
            <text:p>1160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3H51M31S" calcext:value-type="time">
            <text:p>13:51:31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460" calcext:value-type="float">
            <text:p>46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61" calcext:value-type="float">
            <text:p>1161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3H58M38S" calcext:value-type="time">
            <text:p>13:58:38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62" calcext:value-type="float">
            <text:p>1162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4H03M23S" calcext:value-type="time">
            <text:p>14:03:23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63" calcext:value-type="float">
            <text:p>1163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4H17M46S" calcext:value-type="time">
            <text:p>14:17:46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64" calcext:value-type="float">
            <text:p>1164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4H42M54S" calcext:value-type="time">
            <text:p>14:42:54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564" calcext:value-type="float">
            <text:p>56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65" calcext:value-type="float">
            <text:p>1165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4H53M17S" calcext:value-type="time">
            <text:p>14:53:17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466" calcext:value-type="float">
            <text:p>46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66" calcext:value-type="float">
            <text:p>1166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5H10M11S" calcext:value-type="time">
            <text:p>15:10:11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67" calcext:value-type="float">
            <text:p>1167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5H10M52S" calcext:value-type="time">
            <text:p>15:10:52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283" calcext:value-type="float">
            <text:p>28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68" calcext:value-type="float">
            <text:p>1168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5H13M19S" calcext:value-type="time">
            <text:p>15:13:19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69" calcext:value-type="float">
            <text:p>1169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5H21M22S" calcext:value-type="time">
            <text:p>15:21:22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334" calcext:value-type="float">
            <text:p>33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70" calcext:value-type="float">
            <text:p>1170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5H54M46S" calcext:value-type="time">
            <text:p>15:54:46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71" calcext:value-type="float">
            <text:p>1171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7H05M43S" calcext:value-type="time">
            <text:p>17:05:43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265" calcext:value-type="float">
            <text:p>26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72" calcext:value-type="float">
            <text:p>1172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7H08M09S" calcext:value-type="time">
            <text:p>17:08:09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206" calcext:value-type="float">
            <text:p>20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73" calcext:value-type="float">
            <text:p>1173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7H34M38S" calcext:value-type="time">
            <text:p>17:34:38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74" calcext:value-type="float">
            <text:p>1174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7H41M19S" calcext:value-type="time">
            <text:p>17:41:19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75" calcext:value-type="float">
            <text:p>1175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7H50M30S" calcext:value-type="time">
            <text:p>17:50:30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76" calcext:value-type="float">
            <text:p>1176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7H51M48S" calcext:value-type="time">
            <text:p>17:51:48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77" calcext:value-type="float">
            <text:p>1177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7H55M51S" calcext:value-type="time">
            <text:p>17:55:51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78" calcext:value-type="float">
            <text:p>1178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8H06M22S" calcext:value-type="time">
            <text:p>18:06:22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79" calcext:value-type="float">
            <text:p>1179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8H24M10S" calcext:value-type="time">
            <text:p>18:24:10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80" calcext:value-type="float">
            <text:p>1180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8H49M04S" calcext:value-type="time">
            <text:p>18:49:04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81" calcext:value-type="float">
            <text:p>1181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9H01M15S" calcext:value-type="time">
            <text:p>19:01:15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82" calcext:value-type="float">
            <text:p>1182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9H05M48S" calcext:value-type="time">
            <text:p>19:05:48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83" calcext:value-type="float">
            <text:p>1183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9H16M26S" calcext:value-type="time">
            <text:p>19:16:26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465" calcext:value-type="float">
            <text:p>46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84" calcext:value-type="float">
            <text:p>1184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9H29M00S" calcext:value-type="time">
            <text:p>19:29:00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393" calcext:value-type="float">
            <text:p>39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85" calcext:value-type="float">
            <text:p>1185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19H41M19S" calcext:value-type="time">
            <text:p>19:41:19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501" calcext:value-type="float">
            <text:p>50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86" calcext:value-type="float">
            <text:p>1186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1H08M10S" calcext:value-type="time">
            <text:p>21:08:10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87" calcext:value-type="float">
            <text:p>1187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1H22M40S" calcext:value-type="time">
            <text:p>21:22:40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88" calcext:value-type="float">
            <text:p>1188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1H40M07S" calcext:value-type="time">
            <text:p>21:40:07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89" calcext:value-type="float">
            <text:p>1189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1H50M03S" calcext:value-type="time">
            <text:p>21:50:03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504" calcext:value-type="float">
            <text:p>50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90" calcext:value-type="float">
            <text:p>1190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1H57M20S" calcext:value-type="time">
            <text:p>21:57:20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91" calcext:value-type="float">
            <text:p>1191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2H04M43S" calcext:value-type="time">
            <text:p>22:04:43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92" calcext:value-type="float">
            <text:p>1192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2H05M05S" calcext:value-type="time">
            <text:p>22:05:05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93" calcext:value-type="float">
            <text:p>1193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2H13M06S" calcext:value-type="time">
            <text:p>22:13:06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228" calcext:value-type="float">
            <text:p>22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94" calcext:value-type="float">
            <text:p>1194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2H15M39S" calcext:value-type="time">
            <text:p>22:15:39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95" calcext:value-type="float">
            <text:p>1195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2H19M12S" calcext:value-type="time">
            <text:p>22:19:12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96" calcext:value-type="float">
            <text:p>1196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2H26M14S" calcext:value-type="time">
            <text:p>22:26:14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97" calcext:value-type="float">
            <text:p>1197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2H28M21S" calcext:value-type="time">
            <text:p>22:28:21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443" calcext:value-type="float">
            <text:p>44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98" calcext:value-type="float">
            <text:p>1198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2H29M54S" calcext:value-type="time">
            <text:p>22:29:54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545" calcext:value-type="float">
            <text:p>54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199" calcext:value-type="float">
            <text:p>1199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2H40M47S" calcext:value-type="time">
            <text:p>22:40:47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00" calcext:value-type="float">
            <text:p>1200</text:p>
          </table:table-cell>
          <table:table-cell office:value-type="date" office:date-value="2025-06-20" calcext:value-type="date">
            <text:p>20.06.25</text:p>
          </table:table-cell>
          <table:table-cell table:style-name="ce11" office:value-type="time" office:time-value="PT22H40M58S" calcext:value-type="time">
            <text:p>22:40:58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01" calcext:value-type="float">
            <text:p>1201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06H43M14S" calcext:value-type="time">
            <text:p>6:43:14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02" calcext:value-type="float">
            <text:p>1202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07H23M57S" calcext:value-type="time">
            <text:p>7:23:57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348" calcext:value-type="float">
            <text:p>34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03" calcext:value-type="float">
            <text:p>1203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08H42M56S" calcext:value-type="time">
            <text:p>8:42:56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04" calcext:value-type="float">
            <text:p>1204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09H25M45S" calcext:value-type="time">
            <text:p>9:25:45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05" calcext:value-type="float">
            <text:p>1205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09H34M12S" calcext:value-type="time">
            <text:p>9:34:12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388" calcext:value-type="float">
            <text:p>3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06" calcext:value-type="float">
            <text:p>1206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09H52M31S" calcext:value-type="time">
            <text:p>9:52:31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331" calcext:value-type="float">
            <text:p>33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07" calcext:value-type="float">
            <text:p>1207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09H58M47S" calcext:value-type="time">
            <text:p>9:58:47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08" calcext:value-type="float">
            <text:p>1208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0H15M05S" calcext:value-type="time">
            <text:p>10:15:05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09" calcext:value-type="float">
            <text:p>1209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1H28M16S" calcext:value-type="time">
            <text:p>11:28:16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522" calcext:value-type="float">
            <text:p>52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10" calcext:value-type="float">
            <text:p>1210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1H28M29S" calcext:value-type="time">
            <text:p>11:28:29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279" calcext:value-type="float">
            <text:p>27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11" calcext:value-type="float">
            <text:p>1211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1H28M41S" calcext:value-type="time">
            <text:p>11:28:41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265" calcext:value-type="float">
            <text:p>26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12" calcext:value-type="float">
            <text:p>1212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1H33M16S" calcext:value-type="time">
            <text:p>11:33:16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13" calcext:value-type="float">
            <text:p>1213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1H40M53S" calcext:value-type="time">
            <text:p>11:40:53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446" calcext:value-type="float">
            <text:p>44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14" calcext:value-type="float">
            <text:p>1214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1H55M35S" calcext:value-type="time">
            <text:p>11:55:35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15" calcext:value-type="float">
            <text:p>1215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1H57M49S" calcext:value-type="time">
            <text:p>11:57:49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201" calcext:value-type="float">
            <text:p>20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16" calcext:value-type="float">
            <text:p>1216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3H07M11S" calcext:value-type="time">
            <text:p>13:07:11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17" calcext:value-type="float">
            <text:p>1217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3H21M28S" calcext:value-type="time">
            <text:p>13:21:28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18" calcext:value-type="float">
            <text:p>1218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3H38M24S" calcext:value-type="time">
            <text:p>13:38:24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407" calcext:value-type="float">
            <text:p>40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19" calcext:value-type="float">
            <text:p>1219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3H53M33S" calcext:value-type="time">
            <text:p>13:53:33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20" calcext:value-type="float">
            <text:p>1220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4H00M58S" calcext:value-type="time">
            <text:p>14:00:58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396" calcext:value-type="float">
            <text:p>39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21" calcext:value-type="float">
            <text:p>1221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4H04M18S" calcext:value-type="time">
            <text:p>14:04:18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118" calcext:value-type="float">
            <text:p>11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22" calcext:value-type="float">
            <text:p>1222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4H25M12S" calcext:value-type="time">
            <text:p>14:25:12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23" calcext:value-type="float">
            <text:p>1223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4H33M23S" calcext:value-type="time">
            <text:p>14:33:23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24" calcext:value-type="float">
            <text:p>1224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4H42M49S" calcext:value-type="time">
            <text:p>14:42:49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25" calcext:value-type="float">
            <text:p>1225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4H43M47S" calcext:value-type="time">
            <text:p>14:43:47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226" calcext:value-type="float">
            <text:p>22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26" calcext:value-type="float">
            <text:p>1226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4H49M54S" calcext:value-type="time">
            <text:p>14:49:54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284" calcext:value-type="float">
            <text:p>28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27" calcext:value-type="float">
            <text:p>1227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5H18M48S" calcext:value-type="time">
            <text:p>15:18:48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474" calcext:value-type="float">
            <text:p>47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28" calcext:value-type="float">
            <text:p>1228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5H22M43S" calcext:value-type="time">
            <text:p>15:22:43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29" calcext:value-type="float">
            <text:p>1229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5H50M39S" calcext:value-type="time">
            <text:p>15:50:39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30" calcext:value-type="float">
            <text:p>1230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5H58M26S" calcext:value-type="time">
            <text:p>15:58:26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31" calcext:value-type="float">
            <text:p>1231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7H03M12S" calcext:value-type="time">
            <text:p>17:03:12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447" calcext:value-type="float">
            <text:p>44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32" calcext:value-type="float">
            <text:p>1232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7H07M39S" calcext:value-type="time">
            <text:p>17:07:39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494" calcext:value-type="float">
            <text:p>49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33" calcext:value-type="float">
            <text:p>1233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7H15M53S" calcext:value-type="time">
            <text:p>17:15:53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334" calcext:value-type="float">
            <text:p>33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34" calcext:value-type="float">
            <text:p>1234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7H25M38S" calcext:value-type="time">
            <text:p>17:25:38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69" calcext:value-type="float">
            <text:p>36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35" calcext:value-type="float">
            <text:p>1235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7H55M54S" calcext:value-type="time">
            <text:p>17:55:54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36" calcext:value-type="float">
            <text:p>1236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8H35M39S" calcext:value-type="time">
            <text:p>18:35:39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37" calcext:value-type="float">
            <text:p>1237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8H49M22S" calcext:value-type="time">
            <text:p>18:49:22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38" calcext:value-type="float">
            <text:p>1238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8H55M25S" calcext:value-type="time">
            <text:p>18:55:25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39" calcext:value-type="float">
            <text:p>1239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9H08M42S" calcext:value-type="time">
            <text:p>19:08:42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40" calcext:value-type="float">
            <text:p>1240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9H20M01S" calcext:value-type="time">
            <text:p>19:20:01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41" calcext:value-type="float">
            <text:p>1241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9H21M16S" calcext:value-type="time">
            <text:p>19:21:16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406" calcext:value-type="float">
            <text:p>40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42" calcext:value-type="float">
            <text:p>1242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9H24M12S" calcext:value-type="time">
            <text:p>19:24:12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460" calcext:value-type="float">
            <text:p>46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43" calcext:value-type="float">
            <text:p>1243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9H35M37S" calcext:value-type="time">
            <text:p>19:35:37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519" calcext:value-type="float">
            <text:p>51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44" calcext:value-type="float">
            <text:p>1244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9H54M32S" calcext:value-type="time">
            <text:p>19:54:32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494" calcext:value-type="float">
            <text:p>49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45" calcext:value-type="float">
            <text:p>1245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19H55M38S" calcext:value-type="time">
            <text:p>19:55:38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213" calcext:value-type="float">
            <text:p>21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46" calcext:value-type="float">
            <text:p>1246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1H03M36S" calcext:value-type="time">
            <text:p>21:03:36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58" calcext:value-type="float">
            <text:p>35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47" calcext:value-type="float">
            <text:p>1247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1H04M46S" calcext:value-type="time">
            <text:p>21:04:46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48" calcext:value-type="float">
            <text:p>1248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1H06M55S" calcext:value-type="time">
            <text:p>21:06:55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49" calcext:value-type="float">
            <text:p>1249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1H10M24S" calcext:value-type="time">
            <text:p>21:10:24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343" calcext:value-type="float">
            <text:p>34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50" calcext:value-type="float">
            <text:p>1250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1H24M36S" calcext:value-type="time">
            <text:p>21:24:36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54" calcext:value-type="float">
            <text:p>35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51" calcext:value-type="float">
            <text:p>1251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1H28M36S" calcext:value-type="time">
            <text:p>21:28:36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52" calcext:value-type="float">
            <text:p>1252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1H33M32S" calcext:value-type="time">
            <text:p>21:33:32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53" calcext:value-type="float">
            <text:p>1253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1H48M42S" calcext:value-type="time">
            <text:p>21:48:42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54" calcext:value-type="float">
            <text:p>1254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1H58M19S" calcext:value-type="time">
            <text:p>21:58:19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342" calcext:value-type="float">
            <text:p>34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55" calcext:value-type="float">
            <text:p>1255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2H01M42S" calcext:value-type="time">
            <text:p>22:01:42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56" calcext:value-type="float">
            <text:p>1256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2H03M08S" calcext:value-type="time">
            <text:p>22:03:08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57" calcext:value-type="float">
            <text:p>1257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2H10M22S" calcext:value-type="time">
            <text:p>22:10:22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58" calcext:value-type="float">
            <text:p>1258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2H22M46S" calcext:value-type="time">
            <text:p>22:22:46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59" calcext:value-type="float">
            <text:p>1259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2H38M47S" calcext:value-type="time">
            <text:p>22:38:47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469" calcext:value-type="float">
            <text:p>46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60" calcext:value-type="float">
            <text:p>1260</text:p>
          </table:table-cell>
          <table:table-cell office:value-type="date" office:date-value="2025-06-21" calcext:value-type="date">
            <text:p>21.06.25</text:p>
          </table:table-cell>
          <table:table-cell table:style-name="ce11" office:value-type="time" office:time-value="PT22H59M29S" calcext:value-type="time">
            <text:p>22:59:29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498" calcext:value-type="float">
            <text:p>4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61" calcext:value-type="float">
            <text:p>1261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06H27M48S" calcext:value-type="time">
            <text:p>6:27:48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62" calcext:value-type="float">
            <text:p>1262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06H32M22S" calcext:value-type="time">
            <text:p>6:32:22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472" calcext:value-type="float">
            <text:p>47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63" calcext:value-type="float">
            <text:p>1263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07H21M22S" calcext:value-type="time">
            <text:p>7:21:22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64" calcext:value-type="float">
            <text:p>1264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07H53M25S" calcext:value-type="time">
            <text:p>7:53:25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427" calcext:value-type="float">
            <text:p>42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65" calcext:value-type="float">
            <text:p>1265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08H11M31S" calcext:value-type="time">
            <text:p>8:11:31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66" calcext:value-type="float">
            <text:p>1266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08H15M38S" calcext:value-type="time">
            <text:p>8:15:38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67" calcext:value-type="float">
            <text:p>1267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08H22M58S" calcext:value-type="time">
            <text:p>8:22:58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68" calcext:value-type="float">
            <text:p>1268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08H37M13S" calcext:value-type="time">
            <text:p>8:37:13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326" calcext:value-type="float">
            <text:p>32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69" calcext:value-type="float">
            <text:p>1269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08H48M42S" calcext:value-type="time">
            <text:p>8:48:42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70" calcext:value-type="float">
            <text:p>1270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09H13M15S" calcext:value-type="time">
            <text:p>9:13:15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71" calcext:value-type="float">
            <text:p>1271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09H16M23S" calcext:value-type="time">
            <text:p>9:16:23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72" calcext:value-type="float">
            <text:p>1272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09H46M25S" calcext:value-type="time">
            <text:p>9:46:25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73" calcext:value-type="float">
            <text:p>1273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0H56M24S" calcext:value-type="time">
            <text:p>10:56:24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74" calcext:value-type="float">
            <text:p>1274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1H54M33S" calcext:value-type="time">
            <text:p>11:54:33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424" calcext:value-type="float">
            <text:p>42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75" calcext:value-type="float">
            <text:p>1275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1H54M48S" calcext:value-type="time">
            <text:p>11:54:48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18" calcext:value-type="float">
            <text:p>31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76" calcext:value-type="float">
            <text:p>1276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3H03M37S" calcext:value-type="time">
            <text:p>13:03:37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329" calcext:value-type="float">
            <text:p>32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77" calcext:value-type="float">
            <text:p>1277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3H20M36S" calcext:value-type="time">
            <text:p>13:20:36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78" calcext:value-type="float">
            <text:p>1278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3H45M41S" calcext:value-type="time">
            <text:p>13:45:41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79" calcext:value-type="float">
            <text:p>1279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4H24M50S" calcext:value-type="time">
            <text:p>14:24:50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80" calcext:value-type="float">
            <text:p>1280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4H33M58S" calcext:value-type="time">
            <text:p>14:33:58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81" calcext:value-type="float">
            <text:p>1281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4H43M00S" calcext:value-type="time">
            <text:p>14:43:00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95" calcext:value-type="float">
            <text:p>29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82" calcext:value-type="float">
            <text:p>1282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4H56M21S" calcext:value-type="time">
            <text:p>14:56:21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83" calcext:value-type="float">
            <text:p>1283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5H03M23S" calcext:value-type="time">
            <text:p>15:03:23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84" calcext:value-type="float">
            <text:p>1284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5H11M29S" calcext:value-type="time">
            <text:p>15:11:29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364" calcext:value-type="float">
            <text:p>36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85" calcext:value-type="float">
            <text:p>1285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5H14M11S" calcext:value-type="time">
            <text:p>15:14:11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522" calcext:value-type="float">
            <text:p>52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86" calcext:value-type="float">
            <text:p>1286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5H22M06S" calcext:value-type="time">
            <text:p>15:22:06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556" calcext:value-type="float">
            <text:p>55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87" calcext:value-type="float">
            <text:p>1287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5H30M53S" calcext:value-type="time">
            <text:p>15:30:53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88" calcext:value-type="float">
            <text:p>1288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5H31M14S" calcext:value-type="time">
            <text:p>15:31:14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89" calcext:value-type="float">
            <text:p>1289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5H46M56S" calcext:value-type="time">
            <text:p>15:46:56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383" calcext:value-type="float">
            <text:p>38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90" calcext:value-type="float">
            <text:p>1290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5H50M55S" calcext:value-type="time">
            <text:p>15:50:55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91" calcext:value-type="float">
            <text:p>1291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7H14M12S" calcext:value-type="time">
            <text:p>17:14:12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22" calcext:value-type="float">
            <text:p>22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92" calcext:value-type="float">
            <text:p>1292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7H14M19S" calcext:value-type="time">
            <text:p>17:14:19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93" calcext:value-type="float">
            <text:p>1293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7H23M19S" calcext:value-type="time">
            <text:p>17:23:19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94" calcext:value-type="float">
            <text:p>1294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7H35M58S" calcext:value-type="time">
            <text:p>17:35:58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06" calcext:value-type="float">
            <text:p>30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95" calcext:value-type="float">
            <text:p>1295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7H43M01S" calcext:value-type="time">
            <text:p>17:43:01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96" calcext:value-type="float">
            <text:p>1296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7H56M46S" calcext:value-type="time">
            <text:p>17:56:46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97" calcext:value-type="float">
            <text:p>1297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8H05M55S" calcext:value-type="time">
            <text:p>18:05:55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98" calcext:value-type="float">
            <text:p>1298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8H16M30S" calcext:value-type="time">
            <text:p>18:16:30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299" calcext:value-type="float">
            <text:p>1299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8H20M08S" calcext:value-type="time">
            <text:p>18:20:08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00" calcext:value-type="float">
            <text:p>1300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8H27M56S" calcext:value-type="time">
            <text:p>18:27:56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266" calcext:value-type="float">
            <text:p>26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01" calcext:value-type="float">
            <text:p>1301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8H33M18S" calcext:value-type="time">
            <text:p>18:33:18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02" calcext:value-type="float">
            <text:p>1302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8H54M38S" calcext:value-type="time">
            <text:p>18:54:38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349" calcext:value-type="float">
            <text:p>34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03" calcext:value-type="float">
            <text:p>1303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9H21M52S" calcext:value-type="time">
            <text:p>19:21:52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04" calcext:value-type="float">
            <text:p>1304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9H42M37S" calcext:value-type="time">
            <text:p>19:42:37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01" calcext:value-type="float">
            <text:p>30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05" calcext:value-type="float">
            <text:p>1305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19H57M47S" calcext:value-type="time">
            <text:p>19:57:47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192" calcext:value-type="float">
            <text:p>19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06" calcext:value-type="float">
            <text:p>1306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1H03M39S" calcext:value-type="time">
            <text:p>21:03:39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405" calcext:value-type="float">
            <text:p>40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07" calcext:value-type="float">
            <text:p>1307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1H12M01S" calcext:value-type="time">
            <text:p>21:12:01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08" calcext:value-type="float">
            <text:p>1308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1H14M34S" calcext:value-type="time">
            <text:p>21:14:34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09" calcext:value-type="float">
            <text:p>1309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1H15M16S" calcext:value-type="time">
            <text:p>21:15:16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296" calcext:value-type="float">
            <text:p>29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10" calcext:value-type="float">
            <text:p>1310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1H18M52S" calcext:value-type="time">
            <text:p>21:18:52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476" calcext:value-type="float">
            <text:p>47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11" calcext:value-type="float">
            <text:p>1311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1H39M56S" calcext:value-type="time">
            <text:p>21:39:56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246" calcext:value-type="float">
            <text:p>24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12" calcext:value-type="float">
            <text:p>1312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1H41M17S" calcext:value-type="time">
            <text:p>21:41:17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233" calcext:value-type="float">
            <text:p>23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13" calcext:value-type="float">
            <text:p>1313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1H42M06S" calcext:value-type="time">
            <text:p>21:42:06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14" calcext:value-type="float">
            <text:p>1314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1H55M25S" calcext:value-type="time">
            <text:p>21:55:25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15" calcext:value-type="float">
            <text:p>1315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2H01M54S" calcext:value-type="time">
            <text:p>22:01:54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16" calcext:value-type="float">
            <text:p>1316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2H02M49S" calcext:value-type="time">
            <text:p>22:02:49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17" calcext:value-type="float">
            <text:p>1317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2H14M48S" calcext:value-type="time">
            <text:p>22:14:48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312" calcext:value-type="float">
            <text:p>31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18" calcext:value-type="float">
            <text:p>1318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2H19M05S" calcext:value-type="time">
            <text:p>22:19:05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19" calcext:value-type="float">
            <text:p>1319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2H48M35S" calcext:value-type="time">
            <text:p>22:48:35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20" calcext:value-type="float">
            <text:p>1320</text:p>
          </table:table-cell>
          <table:table-cell office:value-type="date" office:date-value="2025-06-22" calcext:value-type="date">
            <text:p>22.06.25</text:p>
          </table:table-cell>
          <table:table-cell table:style-name="ce11" office:value-type="time" office:time-value="PT22H57M09S" calcext:value-type="time">
            <text:p>22:57:09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21" calcext:value-type="float">
            <text:p>1321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06H12M58S" calcext:value-type="time">
            <text:p>6:12:58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507" calcext:value-type="float">
            <text:p>50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22" calcext:value-type="float">
            <text:p>1322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06H25M57S" calcext:value-type="time">
            <text:p>6:25:57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253" calcext:value-type="float">
            <text:p>25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23" calcext:value-type="float">
            <text:p>1323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06H31M37S" calcext:value-type="time">
            <text:p>6:31:37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15" calcext:value-type="float">
            <text:p>31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24" calcext:value-type="float">
            <text:p>1324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06H45M49S" calcext:value-type="time">
            <text:p>6:45:49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25" calcext:value-type="float">
            <text:p>1325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07H43M50S" calcext:value-type="time">
            <text:p>7:43:50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559" calcext:value-type="float">
            <text:p>55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26" calcext:value-type="float">
            <text:p>1326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08H09M12S" calcext:value-type="time">
            <text:p>8:09:12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27" calcext:value-type="float">
            <text:p>1327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08H14M10S" calcext:value-type="time">
            <text:p>8:14:10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296" calcext:value-type="float">
            <text:p>29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28" calcext:value-type="float">
            <text:p>1328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08H32M28S" calcext:value-type="time">
            <text:p>8:32:28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29" calcext:value-type="float">
            <text:p>1329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08H45M22S" calcext:value-type="time">
            <text:p>8:45:22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299" calcext:value-type="float">
            <text:p>29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30" calcext:value-type="float">
            <text:p>1330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09H06M08S" calcext:value-type="time">
            <text:p>9:06:08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97" calcext:value-type="float">
            <text:p>19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31" calcext:value-type="float">
            <text:p>1331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09H26M18S" calcext:value-type="time">
            <text:p>9:26:18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32" calcext:value-type="float">
            <text:p>1332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0H33M31S" calcext:value-type="time">
            <text:p>10:33:31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536" calcext:value-type="float">
            <text:p>53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33" calcext:value-type="float">
            <text:p>1333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0H58M01S" calcext:value-type="time">
            <text:p>10:58:01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525" calcext:value-type="float">
            <text:p>52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34" calcext:value-type="float">
            <text:p>1334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1H32M58S" calcext:value-type="time">
            <text:p>11:32:58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35" calcext:value-type="float">
            <text:p>1335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1H56M50S" calcext:value-type="time">
            <text:p>11:56:50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71" calcext:value-type="float">
            <text:p>27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36" calcext:value-type="float">
            <text:p>1336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3H37M57S" calcext:value-type="time">
            <text:p>13:37:57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460" calcext:value-type="float">
            <text:p>46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37" calcext:value-type="float">
            <text:p>1337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3H41M34S" calcext:value-type="time">
            <text:p>13:41:34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427" calcext:value-type="float">
            <text:p>42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38" calcext:value-type="float">
            <text:p>1338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4H14M31S" calcext:value-type="time">
            <text:p>14:14:31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441" calcext:value-type="float">
            <text:p>44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39" calcext:value-type="float">
            <text:p>1339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4H15M14S" calcext:value-type="time">
            <text:p>14:15:14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366" calcext:value-type="float">
            <text:p>36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40" calcext:value-type="float">
            <text:p>1340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4H25M59S" calcext:value-type="time">
            <text:p>14:25:59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183" calcext:value-type="float">
            <text:p>18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41" calcext:value-type="float">
            <text:p>1341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4H44M26S" calcext:value-type="time">
            <text:p>14:44:26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42" calcext:value-type="float">
            <text:p>1342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5H06M24S" calcext:value-type="time">
            <text:p>15:06:24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463" calcext:value-type="float">
            <text:p>46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43" calcext:value-type="float">
            <text:p>1343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5H16M37S" calcext:value-type="time">
            <text:p>15:16:37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482" calcext:value-type="float">
            <text:p>48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44" calcext:value-type="float">
            <text:p>1344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5H17M21S" calcext:value-type="time">
            <text:p>15:17:21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363" calcext:value-type="float">
            <text:p>36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45" calcext:value-type="float">
            <text:p>1345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5H23M16S" calcext:value-type="time">
            <text:p>15:23:16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46" calcext:value-type="float">
            <text:p>1346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5H33M34S" calcext:value-type="time">
            <text:p>15:33:34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47" calcext:value-type="float">
            <text:p>1347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5H35M08S" calcext:value-type="time">
            <text:p>15:35:08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61" calcext:value-type="float">
            <text:p>16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48" calcext:value-type="float">
            <text:p>1348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5H42M52S" calcext:value-type="time">
            <text:p>15:42:52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49" calcext:value-type="float">
            <text:p>1349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5H44M48S" calcext:value-type="time">
            <text:p>15:44:48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50" calcext:value-type="float">
            <text:p>1350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5H49M24S" calcext:value-type="time">
            <text:p>15:49:24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39" calcext:value-type="float">
            <text:p>33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51" calcext:value-type="float">
            <text:p>1351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7H10M35S" calcext:value-type="time">
            <text:p>17:10:35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353" calcext:value-type="float">
            <text:p>35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52" calcext:value-type="float">
            <text:p>1352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7H18M51S" calcext:value-type="time">
            <text:p>17:18:51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53" calcext:value-type="float">
            <text:p>1353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7H44M34S" calcext:value-type="time">
            <text:p>17:44:34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258" calcext:value-type="float">
            <text:p>25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54" calcext:value-type="float">
            <text:p>1354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7H45M13S" calcext:value-type="time">
            <text:p>17:45:13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55" calcext:value-type="float">
            <text:p>1355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7H57M16S" calcext:value-type="time">
            <text:p>17:57:16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56" calcext:value-type="float">
            <text:p>1356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8H04M16S" calcext:value-type="time">
            <text:p>18:04:16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208" calcext:value-type="float">
            <text:p>20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57" calcext:value-type="float">
            <text:p>1357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8H06M42S" calcext:value-type="time">
            <text:p>18:06:42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354" calcext:value-type="float">
            <text:p>35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58" calcext:value-type="float">
            <text:p>1358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9H04M29S" calcext:value-type="time">
            <text:p>19:04:29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59" calcext:value-type="float">
            <text:p>1359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9H06M55S" calcext:value-type="time">
            <text:p>19:06:55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60" calcext:value-type="float">
            <text:p>1360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9H08M32S" calcext:value-type="time">
            <text:p>19:08:32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396" calcext:value-type="float">
            <text:p>39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61" calcext:value-type="float">
            <text:p>1361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9H16M44S" calcext:value-type="time">
            <text:p>19:16:44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62" calcext:value-type="float">
            <text:p>1362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9H30M51S" calcext:value-type="time">
            <text:p>19:30:51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63" calcext:value-type="float">
            <text:p>1363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9H37M47S" calcext:value-type="time">
            <text:p>19:37:47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353" calcext:value-type="float">
            <text:p>35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64" calcext:value-type="float">
            <text:p>1364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9H44M19S" calcext:value-type="time">
            <text:p>19:44:19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431" calcext:value-type="float">
            <text:p>43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65" calcext:value-type="float">
            <text:p>1365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19H51M41S" calcext:value-type="time">
            <text:p>19:51:41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66" calcext:value-type="float">
            <text:p>1366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1H02M57S" calcext:value-type="time">
            <text:p>21:02:57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86" calcext:value-type="float">
            <text:p>38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67" calcext:value-type="float">
            <text:p>1367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1H06M15S" calcext:value-type="time">
            <text:p>21:06:15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354" calcext:value-type="float">
            <text:p>35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68" calcext:value-type="float">
            <text:p>1368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1H07M39S" calcext:value-type="time">
            <text:p>21:07:39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69" calcext:value-type="float">
            <text:p>1369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1H12M38S" calcext:value-type="time">
            <text:p>21:12:38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344" calcext:value-type="float">
            <text:p>34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70" calcext:value-type="float">
            <text:p>1370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1H44M38S" calcext:value-type="time">
            <text:p>21:44:38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197" calcext:value-type="float">
            <text:p>19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71" calcext:value-type="float">
            <text:p>1371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1H53M52S" calcext:value-type="time">
            <text:p>21:53:52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79" calcext:value-type="float">
            <text:p>27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72" calcext:value-type="float">
            <text:p>1372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2H02M32S" calcext:value-type="time">
            <text:p>22:02:32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458" calcext:value-type="float">
            <text:p>45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73" calcext:value-type="float">
            <text:p>1373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2H04M31S" calcext:value-type="time">
            <text:p>22:04:31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74" calcext:value-type="float">
            <text:p>1374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2H08M53S" calcext:value-type="time">
            <text:p>22:08:53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498" calcext:value-type="float">
            <text:p>4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75" calcext:value-type="float">
            <text:p>1375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2H10M37S" calcext:value-type="time">
            <text:p>22:10:37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257" calcext:value-type="float">
            <text:p>25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76" calcext:value-type="float">
            <text:p>1376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2H23M12S" calcext:value-type="time">
            <text:p>22:23:12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77" calcext:value-type="float">
            <text:p>1377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2H32M44S" calcext:value-type="time">
            <text:p>22:32:44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266" calcext:value-type="float">
            <text:p>26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78" calcext:value-type="float">
            <text:p>1378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2H51M40S" calcext:value-type="time">
            <text:p>22:51:40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449" calcext:value-type="float">
            <text:p>44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79" calcext:value-type="float">
            <text:p>1379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2H52M24S" calcext:value-type="time">
            <text:p>22:52:24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80" calcext:value-type="float">
            <text:p>1380</text:p>
          </table:table-cell>
          <table:table-cell office:value-type="date" office:date-value="2025-06-23" calcext:value-type="date">
            <text:p>23.06.25</text:p>
          </table:table-cell>
          <table:table-cell table:style-name="ce11" office:value-type="time" office:time-value="PT22H56M02S" calcext:value-type="time">
            <text:p>22:56:02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81" calcext:value-type="float">
            <text:p>1381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07H08M34S" calcext:value-type="time">
            <text:p>7:08:34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284" calcext:value-type="float">
            <text:p>28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82" calcext:value-type="float">
            <text:p>1382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07H12M55S" calcext:value-type="time">
            <text:p>7:12:55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441" calcext:value-type="float">
            <text:p>44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83" calcext:value-type="float">
            <text:p>1383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07H56M26S" calcext:value-type="time">
            <text:p>7:56:26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337" calcext:value-type="float">
            <text:p>33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84" calcext:value-type="float">
            <text:p>1384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08H29M57S" calcext:value-type="time">
            <text:p>8:29:57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85" calcext:value-type="float">
            <text:p>1385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08H36M22S" calcext:value-type="time">
            <text:p>8:36:22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258" calcext:value-type="float">
            <text:p>25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86" calcext:value-type="float">
            <text:p>1386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09H49M02S" calcext:value-type="time">
            <text:p>9:49:02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87" calcext:value-type="float">
            <text:p>1387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09H58M08S" calcext:value-type="time">
            <text:p>9:58:08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364" calcext:value-type="float">
            <text:p>36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88" calcext:value-type="float">
            <text:p>1388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0H36M03S" calcext:value-type="time">
            <text:p>10:36:03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89" calcext:value-type="float">
            <text:p>1389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0H52M30S" calcext:value-type="time">
            <text:p>10:52:30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505" calcext:value-type="float">
            <text:p>50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90" calcext:value-type="float">
            <text:p>1390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0H55M49S" calcext:value-type="time">
            <text:p>10:55:49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431" calcext:value-type="float">
            <text:p>43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91" calcext:value-type="float">
            <text:p>1391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1H08M53S" calcext:value-type="time">
            <text:p>11:08:53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92" calcext:value-type="float">
            <text:p>1392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1H12M12S" calcext:value-type="time">
            <text:p>11:12:12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257" calcext:value-type="float">
            <text:p>25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93" calcext:value-type="float">
            <text:p>1393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1H35M58S" calcext:value-type="time">
            <text:p>11:35:58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310" calcext:value-type="float">
            <text:p>31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94" calcext:value-type="float">
            <text:p>1394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1H49M44S" calcext:value-type="time">
            <text:p>11:49:44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62" calcext:value-type="float">
            <text:p>36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95" calcext:value-type="float">
            <text:p>1395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1H50M42S" calcext:value-type="time">
            <text:p>11:50:42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449" calcext:value-type="float">
            <text:p>44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96" calcext:value-type="float">
            <text:p>1396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3H15M05S" calcext:value-type="time">
            <text:p>13:15:05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97" calcext:value-type="float">
            <text:p>1397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3H17M49S" calcext:value-type="time">
            <text:p>13:17:49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549" calcext:value-type="float">
            <text:p>54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98" calcext:value-type="float">
            <text:p>1398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3H58M27S" calcext:value-type="time">
            <text:p>13:58:27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399" calcext:value-type="float">
            <text:p>1399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4H14M06S" calcext:value-type="time">
            <text:p>14:14:06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504" calcext:value-type="float">
            <text:p>50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00" calcext:value-type="float">
            <text:p>1400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4H32M11S" calcext:value-type="time">
            <text:p>14:32:11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01" calcext:value-type="float">
            <text:p>1401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4H37M27S" calcext:value-type="time">
            <text:p>14:37:27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02" calcext:value-type="float">
            <text:p>1402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4H45M23S" calcext:value-type="time">
            <text:p>14:45:23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412" calcext:value-type="float">
            <text:p>41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03" calcext:value-type="float">
            <text:p>1403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5H06M12S" calcext:value-type="time">
            <text:p>15:06:12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408" calcext:value-type="float">
            <text:p>40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04" calcext:value-type="float">
            <text:p>1404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5H30M13S" calcext:value-type="time">
            <text:p>15:30:13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05" calcext:value-type="float">
            <text:p>1405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5H37M41S" calcext:value-type="time">
            <text:p>15:37:41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568" calcext:value-type="float">
            <text:p>56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06" calcext:value-type="float">
            <text:p>1406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5H38M41S" calcext:value-type="time">
            <text:p>15:38:41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07" calcext:value-type="float">
            <text:p>1407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5H48M23S" calcext:value-type="time">
            <text:p>15:48:23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74" calcext:value-type="float">
            <text:p>37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08" calcext:value-type="float">
            <text:p>1408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5H53M25S" calcext:value-type="time">
            <text:p>15:53:25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446" calcext:value-type="float">
            <text:p>44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09" calcext:value-type="float">
            <text:p>1409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5H58M09S" calcext:value-type="time">
            <text:p>15:58:09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523" calcext:value-type="float">
            <text:p>52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10" calcext:value-type="float">
            <text:p>1410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5H59M55S" calcext:value-type="time">
            <text:p>15:59:55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11" calcext:value-type="float">
            <text:p>1411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7H02M16S" calcext:value-type="time">
            <text:p>17:02:16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86" calcext:value-type="float">
            <text:p>38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12" calcext:value-type="float">
            <text:p>1412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7H33M37S" calcext:value-type="time">
            <text:p>17:33:37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94" calcext:value-type="float">
            <text:p>39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13" calcext:value-type="float">
            <text:p>1413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7H40M50S" calcext:value-type="time">
            <text:p>17:40:50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14" calcext:value-type="float">
            <text:p>1414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7H57M12S" calcext:value-type="time">
            <text:p>17:57:12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269" calcext:value-type="float">
            <text:p>26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15" calcext:value-type="float">
            <text:p>1415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7H59M17S" calcext:value-type="time">
            <text:p>17:59:17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188" calcext:value-type="float">
            <text:p>1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16" calcext:value-type="float">
            <text:p>1416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8H25M29S" calcext:value-type="time">
            <text:p>18:25:29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17" calcext:value-type="float">
            <text:p>1417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8H29M13S" calcext:value-type="time">
            <text:p>18:29:13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414" calcext:value-type="float">
            <text:p>41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18" calcext:value-type="float">
            <text:p>1418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8H35M28S" calcext:value-type="time">
            <text:p>18:35:28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19" calcext:value-type="float">
            <text:p>1419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8H44M19S" calcext:value-type="time">
            <text:p>18:44:19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20" calcext:value-type="float">
            <text:p>1420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8H54M34S" calcext:value-type="time">
            <text:p>18:54:34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21" calcext:value-type="float">
            <text:p>1421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8H58M23S" calcext:value-type="time">
            <text:p>18:58:23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24" calcext:value-type="float">
            <text:p>22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22" calcext:value-type="float">
            <text:p>1422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8H59M23S" calcext:value-type="time">
            <text:p>18:59:23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23" calcext:value-type="float">
            <text:p>1423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9H12M51S" calcext:value-type="time">
            <text:p>19:12:51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89" calcext:value-type="float">
            <text:p>18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24" calcext:value-type="float">
            <text:p>1424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9H39M02S" calcext:value-type="time">
            <text:p>19:39:02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448" calcext:value-type="float">
            <text:p>44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25" calcext:value-type="float">
            <text:p>1425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19H43M20S" calcext:value-type="time">
            <text:p>19:43:20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26" calcext:value-type="float">
            <text:p>1426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1H01M27S" calcext:value-type="time">
            <text:p>21:01:27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413" calcext:value-type="float">
            <text:p>41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27" calcext:value-type="float">
            <text:p>1427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1H01M33S" calcext:value-type="time">
            <text:p>21:01:33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28" calcext:value-type="float">
            <text:p>1428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1H06M05S" calcext:value-type="time">
            <text:p>21:06:05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386" calcext:value-type="float">
            <text:p>38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29" calcext:value-type="float">
            <text:p>1429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1H11M42S" calcext:value-type="time">
            <text:p>21:11:42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494" calcext:value-type="float">
            <text:p>49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30" calcext:value-type="float">
            <text:p>1430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1H16M40S" calcext:value-type="time">
            <text:p>21:16:40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31" calcext:value-type="float">
            <text:p>1431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1H18M27S" calcext:value-type="time">
            <text:p>21:18:27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498" calcext:value-type="float">
            <text:p>4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32" calcext:value-type="float">
            <text:p>1432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1H20M39S" calcext:value-type="time">
            <text:p>21:20:39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33" calcext:value-type="float">
            <text:p>1433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1H33M29S" calcext:value-type="time">
            <text:p>21:33:29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28" calcext:value-type="float">
            <text:p>32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34" calcext:value-type="float">
            <text:p>1434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1H38M22S" calcext:value-type="time">
            <text:p>21:38:22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440" calcext:value-type="float">
            <text:p>44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35" calcext:value-type="float">
            <text:p>1435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1H42M48S" calcext:value-type="time">
            <text:p>21:42:48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36" calcext:value-type="float">
            <text:p>1436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1H46M33S" calcext:value-type="time">
            <text:p>21:46:33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420" calcext:value-type="float">
            <text:p>42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37" calcext:value-type="float">
            <text:p>1437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2H07M05S" calcext:value-type="time">
            <text:p>22:07:05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267" calcext:value-type="float">
            <text:p>26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38" calcext:value-type="float">
            <text:p>1438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2H10M41S" calcext:value-type="time">
            <text:p>22:10:41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39" calcext:value-type="float">
            <text:p>1439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2H11M33S" calcext:value-type="time">
            <text:p>22:11:33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76" calcext:value-type="float">
            <text:p>27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40" calcext:value-type="float">
            <text:p>1440</text:p>
          </table:table-cell>
          <table:table-cell office:value-type="date" office:date-value="2025-06-24" calcext:value-type="date">
            <text:p>24.06.25</text:p>
          </table:table-cell>
          <table:table-cell table:style-name="ce11" office:value-type="time" office:time-value="PT22H54M48S" calcext:value-type="time">
            <text:p>22:54:48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41" calcext:value-type="float">
            <text:p>1441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06H00M23S" calcext:value-type="time">
            <text:p>6:00:23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42" calcext:value-type="float">
            <text:p>1442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06H03M37S" calcext:value-type="time">
            <text:p>6:03:37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226" calcext:value-type="float">
            <text:p>22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43" calcext:value-type="float">
            <text:p>1443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06H21M29S" calcext:value-type="time">
            <text:p>6:21:29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355" calcext:value-type="float">
            <text:p>35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44" calcext:value-type="float">
            <text:p>1444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07H20M06S" calcext:value-type="time">
            <text:p>7:20:06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45" calcext:value-type="float">
            <text:p>1445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07H23M55S" calcext:value-type="time">
            <text:p>7:23:55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46" calcext:value-type="float">
            <text:p>1446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07H52M24S" calcext:value-type="time">
            <text:p>7:52:24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53" calcext:value-type="float">
            <text:p>25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47" calcext:value-type="float">
            <text:p>1447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08H13M59S" calcext:value-type="time">
            <text:p>8:13:59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264" calcext:value-type="float">
            <text:p>26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48" calcext:value-type="float">
            <text:p>1448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08H18M51S" calcext:value-type="time">
            <text:p>8:18:51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420" calcext:value-type="float">
            <text:p>42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49" calcext:value-type="float">
            <text:p>1449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08H22M59S" calcext:value-type="time">
            <text:p>8:22:59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50" calcext:value-type="float">
            <text:p>1450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08H57M55S" calcext:value-type="time">
            <text:p>8:57:55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51" calcext:value-type="float">
            <text:p>1451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09H27M45S" calcext:value-type="time">
            <text:p>9:27:45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77" calcext:value-type="float">
            <text:p>37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52" calcext:value-type="float">
            <text:p>1452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1H11M20S" calcext:value-type="time">
            <text:p>11:11:20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53" calcext:value-type="float">
            <text:p>1453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1H43M08S" calcext:value-type="time">
            <text:p>11:43:08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316" calcext:value-type="float">
            <text:p>31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54" calcext:value-type="float">
            <text:p>1454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1H51M11S" calcext:value-type="time">
            <text:p>11:51:11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55" calcext:value-type="float">
            <text:p>1455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1H52M58S" calcext:value-type="time">
            <text:p>11:52:58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39" calcext:value-type="float">
            <text:p>13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56" calcext:value-type="float">
            <text:p>1456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3H04M34S" calcext:value-type="time">
            <text:p>13:04:34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249" calcext:value-type="float">
            <text:p>24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57" calcext:value-type="float">
            <text:p>1457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3H12M23S" calcext:value-type="time">
            <text:p>13:12:23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58" calcext:value-type="float">
            <text:p>1458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3H20M50S" calcext:value-type="time">
            <text:p>13:20:50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59" calcext:value-type="float">
            <text:p>1459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3H40M25S" calcext:value-type="time">
            <text:p>13:40:25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60" calcext:value-type="float">
            <text:p>1460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3H59M59S" calcext:value-type="time">
            <text:p>13:59:59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259" calcext:value-type="float">
            <text:p>25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61" calcext:value-type="float">
            <text:p>1461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4H06M19S" calcext:value-type="time">
            <text:p>14:06:19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46" calcext:value-type="float">
            <text:p>34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62" calcext:value-type="float">
            <text:p>1462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4H28M37S" calcext:value-type="time">
            <text:p>14:28:37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63" calcext:value-type="float">
            <text:p>1463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4H39M55S" calcext:value-type="time">
            <text:p>14:39:55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64" calcext:value-type="float">
            <text:p>1464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4H50M34S" calcext:value-type="time">
            <text:p>14:50:34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65" calcext:value-type="float">
            <text:p>1465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5H12M24S" calcext:value-type="time">
            <text:p>15:12:24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354" calcext:value-type="float">
            <text:p>35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66" calcext:value-type="float">
            <text:p>1466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5H24M12S" calcext:value-type="time">
            <text:p>15:24:12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67" calcext:value-type="float">
            <text:p>1467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5H38M09S" calcext:value-type="time">
            <text:p>15:38:09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68" calcext:value-type="float">
            <text:p>1468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5H40M17S" calcext:value-type="time">
            <text:p>15:40:17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69" calcext:value-type="float">
            <text:p>1469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5H42M20S" calcext:value-type="time">
            <text:p>15:42:20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70" calcext:value-type="float">
            <text:p>1470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5H51M40S" calcext:value-type="time">
            <text:p>15:51:40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277" calcext:value-type="float">
            <text:p>27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71" calcext:value-type="float">
            <text:p>1471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7H08M25S" calcext:value-type="time">
            <text:p>17:08:25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405" calcext:value-type="float">
            <text:p>40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72" calcext:value-type="float">
            <text:p>1472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7H19M39S" calcext:value-type="time">
            <text:p>17:19:39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234" calcext:value-type="float">
            <text:p>23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73" calcext:value-type="float">
            <text:p>1473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7H28M22S" calcext:value-type="time">
            <text:p>17:28:22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74" calcext:value-type="float">
            <text:p>1474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8H35M53S" calcext:value-type="time">
            <text:p>18:35:53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313" calcext:value-type="float">
            <text:p>31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75" calcext:value-type="float">
            <text:p>1475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8H37M41S" calcext:value-type="time">
            <text:p>18:37:41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76" calcext:value-type="float">
            <text:p>1476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8H40M50S" calcext:value-type="time">
            <text:p>18:40:50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298" calcext:value-type="float">
            <text:p>2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77" calcext:value-type="float">
            <text:p>1477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8H44M55S" calcext:value-type="time">
            <text:p>18:44:55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466" calcext:value-type="float">
            <text:p>46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78" calcext:value-type="float">
            <text:p>1478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8H46M08S" calcext:value-type="time">
            <text:p>18:46:08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79" calcext:value-type="float">
            <text:p>1479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8H52M51S" calcext:value-type="time">
            <text:p>18:52:51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53" calcext:value-type="float">
            <text:p>35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80" calcext:value-type="float">
            <text:p>1480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8H57M33S" calcext:value-type="time">
            <text:p>18:57:33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395" calcext:value-type="float">
            <text:p>39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81" calcext:value-type="float">
            <text:p>1481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9H01M04S" calcext:value-type="time">
            <text:p>19:01:04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288" calcext:value-type="float">
            <text:p>2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82" calcext:value-type="float">
            <text:p>1482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9H04M25S" calcext:value-type="time">
            <text:p>19:04:25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533" calcext:value-type="float">
            <text:p>53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83" calcext:value-type="float">
            <text:p>1483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9H39M31S" calcext:value-type="time">
            <text:p>19:39:31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171" calcext:value-type="float">
            <text:p>17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84" calcext:value-type="float">
            <text:p>1484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9H40M07S" calcext:value-type="time">
            <text:p>19:40:07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545" calcext:value-type="float">
            <text:p>54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85" calcext:value-type="float">
            <text:p>1485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19H47M20S" calcext:value-type="time">
            <text:p>19:47:20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86" calcext:value-type="float">
            <text:p>1486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1H05M02S" calcext:value-type="time">
            <text:p>21:05:02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167" calcext:value-type="float">
            <text:p>16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87" calcext:value-type="float">
            <text:p>1487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1H19M06S" calcext:value-type="time">
            <text:p>21:19:06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331" calcext:value-type="float">
            <text:p>33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88" calcext:value-type="float">
            <text:p>1488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1H34M26S" calcext:value-type="time">
            <text:p>21:34:26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89" calcext:value-type="float">
            <text:p>1489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1H37M49S" calcext:value-type="time">
            <text:p>21:37:49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90" calcext:value-type="float">
            <text:p>1490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1H49M10S" calcext:value-type="time">
            <text:p>21:49:10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91" calcext:value-type="float">
            <text:p>1491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1H50M07S" calcext:value-type="time">
            <text:p>21:50:07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447" calcext:value-type="float">
            <text:p>44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92" calcext:value-type="float">
            <text:p>1492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1H53M47S" calcext:value-type="time">
            <text:p>21:53:47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132" calcext:value-type="float">
            <text:p>13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93" calcext:value-type="float">
            <text:p>1493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1H56M23S" calcext:value-type="time">
            <text:p>21:56:23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94" calcext:value-type="float">
            <text:p>1494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1H57M11S" calcext:value-type="time">
            <text:p>21:57:11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334" calcext:value-type="float">
            <text:p>33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95" calcext:value-type="float">
            <text:p>1495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2H05M42S" calcext:value-type="time">
            <text:p>22:05:42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504" calcext:value-type="float">
            <text:p>50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96" calcext:value-type="float">
            <text:p>1496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2H07M26S" calcext:value-type="time">
            <text:p>22:07:26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97" calcext:value-type="float">
            <text:p>1497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2H21M54S" calcext:value-type="time">
            <text:p>22:21:54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98" calcext:value-type="float">
            <text:p>1498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2H24M44S" calcext:value-type="time">
            <text:p>22:24:44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527" calcext:value-type="float">
            <text:p>52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499" calcext:value-type="float">
            <text:p>1499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2H29M35S" calcext:value-type="time">
            <text:p>22:29:35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97" calcext:value-type="float">
            <text:p>29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00" calcext:value-type="float">
            <text:p>1500</text:p>
          </table:table-cell>
          <table:table-cell office:value-type="date" office:date-value="2025-06-25" calcext:value-type="date">
            <text:p>25.06.25</text:p>
          </table:table-cell>
          <table:table-cell table:style-name="ce11" office:value-type="time" office:time-value="PT22H49M08S" calcext:value-type="time">
            <text:p>22:49:08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269" calcext:value-type="float">
            <text:p>26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01" calcext:value-type="float">
            <text:p>1501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06H11M48S" calcext:value-type="time">
            <text:p>6:11:48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02" calcext:value-type="float">
            <text:p>1502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07H23M01S" calcext:value-type="time">
            <text:p>7:23:01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253" calcext:value-type="float">
            <text:p>25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03" calcext:value-type="float">
            <text:p>1503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07H31M03S" calcext:value-type="time">
            <text:p>7:31:03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04" calcext:value-type="float">
            <text:p>1504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07H47M10S" calcext:value-type="time">
            <text:p>7:47:10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372" calcext:value-type="float">
            <text:p>37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05" calcext:value-type="float">
            <text:p>1505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07H51M55S" calcext:value-type="time">
            <text:p>7:51:55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06" calcext:value-type="float">
            <text:p>1506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08H12M28S" calcext:value-type="time">
            <text:p>8:12:28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07" calcext:value-type="float">
            <text:p>1507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08H30M00S" calcext:value-type="time">
            <text:p>8:30:00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08" calcext:value-type="float">
            <text:p>1508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08H41M52S" calcext:value-type="time">
            <text:p>8:41:52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09" calcext:value-type="float">
            <text:p>1509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08H44M41S" calcext:value-type="time">
            <text:p>8:44:41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10" calcext:value-type="float">
            <text:p>1510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08H45M08S" calcext:value-type="time">
            <text:p>8:45:08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28</text:p>
          </table:table-cell>
          <table:table-cell office:value-type="float" office:value="7" calcext:value-type="float">
            <text:p>7</text:p>
          </table:table-cell>
          <table:table-cell office:value-type="float" office:value="373" calcext:value-type="float">
            <text:p>37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11" calcext:value-type="float">
            <text:p>1511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09H40M51S" calcext:value-type="time">
            <text:p>9:40:51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371" calcext:value-type="float">
            <text:p>37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12" calcext:value-type="float">
            <text:p>1512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1H02M33S" calcext:value-type="time">
            <text:p>11:02:33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13" calcext:value-type="float">
            <text:p>1513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1H14M57S" calcext:value-type="time">
            <text:p>11:14:57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301" calcext:value-type="float">
            <text:p>30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14" calcext:value-type="float">
            <text:p>1514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1H35M51S" calcext:value-type="time">
            <text:p>11:35:51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15" calcext:value-type="float">
            <text:p>1515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1H47M33S" calcext:value-type="time">
            <text:p>11:47:33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16" calcext:value-type="float">
            <text:p>1516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3H22M50S" calcext:value-type="time">
            <text:p>13:22:50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537" calcext:value-type="float">
            <text:p>53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17" calcext:value-type="float">
            <text:p>1517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3H27M17S" calcext:value-type="time">
            <text:p>13:27:17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18" calcext:value-type="float">
            <text:p>1518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3H33M11S" calcext:value-type="time">
            <text:p>13:33:11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19" calcext:value-type="float">
            <text:p>1519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3H38M09S" calcext:value-type="time">
            <text:p>13:38:09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398" calcext:value-type="float">
            <text:p>3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20" calcext:value-type="float">
            <text:p>1520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3H39M40S" calcext:value-type="time">
            <text:p>13:39:40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21" calcext:value-type="float">
            <text:p>1521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3H46M54S" calcext:value-type="time">
            <text:p>13:46:54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22" calcext:value-type="float">
            <text:p>1522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4H08M35S" calcext:value-type="time">
            <text:p>14:08:35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23" calcext:value-type="float">
            <text:p>1523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4H16M06S" calcext:value-type="time">
            <text:p>14:16:06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24" calcext:value-type="float">
            <text:p>1524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4H40M22S" calcext:value-type="time">
            <text:p>14:40:22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428" calcext:value-type="float">
            <text:p>42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25" calcext:value-type="float">
            <text:p>1525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5H17M57S" calcext:value-type="time">
            <text:p>15:17:57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272" calcext:value-type="float">
            <text:p>27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26" calcext:value-type="float">
            <text:p>1526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5H35M50S" calcext:value-type="time">
            <text:p>15:35:50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27" calcext:value-type="float">
            <text:p>1527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5H36M26S" calcext:value-type="time">
            <text:p>15:36:26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28" calcext:value-type="float">
            <text:p>1528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5H47M59S" calcext:value-type="time">
            <text:p>15:47:59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381" calcext:value-type="float">
            <text:p>38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29" calcext:value-type="float">
            <text:p>1529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5H54M15S" calcext:value-type="time">
            <text:p>15:54:15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30" calcext:value-type="float">
            <text:p>1530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5H55M31S" calcext:value-type="time">
            <text:p>15:55:31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547" calcext:value-type="float">
            <text:p>54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31" calcext:value-type="float">
            <text:p>1531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7H00M51S" calcext:value-type="time">
            <text:p>17:00:51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572" calcext:value-type="float">
            <text:p>57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32" calcext:value-type="float">
            <text:p>1532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8H03M48S" calcext:value-type="time">
            <text:p>18:03:48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33" calcext:value-type="float">
            <text:p>1533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8H07M11S" calcext:value-type="time">
            <text:p>18:07:11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467" calcext:value-type="float">
            <text:p>46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34" calcext:value-type="float">
            <text:p>1534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8H13M03S" calcext:value-type="time">
            <text:p>18:13:03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369" calcext:value-type="float">
            <text:p>36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35" calcext:value-type="float">
            <text:p>1535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8H19M13S" calcext:value-type="time">
            <text:p>18:19:13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133" calcext:value-type="float">
            <text:p>13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36" calcext:value-type="float">
            <text:p>1536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8H33M52S" calcext:value-type="time">
            <text:p>18:33:52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498" calcext:value-type="float">
            <text:p>4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37" calcext:value-type="float">
            <text:p>1537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8H37M28S" calcext:value-type="time">
            <text:p>18:37:28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388" calcext:value-type="float">
            <text:p>3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38" calcext:value-type="float">
            <text:p>1538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8H41M03S" calcext:value-type="time">
            <text:p>18:41:03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414" calcext:value-type="float">
            <text:p>41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39" calcext:value-type="float">
            <text:p>1539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8H46M11S" calcext:value-type="time">
            <text:p>18:46:11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434" calcext:value-type="float">
            <text:p>43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40" calcext:value-type="float">
            <text:p>1540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8H59M05S" calcext:value-type="time">
            <text:p>18:59:05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342" calcext:value-type="float">
            <text:p>34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41" calcext:value-type="float">
            <text:p>1541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9H05M38S" calcext:value-type="time">
            <text:p>19:05:38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42" calcext:value-type="float">
            <text:p>1542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9H17M17S" calcext:value-type="time">
            <text:p>19:17:17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290" calcext:value-type="float">
            <text:p>29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43" calcext:value-type="float">
            <text:p>1543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9H29M51S" calcext:value-type="time">
            <text:p>19:29:51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303" calcext:value-type="float">
            <text:p>30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44" calcext:value-type="float">
            <text:p>1544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9H44M10S" calcext:value-type="time">
            <text:p>19:44:10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45" calcext:value-type="float">
            <text:p>1545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19H53M18S" calcext:value-type="time">
            <text:p>19:53:18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46" calcext:value-type="float">
            <text:p>1546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1H03M51S" calcext:value-type="time">
            <text:p>21:03:51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304" calcext:value-type="float">
            <text:p>30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47" calcext:value-type="float">
            <text:p>1547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1H11M25S" calcext:value-type="time">
            <text:p>21:11:25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48" calcext:value-type="float">
            <text:p>1548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1H14M10S" calcext:value-type="time">
            <text:p>21:14:10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49" calcext:value-type="float">
            <text:p>1549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1H23M00S" calcext:value-type="time">
            <text:p>21:23:00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50" calcext:value-type="float">
            <text:p>1550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1H23M53S" calcext:value-type="time">
            <text:p>21:23:53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192" calcext:value-type="float">
            <text:p>19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51" calcext:value-type="float">
            <text:p>1551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1H40M15S" calcext:value-type="time">
            <text:p>21:40:15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52" calcext:value-type="float">
            <text:p>1552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1H42M41S" calcext:value-type="time">
            <text:p>21:42:41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411" calcext:value-type="float">
            <text:p>41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53" calcext:value-type="float">
            <text:p>1553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1H46M52S" calcext:value-type="time">
            <text:p>21:46:52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425" calcext:value-type="float">
            <text:p>42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54" calcext:value-type="float">
            <text:p>1554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1H52M22S" calcext:value-type="time">
            <text:p>21:52:22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55" calcext:value-type="float">
            <text:p>1555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2H01M35S" calcext:value-type="time">
            <text:p>22:01:35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309" calcext:value-type="float">
            <text:p>30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56" calcext:value-type="float">
            <text:p>1556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2H03M04S" calcext:value-type="time">
            <text:p>22:03:04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57" calcext:value-type="float">
            <text:p>1557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2H25M38S" calcext:value-type="time">
            <text:p>22:25:38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58" calcext:value-type="float">
            <text:p>1558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2H38M20S" calcext:value-type="time">
            <text:p>22:38:20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89" calcext:value-type="float">
            <text:p>38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59" calcext:value-type="float">
            <text:p>1559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2H39M48S" calcext:value-type="time">
            <text:p>22:39:48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259" calcext:value-type="float">
            <text:p>25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60" calcext:value-type="float">
            <text:p>1560</text:p>
          </table:table-cell>
          <table:table-cell office:value-type="date" office:date-value="2025-06-26" calcext:value-type="date">
            <text:p>26.06.25</text:p>
          </table:table-cell>
          <table:table-cell table:style-name="ce11" office:value-type="time" office:time-value="PT22H58M47S" calcext:value-type="time">
            <text:p>22:58:47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61" calcext:value-type="float">
            <text:p>1561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06H09M13S" calcext:value-type="time">
            <text:p>6:09:13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62" calcext:value-type="float">
            <text:p>1562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06H19M15S" calcext:value-type="time">
            <text:p>6:19:15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63" calcext:value-type="float">
            <text:p>1563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06H40M35S" calcext:value-type="time">
            <text:p>6:40:35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257" calcext:value-type="float">
            <text:p>25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64" calcext:value-type="float">
            <text:p>1564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07H29M18S" calcext:value-type="time">
            <text:p>7:29:18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442" calcext:value-type="float">
            <text:p>44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65" calcext:value-type="float">
            <text:p>1565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07H30M43S" calcext:value-type="time">
            <text:p>7:30:43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66" calcext:value-type="float">
            <text:p>1566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07H38M35S" calcext:value-type="time">
            <text:p>7:38:35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67" calcext:value-type="float">
            <text:p>1567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07H49M32S" calcext:value-type="time">
            <text:p>7:49:32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74" calcext:value-type="float">
            <text:p>27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68" calcext:value-type="float">
            <text:p>1568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08H08M14S" calcext:value-type="time">
            <text:p>8:08:14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377" calcext:value-type="float">
            <text:p>37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69" calcext:value-type="float">
            <text:p>1569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08H08M51S" calcext:value-type="time">
            <text:p>8:08:51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70" calcext:value-type="float">
            <text:p>1570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08H19M13S" calcext:value-type="time">
            <text:p>8:19:13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71" calcext:value-type="float">
            <text:p>1571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08H51M03S" calcext:value-type="time">
            <text:p>8:51:03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72" calcext:value-type="float">
            <text:p>1572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09H55M48S" calcext:value-type="time">
            <text:p>9:55:48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73" calcext:value-type="float">
            <text:p>1573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1H30M10S" calcext:value-type="time">
            <text:p>11:30:10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304" calcext:value-type="float">
            <text:p>30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74" calcext:value-type="float">
            <text:p>1574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1H32M58S" calcext:value-type="time">
            <text:p>11:32:58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479" calcext:value-type="float">
            <text:p>47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75" calcext:value-type="float">
            <text:p>1575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1H51M15S" calcext:value-type="time">
            <text:p>11:51:15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333" calcext:value-type="float">
            <text:p>33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76" calcext:value-type="float">
            <text:p>1576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3H09M20S" calcext:value-type="time">
            <text:p>13:09:20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208" calcext:value-type="float">
            <text:p>20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77" calcext:value-type="float">
            <text:p>1577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3H13M54S" calcext:value-type="time">
            <text:p>13:13:54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78" calcext:value-type="float">
            <text:p>1578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3H15M13S" calcext:value-type="time">
            <text:p>13:15:13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79" calcext:value-type="float">
            <text:p>1579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3H38M32S" calcext:value-type="time">
            <text:p>13:38:32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482" calcext:value-type="float">
            <text:p>48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80" calcext:value-type="float">
            <text:p>1580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3H46M15S" calcext:value-type="time">
            <text:p>13:46:15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461" calcext:value-type="float">
            <text:p>46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81" calcext:value-type="float">
            <text:p>1581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3H54M02S" calcext:value-type="time">
            <text:p>13:54:02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82" calcext:value-type="float">
            <text:p>1582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3H57M10S" calcext:value-type="time">
            <text:p>13:57:10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564" calcext:value-type="float">
            <text:p>56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83" calcext:value-type="float">
            <text:p>1583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4H05M49S" calcext:value-type="time">
            <text:p>14:05:49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202" calcext:value-type="float">
            <text:p>20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84" calcext:value-type="float">
            <text:p>1584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4H07M41S" calcext:value-type="time">
            <text:p>14:07:41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85" calcext:value-type="float">
            <text:p>1585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4H21M01S" calcext:value-type="time">
            <text:p>14:21:01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419" calcext:value-type="float">
            <text:p>41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86" calcext:value-type="float">
            <text:p>1586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4H27M44S" calcext:value-type="time">
            <text:p>14:27:44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355" calcext:value-type="float">
            <text:p>35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87" calcext:value-type="float">
            <text:p>1587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5H08M40S" calcext:value-type="time">
            <text:p>15:08:40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88" calcext:value-type="float">
            <text:p>1588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5H17M05S" calcext:value-type="time">
            <text:p>15:17:05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432" calcext:value-type="float">
            <text:p>43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89" calcext:value-type="float">
            <text:p>1589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5H25M37S" calcext:value-type="time">
            <text:p>15:25:37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90" calcext:value-type="float">
            <text:p>1590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5H38M32S" calcext:value-type="time">
            <text:p>15:38:32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78" calcext:value-type="float">
            <text:p>37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91" calcext:value-type="float">
            <text:p>1591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7H00M59S" calcext:value-type="time">
            <text:p>17:00:59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53" calcext:value-type="float">
            <text:p>35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92" calcext:value-type="float">
            <text:p>1592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7H05M47S" calcext:value-type="time">
            <text:p>17:05:47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93" calcext:value-type="float">
            <text:p>1593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7H10M38S" calcext:value-type="time">
            <text:p>17:10:38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395" calcext:value-type="float">
            <text:p>39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94" calcext:value-type="float">
            <text:p>1594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7H19M04S" calcext:value-type="time">
            <text:p>17:19:04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338" calcext:value-type="float">
            <text:p>33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95" calcext:value-type="float">
            <text:p>1595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7H22M02S" calcext:value-type="time">
            <text:p>17:22:02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275" calcext:value-type="float">
            <text:p>27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96" calcext:value-type="float">
            <text:p>1596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7H48M56S" calcext:value-type="time">
            <text:p>17:48:56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41</text:p>
          </table:table-cell>
          <table:table-cell office:value-type="float" office:value="11" calcext:value-type="float">
            <text:p>11</text:p>
          </table:table-cell>
          <table:table-cell office:value-type="float" office:value="480" calcext:value-type="float">
            <text:p>48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97" calcext:value-type="float">
            <text:p>1597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7H50M10S" calcext:value-type="time">
            <text:p>17:50:10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98" calcext:value-type="float">
            <text:p>1598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8H03M59S" calcext:value-type="time">
            <text:p>18:03:59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599" calcext:value-type="float">
            <text:p>1599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8H08M28S" calcext:value-type="time">
            <text:p>18:08:28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15" calcext:value-type="float">
            <text:p>21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00" calcext:value-type="float">
            <text:p>1600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8H19M28S" calcext:value-type="time">
            <text:p>18:19:28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01" calcext:value-type="float">
            <text:p>1601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8H25M46S" calcext:value-type="time">
            <text:p>18:25:46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02" calcext:value-type="float">
            <text:p>1602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8H34M06S" calcext:value-type="time">
            <text:p>18:34:06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288" calcext:value-type="float">
            <text:p>2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03" calcext:value-type="float">
            <text:p>1603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8H38M59S" calcext:value-type="time">
            <text:p>18:38:59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04" calcext:value-type="float">
            <text:p>1604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8H50M37S" calcext:value-type="time">
            <text:p>18:50:37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363" calcext:value-type="float">
            <text:p>36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05" calcext:value-type="float">
            <text:p>1605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19H58M02S" calcext:value-type="time">
            <text:p>19:58:02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555" calcext:value-type="float">
            <text:p>55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06" calcext:value-type="float">
            <text:p>1606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1H02M38S" calcext:value-type="time">
            <text:p>21:02:38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07" calcext:value-type="float">
            <text:p>1607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1H16M41S" calcext:value-type="time">
            <text:p>21:16:41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08" calcext:value-type="float">
            <text:p>1608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1H18M50S" calcext:value-type="time">
            <text:p>21:18:50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09" calcext:value-type="float">
            <text:p>1609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1H22M07S" calcext:value-type="time">
            <text:p>21:22:07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6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10" calcext:value-type="float">
            <text:p>1610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1H23M37S" calcext:value-type="time">
            <text:p>21:23:37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225" calcext:value-type="float">
            <text:p>22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11" calcext:value-type="float">
            <text:p>1611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1H28M15S" calcext:value-type="time">
            <text:p>21:28:15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12" calcext:value-type="float">
            <text:p>1612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1H28M20S" calcext:value-type="time">
            <text:p>21:28:20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488" calcext:value-type="float">
            <text:p>4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13" calcext:value-type="float">
            <text:p>1613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1H33M17S" calcext:value-type="time">
            <text:p>21:33:17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14" calcext:value-type="float">
            <text:p>1614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1H34M31S" calcext:value-type="time">
            <text:p>21:34:31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15" calcext:value-type="float">
            <text:p>1615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1H40M04S" calcext:value-type="time">
            <text:p>21:40:04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16" calcext:value-type="float">
            <text:p>1616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1H51M11S" calcext:value-type="time">
            <text:p>21:51:11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17" calcext:value-type="float">
            <text:p>1617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1H52M54S" calcext:value-type="time">
            <text:p>21:52:54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311" calcext:value-type="float">
            <text:p>31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18" calcext:value-type="float">
            <text:p>1618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2H21M38S" calcext:value-type="time">
            <text:p>22:21:38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19" calcext:value-type="float">
            <text:p>1619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2H50M43S" calcext:value-type="time">
            <text:p>22:50:43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20" calcext:value-type="float">
            <text:p>1620</text:p>
          </table:table-cell>
          <table:table-cell office:value-type="date" office:date-value="2025-06-27" calcext:value-type="date">
            <text:p>27.06.25</text:p>
          </table:table-cell>
          <table:table-cell table:style-name="ce11" office:value-type="time" office:time-value="PT22H51M00S" calcext:value-type="time">
            <text:p>22:51:00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21" calcext:value-type="float">
            <text:p>1621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06H26M44S" calcext:value-type="time">
            <text:p>6:26:44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293" calcext:value-type="float">
            <text:p>29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22" calcext:value-type="float">
            <text:p>1622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06H31M10S" calcext:value-type="time">
            <text:p>6:31:10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421" calcext:value-type="float">
            <text:p>42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23" calcext:value-type="float">
            <text:p>1623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08H14M26S" calcext:value-type="time">
            <text:p>8:14:26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24" calcext:value-type="float">
            <text:p>1624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08H26M44S" calcext:value-type="time">
            <text:p>8:26:44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25" calcext:value-type="float">
            <text:p>1625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08H31M39S" calcext:value-type="time">
            <text:p>8:31:39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329" calcext:value-type="float">
            <text:p>32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26" calcext:value-type="float">
            <text:p>1626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08H48M55S" calcext:value-type="time">
            <text:p>8:48:55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27" calcext:value-type="float">
            <text:p>1627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08H52M45S" calcext:value-type="time">
            <text:p>8:52:45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540" calcext:value-type="float">
            <text:p>54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28" calcext:value-type="float">
            <text:p>1628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09H05M18S" calcext:value-type="time">
            <text:p>9:05:18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58</text:p>
          </table:table-cell>
          <table:table-cell office:value-type="float" office:value="15" calcext:value-type="float">
            <text:p>15</text:p>
          </table:table-cell>
          <table:table-cell office:value-type="float" office:value="449" calcext:value-type="float">
            <text:p>44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29" calcext:value-type="float">
            <text:p>1629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09H07M15S" calcext:value-type="time">
            <text:p>9:07:15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461" calcext:value-type="float">
            <text:p>46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30" calcext:value-type="float">
            <text:p>1630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09H16M56S" calcext:value-type="time">
            <text:p>9:16:56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358" calcext:value-type="float">
            <text:p>35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31" calcext:value-type="float">
            <text:p>1631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09H31M31S" calcext:value-type="time">
            <text:p>9:31:31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32" calcext:value-type="float">
            <text:p>1632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0H05M31S" calcext:value-type="time">
            <text:p>10:05:31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33" calcext:value-type="float">
            <text:p>1633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0H39M04S" calcext:value-type="time">
            <text:p>10:39:04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34" calcext:value-type="float">
            <text:p>1634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0H53M08S" calcext:value-type="time">
            <text:p>10:53:08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305" calcext:value-type="float">
            <text:p>30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35" calcext:value-type="float">
            <text:p>1635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1H42M20S" calcext:value-type="time">
            <text:p>11:42:20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435" calcext:value-type="float">
            <text:p>43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36" calcext:value-type="float">
            <text:p>1636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3H12M31S" calcext:value-type="time">
            <text:p>13:12:31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418" calcext:value-type="float">
            <text:p>41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37" calcext:value-type="float">
            <text:p>1637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3H14M13S" calcext:value-type="time">
            <text:p>13:14:13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546" calcext:value-type="float">
            <text:p>54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38" calcext:value-type="float">
            <text:p>1638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3H51M17S" calcext:value-type="time">
            <text:p>13:51:17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11" calcext:value-type="float">
            <text:p>31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39" calcext:value-type="float">
            <text:p>1639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3H53M52S" calcext:value-type="time">
            <text:p>13:53:52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313" calcext:value-type="float">
            <text:p>31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40" calcext:value-type="float">
            <text:p>1640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3H54M08S" calcext:value-type="time">
            <text:p>13:54:08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41" calcext:value-type="float">
            <text:p>1641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3H58M37S" calcext:value-type="time">
            <text:p>13:58:37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42" calcext:value-type="float">
            <text:p>1642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4H03M13S" calcext:value-type="time">
            <text:p>14:03:13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348" calcext:value-type="float">
            <text:p>34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43" calcext:value-type="float">
            <text:p>1643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4H04M18S" calcext:value-type="time">
            <text:p>14:04:18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44" calcext:value-type="float">
            <text:p>1644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4H31M33S" calcext:value-type="time">
            <text:p>14:31:33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481" calcext:value-type="float">
            <text:p>48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45" calcext:value-type="float">
            <text:p>1645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4H49M04S" calcext:value-type="time">
            <text:p>14:49:04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298" calcext:value-type="float">
            <text:p>2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46" calcext:value-type="float">
            <text:p>1646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5H06M40S" calcext:value-type="time">
            <text:p>15:06:40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47" calcext:value-type="float">
            <text:p>1647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5H22M43S" calcext:value-type="time">
            <text:p>15:22:43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453" calcext:value-type="float">
            <text:p>45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48" calcext:value-type="float">
            <text:p>1648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5H34M11S" calcext:value-type="time">
            <text:p>15:34:11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49" calcext:value-type="float">
            <text:p>1649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5H55M42S" calcext:value-type="time">
            <text:p>15:55:42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50" calcext:value-type="float">
            <text:p>1650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5H59M54S" calcext:value-type="time">
            <text:p>15:59:54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51" calcext:value-type="float">
            <text:p>1651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7H06M26S" calcext:value-type="time">
            <text:p>17:06:26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36" calcext:value-type="float">
            <text:p>33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52" calcext:value-type="float">
            <text:p>1652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7H11M37S" calcext:value-type="time">
            <text:p>17:11:37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427" calcext:value-type="float">
            <text:p>42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53" calcext:value-type="float">
            <text:p>1653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7H12M31S" calcext:value-type="time">
            <text:p>17:12:31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595" calcext:value-type="float">
            <text:p>59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54" calcext:value-type="float">
            <text:p>1654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7H22M48S" calcext:value-type="time">
            <text:p>17:22:48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55" calcext:value-type="float">
            <text:p>1655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7H31M59S" calcext:value-type="time">
            <text:p>17:31:59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56" calcext:value-type="float">
            <text:p>1656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7H40M09S" calcext:value-type="time">
            <text:p>17:40:09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23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57" calcext:value-type="float">
            <text:p>1657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7H47M33S" calcext:value-type="time">
            <text:p>17:47:33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465" calcext:value-type="float">
            <text:p>46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58" calcext:value-type="float">
            <text:p>1658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8H24M04S" calcext:value-type="time">
            <text:p>18:24:04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533" calcext:value-type="float">
            <text:p>53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59" calcext:value-type="float">
            <text:p>1659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8H24M53S" calcext:value-type="time">
            <text:p>18:24:53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224" calcext:value-type="float">
            <text:p>22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60" calcext:value-type="float">
            <text:p>1660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8H38M34S" calcext:value-type="time">
            <text:p>18:38:34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493" calcext:value-type="float">
            <text:p>49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61" calcext:value-type="float">
            <text:p>1661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9H12M13S" calcext:value-type="time">
            <text:p>19:12:13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442" calcext:value-type="float">
            <text:p>44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62" calcext:value-type="float">
            <text:p>1662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9H15M39S" calcext:value-type="time">
            <text:p>19:15:39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235" calcext:value-type="float">
            <text:p>23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63" calcext:value-type="float">
            <text:p>1663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9H20M29S" calcext:value-type="time">
            <text:p>19:20:29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47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64" calcext:value-type="float">
            <text:p>1664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9H34M03S" calcext:value-type="time">
            <text:p>19:34:03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388" calcext:value-type="float">
            <text:p>3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65" calcext:value-type="float">
            <text:p>1665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19H40M45S" calcext:value-type="time">
            <text:p>19:40:45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string" calcext:value-type="string">
            <text:p>A54</text:p>
          </table:table-cell>
          <table:table-cell office:value-type="float" office:value="14" calcext:value-type="float">
            <text:p>14</text:p>
          </table:table-cell>
          <table:table-cell office:value-type="float" office:value="409" calcext:value-type="float">
            <text:p>40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66" calcext:value-type="float">
            <text:p>1666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1H11M17S" calcext:value-type="time">
            <text:p>21:11:17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A63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67" calcext:value-type="float">
            <text:p>1667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1H16M38S" calcext:value-type="time">
            <text:p>21:16:38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68" calcext:value-type="float">
            <text:p>1668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1H23M03S" calcext:value-type="time">
            <text:p>21:23:03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48</text:p>
          </table:table-cell>
          <table:table-cell office:value-type="float" office:value="12" calcext:value-type="float">
            <text:p>12</text:p>
          </table:table-cell>
          <table:table-cell office:value-type="float" office:value="234" calcext:value-type="float">
            <text:p>23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69" calcext:value-type="float">
            <text:p>1669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1H29M46S" calcext:value-type="time">
            <text:p>21:29:46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38" calcext:value-type="float">
            <text:p>33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70" calcext:value-type="float">
            <text:p>1670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1H32M25S" calcext:value-type="time">
            <text:p>21:32:25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71" calcext:value-type="float">
            <text:p>1671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1H33M36S" calcext:value-type="time">
            <text:p>21:33:36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451" calcext:value-type="float">
            <text:p>45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72" calcext:value-type="float">
            <text:p>1672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1H58M49S" calcext:value-type="time">
            <text:p>21:58:49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73" calcext:value-type="float">
            <text:p>1673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2H16M22S" calcext:value-type="time">
            <text:p>22:16:22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53</text:p>
          </table:table-cell>
          <table:table-cell office:value-type="float" office:value="14" calcext:value-type="float">
            <text:p>14</text:p>
          </table:table-cell>
          <table:table-cell office:value-type="float" office:value="295" calcext:value-type="float">
            <text:p>29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74" calcext:value-type="float">
            <text:p>1674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2H16M33S" calcext:value-type="time">
            <text:p>22:16:33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447" calcext:value-type="float">
            <text:p>44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75" calcext:value-type="float">
            <text:p>1675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2H39M21S" calcext:value-type="time">
            <text:p>22:39:21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76" calcext:value-type="float">
            <text:p>1676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2H41M30S" calcext:value-type="time">
            <text:p>22:41:30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468" calcext:value-type="float">
            <text:p>46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77" calcext:value-type="float">
            <text:p>1677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2H46M16S" calcext:value-type="time">
            <text:p>22:46:16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78" calcext:value-type="float">
            <text:p>1678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2H47M09S" calcext:value-type="time">
            <text:p>22:47:09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574" calcext:value-type="float">
            <text:p>57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79" calcext:value-type="float">
            <text:p>1679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2H49M01S" calcext:value-type="time">
            <text:p>22:49:01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80" calcext:value-type="float">
            <text:p>1680</text:p>
          </table:table-cell>
          <table:table-cell office:value-type="date" office:date-value="2025-06-28" calcext:value-type="date">
            <text:p>28.06.25</text:p>
          </table:table-cell>
          <table:table-cell table:style-name="ce11" office:value-type="time" office:time-value="PT22H57M14S" calcext:value-type="time">
            <text:p>22:57:14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403" calcext:value-type="float">
            <text:p>40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81" calcext:value-type="float">
            <text:p>1681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06H01M31S" calcext:value-type="time">
            <text:p>6:01:31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82" calcext:value-type="float">
            <text:p>1682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06H59M27S" calcext:value-type="time">
            <text:p>6:59:27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83" calcext:value-type="float">
            <text:p>1683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07H03M07S" calcext:value-type="time">
            <text:p>7:03:07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389" calcext:value-type="float">
            <text:p>38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84" calcext:value-type="float">
            <text:p>1684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07H08M28S" calcext:value-type="time">
            <text:p>7:08:28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85" calcext:value-type="float">
            <text:p>1685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07H39M11S" calcext:value-type="time">
            <text:p>7:39:11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425" calcext:value-type="float">
            <text:p>42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86" calcext:value-type="float">
            <text:p>1686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08H01M42S" calcext:value-type="time">
            <text:p>8:01:42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87" calcext:value-type="float">
            <text:p>1687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08H17M58S" calcext:value-type="time">
            <text:p>8:17:58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125" calcext:value-type="float">
            <text:p>12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88" calcext:value-type="float">
            <text:p>1688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08H27M54S" calcext:value-type="time">
            <text:p>8:27:54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42" calcext:value-type="float">
            <text:p>24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89" calcext:value-type="float">
            <text:p>1689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09H15M39S" calcext:value-type="time">
            <text:p>9:15:39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247" calcext:value-type="float">
            <text:p>24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90" calcext:value-type="float">
            <text:p>1690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09H40M50S" calcext:value-type="time">
            <text:p>9:40:50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495" calcext:value-type="float">
            <text:p>49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91" calcext:value-type="float">
            <text:p>1691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09H45M17S" calcext:value-type="time">
            <text:p>9:45:17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92" calcext:value-type="float">
            <text:p>1692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0H13M19S" calcext:value-type="time">
            <text:p>10:13:19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93" calcext:value-type="float">
            <text:p>1693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0H22M28S" calcext:value-type="time">
            <text:p>10:22:28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94" calcext:value-type="float">
            <text:p>1694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0H42M36S" calcext:value-type="time">
            <text:p>10:42:36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95" calcext:value-type="float">
            <text:p>1695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1H01M59S" calcext:value-type="time">
            <text:p>11:01:59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490" calcext:value-type="float">
            <text:p>49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96" calcext:value-type="float">
            <text:p>1696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3H08M32S" calcext:value-type="time">
            <text:p>13:08:32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46</text:p>
          </table:table-cell>
          <table:table-cell office:value-type="float" office:value="12" calcext:value-type="float">
            <text:p>12</text:p>
          </table:table-cell>
          <table:table-cell office:value-type="float" office:value="379" calcext:value-type="float">
            <text:p>37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97" calcext:value-type="float">
            <text:p>1697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3H32M49S" calcext:value-type="time">
            <text:p>13:32:49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98" calcext:value-type="float">
            <text:p>1698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3H33M24S" calcext:value-type="time">
            <text:p>13:33:24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699" calcext:value-type="float">
            <text:p>1699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3H58M50S" calcext:value-type="time">
            <text:p>13:58:50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00" calcext:value-type="float">
            <text:p>1700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4H03M27S" calcext:value-type="time">
            <text:p>14:03:27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488" calcext:value-type="float">
            <text:p>4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01" calcext:value-type="float">
            <text:p>1701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4H05M08S" calcext:value-type="time">
            <text:p>14:05:08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02" calcext:value-type="float">
            <text:p>1702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4H08M25S" calcext:value-type="time">
            <text:p>14:08:25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03" calcext:value-type="float">
            <text:p>1703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4H25M05S" calcext:value-type="time">
            <text:p>14:25:05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261" calcext:value-type="float">
            <text:p>26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04" calcext:value-type="float">
            <text:p>1704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4H27M37S" calcext:value-type="time">
            <text:p>14:27:37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50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05" calcext:value-type="float">
            <text:p>1705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4H39M44S" calcext:value-type="time">
            <text:p>14:39:44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332" calcext:value-type="float">
            <text:p>33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06" calcext:value-type="float">
            <text:p>1706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4H51M02S" calcext:value-type="time">
            <text:p>14:51:02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A35</text:p>
          </table:table-cell>
          <table:table-cell office:value-type="float" office:value="9" calcext:value-type="float">
            <text:p>9</text:p>
          </table:table-cell>
          <table:table-cell office:value-type="float" office:value="242" calcext:value-type="float">
            <text:p>24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07" calcext:value-type="float">
            <text:p>1707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4H51M05S" calcext:value-type="time">
            <text:p>14:51:05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319" calcext:value-type="float">
            <text:p>31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08" calcext:value-type="float">
            <text:p>1708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5H20M12S" calcext:value-type="time">
            <text:p>15:20:12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09" calcext:value-type="float">
            <text:p>1709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5H31M55S" calcext:value-type="time">
            <text:p>15:31:55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10" calcext:value-type="float">
            <text:p>1710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5H39M46S" calcext:value-type="time">
            <text:p>15:39:46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57</text:p>
          </table:table-cell>
          <table:table-cell office:value-type="float" office:value="15" calcext:value-type="float">
            <text:p>15</text:p>
          </table:table-cell>
          <table:table-cell office:value-type="float" office:value="349" calcext:value-type="float">
            <text:p>34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11" calcext:value-type="float">
            <text:p>1711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7H03M49S" calcext:value-type="time">
            <text:p>17:03:49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12" calcext:value-type="float">
            <text:p>1712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7H05M37S" calcext:value-type="time">
            <text:p>17:05:37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293" calcext:value-type="float">
            <text:p>29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13" calcext:value-type="float">
            <text:p>1713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7H11M11S" calcext:value-type="time">
            <text:p>17:11:11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380" calcext:value-type="float">
            <text:p>38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14" calcext:value-type="float">
            <text:p>1714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7H21M29S" calcext:value-type="time">
            <text:p>17:21:29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A44</text:p>
          </table:table-cell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15" calcext:value-type="float">
            <text:p>1715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7H23M07S" calcext:value-type="time">
            <text:p>17:23:07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16" calcext:value-type="float">
            <text:p>1716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7H26M02S" calcext:value-type="time">
            <text:p>17:26:02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17" calcext:value-type="float">
            <text:p>1717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7H33M53S" calcext:value-type="time">
            <text:p>17:33:53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475" calcext:value-type="float">
            <text:p>47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18" calcext:value-type="float">
            <text:p>1718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7H42M12S" calcext:value-type="time">
            <text:p>17:42:12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281" calcext:value-type="float">
            <text:p>28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19" calcext:value-type="float">
            <text:p>1719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7H46M54S" calcext:value-type="time">
            <text:p>17:46:54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20" calcext:value-type="float">
            <text:p>1720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8H18M19S" calcext:value-type="time">
            <text:p>18:18:19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321" calcext:value-type="float">
            <text:p>32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21" calcext:value-type="float">
            <text:p>1721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8H30M45S" calcext:value-type="time">
            <text:p>18:30:45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29</text:p>
          </table:table-cell>
          <table:table-cell office:value-type="float" office:value="8" calcext:value-type="float">
            <text:p>8</text:p>
          </table:table-cell>
          <table:table-cell office:value-type="float" office:value="297" calcext:value-type="float">
            <text:p>29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22" calcext:value-type="float">
            <text:p>1722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8H47M54S" calcext:value-type="time">
            <text:p>18:47:54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529" calcext:value-type="float">
            <text:p>52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23" calcext:value-type="float">
            <text:p>1723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9H05M06S" calcext:value-type="time">
            <text:p>19:05:06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24" calcext:value-type="float">
            <text:p>1724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9H29M18S" calcext:value-type="time">
            <text:p>19:29:18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339" calcext:value-type="float">
            <text:p>33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25" calcext:value-type="float">
            <text:p>1725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19H47M22S" calcext:value-type="time">
            <text:p>19:47:22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40</text:p>
          </table:table-cell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26" calcext:value-type="float">
            <text:p>1726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1H08M43S" calcext:value-type="time">
            <text:p>21:08:43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27" calcext:value-type="float">
            <text:p>1727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1H17M52S" calcext:value-type="time">
            <text:p>21:17:52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37</text:p>
          </table:table-cell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28" calcext:value-type="float">
            <text:p>1728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1H28M40S" calcext:value-type="time">
            <text:p>21:28:40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22</text:p>
          </table:table-cell>
          <table:table-cell office:value-type="float" office:value="6" calcext:value-type="float">
            <text:p>6</text:p>
          </table:table-cell>
          <table:table-cell office:value-type="float" office:value="546" calcext:value-type="float">
            <text:p>54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29" calcext:value-type="float">
            <text:p>1729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1H51M57S" calcext:value-type="time">
            <text:p>21:51:57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30" calcext:value-type="float">
            <text:p>1730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2H05M37S" calcext:value-type="time">
            <text:p>22:05:37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62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31" calcext:value-type="float">
            <text:p>1731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2H06M24S" calcext:value-type="time">
            <text:p>22:06:24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A11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32" calcext:value-type="float">
            <text:p>1732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2H08M34S" calcext:value-type="time">
            <text:p>22:08:34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522" calcext:value-type="float">
            <text:p>52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33" calcext:value-type="float">
            <text:p>1733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2H12M07S" calcext:value-type="time">
            <text:p>22:12:07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34" calcext:value-type="float">
            <text:p>1734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2H13M11S" calcext:value-type="time">
            <text:p>22:13:11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275" calcext:value-type="float">
            <text:p>27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35" calcext:value-type="float">
            <text:p>1735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2H15M19S" calcext:value-type="time">
            <text:p>22:15:19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463" calcext:value-type="float">
            <text:p>46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36" calcext:value-type="float">
            <text:p>1736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2H17M47S" calcext:value-type="time">
            <text:p>22:17:47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37" calcext:value-type="float">
            <text:p>1737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2H23M34S" calcext:value-type="time">
            <text:p>22:23:34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14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38" calcext:value-type="float">
            <text:p>1738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2H25M23S" calcext:value-type="time">
            <text:p>22:25:23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39" calcext:value-type="float">
            <text:p>1739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2H31M28S" calcext:value-type="time">
            <text:p>22:31:28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40" calcext:value-type="float">
            <text:p>1740</text:p>
          </table:table-cell>
          <table:table-cell office:value-type="date" office:date-value="2025-06-29" calcext:value-type="date">
            <text:p>29.06.25</text:p>
          </table:table-cell>
          <table:table-cell table:style-name="ce11" office:value-type="time" office:time-value="PT22H39M21S" calcext:value-type="time">
            <text:p>22:39:21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399" calcext:value-type="float">
            <text:p>39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41" calcext:value-type="float">
            <text:p>1741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06H43M42S" calcext:value-type="time">
            <text:p>6:43:42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276" calcext:value-type="float">
            <text:p>27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42" calcext:value-type="float">
            <text:p>1742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07H05M32S" calcext:value-type="time">
            <text:p>7:05:32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33</text:p>
          </table:table-cell>
          <table:table-cell office:value-type="float" office:value="9" calcext:value-type="float">
            <text:p>9</text:p>
          </table:table-cell>
          <table:table-cell office:value-type="float" office:value="386" calcext:value-type="float">
            <text:p>38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43" calcext:value-type="float">
            <text:p>1743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07H14M29S" calcext:value-type="time">
            <text:p>7:14:29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44" calcext:value-type="float">
            <text:p>1744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07H35M11S" calcext:value-type="time">
            <text:p>7:35:11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17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45" calcext:value-type="float">
            <text:p>1745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07H37M09S" calcext:value-type="time">
            <text:p>7:37:09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447" calcext:value-type="float">
            <text:p>44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46" calcext:value-type="float">
            <text:p>1746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07H43M04S" calcext:value-type="time">
            <text:p>7:43:04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238" calcext:value-type="float">
            <text:p>23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47" calcext:value-type="float">
            <text:p>1747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08H59M47S" calcext:value-type="time">
            <text:p>8:59:47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51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48" calcext:value-type="float">
            <text:p>1748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09H03M05S" calcext:value-type="time">
            <text:p>9:03:05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65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49" calcext:value-type="float">
            <text:p>1749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09H17M45S" calcext:value-type="time">
            <text:p>9:17:45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50" calcext:value-type="float">
            <text:p>1750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0H07M02S" calcext:value-type="time">
            <text:p>10:07:02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51" calcext:value-type="float">
            <text:p>1751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0H43M32S" calcext:value-type="time">
            <text:p>10:43:32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348" calcext:value-type="float">
            <text:p>34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52" calcext:value-type="float">
            <text:p>1752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1H06M31S" calcext:value-type="time">
            <text:p>11:06:31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53" calcext:value-type="float">
            <text:p>1753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1H15M54S" calcext:value-type="time">
            <text:p>11:15:54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15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54" calcext:value-type="float">
            <text:p>1754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1H17M44S" calcext:value-type="time">
            <text:p>11:17:44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55" calcext:value-type="float">
            <text:p>1755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1H52M21S" calcext:value-type="time">
            <text:p>11:52:21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56" calcext:value-type="float">
            <text:p>1756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3H33M27S" calcext:value-type="time">
            <text:p>13:33:27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string" calcext:value-type="string">
            <text:p>A30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57" calcext:value-type="float">
            <text:p>1757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4H11M18S" calcext:value-type="time">
            <text:p>14:11:18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58" calcext:value-type="float">
            <text:p>1758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4H22M57S" calcext:value-type="time">
            <text:p>14:22:57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26</text:p>
          </table:table-cell>
          <table:table-cell office:value-type="float" office:value="7" calcext:value-type="float">
            <text:p>7</text:p>
          </table:table-cell>
          <table:table-cell office:value-type="float" office:value="238" calcext:value-type="float">
            <text:p>23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59" calcext:value-type="float">
            <text:p>1759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4H24M28S" calcext:value-type="time">
            <text:p>14:24:28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586" calcext:value-type="float">
            <text:p>58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60" calcext:value-type="float">
            <text:p>1760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4H27M11S" calcext:value-type="time">
            <text:p>14:27:11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61" calcext:value-type="float">
            <text:p>1761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4H31M23S" calcext:value-type="time">
            <text:p>14:31:23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A59</text:p>
          </table:table-cell>
          <table:table-cell office:value-type="float" office:value="15" calcext:value-type="float">
            <text:p>15</text:p>
          </table:table-cell>
          <table:table-cell office:value-type="float" office:value="154" calcext:value-type="float">
            <text:p>15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62" calcext:value-type="float">
            <text:p>1762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4H37M24S" calcext:value-type="time">
            <text:p>14:37:24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18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63" calcext:value-type="float">
            <text:p>1763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4H54M25S" calcext:value-type="time">
            <text:p>14:54:25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64" calcext:value-type="float">
            <text:p>1764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4H56M12S" calcext:value-type="time">
            <text:p>14:56:12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string" calcext:value-type="string">
            <text:p>A24</text:p>
          </table:table-cell>
          <table:table-cell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65" calcext:value-type="float">
            <text:p>1765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5H03M21S" calcext:value-type="time">
            <text:p>15:03:21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66" calcext:value-type="float">
            <text:p>1766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5H04M53S" calcext:value-type="time">
            <text:p>15:04:53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298" calcext:value-type="float">
            <text:p>2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67" calcext:value-type="float">
            <text:p>1767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5H18M44S" calcext:value-type="time">
            <text:p>15:18:44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string" calcext:value-type="string">
            <text:p>A13</text:p>
          </table:table-cell>
          <table:table-cell office:value-type="float" office:value="4" calcext:value-type="float">
            <text:p>4</text:p>
          </table:table-cell>
          <table:table-cell office:value-type="float" office:value="523" calcext:value-type="float">
            <text:p>52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68" calcext:value-type="float">
            <text:p>1768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5H38M18S" calcext:value-type="time">
            <text:p>15:38:18</text:p>
          </table:table-cell>
          <table:table-cell table:style-name="ce12" office:value-type="float" office:value="49" calcext:value-type="float">
            <text:p>49</text:p>
          </table:table-cell>
          <table:table-cell table:style-name="ce13" office:value-type="string" calcext:value-type="string">
            <text:p>A42</text:p>
          </table:table-cell>
          <table:table-cell office:value-type="float" office:value="11" calcext:value-type="float">
            <text:p>11</text:p>
          </table:table-cell>
          <table:table-cell office:value-type="float" office:value="388" calcext:value-type="float">
            <text:p>38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69" calcext:value-type="float">
            <text:p>1769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5H40M02S" calcext:value-type="time">
            <text:p>15:40:02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238" calcext:value-type="float">
            <text:p>23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70" calcext:value-type="float">
            <text:p>1770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5H45M22S" calcext:value-type="time">
            <text:p>15:45:22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71" calcext:value-type="float">
            <text:p>1771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7H20M54S" calcext:value-type="time">
            <text:p>17:20:54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string" calcext:value-type="string">
            <text:p>A52</text:p>
          </table:table-cell>
          <table:table-cell office:value-type="float" office:value="13" calcext:value-type="float">
            <text:p>13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72" calcext:value-type="float">
            <text:p>1772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7H59M03S" calcext:value-type="time">
            <text:p>17:59:03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467" calcext:value-type="float">
            <text:p>46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73" calcext:value-type="float">
            <text:p>1773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8H14M53S" calcext:value-type="time">
            <text:p>18:14:53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A34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74" calcext:value-type="float">
            <text:p>1774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8H17M29S" calcext:value-type="time">
            <text:p>18:17:29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75" calcext:value-type="float">
            <text:p>1775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8H30M26S" calcext:value-type="time">
            <text:p>18:30:26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A31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76" calcext:value-type="float">
            <text:p>1776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8H46M38S" calcext:value-type="time">
            <text:p>18:46:38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55</text:p>
          </table:table-cell>
          <table:table-cell office:value-type="float" office:value="14" calcext:value-type="float">
            <text:p>14</text:p>
          </table:table-cell>
          <table:table-cell office:value-type="float" office:value="325" calcext:value-type="float">
            <text:p>32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77" calcext:value-type="float">
            <text:p>1777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8H51M19S" calcext:value-type="time">
            <text:p>18:51:19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78" calcext:value-type="float">
            <text:p>1778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8H59M32S" calcext:value-type="time">
            <text:p>18:59:32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272" calcext:value-type="float">
            <text:p>272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79" calcext:value-type="float">
            <text:p>1779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9H10M35S" calcext:value-type="time">
            <text:p>19:10:35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A27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80" calcext:value-type="float">
            <text:p>1780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9H11M07S" calcext:value-type="time">
            <text:p>19:11:07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81" calcext:value-type="float">
            <text:p>1781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9H32M48S" calcext:value-type="time">
            <text:p>19:32:48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A61</text:p>
          </table:table-cell>
          <table:table-cell office:value-type="float" office:value="15" calcext:value-type="float">
            <text:p>15</text:p>
          </table:table-cell>
          <table:table-cell office:value-type="float" office:value="148" calcext:value-type="float">
            <text:p>14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82" calcext:value-type="float">
            <text:p>1782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9H34M14S" calcext:value-type="time">
            <text:p>19:34:14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83" calcext:value-type="float">
            <text:p>1783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9H49M40S" calcext:value-type="time">
            <text:p>19:49:40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38</text:p>
          </table:table-cell>
          <table:table-cell office:value-type="float" office:value="10" calcext:value-type="float">
            <text:p>10</text:p>
          </table:table-cell>
          <table:table-cell office:value-type="float" office:value="289" calcext:value-type="float">
            <text:p>28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84" calcext:value-type="float">
            <text:p>1784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9H51M52S" calcext:value-type="time">
            <text:p>19:51:52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string" calcext:value-type="string">
            <text:p>A19</text:p>
          </table:table-cell>
          <table:table-cell office:value-type="float" office:value="5" calcext:value-type="float">
            <text:p>5</text:p>
          </table:table-cell>
          <table:table-cell office:value-type="float" office:value="349" calcext:value-type="float">
            <text:p>34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85" calcext:value-type="float">
            <text:p>1785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19H55M53S" calcext:value-type="time">
            <text:p>19:55:53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86" calcext:value-type="float">
            <text:p>1786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1H05M59S" calcext:value-type="time">
            <text:p>21:05:59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A25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87" calcext:value-type="float">
            <text:p>1787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1H24M19S" calcext:value-type="time">
            <text:p>21:24:19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21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88" calcext:value-type="float">
            <text:p>1788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1H27M58S" calcext:value-type="time">
            <text:p>21:27:58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A64</text:p>
          </table:table-cell>
          <table:table-cell office:value-type="float" office:value="15" calcext:value-type="float">
            <text:p>15</text:p>
          </table:table-cell>
          <table:table-cell office:value-type="float" office:value="310" calcext:value-type="float">
            <text:p>31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89" calcext:value-type="float">
            <text:p>1789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1H33M35S" calcext:value-type="time">
            <text:p>21:33:35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A16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90" calcext:value-type="float">
            <text:p>1790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1H34M03S" calcext:value-type="time">
            <text:p>21:34:03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43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91" calcext:value-type="float">
            <text:p>1791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1H37M07S" calcext:value-type="time">
            <text:p>21:37:07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A56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92" calcext:value-type="float">
            <text:p>1792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1H47M50S" calcext:value-type="time">
            <text:p>21:47:50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93" calcext:value-type="float">
            <text:p>1793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2H03M47S" calcext:value-type="time">
            <text:p>22:03:47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string" calcext:value-type="string">
            <text:p>A12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94" calcext:value-type="float">
            <text:p>1794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2H07M19S" calcext:value-type="time">
            <text:p>22:07:19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string" calcext:value-type="string">
            <text:p>A20</text:p>
          </table:table-cell>
          <table:table-cell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95" calcext:value-type="float">
            <text:p>1795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2H10M09S" calcext:value-type="time">
            <text:p>22:10:09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A36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96" calcext:value-type="float">
            <text:p>1796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2H12M55S" calcext:value-type="time">
            <text:p>22:12:55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97" calcext:value-type="float">
            <text:p>1797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2H19M52S" calcext:value-type="time">
            <text:p>22:19:52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string" calcext:value-type="string">
            <text:p>A45</text:p>
          </table:table-cell>
          <table:table-cell office:value-type="float" office:value="12" calcext:value-type="float">
            <text:p>12</text:p>
          </table:table-cell>
          <table:table-cell office:value-type="float" office:value="398" calcext:value-type="float">
            <text:p>398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98" calcext:value-type="float">
            <text:p>1798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2H41M25S" calcext:value-type="time">
            <text:p>22:41:25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string" calcext:value-type="string">
            <text:p>A32</text:p>
          </table:table-cell>
          <table:table-cell office:value-type="float" office:value="8" calcext:value-type="float">
            <text:p>8</text:p>
          </table:table-cell>
          <table:table-cell office:value-type="float" office:value="346" calcext:value-type="float">
            <text:p>346</text:p>
          </table:table-cell>
          <table:table-cell table:number-columns-repeated="16377"/>
        </table:table-row>
        <table:table-row table:style-name="ro6" table:visibility="filter">
          <table:table-cell office:value-type="float" office:value="1799" calcext:value-type="float">
            <text:p>1799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2H53M02S" calcext:value-type="time">
            <text:p>22:53:02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A39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table:number-columns-repeated="16377"/>
        </table:table-row>
        <table:table-row table:style-name="ro6" table:visibility="filter">
          <table:table-cell office:value-type="float" office:value="1800" calcext:value-type="float">
            <text:p>1800</text:p>
          </table:table-cell>
          <table:table-cell office:value-type="date" office:date-value="2025-06-30" calcext:value-type="date">
            <text:p>30.06.25</text:p>
          </table:table-cell>
          <table:table-cell table:style-name="ce11" office:value-type="time" office:time-value="PT22H55M53S" calcext:value-type="time">
            <text:p>22:55:53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A49</text:p>
          </table:table-cell>
          <table:table-cell office:value-type="float" office:value="13" calcext:value-type="float">
            <text:p>13</text:p>
          </table:table-cell>
          <table:table-cell office:value-type="float" office:value="188" calcext:value-type="float">
            <text:p>188</text:p>
          </table:table-cell>
          <table:table-cell table:number-columns-repeated="16377"/>
        </table:table-row>
        <table:table-row table:style-name="ro6">
          <table:table-cell table:number-columns-repeated="6"/>
          <table:table-cell table:style-name="ce33" table:formula="of:=[.G69]+[.G205]" office:value-type="float" office:value="465" calcext:value-type="float">
            <text:p>465</text:p>
          </table:table-cell>
          <table:table-cell table:number-columns-repeated="16377"/>
        </table:table-row>
        <table:table-row table:style-name="ro6" table:number-rows-repeated="104677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Электросамокаты" table:style-name="ta3">
        <table:table-column table:style-name="co19" table:default-cell-style-name="ce32"/>
        <table:table-column table:style-name="co20" table:default-cell-style-name="ce34"/>
        <table:table-column table:style-name="co21" table:default-cell-style-name="ce34"/>
        <table:table-column table:style-name="co22" table:default-cell-style-name="ce13"/>
        <table:table-column table:style-name="co9" table:number-columns-repeated="16380" table:default-cell-style-name="ce32"/>
        <table:table-row table:style-name="ro5" table:visibility="filter">
          <table:table-cell table:style-name="ce29" office:value-type="string" calcext:value-type="string">
            <text:p>ID электросамоката</text:p>
          </table:table-cell>
          <table:table-cell table:style-name="ce30" office:value-type="string" calcext:value-type="string">
            <text:p>Производитель</text:p>
          </table:table-cell>
          <table:table-cell table:style-name="ce30" office:value-type="string" calcext:value-type="string">
            <text:p>Модель</text:p>
          </table:table-cell>
          <table:table-cell table:style-name="ce37" office:value-type="string" calcext:value-type="string">
            <text:p>Дата последнего профиликтического техосмотра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1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EC 02 Pro</text:p>
          </table:table-cell>
          <table:table-cell table:style-name="ce39" office:value-type="string" calcext:value-type="string">
            <text:p>23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2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C1 Plus</text:p>
          </table:table-cell>
          <table:table-cell table:style-name="ce39" office:value-type="string" calcext:value-type="string">
            <text:p>7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3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EC 03</text:p>
          </table:table-cell>
          <table:table-cell table:style-name="ce39" office:value-type="string" calcext:value-type="string">
            <text:p>20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4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M4 Pro MAX</text:p>
          </table:table-cell>
          <table:table-cell table:style-name="ce39" office:value-type="string" calcext:value-type="string">
            <text:p>21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5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L2 Pro</text:p>
          </table:table-cell>
          <table:table-cell table:style-name="ce39" office:value-type="string" calcext:value-type="string">
            <text:p>16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6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EC 02 Pro</text:p>
          </table:table-cell>
          <table:table-cell table:style-name="ce39" office:value-type="string" calcext:value-type="string">
            <text:p>16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7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C1 Plus</text:p>
          </table:table-cell>
          <table:table-cell table:style-name="ce39" office:value-type="string" calcext:value-type="string">
            <text:p>6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8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EC 03</text:p>
          </table:table-cell>
          <table:table-cell table:style-name="ce39" office:value-type="string" calcext:value-type="string">
            <text:p>30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9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M4 Pro MAX</text:p>
          </table:table-cell>
          <table:table-cell table:style-name="ce39" office:value-type="string" calcext:value-type="string">
            <text:p>16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10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L2 Pro</text:p>
          </table:table-cell>
          <table:table-cell table:style-name="ce39" office:value-type="string" calcext:value-type="string">
            <text:p>17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11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EC 02 Pro</text:p>
          </table:table-cell>
          <table:table-cell table:style-name="ce39" office:value-type="string" calcext:value-type="string">
            <text:p>21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12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C1 Plus</text:p>
          </table:table-cell>
          <table:table-cell table:style-name="ce39" office:value-type="string" calcext:value-type="string">
            <text:p>30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13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EC 03</text:p>
          </table:table-cell>
          <table:table-cell table:style-name="ce39" office:value-type="string" calcext:value-type="string">
            <text:p>14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14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M4 Pro MAX</text:p>
          </table:table-cell>
          <table:table-cell table:style-name="ce39" office:value-type="string" calcext:value-type="string">
            <text:p>24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15</text:p>
          </table:table-cell>
          <table:table-cell office:value-type="string" calcext:value-type="string">
            <text:p>Kugoo</text:p>
          </table:table-cell>
          <table:table-cell office:value-type="string" calcext:value-type="string">
            <text:p>L2 Pro</text:p>
          </table:table-cell>
          <table:table-cell table:style-name="ce39" office:value-type="string" calcext:value-type="string">
            <text:p>16.06.2025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16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Amix Pro</text:p>
          </table:table-cell>
          <table:table-cell table:style-name="ce39" office:value-type="string" calcext:value-type="string">
            <text:p>23.06.2025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17</text:p>
          </table:table-cell>
          <table:table-cell office:value-type="string" calcext:value-type="string">
            <text:p>MIDWAY</text:p>
          </table:table-cell>
          <table:table-cell office:value-type="float" office:value="809" calcext:value-type="float">
            <text:p>809</text:p>
          </table:table-cell>
          <table:table-cell table:style-name="ce39" office:value-type="string" calcext:value-type="string">
            <text:p>13.06.2025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18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TANK Plus</text:p>
          </table:table-cell>
          <table:table-cell table:style-name="ce39" office:value-type="string" calcext:value-type="string">
            <text:p>29.06.2025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19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i-One Pro</text:p>
          </table:table-cell>
          <table:table-cell table:style-name="ce39" office:value-type="string" calcext:value-type="string">
            <text:p>16.06.2025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20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Unix</text:p>
          </table:table-cell>
          <table:table-cell table:style-name="ce39" office:value-type="string" calcext:value-type="string">
            <text:p>30.06.2025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21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Jimmy</text:p>
          </table:table-cell>
          <table:table-cell table:style-name="ce39" office:value-type="string" calcext:value-type="string">
            <text:p>25.06.2025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22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Titan</text:p>
          </table:table-cell>
          <table:table-cell table:style-name="ce39" office:value-type="string" calcext:value-type="string">
            <text:p>7.06.2025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23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Urban</text:p>
          </table:table-cell>
          <table:table-cell table:style-name="ce39" office:value-type="string" calcext:value-type="string">
            <text:p>30.06.2025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24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Amix Pro</text:p>
          </table:table-cell>
          <table:table-cell table:style-name="ce39" office:value-type="string" calcext:value-type="string">
            <text:p>3.06.2025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25</text:p>
          </table:table-cell>
          <table:table-cell office:value-type="string" calcext:value-type="string">
            <text:p>MIDWAY</text:p>
          </table:table-cell>
          <table:table-cell office:value-type="float" office:value="809" calcext:value-type="float">
            <text:p>809</text:p>
          </table:table-cell>
          <table:table-cell table:style-name="ce39" office:value-type="string" calcext:value-type="string">
            <text:p>23.06.2025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26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TANK Plus</text:p>
          </table:table-cell>
          <table:table-cell table:style-name="ce39" office:value-type="string" calcext:value-type="string">
            <text:p>1.06.2025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27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i-One Pro</text:p>
          </table:table-cell>
          <table:table-cell table:style-name="ce39" office:value-type="string" calcext:value-type="string">
            <text:p>21.06.2025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28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Unix</text:p>
          </table:table-cell>
          <table:table-cell table:style-name="ce39" office:value-type="string" calcext:value-type="string">
            <text:p>21.06.2025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29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Jimmy</text:p>
          </table:table-cell>
          <table:table-cell table:style-name="ce39" office:value-type="string" calcext:value-type="string">
            <text:p>15.06.2025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30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Titan</text:p>
          </table:table-cell>
          <table:table-cell table:style-name="ce39" office:value-type="string" calcext:value-type="string">
            <text:p>27.06.2025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31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Urban</text:p>
          </table:table-cell>
          <table:table-cell table:style-name="ce39" office:value-type="string" calcext:value-type="string">
            <text:p>26.06.2025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32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Amix Pro</text:p>
          </table:table-cell>
          <table:table-cell table:style-name="ce39" office:value-type="string" calcext:value-type="string">
            <text:p>12.06.2025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33</text:p>
          </table:table-cell>
          <table:table-cell office:value-type="string" calcext:value-type="string">
            <text:p>MIDWAY</text:p>
          </table:table-cell>
          <table:table-cell office:value-type="float" office:value="809" calcext:value-type="float">
            <text:p>809</text:p>
          </table:table-cell>
          <table:table-cell table:style-name="ce39" office:value-type="string" calcext:value-type="string">
            <text:p>8.06.2025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34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TANK Plus</text:p>
          </table:table-cell>
          <table:table-cell table:style-name="ce39" office:value-type="string" calcext:value-type="string">
            <text:p>7.06.2025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35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i-One Pro</text:p>
          </table:table-cell>
          <table:table-cell table:style-name="ce39" office:value-type="string" calcext:value-type="string">
            <text:p>28.06.2025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36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Unix</text:p>
          </table:table-cell>
          <table:table-cell table:style-name="ce39" office:value-type="string" calcext:value-type="string">
            <text:p>20.06.2025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37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Jimmy</text:p>
          </table:table-cell>
          <table:table-cell table:style-name="ce39" office:value-type="string" calcext:value-type="string">
            <text:p>23.06.2025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38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Titan</text:p>
          </table:table-cell>
          <table:table-cell table:style-name="ce39" office:value-type="string" calcext:value-type="string">
            <text:p>30.06.2025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39</text:p>
          </table:table-cell>
          <table:table-cell office:value-type="string" calcext:value-type="string">
            <text:p>MIDWAY</text:p>
          </table:table-cell>
          <table:table-cell office:value-type="string" calcext:value-type="string">
            <text:p>Urban</text:p>
          </table:table-cell>
          <table:table-cell table:style-name="ce39" office:value-type="string" calcext:value-type="string">
            <text:p>7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40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F2 II</text:p>
          </table:table-cell>
          <table:table-cell table:style-name="ce39" office:value-type="string" calcext:value-type="string">
            <text:p>21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41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F3 Pro</text:p>
          </table:table-cell>
          <table:table-cell table:style-name="ce39" office:value-type="string" calcext:value-type="string">
            <text:p>11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42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MAX G3</text:p>
          </table:table-cell>
          <table:table-cell table:style-name="ce39" office:value-type="string" calcext:value-type="string">
            <text:p>15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43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GT3 Pro</text:p>
          </table:table-cell>
          <table:table-cell table:style-name="ce39" office:value-type="string" calcext:value-type="string">
            <text:p>8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44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F2 II</text:p>
          </table:table-cell>
          <table:table-cell table:style-name="ce39" office:value-type="string" calcext:value-type="string">
            <text:p>12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45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F3 Pro</text:p>
          </table:table-cell>
          <table:table-cell table:style-name="ce39" office:value-type="string" calcext:value-type="string">
            <text:p>22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46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MAX G3</text:p>
          </table:table-cell>
          <table:table-cell table:style-name="ce39" office:value-type="string" calcext:value-type="string">
            <text:p>16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47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GT3 Pro</text:p>
          </table:table-cell>
          <table:table-cell table:style-name="ce39" office:value-type="string" calcext:value-type="string">
            <text:p>11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48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F2 II</text:p>
          </table:table-cell>
          <table:table-cell table:style-name="ce39" office:value-type="string" calcext:value-type="string">
            <text:p>7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49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F3 Pro</text:p>
          </table:table-cell>
          <table:table-cell table:style-name="ce39" office:value-type="string" calcext:value-type="string">
            <text:p>5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50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MAX G3</text:p>
          </table:table-cell>
          <table:table-cell table:style-name="ce39" office:value-type="string" calcext:value-type="string">
            <text:p>30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51</text:p>
          </table:table-cell>
          <table:table-cell office:value-type="string" calcext:value-type="string">
            <text:p>Ninebot</text:p>
          </table:table-cell>
          <table:table-cell office:value-type="string" calcext:value-type="string">
            <text:p>GT3 Pro</text:p>
          </table:table-cell>
          <table:table-cell table:style-name="ce39" office:value-type="string" calcext:value-type="string">
            <text:p>22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52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Maya-Pro</text:p>
          </table:table-cell>
          <table:table-cell table:style-name="ce39" office:value-type="string" calcext:value-type="string">
            <text:p>30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53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Bro</text:p>
          </table:table-cell>
          <table:table-cell table:style-name="ce39" office:value-type="string" calcext:value-type="string">
            <text:p>3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54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Maya-Pro</text:p>
          </table:table-cell>
          <table:table-cell table:style-name="ce39" office:value-type="string" calcext:value-type="string">
            <text:p>9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55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Bro</text:p>
          </table:table-cell>
          <table:table-cell table:style-name="ce39" office:value-type="string" calcext:value-type="string">
            <text:p>3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56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Bro</text:p>
          </table:table-cell>
          <table:table-cell table:style-name="ce39" office:value-type="string" calcext:value-type="string">
            <text:p>25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57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5 Pro GL</text:p>
          </table:table-cell>
          <table:table-cell table:style-name="ce39" office:value-type="string" calcext:value-type="string">
            <text:p>13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58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5 MAX GL</text:p>
          </table:table-cell>
          <table:table-cell table:style-name="ce39" office:value-type="string" calcext:value-type="string">
            <text:p>22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59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4 Pro</text:p>
          </table:table-cell>
          <table:table-cell table:style-name="ce39" office:value-type="string" calcext:value-type="string">
            <text:p>16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60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5 Pro GL</text:p>
          </table:table-cell>
          <table:table-cell table:style-name="ce39" office:value-type="string" calcext:value-type="string">
            <text:p>20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61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5 MAX GL</text:p>
          </table:table-cell>
          <table:table-cell table:style-name="ce39" office:value-type="string" calcext:value-type="string">
            <text:p>28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62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4 Pro</text:p>
          </table:table-cell>
          <table:table-cell table:style-name="ce39" office:value-type="string" calcext:value-type="string">
            <text:p>30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63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5 Pro GL</text:p>
          </table:table-cell>
          <table:table-cell table:style-name="ce39" office:value-type="string" calcext:value-type="string">
            <text:p>24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64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5 MAX GL</text:p>
          </table:table-cell>
          <table:table-cell table:style-name="ce39" office:value-type="string" calcext:value-type="string">
            <text:p>5.06.2025</text:p>
          </table:table-cell>
          <table:table-cell table:number-columns-repeated="16380"/>
        </table:table-row>
        <table:table-row table:style-name="ro2" table:visibility="filter">
          <table:table-cell table:style-name="ce13" office:value-type="string" calcext:value-type="string">
            <text:p>A65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4 Pro</text:p>
          </table:table-cell>
          <table:table-cell table:style-name="ce39" office:value-type="string" calcext:value-type="string">
            <text:p>2.06.2025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39"/>
          <table:table-cell table:number-columns-repeated="16380"/>
        </table:table-row>
        <table:table-row table:style-name="ro6" table:number-rows-repeated="1048508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Клиенты" table:style-name="ta2"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7" table:default-cell-style-name="ce13"/>
        <table:table-column table:style-name="co9" table:number-columns-repeated="16380" table:default-cell-style-name="ce32"/>
        <table:table-row table:style-name="ro2">
          <table:table-cell table:style-name="ce29" office:value-type="string" calcext:value-type="string">
            <text:p>ID клиента</text:p>
          </table:table-cell>
          <table:table-cell table:style-name="ce42" office:value-type="string" calcext:value-type="string">
            <text:p>ФИО</text:p>
          </table:table-cell>
          <table:table-cell table:style-name="ce42" office:value-type="string" calcext:value-type="string">
            <text:p>Адрес прописки</text:p>
          </table:table-cell>
          <table:table-cell table:style-name="ce29" office:value-type="string" calcext:value-type="string">
            <text:p>Нарушения</text:p>
          </table:table-cell>
          <table:table-cell table:number-columns-repeated="16380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Лесов А.П.</text:p>
          </table:table-cell>
          <table:table-cell office:value-type="string" calcext:value-type="string">
            <text:p>г.Левобережный, ул Орлова, 4, кв. 7</text:p>
          </table:table-cell>
          <table:table-cell office:value-type="string" calcext:value-type="string">
            <text:p>нет</text:p>
          </table:table-cell>
          <table:table-cell table:number-columns-repeated="16380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Зайцев В.С.</text:p>
          </table:table-cell>
          <table:table-cell office:value-type="string" calcext:value-type="string">
            <text:p>г.Левобережный, ул Центральная, 47, кв. 15</text:p>
          </table:table-cell>
          <table:table-cell office:value-type="string" calcext:value-type="string">
            <text:p>нет</text:p>
          </table:table-cell>
          <table:table-cell table:number-columns-repeated="16380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Орлов М.К.</text:p>
          </table:table-cell>
          <table:table-cell office:value-type="string" calcext:value-type="string">
            <text:p>г.Левобережный, ул Журавлева, 20, кв. 70</text:p>
          </table:table-cell>
          <table:table-cell office:value-type="string" calcext:value-type="string">
            <text:p>выезд на автомобильную дорогу</text:p>
          </table:table-cell>
          <table:table-cell table:number-columns-repeated="16380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Волков Д.И.</text:p>
          </table:table-cell>
          <table:table-cell office:value-type="string" calcext:value-type="string">
            <text:p>г.Левобережный, ул Хохлова, 12, кв. 22</text:p>
          </table:table-cell>
          <table:table-cell office:value-type="string" calcext:value-type="string">
            <text:p>нет</text:p>
          </table:table-cell>
          <table:table-cell table:number-columns-repeated="16380"/>
        </table:table-row>
        <table:table-row table:style-name="ro2"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Охотников Д.М.</text:p>
          </table:table-cell>
          <table:table-cell office:value-type="string" calcext:value-type="string">
            <text:p>г.Левобережный, ул Девизионная, 5, кв. 3</text:p>
          </table:table-cell>
          <table:table-cell office:value-type="string" calcext:value-type="string">
            <text:p>нет</text:p>
          </table:table-cell>
          <table:table-cell table:number-columns-repeated="16380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Окраинов Л.Г.</text:p>
          </table:table-cell>
          <table:table-cell office:value-type="string" calcext:value-type="string">
            <text:p>г.Левобережный, ул Строителей, 40, кв. 2</text:p>
          </table:table-cell>
          <table:table-cell office:value-type="string" calcext:value-type="string">
            <text:p>нет</text:p>
          </table:table-cell>
          <table:table-cell table:number-columns-repeated="16380"/>
        </table:table-row>
        <table:table-row table:style-name="ro2"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Стеблов П.К.</text:p>
          </table:table-cell>
          <table:table-cell office:value-type="string" calcext:value-type="string">
            <text:p>г.Левобережный, ул Больничная, 33, кв. 4</text:p>
          </table:table-cell>
          <table:table-cell office:value-type="string" calcext:value-type="string">
            <text:p>нет</text:p>
          </table:table-cell>
          <table:table-cell table:number-columns-repeated="16380"/>
        </table:table-row>
        <table:table-row table:style-name="ro2"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Гудков Н.Г.</text:p>
          </table:table-cell>
          <table:table-cell office:value-type="string" calcext:value-type="string">
            <text:p>г.Левобережный, ул Фабричная, 17, кв. 24</text:p>
          </table:table-cell>
          <table:table-cell office:value-type="string" calcext:value-type="string">
            <text:p>нет</text:p>
          </table:table-cell>
          <table:table-cell table:number-columns-repeated="16380"/>
        </table:table-row>
        <table:table-row table:style-name="ro2"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Хомяков Л.Д.</text:p>
          </table:table-cell>
          <table:table-cell office:value-type="string" calcext:value-type="string">
            <text:p>г.Левобережный, ул Московская, 44, кв. 19</text:p>
          </table:table-cell>
          <table:table-cell office:value-type="string" calcext:value-type="string">
            <text:p>завершение аренды вне установленных зон</text:p>
          </table:table-cell>
          <table:table-cell table:number-columns-repeated="16380"/>
        </table:table-row>
        <table:table-row table:style-name="ro2"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Салаватов Ф.Я.</text:p>
          </table:table-cell>
          <table:table-cell office:value-type="string" calcext:value-type="string">
            <text:p>г.Левобережный, ул Сибирская, 6, кв. 7</text:p>
          </table:table-cell>
          <table:table-cell office:value-type="string" calcext:value-type="string">
            <text:p>нет</text:p>
          </table:table-cell>
          <table:table-cell table:number-columns-repeated="16380"/>
        </table:table-row>
        <table:table-row table:style-name="ro2"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Сушкин Л.Н.</text:p>
          </table:table-cell>
          <table:table-cell office:value-type="string" calcext:value-type="string">
            <text:p>г.Левобережный, ул Электротехническая, 8, кв. 27</text:p>
          </table:table-cell>
          <table:table-cell office:value-type="string" calcext:value-type="string">
            <text:p>нет</text:p>
          </table:table-cell>
          <table:table-cell table:number-columns-repeated="16380"/>
        </table:table-row>
        <table:table-row table:style-name="ro2"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Говоров Б.Т.</text:p>
          </table:table-cell>
          <table:table-cell office:value-type="string" calcext:value-type="string">
            <text:p>г.Левобережный, ул Солнечная, 6, кв. 30</text:p>
          </table:table-cell>
          <table:table-cell office:value-type="string" calcext:value-type="string">
            <text:p>непредставление преимущества пешеходу</text:p>
          </table:table-cell>
          <table:table-cell table:number-columns-repeated="16380"/>
        </table:table-row>
        <table:table-row table:style-name="ro2">
          <table:table-cell table:style-name="ce13" office:value-type="float" office:value="13" calcext:value-type="float">
            <text:p>13</text:p>
          </table:table-cell>
          <table:table-cell office:value-type="string" calcext:value-type="string">
            <text:p>Сачков Х.Э.</text:p>
          </table:table-cell>
          <table:table-cell office:value-type="string" calcext:value-type="string">
            <text:p>г.Левобережный, ул Слободка, 7, кв. 81</text:p>
          </table:table-cell>
          <table:table-cell office:value-type="string" calcext:value-type="string">
            <text:p>нет</text:p>
          </table:table-cell>
          <table:table-cell table:number-columns-repeated="16380"/>
        </table:table-row>
        <table:table-row table:style-name="ro2">
          <table:table-cell table:style-name="ce13" office:value-type="float" office:value="14" calcext:value-type="float">
            <text:p>14</text:p>
          </table:table-cell>
          <table:table-cell office:value-type="string" calcext:value-type="string">
            <text:p>Вознесенский К.Л.</text:p>
          </table:table-cell>
          <table:table-cell office:value-type="string" calcext:value-type="string">
            <text:p>г.Левобережный, ул Свободы, 19, кв. 8</text:p>
          </table:table-cell>
          <table:table-cell office:value-type="string" calcext:value-type="string">
            <text:p>нет</text:p>
          </table:table-cell>
          <table:table-cell table:number-columns-repeated="16380"/>
        </table:table-row>
        <table:table-row table:style-name="ro2">
          <table:table-cell table:style-name="ce13" office:value-type="float" office:value="15" calcext:value-type="float">
            <text:p>15</text:p>
          </table:table-cell>
          <table:table-cell office:value-type="string" calcext:value-type="string">
            <text:p>Громов Л.И.</text:p>
          </table:table-cell>
          <table:table-cell office:value-type="string" calcext:value-type="string">
            <text:p>г.Левобережный, ул Народного ополчения, 28, кв. 6</text:p>
          </table:table-cell>
          <table:table-cell office:value-type="string" calcext:value-type="string">
            <text:p>езда вдвоём на одном устрйстве</text:p>
          </table:table-cell>
          <table:table-cell table:number-columns-repeated="16380"/>
        </table:table-row>
        <table:table-row table:style-name="ro3">
          <table:table-cell/>
          <table:table-cell table:style-name="ce43"/>
          <table:table-cell table:number-columns-repeated="16382"/>
        </table:table-row>
        <table:table-row table:style-name="ro4" table:number-rows-repeated="104855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Аренда.A1:Аренда.G1801" table:display-filter-buttons="true">
          <table:filter>
            <table:filter-and>
              <table:filter-condition table:data-type="number" table:value="" table:operator="=" table:field-number="5"/>
              <table:filter-condition table:value="A16" table:operator="=" table:field-number="4"/>
              <table:filter-condition table:value="2025-06-02" table:operator="=" table:field-number="1">
                <table:filter-set-item table:value="2025-06-02"/>
                <table:filter-set-item table:value="2025-06-04"/>
              </table:filter-condition>
            </table:filter-and>
          </table:filter>
        </table:database-range>
        <table:database-range table:name="__Anonymous_Sheet_DB__1" table:target-range-address="Электросамокаты.A1:Электросамокаты.D66" table:display-filter-buttons="true" table:contains-header="false">
          <table:filter>
            <table:filter-and>
              <table:filter-condition table:value="MIDWAY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number:date-style style:name="N130">
      <number:day number:style="long"/>
      <number:text>.</number:text>
      <number:month number:style="long"/>
      <number:text>.</number:text>
      <number:year/>
    </number:date-style>
    <number:date-style style:name="N131P0" style:volatile="true">
      <number:day number:style="long"/>
      <number:text>.</number:text>
      <number:month number:style="long"/>
      <number:text>.</number:text>
      <number:year/>
    </number:date-style>
    <number:text-style style:name="N131">
      <number:text-content/>
      <style:map style:condition="value()&lt;=1.7976931348623157E+308" style:apply-style-name="N131P0"/>
    </number:text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3P0" style:volatile="true">
      <number:hours/>
      <number:text>:</number:text>
      <number:minutes number:style="long"/>
      <number:text>:</number:text>
      <number:seconds number:style="long"/>
    </number:time-style>
    <number:text-style style:name="N133">
      <number:text-content/>
      <style:map style:condition="value()&lt;=1.7976931348623157E+308" style:apply-style-name="N133P0"/>
    </number:text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/00/0000</text:date>, <text:time style:data-style-name="N2" text:time-value="19:16:13.9487623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meta:initial-creator>Serg</meta:initial-creator>
    <meta:creation-date>2021-09-21T14:07:03Z</meta:creation-date>
    <dc:date>2026-02-19T19:16:33.841183973</dc:date>
    <meta:editing-duration>PT2M40S</meta:editing-duration>
    <meta:editing-cycles>2</meta:editing-cycles>
    <meta:document-statistic meta:table-count="3" meta:cell-count="12936" meta:object-count="0"/>
  </office:meta>
</office:document-meta>
</file>